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custom_toolbar_e5423627.xml" manifest:media-type=""/>
  <manifest:file-entry manifest:full-path="Configurations2/toolbar/custom_toolbar_6e744986.xml" manifest:media-type=""/>
  <manifest:file-entry manifest:full-path="Configurations2/toolbar/custom_toolbar_e512f9fc.xml" manifest:media-type="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Dialogs/dialog-lc.xml" manifest:media-type="text/xml"/>
  <manifest:file-entry manifest:full-path="Dialogs/Koding2/Dialog2.xml" manifest:media-type="text/xml"/>
  <manifest:file-entry manifest:full-path="Dialogs/Koding2/dialog-lb.xml" manifest:media-type="text/xml"/>
  <manifest:file-entry manifest:full-path="Dialogs/Koding/dialog-lb.xml" manifest:media-type="text/xml"/>
  <manifest:file-entry manifest:full-path="Dialogs/Koding/Dialog1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Koding2/Module1.xml" manifest:media-type="text/xml"/>
  <manifest:file-entry manifest:full-path="Basic/Koding2/script-lb.xml" manifest:media-type="text/xml"/>
  <manifest:file-entry manifest:full-path="Basic/Koding/Module1.xml" manifest:media-type="text/xml"/>
  <manifest:file-entry manifest:full-path="Basic/Koding/Module6.xml" manifest:media-type="text/xml"/>
  <manifest:file-entry manifest:full-path="Basic/Koding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 xlink:href="vnd.sun.star.script:jkt1.Module2.tutupsemuatoolbar3?language=Basic&amp;location=application" xlink:type="simple"/>
      <script:event-listener script:language="ooo:script" script:event-name="dom:DOMFocusIn" xlink:href="vnd.sun.star.script:jkt1.Module2.tutupsemuatoolbar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72.43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66.45mm"/>
    </style:style>
    <style:style style:name="co10" style:family="table-column">
      <style:table-column-properties fo:break-before="auto" style:column-width="39.55mm"/>
    </style:style>
    <style:style style:name="co11" style:family="table-column">
      <style:table-column-properties fo:break-before="auto" style:column-width="64.86mm"/>
    </style:style>
    <style:style style:name="co12" style:family="table-column">
      <style:table-column-properties fo:break-before="auto" style:column-width="51.98mm"/>
    </style:style>
    <style:style style:name="co13" style:family="table-column">
      <style:table-column-properties fo:break-before="auto" style:column-width="45mm"/>
    </style:style>
    <style:style style:name="co14" style:family="table-column">
      <style:table-column-properties fo:break-before="auto" style:column-width="38.86mm"/>
    </style:style>
    <style:style style:name="co15" style:family="table-column">
      <style:table-column-properties fo:break-before="auto" style:column-width="32.91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29.79mm"/>
    </style:style>
    <style:style style:name="co20" style:family="table-column">
      <style:table-column-properties fo:break-before="auto" style:column-width="60.4mm"/>
    </style:style>
    <style:style style:name="co21" style:family="table-column">
      <style:table-column-properties fo:break-before="auto" style:column-width="37.48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7.04mm"/>
    </style:style>
    <style:style style:name="co24" style:family="table-column">
      <style:table-column-properties fo:break-before="auto" style:column-width="53.45mm"/>
    </style:style>
    <style:style style:name="co25" style:family="table-column">
      <style:table-column-properties fo:break-before="auto" style:column-width="3.62mm"/>
    </style:style>
    <style:style style:name="co26" style:family="table-column">
      <style:table-column-properties fo:break-before="auto" style:column-width="27.96mm"/>
    </style:style>
    <style:style style:name="co27" style:family="table-column">
      <style:table-column-properties fo:break-before="auto" style:column-width="34.48mm"/>
    </style:style>
    <style:style style:name="co28" style:family="table-column">
      <style:table-column-properties fo:break-before="auto" style:column-width="27.52mm"/>
    </style:style>
    <style:style style:name="co29" style:family="table-column">
      <style:table-column-properties fo:break-before="auto" style:column-width="33.36mm"/>
    </style:style>
    <style:style style:name="co30" style:family="table-column">
      <style:table-column-properties fo:break-before="auto" style:column-width="26.65mm"/>
    </style:style>
    <style:style style:name="co31" style:family="table-column">
      <style:table-column-properties fo:break-before="auto" style:column-width="29.62mm"/>
    </style:style>
    <style:style style:name="co32" style:family="table-column">
      <style:table-column-properties fo:break-before="auto" style:column-width="34.4mm"/>
    </style:style>
    <style:style style:name="co33" style:family="table-column">
      <style:table-column-properties fo:break-before="auto" style:column-width="37.02mm"/>
    </style:style>
    <style:style style:name="co34" style:family="table-column">
      <style:table-column-properties fo:break-before="auto" style:column-width="60.18mm"/>
    </style:style>
    <style:style style:name="co35" style:family="table-column">
      <style:table-column-properties fo:break-before="auto" style:column-width="65.63mm"/>
    </style:style>
    <style:style style:name="co36" style:family="table-column">
      <style:table-column-properties fo:break-before="auto" style:column-width="28.05mm"/>
    </style:style>
    <style:style style:name="co37" style:family="table-column">
      <style:table-column-properties fo:break-before="auto" style:column-width="30.7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35.54mm"/>
    </style:style>
    <style:style style:name="co40" style:family="table-column">
      <style:table-column-properties fo:break-before="auto" style:column-width="36.69mm"/>
    </style:style>
    <style:style style:name="co41" style:family="table-column">
      <style:table-column-properties fo:break-before="auto" style:column-width="32.1mm"/>
    </style:style>
    <style:style style:name="co42" style:family="table-column">
      <style:table-column-properties fo:break-before="auto" style:column-width="29.4mm"/>
    </style:style>
    <style:style style:name="co43" style:family="table-column">
      <style:table-column-properties fo:break-before="auto" style:column-width="48.74mm"/>
    </style:style>
    <style:style style:name="co44" style:family="table-column">
      <style:table-column-properties fo:break-before="auto" style:column-width="30.59mm"/>
    </style:style>
    <style:style style:name="co45" style:family="table-column">
      <style:table-column-properties fo:break-before="auto" style:column-width="26.95mm"/>
    </style:style>
    <style:style style:name="co46" style:family="table-column">
      <style:table-column-properties fo:break-before="auto" style:column-width="25.59mm"/>
    </style:style>
    <style:style style:name="co47" style:family="table-column">
      <style:table-column-properties fo:break-before="auto" style:column-width="40.57mm"/>
    </style:style>
    <style:style style:name="co48" style:family="table-column">
      <style:table-column-properties fo:break-before="auto" style:column-width="30.69mm"/>
    </style:style>
    <style:style style:name="co49" style:family="table-column">
      <style:table-column-properties fo:break-before="auto" style:column-width="43.57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28.22mm"/>
    </style:style>
    <style:style style:name="co52" style:family="table-column">
      <style:table-column-properties fo:break-before="auto" style:column-width="27.73mm"/>
    </style:style>
    <style:style style:name="co53" style:family="table-column">
      <style:table-column-properties fo:break-before="auto" style:column-width="63.16mm"/>
    </style:style>
    <style:style style:name="co54" style:family="table-column">
      <style:table-column-properties fo:break-before="auto" style:column-width="28.59mm"/>
    </style:style>
    <style:style style:name="co55" style:family="table-column">
      <style:table-column-properties fo:break-before="auto" style:column-width="32.4mm"/>
    </style:style>
    <style:style style:name="co56" style:family="table-column">
      <style:table-column-properties fo:break-before="auto" style:column-width="37.85mm"/>
    </style:style>
    <style:style style:name="co57" style:family="table-column">
      <style:table-column-properties fo:break-before="auto" style:column-width="37.31mm"/>
    </style:style>
    <style:style style:name="co58" style:family="table-column">
      <style:table-column-properties fo:break-before="auto" style:column-width="32.42mm"/>
    </style:style>
    <style:style style:name="co59" style:family="table-column">
      <style:table-column-properties fo:break-before="auto" style:column-width="38.36mm"/>
    </style:style>
    <style:style style:name="co60" style:family="table-column">
      <style:table-column-properties fo:break-before="auto" style:column-width="36.76mm"/>
    </style:style>
    <style:style style:name="co61" style:family="table-column">
      <style:table-column-properties fo:break-before="auto" style:column-width="31.31mm"/>
    </style:style>
    <style:style style:name="co62" style:family="table-column">
      <style:table-column-properties fo:break-before="auto" style:column-width="36.65mm"/>
    </style:style>
    <style:style style:name="co63" style:family="table-column">
      <style:table-column-properties fo:break-before="auto" style:column-width="26.48mm"/>
    </style:style>
    <style:style style:name="co64" style:family="table-column">
      <style:table-column-properties fo:break-before="auto" style:column-width="33.66mm"/>
    </style:style>
    <style:style style:name="co65" style:family="table-column">
      <style:table-column-properties fo:break-before="auto" style:column-width="43.32mm"/>
    </style:style>
    <style:style style:name="co66" style:family="table-column">
      <style:table-column-properties fo:break-before="auto" style:column-width="35.65mm"/>
    </style:style>
    <style:style style:name="co67" style:family="table-column">
      <style:table-column-properties fo:break-before="auto" style:column-width="28.47mm"/>
    </style:style>
    <style:style style:name="co68" style:family="table-column">
      <style:table-column-properties fo:break-before="auto" style:column-width="37.38mm"/>
    </style:style>
    <style:style style:name="co69" style:family="table-column">
      <style:table-column-properties fo:break-before="auto" style:column-width="40.09mm"/>
    </style:style>
    <style:style style:name="co70" style:family="table-column">
      <style:table-column-properties fo:break-before="auto" style:column-width="56.69mm"/>
    </style:style>
    <style:style style:name="co71" style:family="table-column">
      <style:table-column-properties fo:break-before="auto" style:column-width="47.52mm"/>
    </style:style>
    <style:style style:name="co72" style:family="table-column">
      <style:table-column-properties fo:break-before="auto" style:column-width="42.83mm"/>
    </style:style>
    <style:style style:name="co73" style:family="table-column">
      <style:table-column-properties fo:break-before="auto" style:column-width="38.63mm"/>
    </style:style>
    <style:style style:name="co74" style:family="table-column">
      <style:table-column-properties fo:break-before="auto" style:column-width="29.21mm"/>
    </style:style>
    <style:style style:name="co75" style:family="table-column">
      <style:table-column-properties fo:break-before="auto" style:column-width="18.5mm"/>
    </style:style>
    <style:style style:name="co76" style:family="table-column">
      <style:table-column-properties fo:break-before="auto" style:column-width="39.02mm"/>
    </style:style>
    <style:style style:name="co77" style:family="table-column">
      <style:table-column-properties fo:break-before="auto" style:column-width="46.11mm"/>
    </style:style>
    <style:style style:name="co78" style:family="table-column">
      <style:table-column-properties fo:break-before="auto" style:column-width="32.39mm"/>
    </style:style>
    <style:style style:name="co79" style:family="table-column">
      <style:table-column-properties fo:break-before="auto" style:column-width="35.08mm"/>
    </style:style>
    <style:style style:name="co80" style:family="table-column">
      <style:table-column-properties fo:break-before="auto" style:column-width="81.39mm"/>
    </style:style>
    <style:style style:name="co81" style:family="table-column">
      <style:table-column-properties fo:break-before="auto" style:column-width="35.4mm"/>
    </style:style>
    <style:style style:name="co82" style:family="table-column">
      <style:table-column-properties fo:break-before="auto" style:column-width="61.72mm"/>
    </style:style>
    <style:style style:name="co83" style:family="table-column">
      <style:table-column-properties fo:break-before="auto" style:column-width="69.44mm"/>
    </style:style>
    <style:style style:name="co84" style:family="table-column">
      <style:table-column-properties fo:break-before="auto" style:column-width="40.13mm"/>
    </style:style>
    <style:style style:name="co85" style:family="table-column">
      <style:table-column-properties fo:break-before="auto" style:column-width="28.31mm"/>
    </style:style>
    <style:style style:name="co86" style:family="table-column">
      <style:table-column-properties fo:break-before="auto" style:column-width="28.82mm"/>
    </style:style>
    <style:style style:name="co87" style:family="table-column">
      <style:table-column-properties fo:break-before="auto" style:column-width="55.03mm"/>
    </style:style>
    <style:style style:name="co88" style:family="table-column">
      <style:table-column-properties fo:break-before="auto" style:column-width="40.3mm"/>
    </style:style>
    <style:style style:name="co89" style:family="table-column">
      <style:table-column-properties fo:break-before="auto" style:column-width="35.95mm"/>
    </style:style>
    <style:style style:name="co90" style:family="table-column">
      <style:table-column-properties fo:break-before="auto" style:column-width="91.99mm"/>
    </style:style>
    <style:style style:name="co91" style:family="table-column">
      <style:table-column-properties fo:break-before="auto" style:column-width="42.05mm"/>
    </style:style>
    <style:style style:name="co92" style:family="table-column">
      <style:table-column-properties fo:break-before="auto" style:column-width="51.88mm"/>
    </style:style>
    <style:style style:name="co93" style:family="table-column">
      <style:table-column-properties fo:break-before="auto" style:column-width="41.65mm"/>
    </style:style>
    <style:style style:name="co94" style:family="table-column">
      <style:table-column-properties fo:break-before="auto" style:column-width="42.42mm"/>
    </style:style>
    <style:style style:name="co95" style:family="table-column">
      <style:table-column-properties fo:break-before="auto" style:column-width="32.97mm"/>
    </style:style>
    <style:style style:name="co96" style:family="table-column">
      <style:table-column-properties fo:break-before="auto" style:column-width="39.33mm"/>
    </style:style>
    <style:style style:name="co97" style:family="table-column">
      <style:table-column-properties fo:break-before="auto" style:column-width="44.47mm"/>
    </style:style>
    <style:style style:name="co98" style:family="table-column">
      <style:table-column-properties fo:break-before="auto" style:column-width="63.43mm"/>
    </style:style>
    <style:style style:name="co99" style:family="table-column">
      <style:table-column-properties fo:break-before="auto" style:column-width="31.4mm"/>
    </style:style>
    <style:style style:name="co100" style:family="table-column">
      <style:table-column-properties fo:break-before="auto" style:column-width="34.57mm"/>
    </style:style>
    <style:style style:name="co101" style:family="table-column">
      <style:table-column-properties fo:break-before="auto" style:column-width="39.09mm"/>
    </style:style>
    <style:style style:name="co102" style:family="table-column">
      <style:table-column-properties fo:break-before="auto" style:column-width="37.17mm"/>
    </style:style>
    <style:style style:name="co103" style:family="table-column">
      <style:table-column-properties fo:break-before="auto" style:column-width="50.38mm"/>
    </style:style>
    <style:style style:name="co104" style:family="table-column">
      <style:table-column-properties fo:break-before="auto" style:column-width="118mm"/>
    </style:style>
    <style:style style:name="co105" style:family="table-column">
      <style:table-column-properties fo:break-before="auto" style:column-width="38.12mm"/>
    </style:style>
    <style:style style:name="co106" style:family="table-column">
      <style:table-column-properties fo:break-before="auto" style:column-width="50.29mm"/>
    </style:style>
    <style:style style:name="co107" style:family="table-column">
      <style:table-column-properties fo:break-before="auto" style:column-width="48.05mm"/>
    </style:style>
    <style:style style:name="co108" style:family="table-column">
      <style:table-column-properties fo:break-before="auto" style:column-width="66.64mm"/>
    </style:style>
    <style:style style:name="co109" style:family="table-column">
      <style:table-column-properties fo:break-before="auto" style:column-width="36.39mm"/>
    </style:style>
    <style:style style:name="co110" style:family="table-column">
      <style:table-column-properties fo:break-before="auto" style:column-width="39.41mm"/>
    </style:style>
    <style:style style:name="co111" style:family="table-column">
      <style:table-column-properties fo:break-before="auto" style:column-width="49.02mm"/>
    </style:style>
    <style:style style:name="co112" style:family="table-column">
      <style:table-column-properties fo:break-before="auto" style:column-width="23.12mm"/>
    </style:style>
    <style:style style:name="co113" style:family="table-column">
      <style:table-column-properties fo:break-before="auto" style:column-width="6.42mm"/>
    </style:style>
    <style:style style:name="co114" style:family="table-column">
      <style:table-column-properties fo:break-before="auto" style:column-width="41.59mm"/>
    </style:style>
    <style:style style:name="co115" style:family="table-column">
      <style:table-column-properties fo:break-before="auto" style:column-width="36.11mm"/>
    </style:style>
    <style:style style:name="co116" style:family="table-column">
      <style:table-column-properties fo:break-before="auto" style:column-width="41.56mm"/>
    </style:style>
    <style:style style:name="co117" style:family="table-column">
      <style:table-column-properties fo:break-before="auto" style:column-width="66.16mm"/>
    </style:style>
    <style:style style:name="co118" style:family="table-column">
      <style:table-column-properties fo:break-before="auto" style:column-width="54.19mm"/>
    </style:style>
    <style:style style:name="co119" style:family="table-column">
      <style:table-column-properties fo:break-before="auto" style:column-width="31.04mm"/>
    </style:style>
    <style:style style:name="co120" style:family="table-column">
      <style:table-column-properties fo:break-before="auto" style:column-width="44.8mm"/>
    </style:style>
    <style:style style:name="co121" style:family="table-column">
      <style:table-column-properties fo:break-before="auto" style:column-width="2.98mm"/>
    </style:style>
    <style:style style:name="co122" style:family="table-column">
      <style:table-column-properties fo:break-before="auto" style:column-width="40.34mm"/>
    </style:style>
    <style:style style:name="co123" style:family="table-column">
      <style:table-column-properties fo:break-before="auto" style:column-width="23.95mm"/>
    </style:style>
    <style:style style:name="co124" style:family="table-column">
      <style:table-column-properties fo:break-before="auto" style:column-width="30.94mm"/>
    </style:style>
    <style:style style:name="co125" style:family="table-column">
      <style:table-column-properties fo:break-before="auto" style:column-width="44.93mm"/>
    </style:style>
    <style:style style:name="co126" style:family="table-column">
      <style:table-column-properties fo:break-before="auto" style:column-width="34.66mm"/>
    </style:style>
    <style:style style:name="co127" style:family="table-column">
      <style:table-column-properties fo:break-before="auto" style:column-width="41.84mm"/>
    </style:style>
    <style:style style:name="co128" style:family="table-column">
      <style:table-column-properties fo:break-before="auto" style:column-width="58.38mm"/>
    </style:style>
    <style:style style:name="co129" style:family="table-column">
      <style:table-column-properties fo:break-before="auto" style:column-width="41.75mm"/>
    </style:style>
    <style:style style:name="co130" style:family="table-column">
      <style:table-column-properties fo:break-before="auto" style:column-width="32.84mm"/>
    </style:style>
    <style:style style:name="co131" style:family="table-column">
      <style:table-column-properties fo:break-before="auto" style:column-width="36.14mm"/>
    </style:style>
    <style:style style:name="co132" style:family="table-column">
      <style:table-column-properties fo:break-before="auto" style:column-width="56.14mm"/>
    </style:style>
    <style:style style:name="co133" style:family="table-column">
      <style:table-column-properties fo:break-before="auto" style:column-width="44.64mm"/>
    </style:style>
    <style:style style:name="co134" style:family="table-column">
      <style:table-column-properties fo:break-before="auto" style:column-width="32.37mm"/>
    </style:style>
    <style:style style:name="co135" style:family="table-column">
      <style:table-column-properties fo:break-before="auto" style:column-width="42.88mm"/>
    </style:style>
    <style:style style:name="co136" style:family="table-column">
      <style:table-column-properties fo:break-before="auto" style:column-width="65.65mm"/>
    </style:style>
    <style:style style:name="co137" style:family="table-column">
      <style:table-column-properties fo:break-before="auto" style:column-width="27.41mm"/>
    </style:style>
    <style:style style:name="co138" style:family="table-column">
      <style:table-column-properties fo:break-before="auto" style:column-width="52.63mm"/>
    </style:style>
    <style:style style:name="co139" style:family="table-column">
      <style:table-column-properties fo:break-before="auto" style:column-width="52.97mm"/>
    </style:style>
    <style:style style:name="co140" style:family="table-column">
      <style:table-column-properties fo:break-before="auto" style:column-width="56.44mm"/>
    </style:style>
    <style:style style:name="co141" style:family="table-column">
      <style:table-column-properties fo:break-before="auto" style:column-width="44.29mm"/>
    </style:style>
    <style:style style:name="co142" style:family="table-column">
      <style:table-column-properties fo:break-before="auto" style:column-width="51.91mm"/>
    </style:style>
    <style:style style:name="co143" style:family="table-column">
      <style:table-column-properties fo:break-before="auto" style:column-width="30.48mm"/>
    </style:style>
    <style:style style:name="co144" style:family="table-column">
      <style:table-column-properties fo:break-before="auto" style:column-width="45.01mm"/>
    </style:style>
    <style:style style:name="co145" style:family="table-column">
      <style:table-column-properties fo:break-before="auto" style:column-width="45.74mm"/>
    </style:style>
    <style:style style:name="co146" style:family="table-column">
      <style:table-column-properties fo:break-before="auto" style:column-width="27.22mm"/>
    </style:style>
    <style:style style:name="co147" style:family="table-column">
      <style:table-column-properties fo:break-before="auto" style:column-width="24.08mm"/>
    </style:style>
    <style:style style:name="co148" style:family="table-column">
      <style:table-column-properties fo:break-before="auto" style:column-width="23.78mm"/>
    </style:style>
    <style:style style:name="co149" style:family="table-column">
      <style:table-column-properties fo:break-before="auto" style:column-width="34.96mm"/>
    </style:style>
    <style:style style:name="co150" style:family="table-column">
      <style:table-column-properties fo:break-before="auto" style:column-width="50.22mm"/>
    </style:style>
    <style:style style:name="co151" style:family="table-column">
      <style:table-column-properties fo:break-before="auto" style:column-width="25.72mm"/>
    </style:style>
    <style:style style:name="co152" style:family="table-column">
      <style:table-column-properties fo:break-before="auto" style:column-width="29.35mm"/>
    </style:style>
    <style:style style:name="co153" style:family="table-column">
      <style:table-column-properties fo:break-before="auto" style:column-width="33.28mm"/>
    </style:style>
    <style:style style:name="co154" style:family="table-column">
      <style:table-column-properties fo:break-before="auto" style:column-width="24.5mm"/>
    </style:style>
    <style:style style:name="co155" style:family="table-column">
      <style:table-column-properties fo:break-before="auto" style:column-width="39.93mm"/>
    </style:style>
    <style:style style:name="co156" style:family="table-column">
      <style:table-column-properties fo:break-before="auto" style:column-width="29.72mm"/>
    </style:style>
    <style:style style:name="co157" style:family="table-column">
      <style:table-column-properties fo:break-before="auto" style:column-width="25.19mm"/>
    </style:style>
    <style:style style:name="co158" style:family="table-column">
      <style:table-column-properties fo:break-before="auto" style:column-width="38.72mm"/>
    </style:style>
    <style:style style:name="co159" style:family="table-column">
      <style:table-column-properties fo:break-before="auto" style:column-width="43.11mm"/>
    </style:style>
    <style:style style:name="co160" style:family="table-column">
      <style:table-column-properties fo:break-before="auto" style:column-width="29.95mm"/>
    </style:style>
    <style:style style:name="co161" style:family="table-column">
      <style:table-column-properties fo:break-before="auto" style:column-width="42.33mm"/>
    </style:style>
    <style:style style:name="co162" style:family="table-column">
      <style:table-column-properties fo:break-before="auto" style:column-width="25.98mm"/>
    </style:style>
    <style:style style:name="co163" style:family="table-column">
      <style:table-column-properties fo:break-before="auto" style:column-width="28.96mm"/>
    </style:style>
    <style:style style:name="co164" style:family="table-column">
      <style:table-column-properties fo:break-before="auto" style:column-width="26.97mm"/>
    </style:style>
    <style:style style:name="co165" style:family="table-column">
      <style:table-column-properties fo:break-before="auto" style:column-width="49.76mm"/>
    </style:style>
    <style:style style:name="co166" style:family="table-column">
      <style:table-column-properties fo:break-before="auto" style:column-width="29.7mm"/>
    </style:style>
    <style:style style:name="co167" style:family="table-column">
      <style:table-column-properties fo:break-before="auto" style:column-width="33.58mm"/>
    </style:style>
    <style:style style:name="co168" style:family="table-column">
      <style:table-column-properties fo:break-before="auto" style:column-width="53.68mm"/>
    </style:style>
    <style:style style:name="co169" style:family="table-column">
      <style:table-column-properties fo:break-before="auto" style:column-width="55.49mm"/>
    </style:style>
    <style:style style:name="co170" style:family="table-column">
      <style:table-column-properties fo:break-before="auto" style:column-width="40.06mm"/>
    </style:style>
    <style:style style:name="co171" style:family="table-column">
      <style:table-column-properties fo:break-before="auto" style:column-width="32.49mm"/>
    </style:style>
    <style:style style:name="co172" style:family="table-column">
      <style:table-column-properties fo:break-before="auto" style:column-width="43.37mm"/>
    </style:style>
    <style:style style:name="co173" style:family="table-column">
      <style:table-column-properties fo:break-before="auto" style:column-width="32.79mm"/>
    </style:style>
    <style:style style:name="co174" style:family="table-column">
      <style:table-column-properties fo:break-before="auto" style:column-width="44.17mm"/>
    </style:style>
    <style:style style:name="co175" style:family="table-column">
      <style:table-column-properties fo:break-before="auto" style:column-width="28.86mm"/>
    </style:style>
    <style:style style:name="co176" style:family="table-column">
      <style:table-column-properties fo:break-before="auto" style:column-width="34.18mm"/>
    </style:style>
    <style:style style:name="co177" style:family="table-column">
      <style:table-column-properties fo:break-before="auto" style:column-width="50.84mm"/>
    </style:style>
    <style:style style:name="co178" style:family="table-column">
      <style:table-column-properties fo:break-before="auto" style:column-width="32.07mm"/>
    </style:style>
    <style:style style:name="co179" style:family="table-column">
      <style:table-column-properties fo:break-before="auto" style:column-width="31.15mm"/>
    </style:style>
    <style:style style:name="co180" style:family="table-column">
      <style:table-column-properties fo:break-before="auto" style:column-width="34.78mm"/>
    </style:style>
    <style:style style:name="co181" style:family="table-column">
      <style:table-column-properties fo:break-before="auto" style:column-width="28.13mm"/>
    </style:style>
    <style:style style:name="co182" style:family="table-column">
      <style:table-column-properties fo:break-before="auto" style:column-width="57.49mm"/>
    </style:style>
    <style:style style:name="co183" style:family="table-column">
      <style:table-column-properties fo:break-before="auto" style:column-width="40.53mm"/>
    </style:style>
    <style:style style:name="co184" style:family="table-column">
      <style:table-column-properties fo:break-before="auto" style:column-width="36mm"/>
    </style:style>
    <style:style style:name="co185" style:family="table-column">
      <style:table-column-properties fo:break-before="auto" style:column-width="30.25mm"/>
    </style:style>
    <style:style style:name="co186" style:family="table-column">
      <style:table-column-properties fo:break-before="auto" style:column-width="3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12.98mm" fo:break-before="auto" style:use-optimal-row-height="true"/>
    </style:style>
    <style:style style:name="ro8" style:family="table-row">
      <style:table-row-properties style:row-height="9.08mm" fo:break-before="auto" style:use-optimal-row-height="true"/>
    </style:style>
    <style:style style:name="ro9" style:family="table-row">
      <style:table-row-properties style:row-height="13.39mm" fo:break-before="auto" style:use-optimal-row-height="true"/>
    </style:style>
    <style:style style:name="ro10" style:family="table-row">
      <style:table-row-properties style:row-height="8.77mm" fo:break-before="auto" style:use-optimal-row-height="true"/>
    </style:style>
    <style:style style:name="ro11" style:family="table-row">
      <style:table-row-properties style:row-height="9.82mm" fo:break-before="auto" style:use-optimal-row-height="true"/>
    </style:style>
    <style:style style:name="ro12" style:family="table-row">
      <style:table-row-properties style:row-height="5.26mm" fo:break-before="auto" style:use-optimal-row-height="true"/>
    </style:style>
    <style:style style:name="ro13" style:family="table-row">
      <style:table-row-properties style:row-height="4.64mm" fo:break-before="auto" style:use-optimal-row-height="true"/>
    </style:style>
    <style:style style:name="ro14" style:family="table-row">
      <style:table-row-properties style:row-height="12.86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number-style style:name="N10000" number:language="id" number:country="ID">
      <number:number number:min-integer-digits="1"/>
    </number:number-style>
    <number:date-style style:name="N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10099" number:language="id" number:country="ID">
      <number:boolean/>
    </number:boolean-style>
    <number:text-style style:name="N10100" number:language="id" number:country="ID">
      <number:text-content/>
    </number:text-style>
    <number:text-style style:name="N20100" number:language="en" number:country="US">
      <number:text-content/>
    </number:text-style>
    <number:number-style style:name="C121" number:language="en" number:country="US">
      <number:number number:decimal-places="0" loext:min-decimal-places="0" number:min-integer-digits="0"/>
    </number:number-style>
    <number:date-style style:name="C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C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0104" number:language="id" number:country="ID">
      <number:number number:decimal-places="0" loext:min-decimal-places="0" number:min-integer-digits="0"/>
    </number:number-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fo:border="non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>
      <style:table-cell-properties fo:background-color="#eeeeee" style:cell-protect="protected formula-hidden" style:print-content="true" fo:border="none"/>
      <style:text-properties fo:color="#eeeeee"/>
    </style:style>
    <style:style style:name="ce4" style:family="table-cell" style:parent-style-name="Default">
      <style:table-cell-properties fo:background-color="#eeeeee" style:cell-protect="protected formula-hidden" style:print-content="true"/>
      <style:text-properties fo:color="#eeeeee"/>
    </style:style>
    <style:style style:name="ce5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cell-protect="protected formula-hidden" style:print-content="true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cell-protect="none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fo:wrap-option="wrap" fo:border="0.06pt solid #000000"/>
    </style:style>
    <style:style style:name="ce13" style:family="table-cell" style:parent-style-name="Default">
      <style:table-cell-properties style:cell-protect="none" style:print-content="true" fo:wrap-option="wrap" fo:border="0.74pt solid #000000"/>
    </style:style>
    <style:style style:name="ce14" style:family="table-cell" style:parent-style-name="Default">
      <style:table-cell-properties style:cell-protect="none" style:print-content="true" fo:wrap-option="wrap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mm"/>
    </style:style>
    <style:style style:name="ce20" style:family="table-cell" style:parent-style-name="Default">
      <style:table-cell-properties fo:background-color="#eeeeee" style:cell-protect="hidden-and-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cell-protect="hidden-and-protected" style:print-content="true"/>
    </style:style>
    <style:style style:name="ce22" style:family="table-cell" style:parent-style-name="Default">
      <style:table-cell-properties style:cell-protect="hidden-and-protected" style:print-content="true"/>
    </style:style>
    <style:style style:name="ce23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fo:background-color="transparent" fo:border="0.74pt solid #000000"/>
    </style:style>
    <style:style style:name="ce25" style:family="table-cell" style:parent-style-name="Default">
      <style:table-cell-properties style:cell-protect="none" style:print-content="true" fo:background-color="transparent"/>
    </style:style>
    <style:style style:name="ce26" style:family="table-cell" style:parent-style-name="Default" style:data-style-name="N100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cell-protect="none" style:print-content="true" fo:border="0.74pt solid #000000"/>
    </style:style>
    <style:style style:name="ce28" style:family="table-cell" style:parent-style-name="Default" style:data-style-name="N100">
      <style:table-cell-properties style:cell-protect="none" style:print-content="true"/>
    </style:style>
    <style:style style:name="ce29" style:family="table-cell" style:parent-style-name="Default">
      <style:table-cell-properties style:cell-protect="none" style:print-content="true" fo:border="0.74pt solid #000000"/>
    </style:style>
    <style:style style:name="ce30" style:family="table-cell" style:parent-style-name="Default">
      <style:table-cell-properties style:cell-protect="none" style:print-content="true"/>
    </style:style>
    <style:style style:name="ce31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cell-protect="protected" style:print-content="tru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0.99pt dashed #000000" fo:border-left="none" fo:border-right="none" fo:border-top="0.99pt dashed #000000"/>
      <style:text-properties fo:font-size="16pt" style:font-size-asian="16pt" style:font-size-complex="16pt"/>
    </style:style>
    <style:style style:name="ce36" style:family="table-cell" style:parent-style-name="Default">
      <style:text-properties fo:font-size="16pt" style:font-size-asian="16pt" style:font-size-complex="16pt"/>
    </style:style>
    <style:style style:name="ce3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cell-protect="none" style:print-content="true" style:text-align-source="fix" style:repeat-content="false" fo:border="0.74pt dashe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fo:border-bottom="none" fo:border-left="0.74pt dashed #000000" fo:border-right="none" fo:border-top="none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0.74pt dashed #000000" fo:border-left="0.74pt dashed #000000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none" fo:border-left="none" fo:border-right="none" fo:border-top="0.74pt dashe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dashed #000000" fo:border-left="none" fo:border-right="none" fo:border-top="none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16pt" style:font-size-asian="16pt" style:font-size-complex="16pt"/>
    </style:style>
    <style:style style:name="ce45" style:family="table-cell" style:parent-style-name="Default" style:data-style-name="N37"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none" fo:border-left="none" fo:border-right="none" fo:border-top="0.74pt dashed #000000"/>
    </style:style>
    <style:style style:name="ce48" style:family="table-cell" style:parent-style-name="Default">
      <style:table-cell-properties fo:border-bottom="0.74pt dashed #000000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0.74pt dashed #000000" fo:border-top="0.74pt dashed #000000"/>
    </style:style>
    <style:style style:name="ce50" style:family="table-cell" style:parent-style-name="Default">
      <style:table-cell-properties fo:border-bottom="none" fo:border-left="none" fo:border-right="0.74pt dashed #000000" fo:border-top="none"/>
    </style:style>
    <style:style style:name="ce51" style:family="table-cell" style:parent-style-name="Default">
      <style:table-cell-properties fo:border-bottom="0.74pt dashed #000000" fo:border-left="none" fo:border-right="0.74pt dashed #000000" fo:border-top="none"/>
    </style:style>
    <style:style style:name="ce52" style:family="table-cell" style:parent-style-name="Default" style:data-style-name="N10030">
      <style:table-cell-properties fo:border="none"/>
    </style:style>
    <style:style style:name="ce53" style:family="table-cell" style:parent-style-name="Default" style:data-style-name="N10030">
      <style:table-cell-properties fo:border="0.74pt solid #000000"/>
    </style:style>
    <style:style style:name="ce54" style:family="table-cell" style:parent-style-name="Default" style:data-style-name="N10030"/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 style:data-style-name="N20100">
      <style:table-cell-properties fo:border="0.74pt solid #000000"/>
    </style:style>
    <style:style style:name="ce58" style:family="table-cell" style:parent-style-name="Default" style:data-style-name="N20100">
      <style:table-cell-properties fo:border="none"/>
    </style:style>
    <style:style style:name="ce59" style:family="table-cell" style:parent-style-name="Default" style:data-style-name="N10036">
      <style:table-cell-properties fo:border="0.74pt solid #000000"/>
    </style:style>
    <style:style style:name="ce60" style:family="table-cell" style:parent-style-name="Default" style:data-style-name="N37">
      <style:table-cell-properties fo:border="none"/>
    </style:style>
    <style:style style:name="ce61" style:family="table-cell" style:parent-style-name="Default" style:data-style-name="N100">
      <style:table-cell-properties fo:border="0.74pt solid #000000"/>
    </style:style>
    <style:style style:name="ce62" style:family="table-cell" style:parent-style-name="Default" style:data-style-name="N100">
      <style:table-cell-properties fo:border="none"/>
    </style:style>
    <style:style style:name="ce63" style:family="table-cell" style:parent-style-name="Default">
      <style:table-cell-properties fo:background-color="#dddddd"/>
    </style:style>
    <style:style style:name="ce64" style:family="table-cell" style:parent-style-name="Default" style:data-style-name="N10030">
      <style:table-cell-properties fo:border="0.06pt solid #000000"/>
    </style:style>
    <style:style style:name="ce65" style:family="table-cell" style:parent-style-name="Default" style:data-style-name="N10038">
      <style:table-cell-properties fo:border="0.06pt solid #000000"/>
    </style:style>
    <style:style style:name="ce66" style:family="table-cell" style:parent-style-name="Default" style:data-style-name="N10099"/>
    <style:style style:name="ce67" style:family="table-cell" style:parent-style-name="Default" style:data-style-name="N99"/>
    <style:style style:name="ce68" style:family="table-cell" style:parent-style-name="Default" style:data-style-name="N10000"/>
    <style:style style:name="ce69" style:family="table-cell" style:parent-style-name="Default" style:data-style-name="N1003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0038">
      <style:table-cell-properties fo:border="0.74pt solid #000000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0">
      <style:table-cell-properties fo:border="0.06pt solid #000000"/>
    </style:style>
    <style:style style:name="ce73" style:family="table-cell" style:parent-style-name="Default" style:data-style-name="N100">
      <style:table-cell-properties fo:border="0.06pt solid #000000"/>
    </style:style>
    <style:style style:name="ce7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99">
      <style:table-cell-properties fo:border="0.74pt solid #000000"/>
    </style:style>
    <style:style style:name="ce7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b2b2b2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86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104">
      <style:table-cell-properties style:text-align-source="fix" style:repeat-content="false" fo:border="0.74pt solid #000000"/>
      <style:paragraph-properties fo:text-align="end" fo:margin-left="0mm"/>
    </style:style>
    <style:style style:name="ce88" style:family="table-cell" style:parent-style-name="Default" style:data-style-name="N10104">
      <style:table-cell-properties fo:border="0.74pt solid #000000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30">
      <style:table-cell-properties fo:border="0.74pt solid #000000"/>
    </style:style>
    <style:style style:name="ce91" style:family="table-cell" style:parent-style-name="Default" style:data-style-name="N30"/>
    <style:style style:name="ce92" style:family="table-cell" style:parent-style-name="Default" style:data-style-name="N0">
      <style:table-cell-properties fo:border="0.74pt solid #000000"/>
    </style:style>
    <style:style style:name="ce93" style:family="table-cell" style:parent-style-name="Default" style:data-style-name="N10038"/>
    <style:style style:name="ce94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122"/>
    <style:style style:name="ce98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22">
      <style:table-cell-properties fo:border="0.74pt solid #000000"/>
    </style:style>
    <style:style style:name="ce100" style:family="table-cell" style:parent-style-name="Default" style:data-style-name="N10099">
      <style:table-cell-properties fo:border="0.74pt solid #000000"/>
    </style:style>
    <style:style style:name="ce101" style:family="table-cell" style:parent-style-name="Default" style:data-style-name="N10000">
      <style:table-cell-properties fo:border="0.74pt solid #000000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5" style:family="table-cell" style:parent-style-name="Default" style:data-style-name="N10038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10038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7" style:family="table-cell" style:parent-style-name="Default" style:data-style-name="N10038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10" style:family="table-cell" style:parent-style-name="Default">
      <style:text-properties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eeeeee"/>
    </style:style>
    <style:style style:name="ce115" style:family="table-cell" style:parent-style-name="Default">
      <style:table-cell-properties fo:background-color="#ff3399"/>
    </style:style>
    <style:style style:name="ce116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eeeeee" style:cell-protect="protected" style:print-content="true" fo:wrap-option="wrap"/>
      <style:text-properties fo:font-weight="normal" style:font-weight-asian="normal" style:font-weight-complex="normal"/>
    </style:style>
    <style:style style:name="ce120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3" style:family="table-cell" style:parent-style-name="Default" style:data-style-name="N10038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24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25" style:family="table-cell" style:parent-style-name="Default" style:data-style-name="N10038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 style:data-style-name="N10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cell-protect="protected" style:print-content="true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end" fo:margin-left="0mm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cell-protect="protected" style:print-content="true" style:text-align-source="fix" style:repeat-content="false" fo:wrap-option="wrap" fo:border="none"/>
      <style:paragraph-properties fo:text-align="end" fo:margin-left="0mm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cell-protect="protected" style:print-content="true" fo:wrap-option="wrap"/>
    </style:style>
    <style:style style:name="ce14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6" style:family="table-cell" style:parent-style-name="Default" style:data-style-name="N10038">
      <style:table-cell-properties style:text-align-source="fix" style:repeat-content="false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7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10038">
      <style:table-cell-properties fo:border="0.74pt solid #000000"/>
      <style:text-properties fo:font-weight="normal" style:font-weight-asian="normal" style:font-weight-complex="normal"/>
    </style:style>
    <style:style style:name="ce149" style:family="table-cell" style:parent-style-name="Default" style:data-style-name="N10038">
      <style:text-properties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eeeeee" style:cell-protect="protected" style:print-content="true" style:text-align-source="fix" style:repeat-content="false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ackground-color="#ff6600" style:text-align-source="fix" style:repeat-content="false" style:vertical-align="middle"/>
      <style:paragraph-properties fo:text-align="start"/>
      <style:text-properties fo:font-size="12pt"/>
    </style:style>
    <style:style style:name="ce164" style:family="table-cell" style:parent-style-name="Default">
      <style:table-cell-properties fo:background-color="#ff6600"/>
    </style:style>
    <style:style style:name="ce165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fo:font-size="20pt"/>
    </style:style>
    <style:style style:name="ce16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20pt"/>
    </style:style>
    <style:style style:name="ce167" style:family="table-cell" style:parent-style-name="Default">
      <style:table-cell-properties fo:background-color="#ffff00"/>
    </style:style>
    <style:style style:name="ce168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mm"/>
      <style:text-properties fo:font-size="15pt"/>
    </style:style>
    <style:style style:name="ce170" style:family="table-cell" style:parent-style-name="Default">
      <style:table-cell-properties fo:background-color="#66ff99"/>
    </style:style>
    <style:style style:name="ce171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ize="15pt"/>
    </style:style>
    <style:style style:name="ce172" style:family="table-cell" style:parent-style-name="Default">
      <style:table-cell-properties fo:background-color="#00cccc"/>
    </style:style>
    <style:style style:name="ce173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22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75" style:family="table-cell" style:parent-style-name="Default" style:data-style-name="N122"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font-name="Liberation Sans Narrow" fo:font-size="15pt" fo:font-weight="bold" style:font-weight-asian="bold" style:font-weight-complex="bold"/>
    </style:style>
    <style:style style:name="ce177" style:family="table-cell" style:parent-style-name="Default">
      <style:table-cell-properties fo:background-color="#ccff00"/>
    </style:style>
    <style:style style:name="ce178" style:family="table-cell" style:parent-style-name="Default" style:data-style-name="N100">
      <style:table-cell-properties fo:background-color="#dddddd"/>
    </style:style>
    <style:style style:name="ce179" style:family="table-cell" style:parent-style-name="Default">
      <style:table-cell-properties fo:background-color="#66ffff" style:cell-protect="protected" style:print-content="true" style:text-align-source="fix" style:repeat-content="false" fo:border="0.74pt solid #000000"/>
      <style:paragraph-properties fo:text-align="center" fo:margin-left="0mm"/>
    </style:style>
    <style:style style:name="ce180" style:family="table-cell" style:parent-style-name="Default">
      <style:table-cell-properties fo:background-color="#ff33ff" style:cell-protect="none" style:print-content="true" fo:border="0.74pt solid #000000"/>
    </style:style>
    <style:style style:name="ce181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9900" fo:border="0.74pt solid #000000"/>
    </style:style>
    <style:style style:name="ce183" style:family="table-cell" style:parent-style-name="Default">
      <style:table-cell-properties fo:background-color="#ff9900"/>
    </style:style>
    <style:style style:name="ce184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background-color="#cccccc" style:text-align-source="fix" style:repeat-content="false" style:vertical-align="middle"/>
      <style:paragraph-properties fo:text-align="end"/>
    </style:style>
    <style:style style:name="ce190" style:family="table-cell" style:parent-style-name="Default" style:data-style-name="N100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191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3" style:family="table-cell" style:parent-style-name="Default">
      <style:table-cell-properties fo:background-color="#cccccc"/>
      <style:text-properties fo:color="#000000" fo:font-style="italic" style:font-style-asian="italic" style:font-style-complex="italic"/>
    </style:style>
    <style:style style:name="ce194" style:family="table-cell" style:parent-style-name="Default" style:data-style-name="N100">
      <style:table-cell-properties fo:background-color="#cccccc"/>
      <style:text-properties fo:color="#000000" fo:font-style="italic" style:font-style-asian="italic" style:font-style-complex="italic"/>
    </style:style>
    <style:style style:name="ce195" style:family="table-cell" style:parent-style-name="Default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cccccc" style:cell-protect="none" style:print-content="true" fo:border="none"/>
    </style:style>
    <style:style style:name="ce197" style:family="table-cell" style:parent-style-name="Default">
      <style:table-cell-properties fo:background-color="#cccccc" fo:border="none"/>
    </style:style>
    <style:style style:name="ce198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199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mm"/>
      <style:text-properties fo:color="#000000" fo:font-style="italic" style:font-style-asian="italic" style:font-style-complex="italic"/>
    </style:style>
    <style:style style:name="ce20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end" fo:margin-left="0mm"/>
    </style:style>
    <style:style style:name="ce202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end" fo:margin-left="0mm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0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206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207" style:family="table-cell" style:parent-style-name="Default">
      <style:table-cell-properties fo:background-color="#cc9900"/>
    </style:style>
    <style:style style:name="ce208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209" style:family="table-cell" style:parent-style-name="Default">
      <style:table-cell-properties fo:background-color="#cc00cc"/>
    </style:style>
    <style:style style:name="ce210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mm"/>
    </style:style>
    <style:style style:name="ce211" style:family="table-cell" style:parent-style-name="Default" style:data-style-name="N10038">
      <style:table-cell-properties style:text-align-source="fix" style:repeat-content="false"/>
      <style:paragraph-properties fo:text-align="start" fo:margin-left="0mm"/>
    </style:style>
    <style:style style:name="ce21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</style:style>
    <style:style style:name="ce215" style:family="table-cell" style:parent-style-name="Default">
      <style:table-cell-properties fo:background-color="#dddddd" style:cell-protect="protected formula-hidden" style:print-content="true" fo:wrap-option="wrap"/>
    </style:style>
    <style:style style:name="ce216" style:family="table-cell" style:parent-style-name="Default">
      <style:table-cell-properties fo:background-color="#dddddd" style:cell-protect="protected" style:print-content="true" fo:wrap-option="wrap"/>
    </style:style>
    <style:style style:name="ce217" style:family="table-cell" style:parent-style-name="Default">
      <style:table-cell-properties fo:background-color="#dddddd" style:cell-protect="protected" style:print-content="true"/>
    </style:style>
    <style:style style:name="ce218" style:family="table-cell" style:parent-style-name="Default">
      <style:table-cell-properties fo:background-color="#cc66ff" style:cell-protect="protected" style:print-content="true" fo:wrap-option="wrap"/>
    </style:style>
    <style:style style:name="ce219" style:family="table-cell" style:parent-style-name="Default">
      <style:table-cell-properties fo:background-color="#ff3333" style:cell-protect="protected" style:print-content="true" fo:wrap-option="wrap"/>
    </style:style>
    <style:style style:name="ce220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mm"/>
      <style:text-properties style:font-name="Liberation Sans" fo:font-weight="bold" style:font-name-asian="Lucida Sans Unicode" style:font-weight-asian="bold" style:font-name-complex="Lucida Sans" style:font-weight-complex="bold"/>
    </style:style>
    <style:style style:name="ce221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center"/>
    </style:style>
    <style:style style:name="ce222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4" style:family="table-cell" style:parent-style-name="Default">
      <style:table-cell-properties fo:background-color="#dddddd" style:cell-protect="protected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5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10030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7" style:family="table-cell" style:parent-style-name="Default">
      <style:table-cell-properties style:cell-protect="protected formula-hidden" style:print-content="true" fo:wrap-option="wrap"/>
    </style:style>
    <style:style style:name="ce228" style:family="table-cell" style:parent-style-name="Default">
      <style:table-cell-properties style:cell-protect="protected" style:print-content="true"/>
    </style:style>
    <style:style style:name="ce229" style:family="table-cell" style:parent-style-name="Default">
      <style:table-cell-properties fo:background-color="#dddddd" fo:wrap-option="wrap"/>
    </style:style>
    <style:style style:name="ce230" style:family="table-cell" style:parent-style-name="Default">
      <style:table-cell-properties fo:background-color="#cc66ff" fo:wrap-option="wrap"/>
    </style:style>
    <style:style style:name="ce231" style:family="table-cell" style:parent-style-name="Default">
      <style:table-cell-properties fo:background-color="#ff3333" fo:wrap-option="wrap"/>
    </style:style>
    <style:style style:name="ce232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</style:style>
    <style:style style:name="ce235" style:family="table-cell" style:parent-style-name="Default">
      <style:table-cell-properties fo:background-color="#ff3333" fo:wrap-option="no-wrap"/>
    </style:style>
    <style:style style:name="ce236" style:family="table-cell" style:parent-style-name="Default">
      <style:table-cell-properties fo:background-color="#ff3333" style:text-align-source="fix" style:repeat-content="false" fo:wrap-option="no-wrap" style:vertical-align="middle"/>
      <style:paragraph-properties fo:text-align="start"/>
    </style:style>
    <style:style style:name="ce237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/>
    </style:style>
    <style:style style:name="ce239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</style:style>
    <style:style style:name="ce24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42" style:family="table-cell" style:parent-style-name="Default" style:data-style-name="N10030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3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244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size="28pt" fo:font-weight="bold" style:font-weight-asian="bold" style:font-weight-complex="bold"/>
    </style:style>
    <style:style style:name="ce245" style:family="table-cell" style:parent-style-name="Default">
      <style:table-cell-properties fo:background-color="#66ccff"/>
    </style:style>
    <style:style style:name="ce246" style:family="table-cell" style:parent-style-name="Default">
      <style:table-cell-properties fo:background-color="#66ccff" style:cell-protect="hidden-and-protected" style:print-content="true"/>
    </style:style>
    <style:style style:name="ce247" style:family="table-cell" style:parent-style-name="Default">
      <style:table-cell-properties fo:background-color="#eeeeee" fo:border="0.74pt solid #000000"/>
    </style:style>
    <style:style style:name="ce248" style:family="table-cell" style:parent-style-name="Default" style:data-style-name="N100">
      <style:table-cell-properties fo:background-color="#eeeeee" fo:border="0.74pt solid #000000"/>
    </style:style>
    <style:style style:name="ce249" style:family="table-cell" style:parent-style-name="Default" style:data-style-name="N100">
      <style:table-cell-properties fo:background-color="#eeeeee" fo:border="0.06pt solid #000000"/>
    </style:style>
    <style:style style:name="ce250" style:family="table-cell" style:parent-style-name="Default" style:data-style-name="N99">
      <style:table-cell-properties fo:border="0.06pt solid #000000"/>
    </style:style>
    <style:style style:name="ce251" style:family="table-cell" style:parent-style-name="Default" style:data-style-name="N122">
      <style:table-cell-properties fo:background-color="#ff00cc" style:text-align-source="fix" style:repeat-content="false" style:vertical-align="middle"/>
      <style:paragraph-properties fo:text-align="center"/>
      <style:text-properties fo:font-size="18pt"/>
    </style:style>
    <style:style style:name="ce252" style:family="table-cell" style:parent-style-name="Default">
      <style:table-cell-properties fo:background-color="#ff00cc"/>
    </style:style>
    <style:style style:name="ce253" style:family="table-cell" style:parent-style-name="Default">
      <style:table-cell-properties fo:background-color="#9999ff"/>
    </style:style>
    <style:style style:name="ce25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="0.74pt solid #000000"/>
    </style:style>
    <style:style style:name="ce25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18pt"/>
    </style:style>
    <style:style style:name="ce25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260" style:family="table-cell" style:parent-style-name="Default">
      <style:table-cell-properties fo:background-color="#ffff66" fo:wrap-option="wrap"/>
    </style:style>
    <style:style style:name="ce261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263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</style:style>
    <style:style style:name="ce264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265" style:family="table-cell" style:parent-style-name="Default">
      <style:table-cell-properties fo:background-color="#00ccff" fo:wrap-option="wrap"/>
    </style:style>
    <style:style style:name="ce266" style:family="table-cell" style:parent-style-name="Default" style:data-style-name="N10038">
      <style:table-cell-properties fo:background-color="#dddddd" fo:wrap-option="wrap"/>
    </style:style>
    <style:style style:name="ce267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0" style:family="table-cell" style:parent-style-name="Default">
      <style:table-cell-properties fo:background-color="#99ff33"/>
    </style:style>
    <style:style style:name="ce27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</style:style>
    <style:style style:name="ce272" style:family="table-cell" style:parent-style-name="Default">
      <style:table-cell-properties fo:background-color="transparent" fo:border="0.74pt solid #000000"/>
    </style:style>
    <style:style style:name="ce273" style:family="table-cell" style:parent-style-name="Default">
      <style:table-cell-properties fo:background-color="#ffff00" fo:border="0.74pt solid #000000"/>
    </style:style>
    <style:style style:name="gr1" style:family="graphic">
      <style:graphic-properties fo:border="none"/>
    </style:style>
    <style:style style:name="gr2" style:family="graphic">
      <style:graphic-properties svg:stroke-width="3mm" svg:stroke-color="#ff950e" draw:marker-start-width="11mm" draw:marker-end-width="11mm" draw:textarea-horizontal-align="justify" draw:textarea-vertical-align="middle" draw:auto-grow-height="false" fo:min-height="142.54mm" fo:min-width="343.91mm" fo:padding-top="1.5mm" fo:padding-bottom="1.5mm" fo:padding-left="1.5mm" fo:padding-right="1.5mm"/>
    </style:style>
    <style:style style:name="gr3" style:family="graphic">
      <style:graphic-properties draw:fill="solid" draw:fill-color="#cc3300" draw:fill-hatch-solid="false" draw:textarea-horizontal-align="justify" draw:textarea-vertical-align="middle" draw:auto-grow-height="false" fo:min-height="42.01mm" fo:min-width="53.55mm"/>
    </style:style>
    <style:style style:name="gr4" style:family="graphic">
      <style:graphic-properties draw:fill-color="#ffffcc" draw:textarea-horizontal-align="justify" draw:textarea-vertical-align="middle" draw:auto-grow-height="false" fo:min-height="42.01mm" fo:min-width="53.55mm"/>
    </style:style>
    <style:style style:name="gr5" style:family="graphic">
      <style:graphic-properties draw:fill-color="#006633" draw:textarea-horizontal-align="justify" draw:textarea-vertical-align="middle" draw:auto-grow-height="false" fo:min-height="42.01mm" fo:min-width="53.55mm"/>
    </style:style>
    <style:style style:name="gr6" style:family="graphic">
      <style:graphic-properties draw:fill-color="#660066" draw:textarea-horizontal-align="justify" draw:textarea-vertical-align="middle" draw:auto-grow-height="false" fo:min-height="42.01mm" fo:min-width="53.55mm"/>
    </style:style>
    <style:style style:name="gr7" style:family="graphic">
      <style:graphic-properties draw:stroke="none" svg:stroke-color="#000000" draw:fill="none" draw:fill-color="#ffffff" fo:min-height="28.23mm"/>
    </style:style>
    <style:style style:name="gr8" style:family="graphic">
      <style:graphic-properties draw:stroke="none" svg:stroke-color="#000000" draw:fill="none" draw:fill-color="#ffffff" fo:min-height="12.16mm"/>
    </style:style>
    <style:style style:name="gr9" style:family="graphic">
      <style:graphic-properties draw:stroke="none" svg:stroke-color="#000000" draw:fill="none" draw:fill-color="#ffffff" fo:min-height="15.55mm"/>
    </style:style>
    <style:style style:name="gr10" style:family="graphic">
      <style:graphic-properties draw:stroke="none" svg:stroke-color="#000000" draw:fill="none" draw:fill-color="#ffffff" draw:textarea-horizontal-align="right" draw:textarea-vertical-align="middle" fo:min-height="43.76mm"/>
    </style:style>
    <style:style style:name="gr11" style:family="graphic" style:data-style-name="C10038">
      <style:graphic-properties fo:background-color="#ffffff"/>
    </style:style>
    <style:style style:name="gr12" style:family="graphic">
      <style:graphic-properties draw:textarea-vertical-align="middle"/>
    </style:style>
    <style:style style:name="gr13" style:family="graphic">
      <style:graphic-properties fo:background-color="#9900ff"/>
    </style:style>
    <style:style style:name="gr14" style:family="graphic" style:data-style-name="C10036"/>
    <style:style style:name="gr15" style:family="graphic">
      <style:graphic-properties fo:background-color="#66ffff"/>
    </style:style>
    <style:style style:name="gr16" style:family="graphic">
      <style:graphic-properties fo:background-color="#99ffff"/>
    </style:style>
    <style:style style:name="gr17" style:family="graphic">
      <style:graphic-properties draw:textarea-vertical-align="middle" fo:border="solid"/>
    </style:style>
    <style:style style:name="gr18" style:family="graphic" style:data-style-name="C121">
      <style:graphic-properties fo:background-color="#ffffff"/>
    </style:style>
    <style:style style:name="gr19" style:family="graphic">
      <style:graphic-properties draw:textarea-vertical-align="middle" fo:background-color="#dddddd"/>
    </style:style>
    <style:style style:name="gr20" style:family="graphic" style:data-style-name="C121"/>
    <style:style style:name="gr21" style:family="graphic" style:data-style-name="C10104"/>
    <style:style style:name="gr22" style:family="graphic" style:data-style-name="C10030"/>
    <style:style style:name="gr23" style:family="graphic" style:data-style-name="C10030">
      <style:graphic-properties fo:background-color="#99ffff"/>
    </style:style>
    <style:style style:name="gr24" style:family="graphic" style:data-style-name="C10030">
      <style:graphic-properties fo:background-color="#66ffff"/>
    </style:style>
    <style:style style:name="gr25" style:family="graphic" style:data-style-name="C10030">
      <style:graphic-properties draw:textarea-vertical-align="middle"/>
    </style:style>
    <style:style style:name="gr26" style:family="graphic" style:data-style-name="C10038"/>
    <style:style style:name="P1" style:family="paragraph"/>
    <style:style style:name="P2" style:family="paragraph">
      <loext:graphic-properties draw:fill="solid" draw:fill-color="#cc3300" draw:fill-hatch-solid="false"/>
    </style:style>
    <style:style style:name="P3" style:family="paragraph">
      <loext:graphic-properties draw:fill-color="#ffffcc"/>
    </style:style>
    <style:style style:name="P4" style:family="paragraph">
      <loext:graphic-properties draw:fill-color="#006633"/>
    </style:style>
    <style:style style:name="P5" style:family="paragraph">
      <loext:graphic-properties draw:fill-color="#660066"/>
    </style:style>
    <style:style style:name="P6" style:family="paragraph">
      <loext:graphic-properties draw:fill="none" draw:fill-color="#ffffff"/>
      <style:text-properties fo:color="#cc0000" fo:font-family="Magneto" style:font-pitch="variable" fo:font-size="80pt" style:font-size-asian="80pt" style:font-size-complex="80pt"/>
    </style:style>
    <style:style style:name="P7" style:family="paragraph">
      <loext:graphic-properties draw:fill="none" draw:fill-color="#ffffff"/>
      <style:text-properties fo:color="#cc0000" fo:font-family="Magneto" style:font-pitch="variable" fo:font-size="22pt" style:font-size-asian="22pt" style:font-size-complex="22pt"/>
    </style:style>
    <style:style style:name="P8" style:family="paragraph">
      <loext:graphic-properties draw:fill="none" draw:fill-color="#ffffff"/>
      <style:text-properties fo:color="#000000" fo:font-family="Aegyptus" style:font-pitch="variable"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3pt"/>
    </style:style>
    <style:style style:name="P11" style:family="paragraph">
      <style:paragraph-properties fo:text-align="start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5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fo:font-size="15pt" fo:font-style="normal" style:text-underline-style="none"/>
    </style:style>
    <style:style style:name="P17" style:family="paragraph">
      <style:paragraph-properties fo:text-align="start"/>
    </style:style>
    <style:style style:name="T1" style:family="text">
      <style:text-properties fo:color="#cc0000" fo:font-family="Magneto" style:font-pitch="variable" fo:font-size="80pt" style:font-size-asian="80pt" style:font-size-complex="80pt"/>
    </style:style>
    <style:style style:name="T2" style:family="text">
      <style:text-properties fo:color="#cc0000" fo:font-family="'URW Chancery L'" style:font-pitch="variable" fo:font-size="22pt" style:font-size-asian="22pt" style:font-size-complex="22pt"/>
    </style:style>
    <style:style style:name="T3" style:family="text">
      <style:text-properties fo:color="#cc0000" fo:font-family="Magneto" style:font-pitch="variable" fo:font-size="22pt" style:font-size-asian="22pt" style:font-size-complex="22pt"/>
    </style:style>
    <style:style style:name="T4" style:family="text">
      <style:text-properties fo:color="#000000" fo:font-family="Aegyptus" style:font-pitch="variable"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spreadsheet>
      <table:calculation-settings table:automatic-find-labels="false"/>
      <table:table table:name="tampilanu" table:style-name="ta1" table:protected="true">
        <loext:table-protection/>
        <office:forms form:automatic-focus="true" form:apply-design-mode="false">
          <form:form form:name="unnamed0" form:apply-filter="true" form:method="pos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Push Button 2" form:control-implementation="ooo:com.sun.star.form.component.DatabaseImageControl" xml:id="control1" form:id="control1" form:printable="false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  <office:event-listeners>
                <script:event-listener script:language="ooo:script" script:event-name="dom:mousedown" xlink:href="vnd.sun.star.script:jkt1.Module1.masukkmk?language=Basic&amp;location=application" xlink:type="simple"/>
              </office:event-listeners>
            </form:image-frame>
            <form:formatted-text form:name="Formatted Field 1" form:control-implementation="ooo:com.sun.star.form.component.FormattedField" xml:id="control2" form:id="control2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1 Desember 2015"/>
              </form:properties>
              <office:event-listeners>
                <script:event-listener script:language="ooo:script" script:event-name="form:textchange" xlink:href="vnd.sun.star.script:jkt1.Module3.tanggal?language=Basic&amp;location=application" xlink:type="simple"/>
              </office:event-listeners>
            </form:formatted-text>
            <form:fixed-text form:name="Label Field 6" form:control-implementation="ooo:com.sun.star.form.component.FixedText" xml:id="control3" form:id="control3" form:label="TANGGAL"/>
            <form:button form:name="Push Button 6" form:control-implementation="ooo:com.sun.star.form.component.CommandButton" xml:id="control4" form:id="control4" form:label="Ke Tgl Hari in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tanggalhr?language=Basic&amp;location=application" xlink:type="simple"/>
              </office:event-listeners>
            </form:button>
            <form:button form:name="Push Button 7" form:control-implementation="ooo:com.sun.star.form.component.CommandButton" xml:id="control5" form:id="control5" form:label="Form Penjual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2?language=Basic&amp;location=application" xlink:type="simple"/>
              </office:event-listeners>
            </form:button>
            <form:button form:name="Push Button 8" form:control-implementation="ooo:com.sun.star.form.component.CommandButton" xml:id="control6" form:id="control6" form:label="Form Lapor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1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10mm" svg:height="10mm" svg:x="80.15mm" svg:y="107.18mm" draw:control="control1"/>
          <draw:g draw:z-index="1">
            <draw:custom-shape draw:style-name="gr2" svg:width="346.91mm" svg:height="145.54mm" svg:x="42.62mm" svg:y="13m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svg:width="53.55mm" svg:height="42.01mm" svg:x="60.78mm" svg:y="64.34m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svg:width="53.55mm" svg:height="42.01mm" svg:x="88.56mm" svg:y="38.96m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svg:width="53.55mm" svg:height="42.01mm" svg:x="114.6mm" svg:y="65.22m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svg:width="53.55mm" svg:height="42.01mm" svg:x="87.36mm" svg:y="90.95m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6" svg:width="80.51mm" svg:height="28.23mm" svg:x="179.85mm" svg:y="71.14mm">
              <draw:text-box>
                <text:p><text:span text:style-name="T1">PMC </text:span></text:p>
              </draw:text-box>
            </draw:frame>
            <draw:frame draw:style-name="gr8" draw:text-style-name="P7" svg:width="31.13mm" svg:height="12.16mm" svg:x="250.1mm" svg:y="92.12mm">
              <draw:text-box>
                <text:p><text:span text:style-name="T2">Softwares</text:span><text:span text:style-name="T3"> </text:span></text:p>
              </draw:text-box>
            </draw:frame>
            <draw:frame draw:style-name="gr9" draw:text-style-name="P8" svg:width="63.32mm" svg:height="18.09mm" svg:x="186.16mm" svg:y="95.54mm">
              <draw:text-box>
                <text:p><text:span text:style-name="T4">The Leading &amp; Satisfying</text:span></text:p>
              </draw:text-box>
            </draw:frame>
            <draw:frame draw:style-name="gr10" draw:text-style-name="P9" svg:width="115.62mm" svg:height="43.76mm" svg:x="269.31mm" svg:y="115.92mm">
              <draw:text-box>
                <text:p><text:span text:style-name="T5">Lokasi PMC Softwares:</text:span></text:p>
                <text:p><text:span text:style-name="T5">Jl Raya Timur Cicalengka, Cikarmajaya Margaasih. Cicalengka-Bandung.40395</text:span></text:p>
                <text:p><text:span text:style-name="T5">Email : </text:span><text:span text:style-name="T6"><text:a xlink:href="mailto:pmc.computer@yahoo.com" xlink:type="simple">pmc.computer@yahoo.com</text:a></text:span></text:p>
                <text:p><text:span text:style-name="T5">No Telp/WA : 083874338140</text:span></text:p>
                <text:p><text:span text:style-name="T5">BBM : 553F659F</text:span></text:p>
              </draw:text-box>
            </draw:frame>
          </draw:g>
          <draw:control draw:z-index="2" draw:style-name="gr11" draw:text-style-name="P10" svg:width="59.08mm" svg:height="9.63mm" svg:x="281.5mm" svg:y="23.38mm" draw:control="control2"/>
          <draw:control draw:z-index="3" draw:style-name="gr12" draw:text-style-name="P11" svg:width="35.76mm" svg:height="9.65mm" svg:x="257.08mm" svg:y="23.69mm" draw:control="control3"/>
          <draw:control draw:z-index="4" draw:text-style-name="P12" svg:width="35mm" svg:height="10mm" svg:x="342.82mm" svg:y="23.19mm" draw:control="control4"/>
          <draw:control draw:z-index="5" draw:text-style-name="P12" svg:width="35.86mm" svg:height="14.15mm" svg:x="341.87mm" svg:y="48.61mm" draw:control="control5"/>
          <draw:control draw:z-index="6" draw:text-style-name="P12" svg:width="37.17mm" svg:height="15.26mm" svg:x="341.52mm" svg:y="70.52mm" draw:control="control6"/>
        </table:shapes>
        <table:table-column table:style-name="co1" table:number-columns-repeated="19" table:default-cell-style-name="Default"/>
        <table:table-column table:style-name="co1" table:visibility="collapse" table:number-columns-repeated="1005" table:default-cell-style-name="Default"/>
        <table:table-row table:style-name="ro1">
          <table:table-cell table:style-name="ce1" table:number-columns-spanned="19" table:number-rows-spanned="61"/>
          <table:covered-table-cell table:number-columns-repeated="18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 table:visibility="collapse" table:number-rows-repeated="104851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input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4" form:control-implementation="ooo:com.sun.star.form.component.CommandButton" xml:id="control7" form:id="control7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1" form:control-implementation="ooo:com.sun.star.form.component.CommandButton" xml:id="control8" form:id="control8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7.87mm" svg:height="14.07mm" svg:x="852.21mm" svg:y="0mm" draw:control="control7"/>
          <draw:control draw:z-index="1" draw:text-style-name="P13" svg:width="33.13mm" svg:height="13.93mm" svg:x="265.56mm" svg:y="0mm" draw:control="control8"/>
        </table:shapes>
        <table:table-column table:style-name="co2" table:visibility="collapse" table:default-cell-style-name="ce4"/>
        <table:table-column table:style-name="co3" table:visibility="collapse" table:default-cell-style-name="ce7"/>
        <table:table-column table:style-name="co4" table:visibility="collapse" table:default-cell-style-name="ce10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1" table:visibility="collapse" table:default-cell-style-name="ce19"/>
        <table:table-column table:style-name="co7" table:visibility="collapse" table:default-cell-style-name="ce14"/>
        <table:table-column table:style-name="co8" table:visibility="collapse" table:default-cell-style-name="ce14"/>
        <table:table-column table:style-name="co9" table:visibility="collapse" table:default-cell-style-name="ce14"/>
        <table:table-column table:style-name="co10" table:visibility="collapse" table:default-cell-style-name="ce22"/>
        <table:table-column table:style-name="co11" table:visibility="collapse" table:default-cell-style-name="ce25"/>
        <table:table-column table:style-name="co12" table:visibility="collapse" table:default-cell-style-name="ce28"/>
        <table:table-column table:style-name="co13" table:visibility="collapse" table:default-cell-style-name="ce30"/>
        <table:table-column table:style-name="co14" table:visibility="collapse" table:default-cell-style-name="ce30"/>
        <table:table-column table:style-name="co1" table:visibility="collapse" table:default-cell-style-name="ce30"/>
        <table:table-column table:style-name="co15" table:visibility="collapse" table:default-cell-style-name="ce30"/>
        <table:table-column table:style-name="co16" table:visibility="collapse" table:default-cell-style-name="ce21"/>
        <table:table-column table:style-name="co1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2"/>
        <table:table-column table:style-name="co1" table:visibility="collapse" table:default-cell-style-name="ce30"/>
        <table:table-column table:style-name="co22" table:visibility="collapse" table:default-cell-style-name="ce30"/>
        <table:table-column table:style-name="co1" table:visibility="collapse" table:number-columns-repeated="978" table:default-cell-style-name="ce30"/>
        <table:table-column table:style-name="co1" table:visibility="collapse" table:number-columns-repeated="20" table:default-cell-style-name="Default"/>
        <table:table-column table:style-name="co23" table:visibility="collapse" table:default-cell-style-name="Default"/>
        <table:table-row table:style-name="ro2">
          <table:table-cell table:style-name="ce2" office:value-type="string" calcext:value-type="string">
            <text:p>JENIS PENJUALAN</text:p>
          </table:table-cell>
          <table:table-cell table:style-name="ce5"/>
          <table:table-cell table:style-name="ce8" office:value-type="string" calcext:value-type="string">
            <text:p>KODE PRODUK</text:p>
          </table:table-cell>
          <table:table-cell table:style-name="ce11" office:value-type="string" calcext:value-type="string">
            <text:p>PRODUK DATA NOMINAL </text:p>
          </table:table-cell>
          <table:table-cell table:style-name="ce15" office:value-type="string" calcext:value-type="string">
            <text:p>JENIS</text:p>
          </table:table-cell>
          <table:table-cell table:style-name="ce16" office:value-type="string" calcext:value-type="string">
            <text:p>NOMINAL</text:p>
          </table:table-cell>
          <table:table-cell table:style-name="ce15" office:value-type="string" calcext:value-type="string">
            <text:p>HARGA JUAL</text:p>
          </table:table-cell>
          <table:table-cell table:style-name="ce15" office:value-type="string" calcext:value-type="string">
            <text:p>HARGA BELI</text:p>
          </table:table-cell>
          <table:table-cell table:style-name="ce15" office:value-type="string" calcext:value-type="string">
            <text:p>KETERANGAN</text:p>
          </table:table-cell>
          <table:table-cell table:style-name="ce20"/>
          <table:table-cell table:style-name="ce23" office:value-type="string" calcext:value-type="string">
            <text:p>PRODUK JENIS</text:p>
          </table:table-cell>
          <table:table-cell table:style-name="ce26" office:value-type="string" calcext:value-type="string">
            <text:p>PRODUK DATA FISIK DAN PERDANA</text:p>
          </table:table-cell>
          <table:table-cell table:style-name="ce15" office:value-type="string" calcext:value-type="string">
            <text:p>JENIS</text:p>
          </table:table-cell>
          <table:table-cell table:style-name="ce15" office:value-type="string" calcext:value-type="string">
            <text:p>NOMINAL</text:p>
          </table:table-cell>
          <table:table-cell table:style-name="ce15" office:value-type="string" calcext:value-type="string">
            <text:p>HARGA JUAL</text:p>
          </table:table-cell>
          <table:table-cell table:style-name="ce15" office:value-type="string" calcext:value-type="string">
            <text:p>HARGA BELI</text:p>
          </table:table-cell>
          <table:table-cell table:style-name="ce20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PRODUK KANTIN</text:p>
          </table:table-cell>
          <table:table-cell table:style-name="ce15" office:value-type="string" calcext:value-type="string">
            <text:p>HARGA JUAL</text:p>
          </table:table-cell>
          <table:table-cell table:style-name="ce15" office:value-type="string" calcext:value-type="string">
            <text:p>HARGA BELI</text:p>
          </table:table-cell>
          <table:table-cell table:style-name="ce15" office:value-type="string" calcext:value-type="string">
            <text:p>KETERANGAN</text:p>
          </table:table-cell>
          <table:table-cell table:style-name="ce31"/>
          <table:table-cell table:style-name="ce33" table:number-columns-repeated="980"/>
          <table:table-cell table:number-columns-repeated="21"/>
        </table:table-row>
        <table:table-row table:style-name="ro3">
          <table:table-cell table:style-name="ce3" office:value-type="string" calcext:value-type="string">
            <text:p>PULSA</text:p>
          </table:table-cell>
          <table:table-cell table:style-name="ce6"/>
          <table:table-cell table:style-name="ce9" table:formula="of:=CONCATENATE([dinput.D2];[dinput.F2])" office:value-type="string" office:string-value="3 SAKTI100I" calcext:value-type="string">
            <text:p>3 SAKTI10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100I</text:p>
          </table:table-cell>
          <table:table-cell table:style-name="ce12" office:value-type="float" office:value="105000" calcext:value-type="float">
            <text:p>105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2];[.M2];[.N2])" office:value-type="string" office:string-value="3VOUCHER FISIK3000" calcext:value-type="string">
            <text:p>3VOUCHER FISIK3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number-columns-repeated="2" table:style-name="ce29" office:value-type="float" office:value="3000" calcext:value-type="float">
            <text:p>3000</text:p>
          </table:table-cell>
          <table:table-cell table:style-name="ce29" office:value-type="float" office:value="2000" calcext:value-type="float">
            <text:p>200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C,SPRT,FNT BTL SERU 425 ML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 office:value-type="float" office:value="3500" calcext:value-type="float">
            <text:p>35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 office:value-type="string" calcext:value-type="string">
            <text:p>KUOTA INTERNET</text:p>
          </table:table-cell>
          <table:table-cell table:style-name="ce6"/>
          <table:table-cell table:style-name="ce9" table:formula="of:=CONCATENATE([dinput.D3];[dinput.F3])" office:value-type="string" office:string-value="3 SAKTI10I" calcext:value-type="string">
            <text:p>3 SAKTI1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10I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];[.M3];[.N3])" office:value-type="string" office:string-value="3VOUCHER FISIK10000" calcext:value-type="string">
            <text:p>3VOUCHER FISIK10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12000" calcext:value-type="float">
            <text:p>12000</text:p>
          </table:table-cell>
          <table:table-cell table:style-name="ce29" office:value-type="float" office:value="10000" calcext:value-type="float">
            <text:p>1000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C,SPRT,FNT BTL BESAR 1 LTR</text:p>
          </table:table-cell>
          <table:table-cell table:style-name="ce29" office:value-type="float" office:value="8000" calcext:value-type="float">
            <text:p>8000</text:p>
          </table:table-cell>
          <table:table-cell table:style-name="ce29" office:value-type="float" office:value="6000" calcext:value-type="float">
            <text:p>60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 office:value-type="string" calcext:value-type="string">
            <text:p>TOKEN LISTRIK</text:p>
          </table:table-cell>
          <table:table-cell table:style-name="ce6"/>
          <table:table-cell table:style-name="ce9" table:formula="of:=CONCATENATE([dinput.D4];[dinput.F4])" office:value-type="string" office:string-value="3 SAKTI120I" calcext:value-type="string">
            <text:p>3 SAKTI12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120I</text:p>
          </table:table-cell>
          <table:table-cell table:style-name="ce12" office:value-type="float" office:value="130000" calcext:value-type="float">
            <text:p>130000</text:p>
          </table:table-cell>
          <table:table-cell table:style-name="ce12" office:value-type="float" office:value="120000" calcext:value-type="float">
            <text:p>1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];[.M4];[.N4])" office:value-type="string" office:string-value="3VOUCHER FISIK5000" calcext:value-type="string">
            <text:p>3VOUCHER FISIK5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 office:value-type="float" office:value="7000" calcext:value-type="float">
            <text:p>7000</text:p>
          </table:table-cell>
          <table:table-cell table:style-name="ce29" office:value-type="float" office:value="5000" calcext:value-type="float">
            <text:p>500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FRESTEA APEL,MRKS,LEMO 500 ML</text:p>
          </table:table-cell>
          <table:table-cell table:style-name="ce29" office:value-type="float" office:value="6000" calcext:value-type="float">
            <text:p>6000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 office:value-type="string" calcext:value-type="string">
            <text:p>GEMONLINE</text:p>
          </table:table-cell>
          <table:table-cell table:style-name="ce6"/>
          <table:table-cell table:style-name="ce9" table:formula="of:=CONCATENATE([dinput.D5];[dinput.F5])" office:value-type="string" office:string-value="3 SAKTI25I" calcext:value-type="string">
            <text:p>3 SAKTI25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25I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5];[.M5];[.N5])" office:value-type="string" office:string-value="IVOUCHER FISIK25000" calcext:value-type="string">
            <text:p>IVOUCHER FISIK25000</text:p>
          </table:table-cell>
          <table:table-cell table:style-name="ce27" office:value-type="string" calcext:value-type="string">
            <text:p>I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25000" calcext:value-type="float">
            <text:p>25000</text:p>
          </table:table-cell>
          <table:table-cell table:style-name="ce29" office:value-type="float" office:value="28000" calcext:value-type="float">
            <text:p>28000</text:p>
          </table:table-cell>
          <table:table-cell table:style-name="ce29" office:value-type="float" office:value="25500" calcext:value-type="float">
            <text:p>2550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UP FRESTEA,AQUARIUS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 office:value-type="string" calcext:value-type="string">
            <text:p>DLL</text:p>
          </table:table-cell>
          <table:table-cell table:style-name="ce6"/>
          <table:table-cell table:style-name="ce9" table:formula="of:=CONCATENATE([dinput.D6];[dinput.F6])" office:value-type="string" office:string-value="3 SAKTI30I" calcext:value-type="string">
            <text:p>3 SAKTI3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30I</text:p>
          </table:table-cell>
          <table:table-cell table:style-name="ce12" office:value-type="float" office:value="35000" calcext:value-type="float">
            <text:p>35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6];[.M6];[.N6])" office:value-type="string" office:string-value="IVOUCHER FISIK10000" calcext:value-type="string">
            <text:p>IVOUCHER FISIK10000</text:p>
          </table:table-cell>
          <table:table-cell table:style-name="ce27" office:value-type="string" calcext:value-type="string">
            <text:p>I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13000" calcext:value-type="float">
            <text:p>13000</text:p>
          </table:table-cell>
          <table:table-cell table:style-name="ce29" office:value-type="float" office:value="10500" calcext:value-type="float">
            <text:p>1050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ULPY OMG,TRPCL,O'MNG 350 ML</text:p>
          </table:table-cell>
          <table:table-cell table:style-name="ce29" office:value-type="float" office:value="7000" calcext:value-type="float">
            <text:p>7000</text:p>
          </table:table-cell>
          <table:table-cell table:style-name="ce29" office:value-type="float" office:value="6500" calcext:value-type="float">
            <text:p>65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/>
          <table:table-cell table:style-name="ce6"/>
          <table:table-cell table:style-name="ce9" table:formula="of:=CONCATENATE([dinput.D7];[dinput.F7])" office:value-type="string" office:string-value="3 SAKTI50I" calcext:value-type="string">
            <text:p>3 SAKTI5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50I</text:p>
          </table:table-cell>
          <table:table-cell table:style-name="ce12" office:value-type="float" office:value="55000" calcext:value-type="float">
            <text:p>55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7];[.M7];[.N7])" office:value-type="string" office:string-value="SFVOUCHER FISIK20000" calcext:value-type="string">
            <text:p>SFVOUCHER FISIK20000</text:p>
          </table:table-cell>
          <table:table-cell table:style-name="ce27" office:value-type="string" calcext:value-type="string">
            <text:p>SF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20000" calcext:value-type="float">
            <text:p>20000</text:p>
          </table:table-cell>
          <table:table-cell table:style-name="ce29" office:value-type="float" office:value="22000" calcext:value-type="float">
            <text:p>22000</text:p>
          </table:table-cell>
          <table:table-cell table:style-name="ce29" office:value-type="float" office:value="20000" calcext:value-type="float">
            <text:p>2000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NUTRIBOOST MINUTE MAID</text:p>
          </table:table-cell>
          <table:table-cell table:style-name="ce29" office:value-type="float" office:value="6000" calcext:value-type="float">
            <text:p>6000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/>
          <table:table-cell table:style-name="ce6"/>
          <table:table-cell table:style-name="ce9" table:formula="of:=CONCATENATE([dinput.D8];[dinput.F8])" office:value-type="string" office:string-value="3 SAKTI60I" calcext:value-type="string">
            <text:p>3 SAKTI6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60I</text:p>
          </table:table-cell>
          <table:table-cell table:style-name="ce12" office:value-type="float" office:value="65000" calcext:value-type="float">
            <text:p>65000</text:p>
          </table:table-cell>
          <table:table-cell table:style-name="ce12" office:value-type="float" office:value="60000" calcext:value-type="float">
            <text:p>6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8];[.M8];[.N8])" office:value-type="string" office:string-value="SFVOUCHER FISIK60000" calcext:value-type="string">
            <text:p>SFVOUCHER FISIK60000</text:p>
          </table:table-cell>
          <table:table-cell table:style-name="ce27" office:value-type="string" calcext:value-type="string">
            <text:p>SF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60000" calcext:value-type="float">
            <text:p>60000</text:p>
          </table:table-cell>
          <table:table-cell table:style-name="ce29" office:value-type="float" office:value="65000" calcext:value-type="float">
            <text:p>65000</text:p>
          </table:table-cell>
          <table:table-cell table:style-name="ce29" office:value-type="float" office:value="60000" calcext:value-type="float">
            <text:p>6000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DES XTRA 600 ML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9];[dinput.F9])" office:value-type="string" office:string-value="3 SAKTI10" calcext:value-type="string">
            <text:p>3 SAKTI1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4000" calcext:value-type="float">
            <text:p>14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9];[.M9];[.N9])" office:value-type="string" office:string-value="SFKARTU PERDANA3000" calcext:value-type="string">
            <text:p>SFKARTU PERDANA3000</text:p>
          </table:table-cell>
          <table:table-cell table:style-name="ce27" office:value-type="string" calcext:value-type="string">
            <text:p>SF</text:p>
          </table:table-cell>
          <table:table-cell table:style-name="ce29" office:value-type="string" calcext:value-type="string">
            <text:p>KARTU PERDANA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3500" calcext:value-type="float">
            <text:p>350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COCA COLA IMUT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0];[dinput.F10])" office:value-type="string" office:string-value="3 SAKTI100" calcext:value-type="string">
            <text:p>3 SAKTI10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7" office:value-type="float" office:value="100" calcext:value-type="float">
            <text:p>100</text:p>
          </table:table-cell>
          <table:table-cell table:style-name="ce12" office:value-type="float" office:value="110000" calcext:value-type="float">
            <text:p>110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0];[.M10];[.N10])" office:value-type="string" office:string-value="AONKARTU PERDANA15000" calcext:value-type="string">
            <text:p>AONKARTU PERDANA15000</text:p>
          </table:table-cell>
          <table:table-cell table:style-name="ce27" office:value-type="string" calcext:value-type="string">
            <text:p>AON</text:p>
          </table:table-cell>
          <table:table-cell table:style-name="ce29" office:value-type="string" calcext:value-type="string">
            <text:p>KARTU PERDANA</text:p>
          </table:table-cell>
          <table:table-cell table:number-columns-repeated="2" table:style-name="ce29" office:value-type="float" office:value="15000" calcext:value-type="float">
            <text:p>15000</text:p>
          </table:table-cell>
          <table:table-cell table:style-name="ce29" office:value-type="float" office:value="7000" calcext:value-type="float">
            <text:p>7000</text:p>
          </table:table-cell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1];[dinput.F11])" office:value-type="string" office:string-value="3 SAKTI20" calcext:value-type="string">
            <text:p>3 SAKTI2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4000" calcext:value-type="float">
            <text:p>24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1];[.M11];[.N11])" office:value-type="string" office:string-value="AONKARTU PERDANA100000" calcext:value-type="string">
            <text:p>AONKARTU PERDANA100000</text:p>
          </table:table-cell>
          <table:table-cell table:style-name="ce27" office:value-type="string" calcext:value-type="string">
            <text:p>AON</text:p>
          </table:table-cell>
          <table:table-cell table:style-name="ce29" office:value-type="string" calcext:value-type="string">
            <text:p>KARTU PERDANA</text:p>
          </table:table-cell>
          <table:table-cell table:number-columns-repeated="2" table:style-name="ce29" office:value-type="float" office:value="100000" calcext:value-type="float">
            <text:p>100000</text:p>
          </table:table-cell>
          <table:table-cell table:style-name="ce29" office:value-type="float" office:value="85000" calcext:value-type="float">
            <text:p>85000</text:p>
          </table:table-cell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2];[dinput.F12])" office:value-type="string" office:string-value="3 SAKTI25" calcext:value-type="string">
            <text:p>3 SAKTI25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2];[.M12];[.N12])" office:value-type="string" office:string-value="3VOUCHER FISIK1000" calcext:value-type="string">
            <text:p>3VOUCHER FISIK1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1000" calcext:value-type="float">
            <text:p>1000</text:p>
          </table:table-cell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3];[dinput.F13])" office:value-type="string" office:string-value="3 SAKTI30" calcext:value-type="string">
            <text:p>3 SAKTI3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7" office:value-type="float" office:value="30" calcext:value-type="float">
            <text:p>30</text:p>
          </table:table-cell>
          <table:table-cell table:style-name="ce12" office:value-type="float" office:value="36000" calcext:value-type="float">
            <text:p>36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3];[.M13];[.N1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4];[dinput.F14])" office:value-type="string" office:string-value="3 SAKTI5" calcext:value-type="string">
            <text:p>3 SAKTI5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4];[.M14];[.N1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5];[dinput.F15])" office:value-type="string" office:string-value="3 SAKTI50" calcext:value-type="string">
            <text:p>3 SAKTI5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6000" calcext:value-type="float">
            <text:p>56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5];[.M15];[.N1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6];[dinput.F16])" office:value-type="string" office:string-value="ESIA1" calcext:value-type="string">
            <text:p>ESIA1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100" calcext:value-type="float">
            <text:p>11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16];[.M16];[.N1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7];[dinput.F17])" office:value-type="string" office:string-value="ESIA10" calcext:value-type="string">
            <text:p>ESIA1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050" calcext:value-type="float">
            <text:p>100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17];[.M17];[.N1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4">
          <table:table-cell table:style-name="ce3"/>
          <table:table-cell table:style-name="ce6"/>
          <table:table-cell table:style-name="ce9" table:formula="of:=CONCATENATE([dinput.D18];[dinput.F18])" office:value-type="string" office:string-value="ESIA100" calcext:value-type="string">
            <text:p>ESIA10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7" office:value-type="float" office:value="100" calcext:value-type="float">
            <text:p>100</text:p>
          </table:table-cell>
          <table:table-cell table:style-name="ce12" office:value-type="float" office:value="105000" calcext:value-type="float">
            <text:p>105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 office:value-type="string" calcext:value-type="string">
            <text:p>NOMINAL</text:p>
          </table:table-cell>
          <table:table-cell table:style-name="ce21"/>
          <table:table-cell table:style-name="ce24" table:formula="of:=CONCATENATE([.L18];[.M18];[.N1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 table:style-name="ce3"/>
          <table:table-cell table:style-name="ce6"/>
          <table:table-cell table:style-name="ce9" table:formula="of:=CONCATENATE([dinput.D19];[dinput.F19])" office:value-type="string" office:string-value="ESIA20" calcext:value-type="string">
            <text:p>ESIA2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9];[.M19];[.N1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20];[dinput.F20])" office:value-type="string" office:string-value="ESIA25" calcext:value-type="string">
            <text:p>ESIA25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 office:value-type="string" calcext:value-type="string">
            <text:p>NOMINAL</text:p>
          </table:table-cell>
          <table:table-cell table:style-name="ce21"/>
          <table:table-cell table:style-name="ce24" table:formula="of:=CONCATENATE([.L20];[.M20];[.N2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];[dinput.F21])" office:value-type="string" office:string-value="ESIA5" calcext:value-type="string">
            <text:p>ESIA5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00" calcext:value-type="float">
            <text:p>5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1];[.M21];[.N2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];[dinput.F22])" office:value-type="string" office:string-value="ESIA50" calcext:value-type="string">
            <text:p>ESIA5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7" office:value-type="float" office:value="50" calcext:value-type="float">
            <text:p>50</text:p>
          </table:table-cell>
          <table:table-cell table:style-name="ce12" office:value-type="float" office:value="54000" calcext:value-type="float">
            <text:p>54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office:value-type="string" calcext:value-type="string">
            <text:p>NOMINAL</text:p>
          </table:table-cell>
          <table:table-cell table:style-name="ce21"/>
          <table:table-cell table:style-name="ce24" table:formula="of:=CONCATENATE([.L22];[.M22];[.N2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];[dinput.F23])" office:value-type="string" office:string-value="INDOSAT10" calcext:value-type="string">
            <text:p>INDOSAT10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350" calcext:value-type="float">
            <text:p>103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3];[.M23];[.N2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];[dinput.F24])" office:value-type="string" office:string-value="INDOSAT100" calcext:value-type="string">
            <text:p>INDOSAT100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3000" calcext:value-type="float">
            <text:p>103000</text:p>
          </table:table-cell>
          <table:table-cell table:style-name="ce13" office:value-type="float" office:value="97600" calcext:value-type="float">
            <text:p>976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4];[.M24];[.N2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5];[dinput.F25])" office:value-type="string" office:string-value="INDOSAT12" calcext:value-type="string">
            <text:p>INDOSAT12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12" calcext:value-type="float">
            <text:p>12</text:p>
          </table:table-cell>
          <table:table-cell table:style-name="ce13" office:value-type="float" office:value="13000" calcext:value-type="float">
            <text:p>13000</text:p>
          </table:table-cell>
          <table:table-cell table:style-name="ce13" office:value-type="float" office:value="12300" calcext:value-type="float">
            <text:p>12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5];[.M25];[.N2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6];[dinput.F26])" office:value-type="string" office:string-value="INDOSAT2" calcext:value-type="string">
            <text:p>INDOSAT2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2250" calcext:value-type="float">
            <text:p>22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6];[.M26];[.N2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7];[dinput.F27])" office:value-type="string" office:string-value="INDOSAT25" calcext:value-type="string">
            <text:p>INDOSAT25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4900" calcext:value-type="float">
            <text:p>249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7];[.M27];[.N2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8];[dinput.F28])" office:value-type="string" office:string-value="INDOSAT5" calcext:value-type="string">
            <text:p>INDOSAT5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50" calcext:value-type="float">
            <text:p>53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8];[.M28];[.N2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9];[dinput.F29])" office:value-type="string" office:string-value="INDOSAT50" calcext:value-type="string">
            <text:p>INDOSAT50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3000" calcext:value-type="float">
            <text:p>53000</text:p>
          </table:table-cell>
          <table:table-cell table:style-name="ce13" office:value-type="float" office:value="49000" calcext:value-type="float">
            <text:p>490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9];[.M29];[.N2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0];[dinput.F30])" office:value-type="string" office:string-value="TELKOMSEL10" calcext:value-type="string">
            <text:p>TELKOMSEL1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300" calcext:value-type="float">
            <text:p>10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0];[.M30];[.N3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1];[dinput.F31])" office:value-type="string" office:string-value="TELKOMSEL100" calcext:value-type="string">
            <text:p>TELKOMSEL10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3000" calcext:value-type="float">
            <text:p>103000</text:p>
          </table:table-cell>
          <table:table-cell table:style-name="ce13" office:value-type="float" office:value="96900" calcext:value-type="float">
            <text:p>969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1];[.M31];[.N3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32];[dinput.F32])" office:value-type="string" office:string-value="TELKOMSEL20" calcext:value-type="string">
            <text:p>TELKOMSEL2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2];[.M32];[.N3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3];[dinput.F33])" office:value-type="string" office:string-value="TELKOMSEL25" calcext:value-type="string">
            <text:p>TELKOMSEL25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4800" calcext:value-type="float">
            <text:p>248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3];[.M33];[.N3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4];[dinput.F34])" office:value-type="string" office:string-value="TELKOMSEL5" calcext:value-type="string">
            <text:p>TELKOMSEL5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00" calcext:value-type="float">
            <text:p>5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4];[.M34];[.N3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5];[dinput.F35])" office:value-type="string" office:string-value="TELKOMSEL50" calcext:value-type="string">
            <text:p>TELKOMSEL5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3000" calcext:value-type="float">
            <text:p>53000</text:p>
          </table:table-cell>
          <table:table-cell table:style-name="ce13" office:value-type="float" office:value="49100" calcext:value-type="float">
            <text:p>491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5];[.M35];[.N3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36];[dinput.F36])" office:value-type="string" office:string-value="THREE1" calcext:value-type="string">
            <text:p>THREE1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6];[.M36];[.N3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5">
          <table:table-cell/>
          <table:table-cell table:style-name="ce6"/>
          <table:table-cell table:style-name="ce9" table:formula="of:=CONCATENATE([dinput.D37];[dinput.F37])" office:value-type="string" office:string-value="THREE10" calcext:value-type="string">
            <text:p>THREE1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7];[.M37];[.N3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8];[dinput.F38])" office:value-type="string" office:string-value="THREE100" calcext:value-type="string">
            <text:p>THREE10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8];[.M38];[.N3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39];[dinput.F39])" office:value-type="string" office:string-value="THREE20" calcext:value-type="string">
            <text:p>THREE2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9];[.M39];[.N3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0];[dinput.F40])" office:value-type="string" office:string-value="THREE25" calcext:value-type="string">
            <text:p>THREE25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0];[.M40];[.N4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5">
          <table:table-cell/>
          <table:table-cell table:style-name="ce6"/>
          <table:table-cell table:style-name="ce9" table:formula="of:=CONCATENATE([dinput.D41];[dinput.F41])" office:value-type="string" office:string-value="THREE30" calcext:value-type="string">
            <text:p>THREE30</text:p>
          </table:table-cell>
          <table:table-cell table:style-name="ce12" office:value-type="string" calcext:value-type="string">
            <text:p>THREE</text:p>
          </table:table-cell>
          <table:table-cell table:style-name="ce13"/>
          <table:table-cell table:style-name="ce17" office:value-type="float" office:value="30" calcext:value-type="float">
            <text:p>30</text:p>
          </table:table-cell>
          <table:table-cell table:style-name="ce12" office:value-type="float" office:value="33000" calcext:value-type="float">
            <text:p>33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1];[.M41];[.N4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2];[dinput.F42])" office:value-type="string" office:string-value="THREE5" calcext:value-type="string">
            <text:p>THREE5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2];[.M42];[.N4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3];[dinput.F43])" office:value-type="string" office:string-value="THREE50" calcext:value-type="string">
            <text:p>THREE5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3];[.M43];[.N4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4];[dinput.F44])" office:value-type="string" office:string-value="THREE75" calcext:value-type="string">
            <text:p>THREE75</text:p>
          </table:table-cell>
          <table:table-cell table:style-name="ce12" office:value-type="string" calcext:value-type="string">
            <text:p>THREE</text:p>
          </table:table-cell>
          <table:table-cell table:style-name="ce13"/>
          <table:table-cell table:style-name="ce17" office:value-type="float" office:value="75" calcext:value-type="float">
            <text:p>75</text:p>
          </table:table-cell>
          <table:table-cell table:style-name="ce12" office:value-type="float" office:value="80000" calcext:value-type="float">
            <text:p>80000</text:p>
          </table:table-cell>
          <table:table-cell table:style-name="ce12" office:value-type="float" office:value="75000" calcext:value-type="float">
            <text:p>7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4];[.M44];[.N4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5];[dinput.F45])" office:value-type="string" office:string-value="XL1" calcext:value-type="string">
            <text:p>XL1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300" calcext:value-type="float">
            <text:p>1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45];[.M45];[.N4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6];[dinput.F46])" office:value-type="string" office:string-value="XL10" calcext:value-type="string">
            <text:p>XL10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300" calcext:value-type="float">
            <text:p>10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46];[.M46];[.N4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7];[dinput.F47])" office:value-type="string" office:string-value="XL100" calcext:value-type="string">
            <text:p>XL100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7];[.M47];[.N4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8];[dinput.F48])" office:value-type="string" office:string-value="XL25" calcext:value-type="string">
            <text:p>XL25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8];[.M48];[.N4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9];[dinput.F49])" office:value-type="string" office:string-value="XL5" calcext:value-type="string">
            <text:p>XL5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00" calcext:value-type="float">
            <text:p>5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49];[.M49];[.N4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0];[dinput.F50])" office:value-type="string" office:string-value="XL50" calcext:value-type="string">
            <text:p>XL50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50];[.M50];[.N5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1];[dinput.F5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1];[.M51];[.N5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2];[dinput.F5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2];[.M52];[.N5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3];[dinput.F5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3];[.M53];[.N5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4];[dinput.F5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4];[.M54];[.N5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5];[dinput.F5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5];[.M55];[.N5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6];[dinput.F5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6];[.M56];[.N5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7];[dinput.F5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7];[.M57];[.N5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8];[dinput.F5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8];[.M58];[.N5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9];[dinput.F5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9];[.M59];[.N5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0];[dinput.F6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0];[.M60];[.N6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1];[dinput.F6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1];[.M61];[.N6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2];[dinput.F6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2];[.M62];[.N6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3];[dinput.F6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3];[.M63];[.N6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4];[dinput.F6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4];[.M64];[.N6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5];[dinput.F6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5];[.M65];[.N6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6];[dinput.F6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6];[.M66];[.N6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7];[dinput.F6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7];[.M67];[.N6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8];[dinput.F6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8];[.M68];[.N6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9];[dinput.F6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9];[.M69];[.N6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0];[dinput.F7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0];[.M70];[.N7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1];[dinput.F7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1];[.M71];[.N7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2];[dinput.F7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2];[.M72];[.N7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3];[dinput.F7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3];[.M73];[.N7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4];[dinput.F7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4];[.M74];[.N7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5];[dinput.F7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5];[.M75];[.N7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6];[dinput.F7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6];[.M76];[.N7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7];[dinput.F7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7];[.M77];[.N7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8];[dinput.F7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8];[.M78];[.N7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9];[dinput.F7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9];[.M79];[.N7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0];[dinput.F8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0];[.M80];[.N8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1];[dinput.F8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1];[.M81];[.N8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2];[dinput.F8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2];[.M82];[.N8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3];[dinput.F8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3];[.M83];[.N8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4];[dinput.F8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4];[.M84];[.N8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5];[dinput.F8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5];[.M85];[.N8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6];[dinput.F8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6];[.M86];[.N8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7];[dinput.F8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7];[.M87];[.N8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8];[dinput.F8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8];[.M88];[.N8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9];[dinput.F8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9];[.M89];[.N8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0];[dinput.F9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90];[.M90];[.N9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1];[dinput.F9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91];[.M91];[.N9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2];[dinput.F9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3];[dinput.F9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4];[dinput.F9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5];[dinput.F9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6];[dinput.F9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7];[dinput.F9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8];[dinput.F9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9];[dinput.F9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0];[dinput.F10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1];[dinput.F10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2];[dinput.F10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3];[dinput.F10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4];[dinput.F10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5];[dinput.F10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6];[dinput.F10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7];[dinput.F10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8];[dinput.F10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9];[dinput.F10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0];[dinput.F11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1];[dinput.F11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2];[dinput.F11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3];[dinput.F11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4];[dinput.F11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5];[dinput.F11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6];[dinput.F11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7];[dinput.F11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8];[dinput.F11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9];[dinput.F11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0];[dinput.F12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1];[dinput.F12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2];[dinput.F12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3];[dinput.F12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4];[dinput.F12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5];[dinput.F12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6];[dinput.F12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7];[dinput.F12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8];[dinput.F12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9];[dinput.F12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0];[dinput.F13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1];[dinput.F13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2];[dinput.F13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3];[dinput.F13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4];[dinput.F13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5];[dinput.F13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6];[dinput.F13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7];[dinput.F13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8];[dinput.F13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9];[dinput.F13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0];[dinput.F14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1];[dinput.F14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2];[dinput.F14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3];[dinput.F14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4];[dinput.F14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5];[dinput.F14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6];[dinput.F14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7];[dinput.F14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8];[dinput.F14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9];[dinput.F14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0];[dinput.F15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1];[dinput.F15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2];[dinput.F15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3];[dinput.F15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4];[dinput.F15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5];[dinput.F15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6];[dinput.F15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7];[dinput.F15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8];[dinput.F15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9];[dinput.F15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0];[dinput.F16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1];[dinput.F16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2];[dinput.F16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3];[dinput.F16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4];[dinput.F16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5];[dinput.F16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6];[dinput.F16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7];[dinput.F16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8];[dinput.F16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9];[dinput.F16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0];[dinput.F17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1];[dinput.F17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2];[dinput.F17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3];[dinput.F17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4];[dinput.F17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5];[dinput.F17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6];[dinput.F17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7];[dinput.F17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8];[dinput.F17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9];[dinput.F17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0];[dinput.F18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1];[dinput.F18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2];[dinput.F18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3];[dinput.F18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4];[dinput.F18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5];[dinput.F18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6];[dinput.F18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7];[dinput.F18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8];[dinput.F18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9];[dinput.F18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0];[dinput.F19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1];[dinput.F19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2];[dinput.F19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3];[dinput.F19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4];[dinput.F19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5];[dinput.F19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6];[dinput.F19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7];[dinput.F19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8];[dinput.F19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9];[dinput.F19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0];[dinput.F20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1];[dinput.F20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2];[dinput.F20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3];[dinput.F20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4];[dinput.F20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5];[dinput.F20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6];[dinput.F20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7];[dinput.F20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8];[dinput.F20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9];[dinput.F20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0];[dinput.F21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1];[dinput.F21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2];[dinput.F21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3];[dinput.F21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4];[dinput.F21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5];[dinput.F21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6];[dinput.F21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7];[dinput.F21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8];[dinput.F21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9];[dinput.F21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0];[dinput.F22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1];[dinput.F22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2];[dinput.F22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3];[dinput.F22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4];[dinput.F22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5];[dinput.F22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6];[dinput.F22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7];[dinput.F22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8];[dinput.F22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9];[dinput.F22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0];[dinput.F23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1];[dinput.F23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2];[dinput.F23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3];[dinput.F23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4];[dinput.F23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5];[dinput.F23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6];[dinput.F23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7];[dinput.F23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8];[dinput.F23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9];[dinput.F23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0];[dinput.F24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1];[dinput.F24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2];[dinput.F24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3];[dinput.F24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4];[dinput.F24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5];[dinput.F24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6];[dinput.F24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7];[dinput.F24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8];[dinput.F24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9];[dinput.F24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50];[dinput.F25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 table:visibility="collapse" table:number-rows-repeated="220">
          <table:table-cell/>
          <table:table-cell table:style-name="ce6"/>
          <table:table-cell table:number-columns-repeated="7"/>
          <table:table-cell table:style-name="ce21"/>
          <table:table-cell table:number-columns-repeated="1014"/>
        </table:table-row>
        <table:table-row table:style-name="ro1" table:visibility="collapse" table:number-rows-repeated="104810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rint" table:style-name="ta1" table:print-ranges="print.A1:print.D16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" form:id="control10" form:label="Lihat Tampilan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printpreview?language=Basic&amp;location=application" xlink:type="simple"/>
              </office:event-listeners>
            </form:button>
            <form:button form:name="Push Button 1" form:control-implementation="ooo:com.sun.star.form.component.CommandButton" xml:id="control11" form:id="control11" form:label="Tund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masukno?language=Basic&amp;location=application" xlink:type="simple"/>
              </office:event-listeners>
            </form:button>
            <form:button form:name="Push Button 1" form:control-implementation="ooo:com.sun.star.form.component.CommandButton" xml:id="control12" form:id="control12" form:label="Tanpa 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3" svg:width="38.77mm" svg:height="17.99mm" svg:x="121.83mm" svg:y="3.03mm" draw:control="control9"/>
          <draw:control draw:z-index="1" draw:text-style-name="P13" svg:width="38.77mm" svg:height="17.99mm" svg:x="121.43mm" svg:y="23.27mm" draw:control="control10"/>
          <draw:control draw:z-index="2" draw:text-style-name="P13" svg:width="38.77mm" svg:height="17.99mm" svg:x="121.56mm" svg:y="63.43mm" draw:control="control11"/>
          <draw:control draw:z-index="3" draw:text-style-name="P13" svg:width="38.77mm" svg:height="17.99mm" svg:x="121.16mm" svg:y="43.72mm" draw:control="control12"/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1018" table:default-cell-style-name="Default"/>
        <table:table-row table:style-name="ro6">
          <table:table-cell table:style-name="ce34" office:value-type="string" calcext:value-type="string" table:number-columns-spanned="4" table:number-rows-spanned="1">
            <text:p>Struk Penjualan</text:p>
          </table:table-cell>
          <table:covered-table-cell table:number-columns-repeated="3" table:style-name="ce36"/>
          <table:table-cell table:number-columns-repeated="1020"/>
        </table:table-row>
        <table:table-row table:style-name="ro6">
          <table:table-cell table:style-name="ce35" table:number-columns-spanned="4" table:number-rows-spanned="1"/>
          <table:covered-table-cell table:number-columns-repeated="3" table:style-name="ce36"/>
          <table:table-cell table:number-columns-repeated="1020"/>
        </table:table-row>
        <table:table-row table:style-name="ro7">
          <table:table-cell table:style-name="ce36" office:value-type="string" calcext:value-type="string">
            <text:p>JENIS PENJUALAN</text:p>
          </table:table-cell>
          <table:table-cell/>
          <table:table-cell table:style-name="ce36"/>
          <table:table-cell table:style-name="ce44" table:formula="of:=[db.$E$3]" office:value-type="string" office:string-value="KUOTA INTERNET" calcext:value-type="string">
            <text:p>KUOTA INTERNET</text:p>
          </table:table-cell>
          <table:table-cell table:number-columns-repeated="1020"/>
        </table:table-row>
        <table:table-row table:style-name="ro6">
          <table:table-cell table:style-name="ce37"/>
          <table:table-cell table:style-name="ce36" table:number-columns-repeated="3"/>
          <table:table-cell table:number-columns-repeated="1020"/>
        </table:table-row>
        <table:table-row table:style-name="ro6">
          <table:table-cell table:style-name="ce36" office:value-type="string" calcext:value-type="string">
            <text:p>TANGGAL</text:p>
          </table:table-cell>
          <table:table-cell table:style-name="ce36" table:number-columns-repeated="2"/>
          <table:table-cell table:style-name="ce45" table:formula="of:=[db.$A$3]" office:value-type="date" office:date-value="2015-12-11" calcext:value-type="date">
            <text:p>12/11/15</text:p>
          </table:table-cell>
          <table:table-cell table:number-columns-repeated="1020"/>
        </table:table-row>
        <table:table-row table:style-name="ro6">
          <table:table-cell table:style-name="ce36" table:number-columns-repeated="4"/>
          <table:table-cell table:number-columns-repeated="1020"/>
        </table:table-row>
        <table:table-row table:style-name="ro6">
          <table:table-cell table:style-name="ce36" office:value-type="string" calcext:value-type="string">
            <text:p>JENIS PENJUALAN</text:p>
          </table:table-cell>
          <table:table-cell table:style-name="ce36"/>
          <table:table-cell table:style-name="ce36" office:value-type="string" calcext:value-type="string">
            <text:p>NOMINAL</text:p>
          </table:table-cell>
          <table:table-cell table:style-name="ce46" office:value-type="string" calcext:value-type="string">
            <text:p>HARGA</text:p>
          </table:table-cell>
          <table:table-cell table:number-columns-repeated="1020"/>
        </table:table-row>
        <table:table-row table:style-name="ro6">
          <table:table-cell table:style-name="ce38" table:formula="of:=[db.$B$3]" office:value-type="string" office:string-value="0857" calcext:value-type="string">
            <text:p>0857</text:p>
          </table:table-cell>
          <table:table-cell table:style-name="ce36"/>
          <table:table-cell table:style-name="ce34" table:formula="of:=[db.$D$3]" office:value-type="string" office:string-value="20" calcext:value-type="string">
            <text:p>20</text:p>
          </table:table-cell>
          <table:table-cell table:style-name="ce36" table:formula="of:=[db.$F$3]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6" table:number-rows-repeated="4">
          <table:table-cell table:style-name="ce36" table:number-columns-repeated="4"/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4" table:number-rows-spanned="4">
            <text:p>TERIMA KASIH ATAS KUNJUNGANNYA</text:p>
          </table:table-cell>
          <table:covered-table-cell table:number-columns-repeated="3" table:style-name="ce42"/>
          <table:table-cell table:number-columns-repeated="2"/>
          <table:table-cell table:style-name="ce47" table:number-columns-repeated="1017"/>
          <table:table-cell table:style-name="ce49"/>
        </table:table-row>
        <table:table-row table:style-name="ro1">
          <table:covered-table-cell table:style-name="ce40"/>
          <table:covered-table-cell table:number-columns-repeated="3" table:style-name="ce36"/>
          <table:table-cell table:number-columns-repeated="1019"/>
          <table:table-cell table:style-name="ce50"/>
        </table:table-row>
        <table:table-row table:style-name="ro1">
          <table:covered-table-cell table:style-name="ce41"/>
          <table:covered-table-cell table:number-columns-repeated="3" table:style-name="ce43"/>
          <table:table-cell table:number-columns-repeated="2"/>
          <table:table-cell table:style-name="ce48" table:number-columns-repeated="1017"/>
          <table:table-cell table:style-name="ce51"/>
        </table:table-row>
        <table:table-row table:style-name="ro1">
          <table:covered-table-cell table:number-columns-repeated="4" table:style-name="ce36"/>
          <table:table-cell table:number-columns-repeated="1020"/>
        </table:table-row>
        <table:table-row table:style-name="ro1" table:visibility="collapse" table:number-rows-repeated="9">
          <table:table-cell table:number-columns-repeated="1024"/>
        </table:table-row>
        <table:table-row table:style-name="ro1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54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1" table:default-cell-style-name="ce6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82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6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1" table:default-cell-style-name="ce79"/>
        <table:table-column table:style-name="co59" table:default-cell-style-name="ce93"/>
        <table:table-column table:style-name="co60" table:default-cell-style-name="ce95"/>
        <table:table-column table:style-name="co1" table:default-cell-style-name="ce97"/>
        <table:table-column table:style-name="co61" table:default-cell-style-name="ce95"/>
        <table:table-column table:style-name="co1" table:default-cell-style-name="Default"/>
        <table:table-column table:style-name="co1" table:default-cell-style-name="ce79"/>
        <table:table-column table:style-name="co32" table:default-cell-style-name="Default"/>
        <table:table-column table:style-name="co62" table:default-cell-style-name="Default"/>
        <table:table-column table:style-name="co1" table:default-cell-style-name="Default"/>
        <table:table-column table:style-name="co63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64" table:default-cell-style-name="Default"/>
        <table:table-column table:style-name="co5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2" table:default-cell-style-name="Default"/>
        <table:table-column table:style-name="co72" table:default-cell-style-name="Default"/>
        <table:table-column table:style-name="co5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table:style-name="ce52" office:value-type="string" calcext:value-type="string">
            <text:p>datap</text:p>
          </table:table-cell>
          <table:table-cell table:style-name="ce55" table:number-columns-repeated="7"/>
          <table:table-cell table:number-columns-repeated="83"/>
        </table:table-row>
        <table:table-row table:style-name="ro1">
          <table:table-cell table:style-name="ce53" office:value-type="string" calcext:value-type="string">
            <text:p>Tanggal</text:p>
          </table:table-cell>
          <table:table-cell table:style-name="ce56" office:value-type="string" calcext:value-type="string">
            <text:p>Nomor Transaksi</text:p>
          </table:table-cell>
          <table:table-cell table:style-name="ce56" office:value-type="string" calcext:value-type="string">
            <text:p>Jenis Provider</text:p>
          </table:table-cell>
          <table:table-cell table:style-name="ce56" office:value-type="string" calcext:value-type="string">
            <text:p>Nominal</text:p>
          </table:table-cell>
          <table:table-cell table:style-name="ce56" office:value-type="string" calcext:value-type="string">
            <text:p>Jenis Penjualan</text:p>
          </table:table-cell>
          <table:table-cell table:style-name="ce56" office:value-type="string" calcext:value-type="string">
            <text:p>Harga Jual</text:p>
          </table:table-cell>
          <table:table-cell table:style-name="ce56" office:value-type="string" calcext:value-type="string">
            <text:p>Harga Beli</text:p>
          </table:table-cell>
          <table:table-cell table:style-name="ce56" office:value-type="string" calcext:value-type="string">
            <text:p>Keuntungan</text:p>
          </table:table-cell>
          <table:table-cell table:number-columns-repeated="2"/>
          <table:table-cell table:style-name="ce54" office:value-type="string" calcext:value-type="string">
            <text:p>DATAN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20"/>
          <table:table-cell office:value-type="string" calcext:value-type="string">
            <text:p>datavp</text:p>
          </table:table-cell>
          <table:table-cell table:number-columns-repeated="8"/>
          <table:table-cell office:value-type="string" calcext:value-type="string">
            <text:p>datab</text:p>
          </table:table-cell>
          <table:table-cell table:number-columns-repeated="12"/>
          <table:table-cell office:value-type="string" calcext:value-type="string">
            <text:p>dataw</text:p>
          </table:table-cell>
          <table:table-cell table:number-columns-repeated="5"/>
          <table:table-cell office:value-type="string" calcext:value-type="string">
            <text:p>datal</text:p>
          </table:table-cell>
          <table:table-cell table:number-columns-repeated="5"/>
          <table:table-cell office:value-type="string" calcext:value-type="string">
            <text:p>datakmk</text:p>
          </table:table-cell>
          <table:table-cell table:number-columns-repeated="6"/>
          <table:table-cell office:value-type="string" calcext:value-type="string">
            <text:p>dataob</text:p>
          </table:table-cell>
          <table:table-cell table:number-columns-repeated="11"/>
          <table:table-cell office:value-type="string" calcext:value-type="string">
            <text:p>dataindo</text:p>
          </table:table-cell>
          <table:table-cell table:number-columns-repeated="4"/>
        </table:table-row>
        <table:table-row table:style-name="ro8"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7" office:value-type="string" calcext:value-type="string">
            <text:p>0857</text:p>
          </table:table-cell>
          <table:table-cell table:style-name="ce56"/>
          <table:table-cell table:style-name="ce61" office:value-type="string" calcext:value-type="string">
            <text:p>20</text:p>
          </table:table-cell>
          <table:table-cell table:style-name="ce56" office:value-type="string" calcext:value-type="string">
            <text:p>KUOTA INTERNET</text:p>
          </table:table-cell>
          <table:table-cell table:style-name="ce56" table:formula="of:=VLOOKUP(CONCATENATE([.$C$3];[.$D$3]);[dinput.$D2:.$H$36];4;0)" office:value-type="string" office:string-value="" calcext:value-type="error">
            <text:p>#N/A</text:p>
          </table:table-cell>
          <table:table-cell table:style-name="ce56" table:formula="of:=VLOOKUP(CONCATENATE([.$C$3];[.$D$3]);[dinput.$D2:.$H$36];5;0)" office:value-type="string" office:string-value="" calcext:value-type="error">
            <text:p>#N/A</text:p>
          </table:table-cell>
          <table:table-cell table:style-name="ce56" table:formula="of:=[.F3]-[.G3]" office:value-type="string" office:string-value="" calcext:value-type="error">
            <text:p>#N/A</text:p>
          </table:table-cell>
          <table:table-cell table:number-columns-repeated="2"/>
          <table:table-cell table:style-name="ce64" office:value-type="string" calcext:value-type="string">
            <text:p>TANGGAL</text:p>
          </table:table-cell>
          <table:table-cell table:style-name="ce71" office:value-type="string" calcext:value-type="string">
            <text:p>NOMOR HP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JENIS</text:p>
          </table:table-cell>
          <table:table-cell table:style-name="ce71" office:value-type="string" calcext:value-type="string">
            <text:p>KODEPRODUK</text:p>
          </table:table-cell>
          <table:table-cell table:style-name="ce71" office:value-type="string" calcext:value-type="string">
            <text:p>NAMA PRODUK</text:p>
          </table:table-cell>
          <table:table-cell table:style-name="ce71" office:value-type="string" calcext:value-type="string">
            <text:p>JENIS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KUANTITI</text:p>
          </table:table-cell>
          <table:table-cell table:style-name="ce71" office:value-type="string" calcext:value-type="string">
            <text:p>SALDO</text:p>
          </table:table-cell>
          <table:table-cell table:style-name="ce71" office:value-type="string" calcext:value-type="string">
            <text:p>STOK</text:p>
          </table:table-cell>
          <table:table-cell table:style-name="ce71" office:value-type="string" calcext:value-type="string">
            <text:p>HARGA JUAL</text:p>
          </table:table-cell>
          <table:table-cell table:style-name="ce71" office:value-type="string" calcext:value-type="string">
            <text:p>HARGA BELI</text:p>
          </table:table-cell>
          <table:table-cell table:style-name="ce71" office:value-type="string" calcext:value-type="string">
            <text:p>TOTAL HARGA JUAL</text:p>
          </table:table-cell>
          <table:table-cell table:style-name="ce71" office:value-type="string" calcext:value-type="string">
            <text:p>TOTAL HARGA BELI</text:p>
          </table:table-cell>
          <table:table-cell table:style-name="ce71" office:value-type="string" calcext:value-type="string">
            <text:p>KEUNTUNGAN</text:p>
          </table:table-cell>
          <table:table-cell table:style-name="ce71" office:value-type="string" calcext:value-type="string">
            <text:p>KETERANGAN</text:p>
          </table:table-cell>
          <table:table-cell table:style-name="ce71" office:value-type="string" calcext:value-type="string">
            <text:p>SALDO TAMBAH</text:p>
          </table:table-cell>
          <table:table-cell table:style-name="ce71" office:value-type="string" calcext:value-type="string">
            <text:p>STOK TAMBAH</text:p>
          </table:table-cell>
          <table:table-cell table:style-name="ce71" office:value-type="string" calcext:value-type="string">
            <text:p>SALDO SISA</text:p>
          </table:table-cell>
          <table:table-cell table:style-name="ce71" office:value-type="string" calcext:value-type="string">
            <text:p>STOK SISA</text:p>
          </table:table-cell>
          <table:table-cell table:number-columns-repeated="2"/>
          <table:table-cell table:style-name="ce80" office:value-type="string" calcext:value-type="string">
            <text:p>TANGGAL</text:p>
          </table:table-cell>
          <table:table-cell table:style-name="ce81" office:value-type="string" calcext:value-type="string">
            <text:p>PRODUK</text:p>
          </table:table-cell>
          <table:table-cell table:style-name="ce75" office:value-type="string" calcext:value-type="string">
            <text:p>JENIS</text:p>
          </table:table-cell>
          <table:table-cell table:style-name="ce83" office:value-type="string" calcext:value-type="string">
            <text:p>NOMINAL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KEUNTUNGAN</text:p>
          </table:table-cell>
          <table:table-cell table:number-columns-repeated="2"/>
          <table:table-cell table:style-name="ce86" office:value-type="string" calcext:value-type="string">
            <text:p>Tanggal</text:p>
          </table:table-cell>
          <table:table-cell table:style-name="ce86" office:value-type="string" calcext:value-type="string">
            <text:p>Produk</text:p>
          </table:table-cell>
          <table:table-cell table:style-name="ce86" office:value-type="string" calcext:value-type="string">
            <text:p>KUANTITI</text:p>
          </table:table-cell>
          <table:table-cell table:style-name="ce86" office:value-type="string" calcext:value-type="string">
            <text:p>HARGA JUAL</text:p>
          </table:table-cell>
          <table:table-cell table:style-name="ce86" office:value-type="string" calcext:value-type="string">
            <text:p>TOTAL HARGA JUAL</text:p>
          </table:table-cell>
          <table:table-cell table:style-name="ce86" office:value-type="string" calcext:value-type="string">
            <text:p>HARGA BELI</text:p>
          </table:table-cell>
          <table:table-cell table:style-name="ce86" office:value-type="string" calcext:value-type="string">
            <text:p>TOTAL HARGA BELI</text:p>
          </table:table-cell>
          <table:table-cell table:style-name="ce86" office:value-type="string" calcext:value-type="string">
            <text:p>KEUNTUNGAN</text:p>
          </table:table-cell>
          <table:table-cell table:style-name="ce86" office:value-type="string" calcext:value-type="string">
            <text:p>KETERANGAN</text:p>
          </table:table-cell>
          <table:table-cell table:style-name="ce86" office:value-type="string" calcext:value-type="string">
            <text:p>STOK AWAL</text:p>
          </table:table-cell>
          <table:table-cell table:style-name="ce86" office:value-type="string" calcext:value-type="string">
            <text:p>STOK AKHIR</text:p>
          </table:table-cell>
          <table:table-cell table:number-columns-repeated="2"/>
          <table:table-cell table:style-name="ce94" office:value-type="string" calcext:value-type="string">
            <text:p>TANGGAL</text:p>
          </table:table-cell>
          <table:table-cell table:style-name="ce96" office:value-type="string" calcext:value-type="string">
            <text:p>PENDAPATAN JASA</text:p>
          </table:table-cell>
          <table:table-cell table:style-name="ce98" office:value-type="string" calcext:value-type="string">
            <text:p>HARGA</text:p>
          </table:table-cell>
          <table:table-cell table:style-name="ce96" office:value-type="string" calcext:value-type="string">
            <text:p>KETERANGAN</text:p>
          </table:table-cell>
          <table:table-cell table:number-columns-repeated="2"/>
          <table:table-cell table:style-name="ce89" office:value-type="string" calcext:value-type="string">
            <text:p>TANGGAL</text:p>
          </table:table-cell>
          <table:table-cell table:style-name="ce89" office:value-type="string" calcext:value-type="string">
            <text:p>NOMOR LAUNDRY</text:p>
          </table:table-cell>
          <table:table-cell table:style-name="ce89" office:value-type="string" calcext:value-type="string">
            <text:p>HARGA</text:p>
          </table:table-cell>
          <table:table-cell table:style-name="ce89" office:value-type="string" calcext:value-type="string">
            <text:p>KETERANGAN</text:p>
          </table:table-cell>
          <table:table-cell table:number-columns-repeated="2"/>
          <table:table-cell table:style-name="ce78" office:value-type="string" calcext:value-type="string">
            <text:p>TANGGAL</text:p>
          </table:table-cell>
          <table:table-cell table:style-name="ce78" office:value-type="string" calcext:value-type="string">
            <text:p>JENIS</text:p>
          </table:table-cell>
          <table:table-cell table:style-name="ce78" office:value-type="string" calcext:value-type="string">
            <text:p>PENAMBAHAN</text:p>
          </table:table-cell>
          <table:table-cell table:style-name="ce78" office:value-type="string" calcext:value-type="string">
            <text:p>PENGURANGAN</text:p>
          </table:table-cell>
          <table:table-cell table:style-name="ce78" office:value-type="string" calcext:value-type="string">
            <text:p>KETERANGAN</text:p>
          </table:table-cell>
          <table:table-cell table:number-columns-repeated="2"/>
          <table:table-cell table:style-name="ce56" office:value-type="string" calcext:value-type="string">
            <text:p>KODE</text:p>
          </table:table-cell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 table:number-columns-repeated="3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 INDOMOG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TOTAL PENDAPATAN</text:p>
          </table:table-cell>
          <table:table-cell table:style-name="ce56" office:value-type="string" calcext:value-type="string">
            <text:p>KEUNTUNGAN</text:p>
          </table:table-cell>
        </table:table-row>
        <table:table-row table:style-name="ro1">
          <table:table-cell table:style-name="ce53" office:value-type="string" calcext:value-type="string">
            <text:p>^</text:p>
          </table:table-cell>
          <table:table-cell table:style-name="ce57"/>
          <table:table-cell table:style-name="ce56"/>
          <table:table-cell table:style-name="ce61"/>
          <table:table-cell table:style-name="ce56" table:number-columns-repeated="4"/>
          <table:table-cell table:number-columns-repeated="2"/>
          <table:table-cell table:style-name="ce65" table:formula="of:=IFERROR([.A14];&quot;&quot;)" office:value-type="date" office:date-value="2015-12-11" calcext:value-type="date">
            <text:p>11 Desember 2015</text:p>
          </table:table-cell>
          <table:table-cell table:style-name="ce72" table:formula="of:=CONCATENATE(LEFT([.N4];1);[.L5])">
            <text:p/>
          </table:table-cell>
          <table:table-cell table:style-name="ce73" table:number-columns-repeated="2"/>
          <table:table-cell table:style-name="ce71" table:formula="of:=IFERROR(IF(OR([.U4]=0;[.U4]=&quot;&quot;;[.U4]=&quot;TIDAK ADA DATA&quot;);&quot;&quot;;[.P18]);&quot;&quot;)">
            <text:p/>
          </table:table-cell>
          <table:table-cell table:style-name="ce71" table:formula="of:=IFERROR(IF([.$T$4]=&quot;&quot;;&quot;&quot;;[.O18]);&quot;&quot;)">
            <text:p/>
          </table:table-cell>
          <table:table-cell table:style-name="ce71" table:formula="of:=IFERROR(IF(ISBLANK([.N4]);&quot;&quot;;[.N4]);&quot;&quot;)">
            <text:p/>
          </table:table-cell>
          <table:table-cell table:style-name="ce71" table:formula="of:=IFERROR([.M4];&quot;&quot;)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IFERROR(IF(VLOOKUP([.P18];[dinput.C1:.I50];1;0)=&quot;&quot;;&quot;&quot;;IF(OR([.U4]=0;[.U4]=&quot;TIDAK ADA DATA&quot;);VLOOKUP([db.$O$18];[datan.$F$1:.$K$57];5;0);&quot;&quot;));&quot;TIDAK ADA DATA&quot;)" office:value-type="string" office:string-value="TIDAK ADA DATA" calcext:value-type="string">
            <text:p>TIDAK ADA DATA</text:p>
          </table:table-cell>
          <table:table-cell table:style-name="ce71" table:formula="of:=IFERROR(VLOOKUP([db.$P$18];[datan.$E$1:.$K$57];7;0);&quot;TIDAK ADA DATA&quot;)" office:value-type="string" office:string-value="TIDAK ADA DATA" calcext:value-type="string">
            <text:p>TIDAK ADA DATA</text:p>
          </table:table-cell>
          <table:table-cell table:style-name="ce71" table:formula="of:=IFERROR(VLOOKUP([db.$P$18];[dinput.$C$1:.$I$51];5;0);&quot;&quot;)">
            <text:p/>
          </table:table-cell>
          <table:table-cell table:style-name="ce71" table:formula="of:=IFERROR(VLOOKUP([db.$P$18];[dinput.$C$1:.$I$51];6;0);&quot;&quot;)">
            <text:p/>
          </table:table-cell>
          <table:table-cell table:style-name="ce71" table:formula="of:=IFERROR([db.V4]*[db.S4];&quot;&quot;)">
            <text:p/>
          </table:table-cell>
          <table:table-cell table:style-name="ce71" table:formula="of:=IFERROR([db.S4]*[db.W4];&quot;&quot;)">
            <text:p/>
          </table:table-cell>
          <table:table-cell table:style-name="ce71" table:formula="of:=IFERROR([db.X4]-[db.Y4];&quot;&quot;)">
            <text:p/>
          </table:table-cell>
          <table:table-cell table:style-name="ce73"/>
          <table:table-cell table:style-name="ce71" table:number-columns-repeated="2"/>
          <table:table-cell table:style-name="ce71" table:formula="of:=IFERROR([.T4]-[.X4];&quot;&quot;)">
            <text:p/>
          </table:table-cell>
          <table:table-cell table:style-name="ce71" table:formula="of:=IFERROR(IF([.U4]=&quot;&quot;;&quot;&quot;;[.U4]-[.S4]);&quot;&quot;)">
            <text:p/>
          </table:table-cell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61"/>
          <table:table-cell table:style-name="ce56"/>
          <table:table-cell table:style-name="ce84"/>
          <table:table-cell table:style-name="ce56" table:formula="of:=IFERROR(VLOOKUP([.$AI$8];[dinput.$K$2:.$P$41];5;0);&quot;TIDAK ADA DATA&quot;)" office:value-type="float" office:value="0" calcext:value-type="float">
            <text:p>0</text:p>
          </table:table-cell>
          <table:table-cell table:style-name="ce56" table:formula="of:=IFERROR(VLOOKUP([.$AI$8];[dinput.$K$2:.$P$41];6;0);&quot;TIDAK ADA DATA&quot;)" office:value-type="float" office:value="0" calcext:value-type="float">
            <text:p>0</text:p>
          </table:table-cell>
          <table:table-cell table:style-name="ce56" table:formula="of:=IFERROR([.AL4]-[.AM4];&quot;&quot;)" office:value-type="float" office:value="0" calcext:value-type="float">
            <text:p>0</text:p>
          </table:table-cell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3" office:value-type="string" calcext:value-type="string">
            <text:p>FRESTEA APEL,MRKS,LEMO 500 ML</text:p>
          </table:table-cell>
          <table:table-cell table:style-name="ce71" office:value-type="string" calcext:value-type="string">
            <text:p>#N/A</text:p>
          </table:table-cell>
          <table:table-cell table:style-name="ce71" table:formula="of:=VLOOKUP([.$AR$4];[dinput.$S$1:.$V$91];2;0)" office:value-type="float" office:value="6000" calcext:value-type="float">
            <text:p>6000</text:p>
          </table:table-cell>
          <table:table-cell table:style-name="ce71" table:formula="of:=[.AT4]*[.AS4]" office:value-type="string" office:string-value="" calcext:value-type="error">
            <text:p>#VALUE!</text:p>
          </table:table-cell>
          <table:table-cell table:style-name="ce71" table:formula="of:=VLOOKUP([.$AR$4];[dinput.$S$1:.$V$91];3;0)" office:value-type="float" office:value="5000" calcext:value-type="float">
            <text:p>5000</text:p>
          </table:table-cell>
          <table:table-cell table:style-name="ce71" table:formula="of:=[.AV4]*[.AS4]" office:value-type="string" office:string-value="" calcext:value-type="error">
            <text:p>#VALUE!</text:p>
          </table:table-cell>
          <table:table-cell table:style-name="ce71" table:formula="of:=[.AU4]-[.AW4]" office:value-type="string" office:string-value="" calcext:value-type="error">
            <text:p>#VALUE!</text:p>
          </table:table-cell>
          <table:table-cell table:style-name="ce71"/>
          <table:table-cell table:style-name="ce71" table:formula="of:=IFERROR(VLOOKUP([.$AR$4];[datab.$D$1:.$M$6];8;0);&quot;TIDAK ADA DATA&quot;)" office:value-type="string" office:string-value="TIDAK ADA DATA" calcext:value-type="string">
            <text:p>TIDAK ADA DATA</text:p>
          </table:table-cell>
          <table:table-cell table:style-name="ce71" table:formula="of:=IFERROR([.AZ4]-[.AS4];&quot;TIDAK ADA DATA&quot;)" office:value-type="string" office:string-value="TIDAK ADA DATA" calcext:value-type="string">
            <text:p>TIDAK ADA DATA</text:p>
          </table:table-cell>
          <table:table-cell table:number-columns-repeated="2"/>
          <table:table-cell table:style-name="ce70" table:formula="of:=[.$A$14]" office:value-type="date" office:date-value="2015-12-11" calcext:value-type="date">
            <text:p>11 Desember 2015</text:p>
          </table:table-cell>
          <table:table-cell table:style-name="ce61"/>
          <table:table-cell table:style-name="ce99"/>
          <table:table-cell table:style-name="ce61"/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61"/>
          <table:table-cell table:style-name="ce56" table:number-columns-repeated="2"/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6"/>
          <table:table-cell table:style-name="ce61" table:number-columns-repeated="2"/>
          <table:table-cell table:style-name="ce56"/>
          <table:table-cell table:number-columns-repeated="2"/>
          <table:table-cell table:style-name="ce101" table:formula="of:=IFERROR(VLOOKUP([.BY4];[dinputob.C1:.H30];6;0);&quot;TIDAK ADA DATA&quot;)" office:value-type="string" office:string-value="TIDAK ADA DATA" calcext:value-type="string">
            <text:p>TIDAK ADA DATA</text:p>
          </table:table-cell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6"/>
          <table:table-cell table:style-name="ce61"/>
          <table:table-cell table:style-name="ce56" table:formula="of:=IFERROR(VLOOKUP([.BW4];[dataob.B1:.F37];5;0);&quot;TIDAK ADA DATA&quot;)" office:value-type="float" office:value="300000" calcext:value-type="float">
            <text:p>300000</text:p>
          </table:table-cell>
          <table:table-cell table:style-name="ce61"/>
          <table:table-cell table:style-name="ce56"/>
          <table:table-cell table:style-name="ce56" table:formula="of:=IFERROR(VLOOKUP([.BY4];[dinputob.C3:.D20];2;0);&quot;TIDAK ADA DATA&quot;)" office:value-type="string" office:string-value="TIDAK ADA DATA" calcext:value-type="string">
            <text:p>TIDAK ADA DATA</text:p>
          </table:table-cell>
          <table:table-cell table:style-name="ce56" table:formula="of:=IFERROR([.D4]*[.BZ4];&quot;&quot;)" office:value-type="float" office:value="0" calcext:value-type="float">
            <text:p>0</text:p>
          </table:table-cell>
          <table:table-cell table:number-columns-repeated="3"/>
          <table:table-cell table:style-name="ce90" table:formula="of:=[.A14]" office:value-type="date" office:date-value="2015-12-11" calcext:value-type="date">
            <text:p>12/11/15</text:p>
          </table:table-cell>
          <table:table-cell table:style-name="ce56"/>
          <table:table-cell table:style-name="ce92"/>
          <table:table-cell table:style-name="ce61" table:number-columns-repeated="2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6" table:formula="of:=IF(AND([.K6]=1;[.K7]=1;[.K8]=1;[.K9]=1);1;0)" office:value-type="boolean" office:boolean-value="false" calcext:value-type="boolean">
            <text:p>SALAH</text:p>
          </table:table-cell>
          <table:table-cell table:style-name="ce73"/>
          <table:table-cell table:number-columns-repeated="21"/>
          <table:table-cell table:style-name="ce77" table:formula="of:=IF(AND([.AH6]=1;[.AH7]=1);1;0)" office:value-type="boolean" office:boolean-value="false" calcext:value-type="boolean">
            <text:p>FALSE</text:p>
          </table:table-cell>
          <table:table-cell table:number-columns-repeated="2"/>
          <table:table-cell table:style-name="ce85" office:value-type="string" calcext:value-type="string">
            <text:p>NOMOR SERI </text:p>
          </table:table-cell>
          <table:table-cell table:number-columns-repeated="5"/>
          <table:table-cell table:style-name="ce67" table:formula="of:=AND([.AR5]=1;[.AS5]=1)" office:value-type="boolean" office:boolean-value="true" calcext:value-type="boolean">
            <text:p>TRUE</text:p>
          </table:table-cell>
          <table:table-cell table:style-name="ce67" table:formula="of:=NOT(OR([.AR4]=&quot;&quot;;[.AR4]=0))" office:value-type="boolean" office:boolean-value="true" calcext:value-type="boolean">
            <text:p>TRUE</text:p>
          </table:table-cell>
          <table:table-cell table:style-name="ce67" table:formula="of:=NOT(OR([.AS4]=&quot;&quot;;[.AS4]=0))" office:value-type="boolean" office:boolean-value="true" calcext:value-type="boolean">
            <text:p>TRUE</text:p>
          </table:table-cell>
          <table:table-cell table:number-columns-repeated="5"/>
          <table:table-cell table:style-name="ce67"/>
          <table:table-cell table:number-columns-repeated="4"/>
          <table:table-cell table:style-name="ce66" table:formula="of:=[.BD6]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[.BJ6]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[.BP6]" office:value-type="boolean" office:boolean-value="false" calcext:value-type="boolean">
            <text:p>SALAH</text:p>
          </table:table-cell>
          <table:table-cell table:number-columns-repeated="6"/>
          <table:table-cell table:style-name="ce67" table:formula="of:=AND([.BY6]=1;[.BZ6]=1;[.CB6]=1)" office:value-type="boolean" office:boolean-value="false" calcext:value-type="boolean">
            <text:p>FALSE</text:p>
          </table:table-cell>
          <table:table-cell table:number-columns-repeated="7"/>
          <table:table-cell table:style-name="ce56" office:value-type="string" calcext:value-type="string">
            <text:p>SALDO AKHIR</text:p>
          </table:table-cell>
          <table:table-cell table:number-columns-repeated="3"/>
          <table:table-cell table:style-name="ce56" table:formula="of:=IF(AND([.CI6]=1;[.CJ6]=1;[.CK6]=1;[.CL6]=1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7" table:formula="of:=NOT(AND([.T4]=&quot;TIDAK ADA DATA&quot;;[.U4]=&quot;TIDAK ADA DATA&quot;))" office:value-type="boolean" office:boolean-value="false" calcext:value-type="boolean">
            <text:p>FALSE</text:p>
          </table:table-cell>
          <table:table-cell/>
          <table:table-cell table:style-name="ce75" office:value-type="string" calcext:value-type="string">
            <text:p>VOUCHER ELEKTRIK </text:p>
          </table:table-cell>
          <table:table-cell table:number-columns-repeated="3"/>
          <table:table-cell table:style-name="ce78" office:value-type="string" calcext:value-type="string">
            <text:p>JENIS GOLONGAN</text:p>
          </table:table-cell>
          <table:table-cell table:style-name="ce78" office:value-type="string" calcext:value-type="string">
            <text:p>SALDO AWAL</text:p>
          </table:table-cell>
          <table:table-cell table:style-name="ce78" office:value-type="string" calcext:value-type="string">
            <text:p>TAMBAH SALDO</text:p>
          </table:table-cell>
          <table:table-cell table:style-name="ce78" office:value-type="string" calcext:value-type="string">
            <text:p>SALDO AKHIR</text:p>
          </table:table-cell>
          <table:table-cell table:number-columns-repeated="13"/>
          <table:table-cell table:style-name="ce77" table:formula="of:=NOT(AND([.$AL$4]=&quot;TIDAK ADA DATA&quot;;[.$AM$4]=&quot;TIDAK ADA DATA&quot;))" office:value-type="boolean" office:boolean-value="true" calcext:value-type="boolean">
            <text:p>TRUE</text:p>
          </table:table-cell>
          <table:table-cell table:number-columns-repeated="2"/>
          <table:table-cell table:style-name="ce85"/>
          <table:table-cell table:number-columns-repeated="18"/>
          <table:table-cell table:style-name="ce66" table:formula="of:=NOT(AND([.BE4]=0))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NOT(AND([.BK4]=0))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NOT(AND([.BQ4]=0))" office:value-type="boolean" office:boolean-value="false" calcext:value-type="boolean">
            <text:p>SALAH</text:p>
          </table:table-cell>
          <table:table-cell table:number-columns-repeated="6"/>
          <table:table-cell table:style-name="ce67"/>
          <table:table-cell/>
          <table:table-cell table:style-name="ce67" table:formula="of:=NOT(OR([.BY4]=&quot;&quot;;[.BY4]=0))" office:value-type="boolean" office:boolean-value="false" calcext:value-type="boolean">
            <text:p>FALSE</text:p>
          </table:table-cell>
          <table:table-cell table:style-name="ce67" table:formula="of:=NOT(OR([.BZ4]=&quot;&quot;;[.BZ4]=0))" office:value-type="boolean" office:boolean-value="false" calcext:value-type="boolean">
            <text:p>FALSE</text:p>
          </table:table-cell>
          <table:table-cell/>
          <table:table-cell table:style-name="ce67" table:formula="of:=NOT(OR([.CB4]=&quot;&quot;;[.CB4]=0))" office:value-type="boolean" office:boolean-value="false" calcext:value-type="boolean">
            <text:p>FALSE</text:p>
          </table:table-cell>
          <table:table-cell table:number-columns-repeated="2"/>
          <table:table-cell table:style-name="ce56" table:formula="of:=IFERROR([.CA4]-[.CB4];&quot;TIDAK ADA DATA&quot;)" office:value-type="float" office:value="300000" calcext:value-type="float">
            <text:p>300000</text:p>
          </table:table-cell>
          <table:table-cell table:number-columns-repeated="3"/>
          <table:table-cell table:style-name="ce77" table:formula="of:=NOT(AND([.CJ4]=0))" office:value-type="boolean" office:boolean-value="false" calcext:value-type="boolean">
            <text:p>FALSE</text:p>
          </table:table-cell>
          <table:table-cell table:style-name="ce77" table:formula="of:=NOT(AND([.CK4]=0))" office:value-type="boolean" office:boolean-value="false" calcext:value-type="boolean">
            <text:p>FALSE</text:p>
          </table:table-cell>
          <table:table-cell table:style-name="ce77" table:formula="of:=NOT(AND([.CL4]=0))" office:value-type="boolean" office:boolean-value="false" calcext:value-type="boolean">
            <text:p>FALSE</text:p>
          </table:table-cell>
          <table:table-cell table:style-name="ce77" table:formula="of:=NOT(AND([.CM4]=0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8" table:formula="of:=IF(NOT(ISBLANK([.$L$5]));1;0)" office:value-type="float" office:value="0" calcext:value-type="float">
            <text:p>0</text:p>
          </table:table-cell>
          <table:table-cell/>
          <table:table-cell table:style-name="ce56"/>
          <table:table-cell table:number-columns-repeated="3"/>
          <table:table-cell table:style-name="ce56" office:value-type="string" calcext:value-type="string">
            <text:p>PROVIDER</text:p>
          </table:table-cell>
          <table:table-cell table:style-name="ce56" table:formula="of:=IFERROR(VLOOKUP([.$Q$7];[datan.$E$1:.$N$55];3;0);&quot;&quot;)">
            <text:p/>
          </table:table-cell>
          <table:table-cell table:style-name="ce61"/>
          <table:table-cell table:style-name="ce56" table:formula="of:=IFERROR([.R7]+[.S7];&quot;&quot;)">
            <text:p/>
          </table:table-cell>
          <table:table-cell table:number-columns-repeated="13"/>
          <table:table-cell table:style-name="ce77" table:formula="of:=NOT(AND([.AI4]=&quot;&quot;;[.AJ4]=&quot;&quot;;[.AK4]=&quot;&quot;))" office:value-type="boolean" office:boolean-value="false" calcext:value-type="boolean">
            <text:p>FALSE</text:p>
          </table:table-cell>
          <table:table-cell table:style-name="ce56" office:value-type="string" calcext:value-type="string">
            <text:p>PRODUK</text:p>
          </table:table-cell>
          <table:table-cell table:number-columns-repeated="8"/>
          <table:table-cell table:style-name="ce71" office:value-type="string" calcext:value-type="string">
            <text:p>Produk</text:p>
          </table:table-cell>
          <table:table-cell table:style-name="ce71" office:value-type="string" calcext:value-type="string">
            <text:p>STOK AWAL</text:p>
          </table:table-cell>
          <table:table-cell table:style-name="ce71" office:value-type="string" calcext:value-type="string">
            <text:p>TAMBAH STOK</text:p>
          </table:table-cell>
          <table:table-cell table:style-name="ce71" office:value-type="string" calcext:value-type="string">
            <text:p>STOK AKHIR</text:p>
          </table:table-cell>
          <table:table-cell table:number-columns-repeated="8"/>
          <table:table-cell table:style-name="ce66"/>
          <table:table-cell table:number-columns-repeated="18"/>
          <table:table-cell table:style-name="ce67"/>
          <table:table-cell table:number-columns-repeated="16"/>
        </table:table-row>
        <table:table-row table:style-name="ro1">
          <table:table-cell table:style-name="ce52" office:value-type="string" calcext:value-type="string">
            <text:p>catatan</text:p>
          </table:table-cell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7" table:formula="of:=NOT(AND([.$T$4]=&quot;TIDAK ADA DATA&quot;;[.$U$4]=&quot;&quot;))" office:value-type="boolean" office:boolean-value="true" calcext:value-type="boolean">
            <text:p>TRUE</text:p>
          </table:table-cell>
          <table:table-cell table:number-columns-repeated="23"/>
          <table:table-cell table:style-name="ce56" table:formula="of:=CONCATENATE([.AI4];[.AJ4];[.AK4])">
            <text:p/>
          </table:table-cell>
          <table:table-cell table:number-columns-repeated="8"/>
          <table:table-cell table:style-name="ce71"/>
          <table:table-cell table:style-name="ce71" table:formula="of:=IFERROR(VLOOKUP([.$AR$8];[datab.$D$1:.$M$6];8;0);&quot;&quot;)">
            <text:p/>
          </table:table-cell>
          <table:table-cell table:style-name="ce73"/>
          <table:table-cell table:style-name="ce71" table:formula="of:=IFERROR([.AS8]+[.AT8];&quot;&quot;)">
            <text:p/>
          </table:table-cell>
          <table:table-cell table:number-columns-repeated="44"/>
        </table:table-row>
        <table:table-row table:style-name="ro1">
          <table:table-cell table:style-name="ce52" office:value-type="string" calcext:value-type="string">
            <text:p>sudah selesai</text:p>
          </table:table-cell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7" table:formula="of:=NOT(AND([.$U$4]=&quot;TIDAK ADA DATA&quot;;[.$T$4]=&quot;&quot;))" office:value-type="boolean" office:boolean-value="true" calcext:value-type="boolean">
            <text:p>TRUE</text:p>
          </table:table-cell>
          <table:table-cell table:number-columns-repeated="31"/>
          <table:table-cell table:style-name="ce67" table:formula="of:=AND([.AR9]=1;[.AT9]=1)" office:value-type="boolean" office:boolean-value="false" calcext:value-type="boolean">
            <text:p>FALSE</text:p>
          </table:table-cell>
          <table:table-cell table:style-name="ce67" table:formula="of:=NOT(OR([.AR8]=&quot;&quot;;[.AR8]=0))" office:value-type="boolean" office:boolean-value="false" calcext:value-type="boolean">
            <text:p>FALSE</text:p>
          </table:table-cell>
          <table:table-cell/>
          <table:table-cell table:style-name="ce67" table:formula="of:=NOT(OR([.AT8]=&quot;&quot;;[.AT8]=0))" office:value-type="boolean" office:boolean-value="false" calcext:value-type="boolean">
            <text:p>FALSE</text:p>
          </table:table-cell>
          <table:table-cell table:number-columns-repeated="40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 INDOMOG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TOTAL PENDAPATAN</text:p>
          </table:table-cell>
          <table:table-cell table:style-name="ce56" office:value-type="string" calcext:value-type="string">
            <text:p>KEUNTUNGAN</text:p>
          </table:table-cell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4"/>
          <table:table-cell table:style-name="ce71" office:value-type="string" calcext:value-type="string">
            <text:p>PRODUK</text:p>
          </table:table-cell>
          <table:table-cell table:style-name="ce71" office:value-type="string" calcext:value-type="string">
            <text:p>SALDO</text:p>
          </table:table-cell>
          <table:table-cell table:style-name="ce71" office:value-type="string" calcext:value-type="string">
            <text:p>SALDO TAMBAH</text:p>
          </table:table-cell>
          <table:table-cell table:style-name="ce71" office:value-type="string" calcext:value-type="string">
            <text:p>SALDO AKHIR</text:p>
          </table:table-cell>
          <table:table-cell table:style-name="ce71" office:value-type="string" calcext:value-type="string">
            <text:p>KODE PRODUK</text:p>
          </table:table-cell>
          <table:table-cell table:style-name="ce71" office:value-type="string" calcext:value-type="string">
            <text:p>STOK</text:p>
          </table:table-cell>
          <table:table-cell table:style-name="ce71" office:value-type="string" calcext:value-type="string">
            <text:p>STOK TAMBAH</text:p>
          </table:table-cell>
          <table:table-cell table:style-name="ce71" office:value-type="string" calcext:value-type="string">
            <text:p>STOK AKHIR</text:p>
          </table:table-cell>
          <table:table-cell table:number-columns-repeated="7"/>
          <table:table-cell table:style-name="ce77" table:formula="of:=NOT(AND([.$AB$14]=0;[.$AB$14]=&quot;&quot;))" office:value-type="boolean" office:boolean-value="false" calcext:value-type="boolean">
            <text:p>FALSE</text:p>
          </table:table-cell>
          <table:table-cell table:style-name="ce77" table:formula="of:=NOT(AND([.$AC$16]=0;[.$AC$16]=&quot;&quot;))" office:value-type="boolean" office:boolean-value="false" calcext:value-type="boolean">
            <text:p>FALSE</text:p>
          </table:table-cell>
          <table:table-cell table:number-columns-repeated="57"/>
          <table:table-cell table:style-name="ce90" table:formula="of:=[.CI4]" office:value-type="date" office:date-value="2015-12-11" calcext:value-type="date">
            <text:p>12/11/15</text:p>
          </table:table-cell>
          <table:table-cell table:style-name="ce92" table:formula="of:=[.CJ4]" office:value-type="float" office:value="0" calcext:value-type="float">
            <text:p>0</text:p>
          </table:table-cell>
          <table:table-cell table:style-name="ce92" table:formula="of:=[.CK4]" office:value-type="float" office:value="0" calcext:value-type="float">
            <text:p>0</text:p>
          </table:table-cell>
          <table:table-cell table:style-name="ce92" table:formula="of:=[.CL4]" office:value-type="float" office:value="0" calcext:value-type="float">
            <text:p>0</text:p>
          </table:table-cell>
          <table:table-cell table:style-name="ce92" table:formula="of:=[.CM4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4"/>
          <table:table-cell table:style-name="ce71" office:value-type="string" calcext:value-type="string">
            <text:p>INDOSAT</text:p>
          </table:table-cell>
          <table:table-cell table:style-name="ce71" table:formula="of:=IFERROR(VLOOKUP([.M11];[datan.$F$1:.$J$57];5;0);&quot;&quot;)">
            <text:p/>
          </table:table-cell>
          <table:table-cell table:style-name="ce73"/>
          <table:table-cell table:style-name="ce71" table:formula="of:=IFERROR([db.N11]+[db.O11];&quot;&quot;)">
            <text:p/>
          </table:table-cell>
          <table:table-cell table:style-name="ce71" office:value-type="string" calcext:value-type="string">
            <text:p>TELKOMSEL100</text:p>
          </table:table-cell>
          <table:table-cell table:style-name="ce56" table:formula="of:=IFERROR(VLOOKUP([db.$Q$11];[datan.$E$1:.$K$57];7;0);&quot;&quot;)">
            <text:p/>
          </table:table-cell>
          <table:table-cell table:style-name="ce73"/>
          <table:table-cell table:style-name="ce71" table:formula="of:=IFERROR([.S11]+[.R11];&quot;&quot;)">
            <text:p/>
          </table:table-cell>
          <table:table-cell table:number-columns-repeated="7"/>
          <table:table-cell table:style-name="ce77" table:formula="of:=NOT(AND([.$AB$14]=&quot;0&quot;))" office:value-type="boolean" office:boolean-value="true" calcext:value-type="boolean">
            <text:p>TRUE</text:p>
          </table:table-cell>
          <table:table-cell table:style-name="ce77" table:formula="of:=NOT(AND([.$AC$16]=&quot;0&quot;))" office:value-type="boolean" office:boolean-value="true" calcext:value-type="boolean">
            <text:p>TRUE</text:p>
          </table:table-cell>
          <table:table-cell table:number-columns-repeated="13"/>
          <table:table-cell office:value-type="string" calcext:value-type="string">
            <text:p>copy paste produk</text:p>
          </table:table-cell>
          <table:table-cell table:number-columns-repeated="48"/>
        </table:table-row>
        <table:table-row table:style-name="ro8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19"/>
          <table:table-cell table:style-name="ce77" table:formula="of:=IF(AND([.$AB$11]=1;[.$AB$10]=1);1;0)" office:value-type="boolean" office:boolean-value="false" calcext:value-type="boolean">
            <text:p>FALSE</text:p>
          </table:table-cell>
          <table:table-cell table:style-name="ce77" table:formula="of:=IF(AND([.$AC$11]=1;[.$AC$10]=1);1;0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py paste data</text:p>
          </table:table-cell>
          <table:table-cell table:number-columns-repeated="8"/>
          <table:table-cell table:style-name="ce89" office:value-type="string" calcext:value-type="string">
            <text:p>TANGGAL</text:p>
          </table:table-cell>
          <table:table-cell table:style-name="ce86" office:value-type="string" calcext:value-type="string">
            <text:p>PRODUK</text:p>
          </table:table-cell>
          <table:table-cell table:style-name="ce86" office:value-type="string" calcext:value-type="string">
            <text:p>KUANTITI</text:p>
          </table:table-cell>
          <table:table-cell table:style-name="ce86" office:value-type="string" calcext:value-type="string">
            <text:p>HARGA JUAL</text:p>
          </table:table-cell>
          <table:table-cell table:style-name="ce86" office:value-type="string" calcext:value-type="string">
            <text:p>TOTAL HARGA JUAL</text:p>
          </table:table-cell>
          <table:table-cell table:style-name="ce86" office:value-type="string" calcext:value-type="string">
            <text:p>HARGA BELI</text:p>
          </table:table-cell>
          <table:table-cell table:style-name="ce86" office:value-type="string" calcext:value-type="string">
            <text:p>TOTAL HARGA BELI</text:p>
          </table:table-cell>
          <table:table-cell table:style-name="ce86" office:value-type="string" calcext:value-type="string">
            <text:p>KEUNTUNGAN</text:p>
          </table:table-cell>
          <table:table-cell table:style-name="ce86" office:value-type="string" calcext:value-type="string">
            <text:p>STOK AWAL</text:p>
          </table:table-cell>
          <table:table-cell table:style-name="ce86" office:value-type="string" calcext:value-type="string">
            <text:p>STOK AKHIR</text:p>
          </table:table-cell>
          <table:table-cell table:style-name="ce86" office:value-type="string" calcext:value-type="string">
            <text:p>TAMBAH STOK</text:p>
          </table:table-cell>
          <table:table-cell table:style-name="ce56" office:value-type="string" calcext:value-type="string">
            <text:p>KETERANGAN</text:p>
          </table:table-cell>
          <table:table-cell/>
          <table:table-cell table:style-name="ce94" office:value-type="string" calcext:value-type="string">
            <text:p>TANGGAL</text:p>
          </table:table-cell>
          <table:table-cell table:style-name="ce96" office:value-type="string" calcext:value-type="string">
            <text:p>PENDAPATAN JASA</text:p>
          </table:table-cell>
          <table:table-cell table:style-name="ce98" office:value-type="string" calcext:value-type="string">
            <text:p>HARGA</text:p>
          </table:table-cell>
          <table:table-cell table:style-name="ce96" office:value-type="string" calcext:value-type="string">
            <text:p>KETERANGAN</text:p>
          </table:table-cell>
          <table:table-cell table:number-columns-repeated="2"/>
          <table:table-cell table:style-name="ce89" office:value-type="string" calcext:value-type="string">
            <text:p>TANGGAL</text:p>
          </table:table-cell>
          <table:table-cell table:style-name="ce89" office:value-type="string" calcext:value-type="string">
            <text:p>NOMOR LAUNDRY</text:p>
          </table:table-cell>
          <table:table-cell table:style-name="ce89" office:value-type="string" calcext:value-type="string">
            <text:p>HARGA</text:p>
          </table:table-cell>
          <table:table-cell table:style-name="ce89" office:value-type="string" calcext:value-type="string">
            <text:p>KETERANGAN</text:p>
          </table:table-cell>
          <table:table-cell table:number-columns-repeated="2"/>
          <table:table-cell table:style-name="ce78" office:value-type="string" calcext:value-type="string">
            <text:p>TANGGAL</text:p>
          </table:table-cell>
          <table:table-cell table:style-name="ce78" office:value-type="string" calcext:value-type="string">
            <text:p>PENAMBAHAN</text:p>
          </table:table-cell>
          <table:table-cell table:style-name="ce78" office:value-type="string" calcext:value-type="string">
            <text:p>PENGURANGAN</text:p>
          </table:table-cell>
          <table:table-cell table:style-name="ce78" office:value-type="string" calcext:value-type="string">
            <text:p>JUMLAH UANG</text:p>
          </table:table-cell>
          <table:table-cell table:style-name="ce78" office:value-type="string" calcext:value-type="string">
            <text:p>KETERANGAN</text:p>
          </table:table-cell>
          <table:table-cell table:number-columns-repeated="4"/>
          <table:table-cell table:style-name="ce56" office:value-type="string" calcext:value-type="string">
            <text:p>JENIS KODE</text:p>
          </table:table-cell>
          <table:table-cell table:style-name="ce56" office:value-type="string" calcext:value-type="string">
            <text:p>SALDO AWAL</text:p>
          </table:table-cell>
          <table:table-cell table:style-name="ce56" office:value-type="string" calcext:value-type="string">
            <text:p>TAMBAH SALDO</text:p>
          </table:table-cell>
          <table:table-cell table:style-name="ce56" office:value-type="string" calcext:value-type="string">
            <text:p>SALDO AKHIR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TANGGAL</text:p>
          </table:table-cell>
          <table:table-cell table:style-name="ce57" office:value-type="string" calcext:value-type="string">
            <text:p>TANGGAL HARI INI</text:p>
          </table:table-cell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4" office:value-type="string" calcext:value-type="string">
            <text:p>TANGGAL</text:p>
          </table:table-cell>
          <table:table-cell table:style-name="ce71" table:number-columns-repeated="4"/>
          <table:table-cell table:style-name="ce71" office:value-type="string" calcext:value-type="string">
            <text:p>NAMA PRODUK</text:p>
          </table:table-cell>
          <table:table-cell table:style-name="ce71" table:number-columns-repeated="3"/>
          <table:table-cell table:style-name="ce71" office:value-type="string" calcext:value-type="string">
            <text:p>SALDO AKHIR</text:p>
          </table:table-cell>
          <table:table-cell table:style-name="ce71" table:number-columns-repeated="7"/>
          <table:table-cell table:style-name="ce71" office:value-type="string" calcext:value-type="string">
            <text:p>SALDO TAMBAH</text:p>
          </table:table-cell>
          <table:table-cell table:style-name="ce71"/>
          <table:table-cell table:number-columns-repeated="4"/>
          <table:table-cell table:style-name="ce80" office:value-type="string" calcext:value-type="string">
            <text:p>TANGGAL</text:p>
          </table:table-cell>
          <table:table-cell table:style-name="ce81" office:value-type="string" calcext:value-type="string">
            <text:p>PRODUK</text:p>
          </table:table-cell>
          <table:table-cell table:style-name="ce75" office:value-type="string" calcext:value-type="string">
            <text:p>JENIS</text:p>
          </table:table-cell>
          <table:table-cell table:style-name="ce86" office:value-type="string" calcext:value-type="string">
            <text:p>NOMOR SERI 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KEUNTUNGAN</text:p>
          </table:table-cell>
          <table:table-cell table:number-columns-repeated="2"/>
          <table:table-cell table:style-name="ce90" table:formula="of:=[.AQ4]" office:value-type="date" office:date-value="2015-12-11" calcext:value-type="date">
            <text:p>12/11/15</text:p>
          </table:table-cell>
          <table:table-cell table:style-name="ce92" table:formula="of:=[.AR4]" office:value-type="string" office:string-value="FRESTEA APEL,MRKS,LEMO 500 ML" calcext:value-type="string">
            <text:p>FRESTEA APEL,MRKS,LEMO 500 ML</text:p>
          </table:table-cell>
          <table:table-cell table:style-name="ce92" table:formula="of:=[.AS4]" office:value-type="string" office:string-value="#N/A" calcext:value-type="string">
            <text:p>#N/A</text:p>
          </table:table-cell>
          <table:table-cell table:style-name="ce92" table:formula="of:=[.AT4]" office:value-type="float" office:value="6000" calcext:value-type="float">
            <text:p>6000</text:p>
          </table:table-cell>
          <table:table-cell table:style-name="ce92" table:formula="of:=[.AU4]" office:value-type="string" office:string-value="" calcext:value-type="error">
            <text:p>#VALUE!</text:p>
          </table:table-cell>
          <table:table-cell table:style-name="ce92" table:formula="of:=[.AV4]" office:value-type="float" office:value="5000" calcext:value-type="float">
            <text:p>5000</text:p>
          </table:table-cell>
          <table:table-cell table:style-name="ce92" table:formula="of:=[.AW4]" office:value-type="string" office:string-value="" calcext:value-type="error">
            <text:p>#VALUE!</text:p>
          </table:table-cell>
          <table:table-cell table:style-name="ce92" table:formula="of:=[.AX4]" office:value-type="string" office:string-value="" calcext:value-type="error">
            <text:p>#VALUE!</text:p>
          </table:table-cell>
          <table:table-cell table:style-name="ce92" table:formula="of:=[.BA4]" office:value-type="string" office:string-value="TIDAK ADA DATA" calcext:value-type="string">
            <text:p>TIDAK ADA DATA</text:p>
          </table:table-cell>
          <table:table-cell table:style-name="ce92" table:formula="of:=[.BA4]" office:value-type="string" office:string-value="TIDAK ADA DATA" calcext:value-type="string">
            <text:p>TIDAK ADA DATA</text:p>
          </table:table-cell>
          <table:table-cell table:style-name="ce92"/>
          <table:table-cell table:style-name="ce56" table:formula="of:=[.AY4]" office:value-type="float" office:value="0" calcext:value-type="float">
            <text:p>0</text:p>
          </table:table-cell>
          <table:table-cell/>
          <table:table-cell table:formula="of:=[.BD4]" office:value-type="date" office:date-value="2015-12-11" calcext:value-type="date">
            <text:p>11 Desember 2015</text:p>
          </table:table-cell>
          <table:table-cell table:style-name="ce61" table:formula="of:=[.BE4]" office:value-type="float" office:value="0" calcext:value-type="float">
            <text:p>0</text:p>
          </table:table-cell>
          <table:table-cell table:style-name="ce99" table:formula="of:=[.BF4]" office:value-type="float" office:value="0" calcext:value-type="float">
            <text:p/>
          </table:table-cell>
          <table:table-cell table:style-name="ce61" table:formula="of:=[.BG4]" office:value-type="float" office:value="0" calcext:value-type="float">
            <text:p>0</text:p>
          </table:table-cell>
          <table:table-cell table:number-columns-repeated="2"/>
          <table:table-cell table:style-name="ce70" table:formula="of:=[.$A$14]" office:value-type="date" office:date-value="2015-12-11" calcext:value-type="date">
            <text:p>11 Desember 2015</text:p>
          </table:table-cell>
          <table:table-cell table:style-name="ce61" table:formula="of:=[.BK4]" office:value-type="float" office:value="0" calcext:value-type="float">
            <text:p>0</text:p>
          </table:table-cell>
          <table:table-cell table:style-name="ce99" table:formula="of:=[.BL4]" office:value-type="float" office:value="0" calcext:value-type="float">
            <text:p/>
          </table:table-cell>
          <table:table-cell table:style-name="ce61" table:formula="of:=[.BM4]" office:value-type="float" office:value="0" calcext:value-type="float">
            <text:p>0</text:p>
          </table:table-cell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6" table:formula="of:=[.BQ4]" office:value-type="float" office:value="0" calcext:value-type="float">
            <text:p>0</text:p>
          </table:table-cell>
          <table:table-cell table:style-name="ce56" table:formula="of:=[.BR4]" office:value-type="float" office:value="0" calcext:value-type="float">
            <text:p>0</text:p>
          </table:table-cell>
          <table:table-cell table:style-name="ce56" table:formula="of:=[.BS4]" office:value-type="float" office:value="0" calcext:value-type="float">
            <text:p>0</text:p>
          </table:table-cell>
          <table:table-cell table:style-name="ce56" table:formula="of:=[.BT4]" office:value-type="float" office:value="0" calcext:value-type="float">
            <text:p>0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table:style-name="ce56" table:formula="of:=VLOOKUP([.BY13];[dataob.B1:.F47];5;0)" office:value-type="float" office:value="400000" calcext:value-type="float">
            <text:p>400000</text:p>
          </table:table-cell>
          <table:table-cell table:style-name="ce61"/>
          <table:table-cell table:style-name="ce56" table:formula="of:=[.BZ13]+[.CA13]" office:value-type="float" office:value="400000" calcext:value-type="float">
            <text:p>400000</text:p>
          </table:table-cell>
          <table:table-cell table:number-columns-repeated="11"/>
        </table:table-row>
        <table:table-row table:style-name="ro1">
          <table:table-cell table:style-name="ce53" table:formula="of:=TODAY()" office:value-type="date" office:date-value="2015-12-11" calcext:value-type="date">
            <text:p>11/12/15</text:p>
          </table:table-cell>
          <table:table-cell table:style-name="ce59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5" table:formula="of:=[.K4]" office:value-type="date" office:date-value="2015-12-11" calcext:value-type="date">
            <text:p>11 Desember 2015</text:p>
          </table:table-cell>
          <table:table-cell table:style-name="ce71" table:number-columns-repeated="4"/>
          <table:table-cell table:style-name="ce71" table:formula="of:=IFERROR([.M11];&quot;&quot;)" office:value-type="string" office:string-value="INDOSAT" calcext:value-type="string">
            <text:p>INDOSAT</text:p>
          </table:table-cell>
          <table:table-cell table:style-name="ce71" table:number-columns-repeated="3"/>
          <table:table-cell table:style-name="ce71" table:formula="of:=IFERROR([.P11];&quot;&quot;)">
            <text:p/>
          </table:table-cell>
          <table:table-cell table:style-name="ce71" table:number-columns-repeated="7"/>
          <table:table-cell table:style-name="ce71" table:formula="of:=IFERROR([.O11];&quot;&quot;)" office:value-type="float" office:value="0" calcext:value-type="float">
            <text:p>0</text:p>
          </table:table-cell>
          <table:table-cell table:style-name="ce71"/>
          <table:table-cell table:number-columns-repeated="4"/>
          <table:table-cell table:style-name="ce53" table:formula="of:=IFERROR([.AH4];&quot;&quot;)" office:value-type="date" office:date-value="2015-12-11" calcext:value-type="date">
            <text:p>11/12/15</text:p>
          </table:table-cell>
          <table:table-cell table:style-name="ce53" table:formula="of:=IFERROR([.AI4];&quot;&quot;)" office:value-type="date" office:date-value="1899-12-30" calcext:value-type="date">
            <text:p>30/12/99</text:p>
          </table:table-cell>
          <table:table-cell table:style-name="ce53" table:formula="of:=IFERROR([.AJ4];&quot;&quot;)" office:value-type="date" office:date-value="1899-12-30" calcext:value-type="date">
            <text:p>30/12/99</text:p>
          </table:table-cell>
          <table:table-cell table:style-name="ce87" table:formula="of:=[.AK6]" office:value-type="float" office:value="0" calcext:value-type="float">
            <text:p/>
          </table:table-cell>
          <table:table-cell table:style-name="ce88" table:formula="of:=IFERROR([.AL4];&quot;&quot;)" office:value-type="float" office:value="0" calcext:value-type="float">
            <text:p/>
          </table:table-cell>
          <table:table-cell table:style-name="ce88" table:formula="of:=IFERROR([.AM4];&quot;&quot;)" office:value-type="float" office:value="0" calcext:value-type="float">
            <text:p/>
          </table:table-cell>
          <table:table-cell table:style-name="ce88" table:formula="of:=IFERROR([.AN4];&quot;&quot;)" office:value-type="float" office:value="0" calcext:value-type="float">
            <text:p/>
          </table:table-cell>
          <table:table-cell table:number-columns-repeated="36"/>
          <table:table-cell table:style-name="ce67" table:formula="of:=IF([.BZ14]=1;1;0)" office:value-type="boolean" office:boolean-value="false" calcext:value-type="boolean">
            <text:p>FALSE</text:p>
          </table:table-cell>
          <table:table-cell table:style-name="ce67" table:formula="of:=IF(NOT(ISBLANK([.$CA$13]))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style-name="ce52" office:value-type="date" office:date-value="2015-01-05" calcext:value-type="date">
            <text:p>05/01/15</text:p>
          </table:table-cell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4" office:value-type="string" calcext:value-type="string">
            <text:p>TANGGAL</text:p>
          </table:table-cell>
          <table:table-cell table:style-name="ce71" table:number-columns-repeated="3"/>
          <table:table-cell table:style-name="ce71" office:value-type="string" calcext:value-type="string">
            <text:p>KODEPRODUK</text:p>
          </table:table-cell>
          <table:table-cell table:style-name="ce71" office:value-type="string" calcext:value-type="string">
            <text:p>NAMA PRODUK</text:p>
          </table:table-cell>
          <table:table-cell table:style-name="ce71" office:value-type="string" calcext:value-type="string">
            <text:p>NOMINAL</text:p>
          </table:table-cell>
          <table:table-cell table:style-name="ce71" table:number-columns-repeated="3"/>
          <table:table-cell table:style-name="ce71" office:value-type="string" calcext:value-type="string">
            <text:p>STOK AKHIR</text:p>
          </table:table-cell>
          <table:table-cell table:style-name="ce71" table:number-columns-repeated="7"/>
          <table:table-cell table:style-name="ce71" office:value-type="string" calcext:value-type="string">
            <text:p>STOK TAMBAH</text:p>
          </table:table-cell>
          <table:table-cell table:number-columns-repeated="13"/>
          <table:table-cell office:value-type="string" calcext:value-type="string">
            <text:p>copy paste tambah stok</text:p>
          </table:table-cell>
          <table:table-cell table:number-columns-repeated="31"/>
          <table:table-cell office:value-type="string" calcext:value-type="string">
            <text:p>copy paste input data</text:p>
          </table:table-cell>
          <table:table-cell table:number-columns-repeated="16"/>
        </table:table-row>
        <table:table-row table:style-name="ro8">
          <table:table-cell table:style-name="ce52"/>
          <table:table-cell table:style-name="ce58"/>
          <table:table-cell table:style-name="ce60"/>
          <table:table-cell table:style-name="ce62"/>
          <table:table-cell table:style-name="ce55" table:number-columns-repeated="4"/>
          <table:table-cell table:number-columns-repeated="2"/>
          <table:table-cell table:style-name="ce65" table:formula="of:=[.K4]" office:value-type="date" office:date-value="2015-12-11" calcext:value-type="date">
            <text:p>11 Desember 2015</text:p>
          </table:table-cell>
          <table:table-cell table:style-name="ce71" table:number-columns-repeated="3"/>
          <table:table-cell table:style-name="ce71" table:formula="of:=IFERROR([.Q11];&quot;&quot;)" office:value-type="string" office:string-value="TELKOMSEL100" calcext:value-type="string">
            <text:p>TELKOMSEL100</text:p>
          </table:table-cell>
          <table:table-cell table:style-name="ce71" table:formula="of:=IFERROR(VLOOKUP([.$O$16];[dinput.$C$1:.$F$100];2;0);&quot;&quot;)" office:value-type="string" office:string-value="TELKOMSEL" calcext:value-type="string">
            <text:p>TELKOMSEL</text:p>
          </table:table-cell>
          <table:table-cell table:style-name="ce71" table:formula="of:=IFERROR(VLOOKUP([.$O$16];[dinput.$C$1:.$F$100];4;0);&quot;&quot;)" office:value-type="float" office:value="100" calcext:value-type="float">
            <text:p>100</text:p>
          </table:table-cell>
          <table:table-cell table:style-name="ce71" table:number-columns-repeated="3"/>
          <table:table-cell table:style-name="ce71" table:formula="of:=IFERROR([.T11];&quot;&quot;)">
            <text:p/>
          </table:table-cell>
          <table:table-cell table:style-name="ce71" table:number-columns-repeated="7"/>
          <table:table-cell table:style-name="ce71" table:formula="of:=IFERROR([.S11];&quot;&quot;)" office:value-type="float" office:value="0" calcext:value-type="float">
            <text:p>0</text:p>
          </table:table-cell>
          <table:table-cell table:number-columns-repeated="13"/>
          <table:table-cell table:style-name="ce89" office:value-type="string" calcext:value-type="string">
            <text:p>TANGGAL</text:p>
          </table:table-cell>
          <table:table-cell table:style-name="ce86" office:value-type="string" calcext:value-type="string">
            <text:p>PRODUK</text:p>
          </table:table-cell>
          <table:table-cell table:style-name="ce86" office:value-type="string" calcext:value-type="string">
            <text:p>KUANTITI</text:p>
          </table:table-cell>
          <table:table-cell table:style-name="ce86" office:value-type="string" calcext:value-type="string">
            <text:p>HARGA JUAL</text:p>
          </table:table-cell>
          <table:table-cell table:style-name="ce86" office:value-type="string" calcext:value-type="string">
            <text:p>TOTAL HARGA JUAL</text:p>
          </table:table-cell>
          <table:table-cell table:style-name="ce86" office:value-type="string" calcext:value-type="string">
            <text:p>HARGA BELI</text:p>
          </table:table-cell>
          <table:table-cell table:style-name="ce86" office:value-type="string" calcext:value-type="string">
            <text:p>TOTAL HARGA BELI</text:p>
          </table:table-cell>
          <table:table-cell table:style-name="ce86" office:value-type="string" calcext:value-type="string">
            <text:p>KEUNTUNGAN</text:p>
          </table:table-cell>
          <table:table-cell table:style-name="ce86" office:value-type="string" calcext:value-type="string">
            <text:p>STOK AWAL</text:p>
          </table:table-cell>
          <table:table-cell table:style-name="ce86" office:value-type="string" calcext:value-type="string">
            <text:p>STOK AKHIR</text:p>
          </table:table-cell>
          <table:table-cell table:style-name="ce86" office:value-type="string" calcext:value-type="string">
            <text:p>TAMBAH STOK</text:p>
          </table:table-cell>
          <table:table-cell table:style-name="ce56" office:value-type="string" calcext:value-type="string">
            <text:p>KETERANGAN</text:p>
          </table:table-cell>
          <table:table-cell table:number-columns-repeated="20"/>
          <table:table-cell table:style-name="ce56" office:value-type="string" calcext:value-type="string">
            <text:p>KODE</text:p>
          </table:table-cell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 table:number-columns-repeated="8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3"/>
          <table:table-cell table:style-name="ce73" office:value-type="string" calcext:value-type="string">
            <text:p>NOMOR TELEPON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JENIS</text:p>
          </table:table-cell>
          <table:table-cell table:style-name="ce71" office:value-type="string" calcext:value-type="string">
            <text:p>PRODUK</text:p>
          </table:table-cell>
          <table:table-cell table:style-name="ce71" office:value-type="string" calcext:value-type="string">
            <text:p>KODEPRODUK</text:p>
          </table:table-cell>
          <table:table-cell table:style-name="ce71" office:value-type="string" calcext:value-type="string">
            <text:p>JENISNYA</text:p>
          </table:table-cell>
          <table:table-cell table:number-columns-repeated="25"/>
          <table:table-cell table:style-name="ce91" table:formula="of:=[.AQ4]" office:value-type="date" office:date-value="2015-12-11" calcext:value-type="date">
            <text:p>12/11/15</text:p>
          </table:table-cell>
          <table:table-cell table:formula="of:=[.AR8]" office:value-type="float" office:value="0" calcext:value-type="float">
            <text:p>0</text:p>
          </table:table-cell>
          <table:table-cell table:number-columns-repeated="6"/>
          <table:table-cell table:formula="of:=[.AU8]">
            <text:p/>
          </table:table-cell>
          <table:table-cell table:formula="of:=[.AU8]">
            <text:p/>
          </table:table-cell>
          <table:table-cell table:formula="of:=[.AT8]" office:value-type="float" office:value="0" calcext:value-type="float">
            <text:p>0</text:p>
          </table:table-cell>
          <table:table-cell table:number-columns-repeated="21"/>
          <table:table-cell table:style-name="ce56" table:formula="of:=[.BW4]" office:value-type="string" office:string-value="TIDAK ADA DATA" calcext:value-type="string">
            <text:p>TIDAK ADA DATA</text:p>
          </table:table-cell>
          <table:table-cell table:style-name="ce56" table:formula="of:=[.BX4]" office:value-type="float" office:value="42349" calcext:value-type="float">
            <text:p>42349</text:p>
          </table:table-cell>
          <table:table-cell table:style-name="ce56" table:formula="of:=[.BY4]" office:value-type="float" office:value="0" calcext:value-type="float">
            <text:p>0</text:p>
          </table:table-cell>
          <table:table-cell table:style-name="ce56" table:formula="of:=[.BZ4]" office:value-type="float" office:value="0" calcext:value-type="float">
            <text:p>0</text:p>
          </table:table-cell>
          <table:table-cell table:style-name="ce56" table:formula="of:=[.CE6]" office:value-type="float" office:value="300000" calcext:value-type="float">
            <text:p>300000</text:p>
          </table:table-cell>
          <table:table-cell table:style-name="ce56" table:formula="of:=[.CB4]" office:value-type="float" office:value="0" calcext:value-type="float">
            <text:p>0</text:p>
          </table:table-cell>
          <table:table-cell table:style-name="ce56" table:formula="of:=[.CC4]" office:value-type="float" office:value="0" calcext:value-type="float">
            <text:p>0</text:p>
          </table:table-cell>
          <table:table-cell table:style-name="ce56" table:formula="of:=[.CD4]" office:value-type="string" office:string-value="TIDAK ADA DATA" calcext:value-type="string">
            <text:p>TIDAK ADA DATA</text:p>
          </table:table-cell>
          <table:table-cell table:style-name="ce56" table:formula="of:=[.CE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3"/>
          <table:table-cell table:style-name="ce71" table:formula="of:=IF(ISBLANK([.N4]);LEFT([.L4];4);LEFT([.L4];5))">
            <text:p/>
          </table:table-cell>
          <table:table-cell table:style-name="ce71" table:formula="of:=IFERROR([.M4];&quot;&quot;)" office:value-type="float" office:value="0" calcext:value-type="float">
            <text:p>0</text:p>
          </table:table-cell>
          <table:table-cell table:style-name="ce71" table:formula="of:=IFERROR([.N4];&quot;&quot;)" office:value-type="float" office:value="0" calcext:value-type="float">
            <text:p>0</text:p>
          </table:table-cell>
          <table:table-cell table:style-name="ce71" table:formula="of:=IFERROR(VLOOKUP([.L18];[aturdatavn.C1:.I1000];2;0);&quot;&quot;)">
            <text:p/>
          </table:table-cell>
          <table:table-cell table:style-name="ce71" table:formula="of:=CONCATENATE([.O18];[.M18])" office:value-type="string" office:string-value="0" calcext:value-type="string">
            <text:p>0</text:p>
          </table:table-cell>
          <table:table-cell table:style-name="ce71"/>
          <table:table-cell table:number-columns-repeated="74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83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office:value-type="string" calcext:value-type="string">
            <text:p>COPY PASTE NOM STOK</text:p>
          </table:table-cell>
          <table:table-cell table:number-columns-repeated="63"/>
          <table:table-cell office:value-type="string" calcext:value-type="string">
            <text:p>copy paste tambah saldo</text:p>
          </table:table-cell>
          <table:table-cell table:number-columns-repeated="16"/>
        </table:table-row>
        <table:table-row table:style-name="ro9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9" office:value-type="string" calcext:value-type="string">
            <text:p>TANGGAL</text:p>
          </table:table-cell>
          <table:table-cell table:style-name="ce74" office:value-type="string" calcext:value-type="string">
            <text:p>NOMOR HP</text:p>
          </table:table-cell>
          <table:table-cell table:style-name="ce74" office:value-type="string" calcext:value-type="string">
            <text:p>KODEPRODUK</text:p>
          </table:table-cell>
          <table:table-cell table:style-name="ce76" office:value-type="string" calcext:value-type="string">
            <text:p>NAMA PRODUK</text:p>
          </table:table-cell>
          <table:table-cell table:style-name="ce74" office:value-type="string" calcext:value-type="string">
            <text:p>JENIS</text:p>
          </table:table-cell>
          <table:table-cell table:style-name="ce74" office:value-type="string" calcext:value-type="string">
            <text:p>NOMINAL</text:p>
          </table:table-cell>
          <table:table-cell table:style-name="ce74" office:value-type="string" calcext:value-type="string">
            <text:p>KUANTITI</text:p>
          </table:table-cell>
          <table:table-cell table:style-name="ce74" office:value-type="string" calcext:value-type="string">
            <text:p>SALDO</text:p>
          </table:table-cell>
          <table:table-cell table:style-name="ce74" office:value-type="string" calcext:value-type="string">
            <text:p>STOK</text:p>
          </table:table-cell>
          <table:table-cell table:style-name="ce74" office:value-type="string" calcext:value-type="string">
            <text:p>HARGA JUAL</text:p>
          </table:table-cell>
          <table:table-cell table:style-name="ce74" office:value-type="string" calcext:value-type="string">
            <text:p>HARGA BELI</text:p>
          </table:table-cell>
          <table:table-cell table:style-name="ce74" office:value-type="string" calcext:value-type="string">
            <text:p>TOTAL HARGA JUAL</text:p>
          </table:table-cell>
          <table:table-cell table:style-name="ce74" office:value-type="string" calcext:value-type="string">
            <text:p>TOTAL HARGA BELI</text:p>
          </table:table-cell>
          <table:table-cell table:style-name="ce74" office:value-type="string" calcext:value-type="string">
            <text:p>KEUNTUNGAN</text:p>
          </table:table-cell>
          <table:table-cell table:style-name="ce74" office:value-type="string" calcext:value-type="string">
            <text:p>TAMBAH STOK</text:p>
          </table:table-cell>
          <table:table-cell table:style-name="ce74" office:value-type="string" calcext:value-type="string">
            <text:p>TAMBAH NOMINAL</text:p>
          </table:table-cell>
          <table:table-cell table:style-name="ce74" office:value-type="string" calcext:value-type="string">
            <text:p>KETERANGAN</text:p>
          </table:table-cell>
          <table:table-cell table:number-columns-repeated="47"/>
          <table:table-cell table:style-name="ce56" office:value-type="string" calcext:value-type="string">
            <text:p>KODE</text:p>
          </table:table-cell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70" table:formula="of:=[.K4]" office:value-type="date" office:date-value="2015-12-11" calcext:value-type="date">
            <text:p>11 Desember 2015</text:p>
          </table:table-cell>
          <table:table-cell table:style-name="ce56" table:formula="of:=[.L4]">
            <text:p/>
          </table:table-cell>
          <table:table-cell table:style-name="ce56" table:formula="of:=[.O4]">
            <text:p/>
          </table:table-cell>
          <table:table-cell table:style-name="ce77" table:formula="of:=[.P4]">
            <text:p/>
          </table:table-cell>
          <table:table-cell table:style-name="ce56" table:formula="of:=[.Q4]">
            <text:p/>
          </table:table-cell>
          <table:table-cell table:style-name="ce56" table:formula="of:=[.R4]" office:value-type="float" office:value="0" calcext:value-type="float">
            <text:p>0</text:p>
          </table:table-cell>
          <table:table-cell table:style-name="ce56" table:formula="of:=[.S4]" office:value-type="float" office:value="1" calcext:value-type="float">
            <text:p>1</text:p>
          </table:table-cell>
          <table:table-cell table:style-name="ce56" table:formula="of:=[.AD4]">
            <text:p/>
          </table:table-cell>
          <table:table-cell table:style-name="ce56" table:formula="of:=[.AE4]">
            <text:p/>
          </table:table-cell>
          <table:table-cell table:style-name="ce56" table:formula="of:=[.V4]">
            <text:p/>
          </table:table-cell>
          <table:table-cell table:style-name="ce56" table:formula="of:=[.W4]">
            <text:p/>
          </table:table-cell>
          <table:table-cell table:style-name="ce56" table:formula="of:=[.X4]">
            <text:p/>
          </table:table-cell>
          <table:table-cell table:style-name="ce56" table:formula="of:=[.Y4]">
            <text:p/>
          </table:table-cell>
          <table:table-cell table:style-name="ce56" table:formula="of:=[.Z4]">
            <text:p/>
          </table:table-cell>
          <table:table-cell table:style-name="ce56" table:formula="of:=[.AC4]" office:value-type="float" office:value="0" calcext:value-type="float">
            <text:p>0</text:p>
          </table:table-cell>
          <table:table-cell table:style-name="ce56" table:formula="of:=[.AB4]" office:value-type="float" office:value="0" calcext:value-type="float">
            <text:p>0</text:p>
          </table:table-cell>
          <table:table-cell table:style-name="ce56" table:formula="of:=[.AA4]" office:value-type="float" office:value="0" calcext:value-type="float">
            <text:p>0</text:p>
          </table:table-cell>
          <table:table-cell table:number-columns-repeated="47"/>
          <table:table-cell table:style-name="ce56" table:formula="of:=[.BY13]" office:value-type="float" office:value="1" calcext:value-type="float">
            <text:p>1</text:p>
          </table:table-cell>
          <table:table-cell table:style-name="ce56" table:formula="of:=[.BX4]" office:value-type="float" office:value="42349" calcext:value-type="float">
            <text:p>42349</text:p>
          </table:table-cell>
          <table:table-cell table:style-name="ce56" table:formula="of:=[.BY4]" office:value-type="float" office:value="0" calcext:value-type="float">
            <text:p>0</text:p>
          </table:table-cell>
          <table:table-cell table:style-name="ce56" table:formula="of:=[.BZ4]" office:value-type="float" office:value="0" calcext:value-type="float">
            <text:p>0</text:p>
          </table:table-cell>
          <table:table-cell table:style-name="ce56" table:formula="of:=[.CB13]" office:value-type="float" office:value="400000" calcext:value-type="float">
            <text:p>400000</text:p>
          </table:table-cell>
          <table:table-cell table:style-name="ce56"/>
          <table:table-cell table:style-name="ce56" table:formula="of:=[.CA13]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8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10"/>
          <table:table-cell office:value-type="string" calcext:value-type="string">
            <text:p>COPY PASTE NOM</text:p>
          </table:table-cell>
          <table:table-cell table:number-columns-repeated="80"/>
        </table:table-row>
        <table:table-row table:style-name="ro9">
          <table:table-cell table:number-columns-repeated="10"/>
          <table:table-cell table:style-name="ce69" office:value-type="string" calcext:value-type="string">
            <text:p>TANGGAL</text:p>
          </table:table-cell>
          <table:table-cell table:style-name="ce74" office:value-type="string" calcext:value-type="string">
            <text:p>NOMOR HP</text:p>
          </table:table-cell>
          <table:table-cell table:style-name="ce74" office:value-type="string" calcext:value-type="string">
            <text:p>KODEPRODUK</text:p>
          </table:table-cell>
          <table:table-cell table:style-name="ce76" office:value-type="string" calcext:value-type="string">
            <text:p>NAMA PRODUK</text:p>
          </table:table-cell>
          <table:table-cell table:style-name="ce74" office:value-type="string" calcext:value-type="string">
            <text:p>JENIS</text:p>
          </table:table-cell>
          <table:table-cell table:style-name="ce74" office:value-type="string" calcext:value-type="string">
            <text:p>NOMINAL</text:p>
          </table:table-cell>
          <table:table-cell table:style-name="ce74" office:value-type="string" calcext:value-type="string">
            <text:p>KUANTITI</text:p>
          </table:table-cell>
          <table:table-cell table:style-name="ce74" office:value-type="string" calcext:value-type="string">
            <text:p>SALDO</text:p>
          </table:table-cell>
          <table:table-cell table:style-name="ce74" office:value-type="string" calcext:value-type="string">
            <text:p>STOK</text:p>
          </table:table-cell>
          <table:table-cell table:style-name="ce74" office:value-type="string" calcext:value-type="string">
            <text:p>HARGA JUAL</text:p>
          </table:table-cell>
          <table:table-cell table:style-name="ce74" office:value-type="string" calcext:value-type="string">
            <text:p>HARGA BELI</text:p>
          </table:table-cell>
          <table:table-cell table:style-name="ce74" office:value-type="string" calcext:value-type="string">
            <text:p>TOTAL HARGA JUAL</text:p>
          </table:table-cell>
          <table:table-cell table:style-name="ce74" office:value-type="string" calcext:value-type="string">
            <text:p>TOTAL HARGA BELI</text:p>
          </table:table-cell>
          <table:table-cell table:style-name="ce74" office:value-type="string" calcext:value-type="string">
            <text:p>KEUNTUNGAN</text:p>
          </table:table-cell>
          <table:table-cell table:style-name="ce74" office:value-type="string" calcext:value-type="string">
            <text:p>TAMBAH STOK</text:p>
          </table:table-cell>
          <table:table-cell table:style-name="ce74" office:value-type="string" calcext:value-type="string">
            <text:p>TAMBAH NOMINAL</text:p>
          </table:table-cell>
          <table:table-cell table:style-name="ce74" office:value-type="string" calcext:value-type="string">
            <text:p>KETERANGAN</text:p>
          </table:table-cell>
          <table:table-cell table:number-columns-repeated="64"/>
        </table:table-row>
        <table:table-row table:style-name="ro1">
          <table:table-cell table:number-columns-repeated="10"/>
          <table:table-cell table:style-name="ce70" table:formula="of:=[.K14]" office:value-type="date" office:date-value="2015-12-11" calcext:value-type="date">
            <text:p>11 Desember 2015</text:p>
          </table:table-cell>
          <table:table-cell table:style-name="ce56" table:number-columns-repeated="2"/>
          <table:table-cell table:style-name="ce56" table:formula="of:=[.P14]" office:value-type="string" office:string-value="INDOSAT" calcext:value-type="string">
            <text:p>INDOSAT</text:p>
          </table:table-cell>
          <table:table-cell table:style-name="ce56" table:number-columns-repeated="3"/>
          <table:table-cell table:style-name="ce56" table:formula="of:=[.T14]">
            <text:p/>
          </table:table-cell>
          <table:table-cell table:style-name="ce56" table:number-columns-repeated="7"/>
          <table:table-cell table:style-name="ce56" table:formula="of:=[.AB14]" office:value-type="float" office:value="0" calcext:value-type="float">
            <text:p>0</text:p>
          </table:table-cell>
          <table:table-cell table:style-name="ce56"/>
          <table:table-cell table:number-columns-repeated="64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10"/>
          <table:table-cell office:value-type="string" calcext:value-type="string">
            <text:p>COPY PASTE STOK</text:p>
          </table:table-cell>
          <table:table-cell table:number-columns-repeated="80"/>
        </table:table-row>
        <table:table-row table:style-name="ro9">
          <table:table-cell table:number-columns-repeated="10"/>
          <table:table-cell table:style-name="ce69" office:value-type="string" calcext:value-type="string">
            <text:p>TANGGAL</text:p>
          </table:table-cell>
          <table:table-cell table:style-name="ce74" office:value-type="string" calcext:value-type="string">
            <text:p>NOMOR HP</text:p>
          </table:table-cell>
          <table:table-cell table:style-name="ce74" office:value-type="string" calcext:value-type="string">
            <text:p>KODEPRODUK</text:p>
          </table:table-cell>
          <table:table-cell table:style-name="ce76" office:value-type="string" calcext:value-type="string">
            <text:p>NAMA PRODUK</text:p>
          </table:table-cell>
          <table:table-cell table:style-name="ce74" office:value-type="string" calcext:value-type="string">
            <text:p>JENIS</text:p>
          </table:table-cell>
          <table:table-cell table:style-name="ce74" office:value-type="string" calcext:value-type="string">
            <text:p>NOMINAL</text:p>
          </table:table-cell>
          <table:table-cell table:style-name="ce74" office:value-type="string" calcext:value-type="string">
            <text:p>KUANTITI</text:p>
          </table:table-cell>
          <table:table-cell table:style-name="ce74" office:value-type="string" calcext:value-type="string">
            <text:p>SALDO</text:p>
          </table:table-cell>
          <table:table-cell table:style-name="ce74" office:value-type="string" calcext:value-type="string">
            <text:p>STOK</text:p>
          </table:table-cell>
          <table:table-cell table:style-name="ce74" office:value-type="string" calcext:value-type="string">
            <text:p>HARGA JUAL</text:p>
          </table:table-cell>
          <table:table-cell table:style-name="ce74" office:value-type="string" calcext:value-type="string">
            <text:p>HARGA BELI</text:p>
          </table:table-cell>
          <table:table-cell table:style-name="ce74" office:value-type="string" calcext:value-type="string">
            <text:p>TOTAL HARGA JUAL</text:p>
          </table:table-cell>
          <table:table-cell table:style-name="ce74" office:value-type="string" calcext:value-type="string">
            <text:p>TOTAL HARGA BELI</text:p>
          </table:table-cell>
          <table:table-cell table:style-name="ce74" office:value-type="string" calcext:value-type="string">
            <text:p>KEUNTUNGAN</text:p>
          </table:table-cell>
          <table:table-cell table:style-name="ce74" office:value-type="string" calcext:value-type="string">
            <text:p>TAMBAH STOK</text:p>
          </table:table-cell>
          <table:table-cell table:style-name="ce74" office:value-type="string" calcext:value-type="string">
            <text:p>TAMBAH NOMINAL</text:p>
          </table:table-cell>
          <table:table-cell table:style-name="ce74" office:value-type="string" calcext:value-type="string">
            <text:p>KETERANGAN</text:p>
          </table:table-cell>
          <table:table-cell table:number-columns-repeated="64"/>
        </table:table-row>
        <table:table-row table:style-name="ro1">
          <table:table-cell table:number-columns-repeated="10"/>
          <table:table-cell table:style-name="ce70" table:formula="of:=[.A14]" office:value-type="date" office:date-value="2015-12-11" calcext:value-type="date">
            <text:p>11 Desember 2015</text:p>
          </table:table-cell>
          <table:table-cell table:style-name="ce56"/>
          <table:table-cell table:style-name="ce56" table:formula="of:=[.O16]" office:value-type="string" office:string-value="TELKOMSEL100" calcext:value-type="string">
            <text:p>TELKOMSEL100</text:p>
          </table:table-cell>
          <table:table-cell table:style-name="ce56" table:number-columns-repeated="2"/>
          <table:table-cell table:style-name="ce56" table:formula="of:=[.Q16]" office:value-type="float" office:value="100" calcext:value-type="float">
            <text:p>100</text:p>
          </table:table-cell>
          <table:table-cell table:style-name="ce56" table:number-columns-repeated="2"/>
          <table:table-cell table:style-name="ce56" table:formula="of:=[.U16]">
            <text:p/>
          </table:table-cell>
          <table:table-cell table:style-name="ce56" table:number-columns-repeated="5"/>
          <table:table-cell table:style-name="ce56" table:formula="of:=[.AC16]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64"/>
        </table:table-row>
        <table:table-row table:style-name="ro1" table:number-rows-repeated="13">
          <table:table-cell table:number-columns-repeated="91"/>
        </table:table-row>
        <table:table-row table:style-name="ro1">
          <table:table-cell table:number-columns-repeated="9"/>
          <table:table-cell office:value-type="string" calcext:value-type="string">
            <text:p>f</text:p>
          </table:table-cell>
          <table:table-cell table:number-columns-repeated="81"/>
        </table:table-row>
        <table:table-row table:style-name="ro1" table:number-rows-repeated="1048531">
          <table:table-cell table:number-columns-repeated="91"/>
        </table:table-row>
        <table:table-row table:style-name="ro1">
          <table:table-cell table:number-columns-repeated="91"/>
        </table:table-row>
      </table:table>
      <table:table table:name="neraca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Ke Laporan Akh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laporana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71mm" svg:height="12.04mm" svg:x="0.61mm" svg:y="1.2mm" draw:control="control13"/>
        </table:shapes>
        <table:table-column table:style-name="co1" table:default-cell-style-name="ce104"/>
        <table:table-column table:style-name="co75" table:default-cell-style-name="ce104"/>
        <table:table-column table:style-name="co76" table:default-cell-style-name="ce107"/>
        <table:table-column table:style-name="co77" table:default-cell-style-name="ce110"/>
        <table:table-column table:style-name="co78" table:default-cell-style-name="ce110"/>
        <table:table-column table:style-name="co79" table:default-cell-style-name="ce110"/>
        <table:table-column table:style-name="co80" table:default-cell-style-name="ce110"/>
        <table:table-column table:style-name="co1" table:default-cell-style-name="ce113"/>
        <table:table-column table:style-name="co1" table:visibility="collapse" table:number-columns-repeated="1013" table:default-cell-style-name="ce113"/>
        <table:table-column table:style-name="co1" table:number-columns-repeated="3" table:default-cell-style-name="ce102"/>
        <table:table-row table:style-name="ro1">
          <table:table-cell table:style-name="ce103" table:number-columns-repeated="2"/>
          <table:table-cell table:style-name="ce105" office:value-type="string" calcext:value-type="string">
            <text:p>TANGGAL</text:p>
          </table:table-cell>
          <table:table-cell table:style-name="ce108" office:value-type="string" calcext:value-type="string">
            <text:p>HASIL PERHITUNGAN</text:p>
          </table:table-cell>
          <table:table-cell table:style-name="ce108" office:value-type="string" calcext:value-type="string">
            <text:p>HASIL AKHIR</text:p>
          </table:table-cell>
          <table:table-cell table:style-name="ce108" office:value-type="string" calcext:value-type="string">
            <text:p>SELISIH</text:p>
          </table:table-cell>
          <table:table-cell table:style-name="ce108" office:value-type="string" calcext:value-type="string">
            <text:p>KETERANGAN</text:p>
          </table:table-cell>
          <table:table-cell table:style-name="ce112" table:number-columns-repeated="1013"/>
          <table:table-cell table:number-columns-repeated="4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50000</text:p>
          </table:table-cell>
          <table:table-cell table:style-name="ce108" office:value-type="float" office:value="-2000" calcext:value-type="float">
            <text:p>-2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25000</text:p>
          </table:table-cell>
          <table:table-cell table:style-name="ce108" office:value-type="float" office:value="-27000" calcext:value-type="float">
            <text:p>-27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25000</text:p>
          </table:table-cell>
          <table:table-cell table:style-name="ce108" office:value-type="float" office:value="-27000" calcext:value-type="float">
            <text:p>-27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25000</text:p>
          </table:table-cell>
          <table:table-cell table:style-name="ce108" office:value-type="float" office:value="-27000" calcext:value-type="float">
            <text:p>-27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06"/>
          <table:table-cell table:style-name="ce109" table:number-columns-repeated="4"/>
          <table:table-cell table:number-columns-repeated="1017"/>
        </table:table-row>
        <table:table-row table:style-name="ro1" table:visibility="collapse" table:number-rows-repeated="4">
          <table:table-cell table:number-columns-repeated="2"/>
          <table:table-cell table:style-name="ce106"/>
          <table:table-cell table:style-name="ce109" table:number-columns-repeated="4"/>
          <table:table-cell table:number-columns-repeated="1017"/>
        </table:table-row>
        <table:table-row table:style-name="ro1" table:visibility="collapse" table:number-rows-repeated="104856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assroot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1" form:control-implementation="ooo:com.sun.star.form.component.CommandButton" xml:id="control15" form:id="control15" form:label="Login 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6" form:id="control16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area form:name="Text Box 2" form:control-implementation="ooo:com.sun.star.form.component.TextField" xml:id="control17" form:id="control17" form:readonly="true" form:tab-stop="false" form:current-value="&#10;&#10;&#10;&#10;&#10;&#10;BAGIAN INI KHUSUS UNTUK PROGRAMMER&#10;. HARAP BERHATI HAT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text-style-name="P14" svg:width="77.56mm" svg:height="14.68mm" svg:x="100.51mm" svg:y="34.24mm" draw:control="control14"/>
          <draw:control draw:z-index="1" draw:text-style-name="P13" svg:width="35.69mm" svg:height="12.8mm" svg:x="100.67mm" svg:y="58.71mm" draw:control="control15"/>
          <draw:control draw:z-index="2" draw:text-style-name="P13" svg:width="35.69mm" svg:height="12.8mm" svg:x="144.2mm" svg:y="58.73mm" draw:control="control16"/>
          <draw:control draw:z-index="3" draw:style-name="gr13" draw:text-style-name="P15" svg:width="44.06mm" svg:height="55.32mm" svg:x="45.16mm" svg:y="18.07mm" draw:control="control17"/>
        </table:shapes>
        <table:table-column table:style-name="co1" table:number-columns-repeated="10" table:default-cell-style-name="Default"/>
        <table:table-column table:style-name="co1" table:visibility="collapse" table:number-columns-repeated="1014" table:default-cell-style-name="Default"/>
        <table:table-row table:style-name="ro1" table:number-rows-repeated="4">
          <table:table-cell table:style-name="ce114" table:number-columns-repeated="19"/>
          <table:table-cell table:number-columns-repeated="1005"/>
        </table:table-row>
        <table:table-row table:style-name="ro1" table:number-rows-repeated="17">
          <table:table-cell table:style-name="ce114" table:number-columns-repeated="2"/>
          <table:table-cell table:style-name="ce115" table:number-columns-repeated="8"/>
          <table:table-cell table:number-columns-repeated="1014"/>
        </table:table-row>
        <table:table-row table:style-name="ro1" table:number-rows-repeated="6">
          <table:table-cell table:style-name="ce114" table:number-columns-repeated="10"/>
          <table:table-cell table:number-columns-repeated="1014"/>
        </table:table-row>
        <table:table-row table:style-name="ro1" table:visibility="collapse" table:number-rows-repeated="25">
          <table:table-cell table:style-name="ce114" table:number-columns-repeated="2"/>
          <table:table-cell table:number-columns-repeated="1022"/>
        </table:table-row>
        <table:table-row table:style-name="ro1" table:visibility="collapse" table:number-rows-repeated="104852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n" table:style-name="ta1" table:protected="true">
        <loext:table-protection loext:select-protected-cells="true" loext:select-unprotected-cells="true"/>
        <officeooo:event-listeners>
          <script:event-listener script:language="ooo:script" script:event-name="office:content-changed" xlink:href="vnd.sun.star.script:jkt1.Module5.delete2?language=Basic&amp;location=application" xlink:type="simple"/>
        </officeooo:event-listeners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" form:id="control18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  <form:button form:name="Push Button 2" form:control-implementation="ooo:com.sun.star.form.component.CommandButton" xml:id="control19" form:id="control19" form:label="Hapus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5.delete2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8.2mm" svg:height="12.52mm" svg:x="0mm" svg:y="0.8mm" draw:control="control18"/>
          <draw:control draw:z-index="1" draw:text-style-name="P13" svg:width="27.06mm" svg:height="9.45mm" svg:x="0.91mm" svg:y="16.19mm" draw:control="control19"/>
        </table:shapes>
        <table:table-column table:style-name="co1" table:number-columns-repeated="2" table:default-cell-style-name="ce119"/>
        <table:table-column table:style-name="co81" table:default-cell-style-name="ce123"/>
        <table:table-column table:style-name="co82" table:default-cell-style-name="ce132"/>
        <table:table-column table:style-name="co83" table:default-cell-style-name="ce133"/>
        <table:table-column table:style-name="co84" table:default-cell-style-name="ce136"/>
        <table:table-column table:style-name="co1" table:default-cell-style-name="ce132"/>
        <table:table-column table:style-name="co1" table:number-columns-repeated="2" table:default-cell-style-name="ce137"/>
        <table:table-column table:style-name="co55" table:default-cell-style-name="ce137"/>
        <table:table-column table:style-name="co85" table:default-cell-style-name="ce137"/>
        <table:table-column table:style-name="co86" table:number-columns-repeated="2" table:default-cell-style-name="ce137"/>
        <table:table-column table:style-name="co87" table:default-cell-style-name="ce137"/>
        <table:table-column table:style-name="co88" table:default-cell-style-name="ce137"/>
        <table:table-column table:style-name="co55" table:default-cell-style-name="ce137"/>
        <table:table-column table:style-name="co89" table:number-columns-repeated="2" table:default-cell-style-name="ce137"/>
        <table:table-column table:style-name="co90" table:default-cell-style-name="ce132"/>
        <table:table-column table:style-name="co1" table:visibility="collapse" table:number-columns-repeated="1004" table:default-cell-style-name="ce132"/>
        <table:table-column table:style-name="co1" table:visibility="collapse" table:default-cell-style-name="ce144"/>
        <table:table-row table:style-name="ro10">
          <table:table-cell table:style-name="ce116" table:number-columns-repeated="2"/>
          <table:table-cell table:style-name="ce120" office:value-type="string" calcext:value-type="string">
            <text:p>TANGGAL</text:p>
          </table:table-cell>
          <table:table-cell table:style-name="ce126" office:value-type="string" calcext:value-type="string">
            <text:p>NOMOR HP</text:p>
          </table:table-cell>
          <table:table-cell table:style-name="ce126" office:value-type="string" calcext:value-type="string">
            <text:p>KODEPRODUK</text:p>
          </table:table-cell>
          <table:table-cell table:style-name="ce127" office:value-type="string" calcext:value-type="string">
            <text:p>NAMA PRODUK</text:p>
          </table:table-cell>
          <table:table-cell table:style-name="ce126" office:value-type="string" calcext:value-type="string">
            <text:p>JENIS</text:p>
          </table:table-cell>
          <table:table-cell table:style-name="ce126" office:value-type="string" calcext:value-type="string">
            <text:p>NOMINAL</text:p>
          </table:table-cell>
          <table:table-cell table:style-name="ce126" office:value-type="string" calcext:value-type="string">
            <text:p>KUANTITI</text:p>
          </table:table-cell>
          <table:table-cell table:style-name="ce126" office:value-type="string" calcext:value-type="string">
            <text:p>SALDO BERJALAN</text:p>
          </table:table-cell>
          <table:table-cell table:style-name="ce126" office:value-type="string" calcext:value-type="string">
            <text:p>STOK BERJALAN</text:p>
          </table:table-cell>
          <table:table-cell table:style-name="ce126" office:value-type="string" calcext:value-type="string">
            <text:p>HARGA JUAL</text:p>
          </table:table-cell>
          <table:table-cell table:style-name="ce126" office:value-type="string" calcext:value-type="string">
            <text:p>HARGA BELI</text:p>
          </table:table-cell>
          <table:table-cell table:style-name="ce126" office:value-type="string" calcext:value-type="string">
            <text:p>TOTAL HARGA JUAL</text:p>
          </table:table-cell>
          <table:table-cell table:style-name="ce126" office:value-type="string" calcext:value-type="string">
            <text:p>TOTAL HARGA BELI</text:p>
          </table:table-cell>
          <table:table-cell table:style-name="ce126" office:value-type="string" calcext:value-type="string">
            <text:p>KEUNTUNGAN</text:p>
          </table:table-cell>
          <table:table-cell table:style-name="ce126" office:value-type="string" calcext:value-type="string">
            <text:p>TAMBAH STOK</text:p>
          </table:table-cell>
          <table:table-cell table:style-name="ce126" office:value-type="string" calcext:value-type="string">
            <text:p>TAMBAH NOMINAL</text:p>
          </table:table-cell>
          <table:table-cell table:style-name="ce126" office:value-type="string" calcext:value-type="string">
            <text:p>KETERANGAN</text:p>
          </table:table-cell>
          <table:table-cell table:style-name="ce141" table:number-columns-repeated="1004"/>
          <table:table-cell/>
        </table:table-row>
        <table:table-row table:style-name="ro1">
          <table:table-cell table:style-name="ce117" table:number-columns-repeated="2"/>
          <table:table-cell table:style-name="ce120" office:value-type="date" office:date-value="2015-11-11" calcext:value-type="date">
            <text:p>11 November 2015</text:p>
          </table:table-cell>
          <table:table-cell table:style-name="ce127" office:value-type="string" calcext:value-type="string">
            <text:p>0859</text:p>
          </table:table-cell>
          <table:table-cell table:style-name="ce126"/>
          <table:table-cell table:style-name="ce127" office:value-type="string" calcext:value-type="string">
            <text:p>XL</text:p>
          </table:table-cell>
          <table:table-cell table:style-name="ce126"/>
          <table:table-cell table:style-name="ce127" office:value-type="string" calcext:value-type="string">
            <text:p>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93000" calcext:value-type="float">
            <text:p>493000</text:p>
          </table:table-cell>
          <table:table-cell table:style-name="ce126"/>
          <table:table-cell table:style-name="ce126" office:value-type="float" office:value="7000" calcext:value-type="float">
            <text:p>7000</text:p>
          </table:table-cell>
          <table:table-cell table:style-name="ce126" office:value-type="float" office:value="5300" calcext:value-type="float">
            <text:p>5300</text:p>
          </table:table-cell>
          <table:table-cell table:style-name="ce126" office:value-type="float" office:value="7000" calcext:value-type="float">
            <text:p>7000</text:p>
          </table:table-cell>
          <table:table-cell table:style-name="ce126" office:value-type="float" office:value="5300" calcext:value-type="float">
            <text:p>5300</text:p>
          </table:table-cell>
          <table:table-cell table:style-name="ce126" office:value-type="float" office:value="1700" calcext:value-type="float">
            <text:p>1700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42" table:number-columns-repeated="1004"/>
          <table:table-cell/>
        </table:table-row>
        <table:table-row table:style-name="ro1">
          <table:table-cell table:style-name="ce117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7" office:value-type="string" calcext:value-type="string">
            <text:p>0819</text:p>
          </table:table-cell>
          <table:table-cell table:style-name="ce126"/>
          <table:table-cell table:style-name="ce127" office:value-type="string" calcext:value-type="string">
            <text:p>XL</text:p>
          </table:table-cell>
          <table:table-cell table:style-name="ce126"/>
          <table:table-cell table:style-name="ce127" office:value-type="string" calcext:value-type="string">
            <text:p>5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500000" calcext:value-type="float">
            <text:p>500000</text:p>
          </table:table-cell>
          <table:table-cell table:style-name="ce126"/>
          <table:table-cell table:number-columns-repeated="8" table:style-name="ce126" office:value-type="float" office:value="0" calcext:value-type="float">
            <text:p>0</text:p>
          </table:table-cell>
          <table:table-cell table:style-name="ce142" table:number-columns-repeated="1004"/>
          <table:table-cell/>
        </table:table-row>
        <table:table-row table:style-name="ro1">
          <table:table-cell table:style-name="ce117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7" office:value-type="string" calcext:value-type="string">
            <text:p>0819</text:p>
          </table:table-cell>
          <table:table-cell table:style-name="ce126"/>
          <table:table-cell table:style-name="ce127" office:value-type="string" calcext:value-type="string">
            <text:p>XL</text:p>
          </table:table-cell>
          <table:table-cell table:style-name="ce126"/>
          <table:table-cell table:style-name="ce127" office:value-type="string" calcext:value-type="string">
            <text:p>5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500000" calcext:value-type="float">
            <text:p>500000</text:p>
          </table:table-cell>
          <table:table-cell table:style-name="ce126"/>
          <table:table-cell table:number-columns-repeated="8" table:style-name="ce126" office:value-type="float" office:value="0" calcext:value-type="float">
            <text:p>0</text:p>
          </table:table-cell>
          <table:table-cell table:style-name="ce142" table:number-columns-repeated="1004"/>
          <table:table-cell/>
        </table:table-row>
        <table:table-row table:style-name="ro1">
          <table:table-cell table:style-name="ce118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7" office:value-type="string" calcext:value-type="string">
            <text:p>081910</text:p>
          </table:table-cell>
          <table:table-cell table:style-name="ce126" office:value-type="string" calcext:value-type="string">
            <text:p>XL10</text:p>
          </table:table-cell>
          <table:table-cell table:style-name="ce127"/>
          <table:table-cell table:style-name="ce126"/>
          <table:table-cell table:style-name="ce127" office:value-type="string" calcext:value-type="string">
            <text:p>10</text:p>
          </table:table-cell>
          <table:table-cell table:style-name="ce126" office:value-type="float" office:value="1" calcext:value-type="float">
            <text:p>1</text:p>
          </table:table-cell>
          <table:table-cell table:style-name="ce126"/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12000" calcext:value-type="float">
            <text:p>12000</text:p>
          </table:table-cell>
          <table:table-cell table:style-name="ce126" office:value-type="float" office:value="10000" calcext:value-type="float">
            <text:p>10000</text:p>
          </table:table-cell>
          <table:table-cell table:style-name="ce126" office:value-type="float" office:value="12000" calcext:value-type="float">
            <text:p>12000</text:p>
          </table:table-cell>
          <table:table-cell table:style-name="ce126" office:value-type="float" office:value="10000" calcext:value-type="float">
            <text:p>10000</text:p>
          </table:table-cell>
          <table:table-cell table:style-name="ce126" office:value-type="float" office:value="2000" calcext:value-type="float">
            <text:p>2000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1">
          <table:table-cell table:style-name="ce118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25</text:p>
          </table:table-cell>
          <table:table-cell table:style-name="ce127"/>
          <table:table-cell table:style-name="ce126"/>
          <table:table-cell table:style-name="ce126" office:value-type="float" office:value="25" calcext:value-type="float">
            <text:p>25</text:p>
          </table:table-cell>
          <table:table-cell table:style-name="ce126" table:number-columns-repeated="2"/>
          <table:table-cell table:style-name="ce126" office:value-type="float" office:value="800" calcext:value-type="float">
            <text:p>800</text:p>
          </table:table-cell>
          <table:table-cell table:style-name="ce126" table:number-columns-repeated="5"/>
          <table:table-cell table:style-name="ce127" office:value-type="string" calcext:value-type="string">
            <text:p>800</text:p>
          </table:table-cell>
          <table:table-cell table:style-name="ce126" table:number-columns-repeated="2"/>
          <table:table-cell table:style-name="ce143" table:number-columns-repeated="1004"/>
          <table:table-cell/>
        </table:table-row>
        <table:table-row table:style-name="ro1">
          <table:table-cell table:style-name="ce118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25</text:p>
          </table:table-cell>
          <table:table-cell table:style-name="ce127"/>
          <table:table-cell table:style-name="ce126"/>
          <table:table-cell table:style-name="ce126" office:value-type="float" office:value="25" calcext:value-type="float">
            <text:p>25</text:p>
          </table:table-cell>
          <table:table-cell table:style-name="ce126" table:number-columns-repeated="2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7" office:value-type="string" calcext:value-type="string">
            <text:p>0</text:p>
          </table:table-cell>
          <table:table-cell table:style-name="ce126" table:number-columns-repeated="2"/>
          <table:table-cell table:style-name="ce143" table:number-columns-repeated="1004"/>
          <table:table-cell/>
        </table:table-row>
        <table:table-row table:style-name="ro1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25</text:p>
          </table:table-cell>
          <table:table-cell table:style-name="ce127"/>
          <table:table-cell table:style-name="ce126"/>
          <table:table-cell table:style-name="ce126" office:value-type="float" office:value="25" calcext:value-type="float">
            <text:p>25</text:p>
          </table:table-cell>
          <table:table-cell table:style-name="ce126" table:number-columns-repeated="8"/>
          <table:table-cell table:style-name="ce127" office:value-type="string" calcext:value-type="string">
            <text:p>0</text:p>
          </table:table-cell>
          <table:table-cell table:style-name="ce126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10</text:p>
          </table:table-cell>
          <table:table-cell table:style-name="ce127"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 table:number-columns-repeated="2"/>
          <table:table-cell table:style-name="ce126" office:value-type="float" office:value="10" calcext:value-type="float">
            <text:p>10</text:p>
          </table:table-cell>
          <table:table-cell table:style-name="ce126" table:number-columns-repeated="5"/>
          <table:table-cell table:style-name="ce127" office:value-type="string" calcext:value-type="string">
            <text:p>0</text:p>
          </table:table-cell>
          <table:table-cell table:style-name="ce126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10</text:p>
          </table:table-cell>
          <table:table-cell table:style-name="ce127"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 table:number-columns-repeated="2"/>
          <table:table-cell table:style-name="ce126" office:value-type="float" office:value="10" calcext:value-type="float">
            <text:p>10</text:p>
          </table:table-cell>
          <table:table-cell table:style-name="ce126" table:number-columns-repeated="5"/>
          <table:table-cell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 table:number-columns-repeated="2"/>
          <table:table-cell table:style-name="ce127" office:value-type="string" calcext:value-type="string">
            <text:p>XL</text:p>
          </table:table-cell>
          <table:table-cell table:style-name="ce126" table:number-columns-repeated="3"/>
          <table:table-cell table:style-name="ce126" office:value-type="float" office:value="553000" calcext:value-type="float">
            <text:p>553000</text:p>
          </table:table-cell>
          <table:table-cell table:style-name="ce126" table:number-columns-repeated="7"/>
          <table:table-cell table:style-name="ce127" office:value-type="string" calcext:value-type="string">
            <text:p>3000</text:p>
          </table:table-cell>
          <table:table-cell table:style-name="ce126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/>
          <table:table-cell table:style-name="ce128" office:value-type="string" calcext:value-type="string">
            <text:p>XL5</text:p>
          </table:table-cell>
          <table:table-cell table:style-name="ce127"/>
          <table:table-cell table:style-name="ce128"/>
          <table:table-cell table:style-name="ce128" office:value-type="float" office:value="5" calcext:value-type="float">
            <text:p>5</text:p>
          </table:table-cell>
          <table:table-cell table:style-name="ce128" table:number-columns-repeated="8"/>
          <table:table-cell table:style-name="ce140" office:value-type="string" calcext:value-type="string">
            <text:p>5</text:p>
          </table:table-cell>
          <table:table-cell table:style-name="ce128" table:number-columns-repeated="2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table:number-columns-repeated="2"/>
          <table:table-cell table:style-name="ce127" office:value-type="string" calcext:value-type="string">
            <text:p>XL</text:p>
          </table:table-cell>
          <table:table-cell table:style-name="ce128" table:number-columns-repeated="3"/>
          <table:table-cell table:style-name="ce128" office:value-type="float" office:value="300000" calcext:value-type="float">
            <text:p>300000</text:p>
          </table:table-cell>
          <table:table-cell table:style-name="ce128" table:number-columns-repeated="7"/>
          <table:table-cell table:style-name="ce140" office:value-type="string" calcext:value-type="string">
            <text:p>300000</text:p>
          </table:table-cell>
          <table:table-cell table:style-name="ce128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table:number-columns-repeated="2"/>
          <table:table-cell table:style-name="ce127" office:value-type="string" calcext:value-type="string">
            <text:p>XL</text:p>
          </table:table-cell>
          <table:table-cell table:style-name="ce128" table:number-columns-repeated="11"/>
          <table:table-cell table:style-name="ce140" office:value-type="string" calcext:value-type="string">
            <text:p>300000</text:p>
          </table:table-cell>
          <table:table-cell table:style-name="ce128"/>
          <table:table-cell table:number-columns-repeated="1005"/>
        </table:table-row>
        <table:table-row table:style-name="ro1" table:visibility="collapse" table:number-rows-repeated="4">
          <table:table-cell table:number-columns-repeated="2"/>
          <table:table-cell table:style-name="ce121"/>
          <table:table-cell table:style-name="ce128" table:number-columns-repeated="2"/>
          <table:table-cell table:style-name="ce127"/>
          <table:table-cell table:style-name="ce128" table:number-columns-repeated="11"/>
          <table:table-cell table:style-name="ce140"/>
          <table:table-cell table:style-name="ce128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2"/>
          <table:table-cell table:style-name="ce138"/>
          <table:table-cell table:style-name="ce131"/>
          <table:table-cell table:style-name="ce138"/>
          <table:table-cell table:style-name="ce129" table:number-columns-repeated="8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3"/>
          <table:table-cell table:style-name="ce138"/>
          <table:table-cell table:style-name="ce131"/>
          <table:table-cell table:style-name="ce138"/>
          <table:table-cell table:style-name="ce129" table:number-columns-repeated="7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2"/>
          <table:table-cell table:style-name="ce138"/>
          <table:table-cell table:style-name="ce131"/>
          <table:table-cell table:style-name="ce138"/>
          <table:table-cell table:style-name="ce129" table:number-columns-repeated="8"/>
          <table:table-cell table:number-columns-repeated="1005"/>
        </table:table-row>
        <table:table-row table:style-name="ro1" table:visibility="collapse" table:number-rows-repeated="10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2"/>
          <table:table-cell table:style-name="ce129"/>
          <table:table-cell table:style-name="ce131"/>
          <table:table-cell table:style-name="ce129" table:number-columns-repeated="9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5"/>
          <table:table-cell table:style-name="ce131" table:number-columns-repeated="4"/>
          <table:table-cell table:style-name="ce129" table:number-columns-repeated="9"/>
          <table:table-cell table:number-columns-repeated="1005"/>
        </table:table-row>
        <table:table-row table:style-name="ro1" table:visibility="collapse">
          <table:table-cell table:number-columns-repeated="3"/>
          <table:table-cell table:style-name="ce129"/>
          <table:table-cell table:style-name="ce131"/>
          <table:table-cell table:style-name="ce135"/>
          <table:table-cell table:style-name="ce131" table:number-columns-repeated="4"/>
          <table:table-cell table:style-name="ce129" table:number-columns-repeated="9"/>
          <table:table-cell table:number-columns-repeated="1005"/>
        </table:table-row>
        <table:table-row table:style-name="ro1" table:visibility="collapse" table:number-rows-repeated="5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5"/>
          <table:table-cell table:style-name="ce131" table:number-columns-repeated="4"/>
          <table:table-cell table:style-name="ce129" table:number-columns-repeated="9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2"/>
          <table:table-cell table:style-name="ce130"/>
          <table:table-cell table:style-name="ce131"/>
          <table:table-cell table:style-name="ce134"/>
          <table:table-cell table:style-name="ce131" table:number-columns-repeated="2"/>
          <table:table-cell table:style-name="ce139"/>
          <table:table-cell table:style-name="ce131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9"/>
          <table:table-cell table:style-name="ce131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1" table:number-columns-repeated="2"/>
          <table:table-cell table:style-name="ce134"/>
          <table:table-cell table:style-name="ce131" table:number-columns-repeated="4"/>
          <table:table-cell table:style-name="ce138"/>
          <table:table-cell table:style-name="ce139" table:number-columns-repeated="7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 table:style-name="ce130"/>
          <table:table-cell table:style-name="ce131"/>
          <table:table-cell table:style-name="ce134"/>
          <table:table-cell table:style-name="ce131" table:number-columns-repeated="4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0"/>
          <table:table-cell table:style-name="ce131"/>
          <table:table-cell table:style-name="ce134"/>
          <table:table-cell table:style-name="ce131" table:number-columns-repeated="2"/>
          <table:table-cell table:style-name="ce138"/>
          <table:table-cell table:style-name="ce131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8" table:number-columns-repeated="10"/>
          <table:table-cell table:style-name="ce131"/>
          <table:table-cell table:number-columns-repeated="1005"/>
        </table:table-row>
        <table:table-row table:style-name="ro1" table:visibility="collapse" table:number-rows-repeated="2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8" table:number-columns-repeated="10"/>
          <table:table-cell table:style-name="ce131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9"/>
          <table:table-cell table:style-name="ce138" table:number-columns-repeated="3"/>
          <table:table-cell table:style-name="ce131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10"/>
          <table:table-cell table:style-name="ce138" table:number-columns-repeated="2"/>
          <table:table-cell table:style-name="ce131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8" table:number-columns-repeated="10"/>
          <table:table-cell table:style-name="ce131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/>
          <table:table-cell table:style-name="ce131"/>
          <table:table-cell table:style-name="ce134"/>
          <table:table-cell table:style-name="ce131" table:number-columns-repeated="2"/>
          <table:table-cell table:number-columns-repeated="1016"/>
        </table:table-row>
        <table:table-row table:style-name="ro1" table:visibility="collapse" table:number-rows-repeated="10">
          <table:table-cell table:number-columns-repeated="4"/>
          <table:table-cell table:style-name="ce131"/>
          <table:table-cell table:style-name="ce134"/>
          <table:table-cell table:style-name="ce131" table:number-columns-repeated="2"/>
          <table:table-cell table:number-columns-repeated="1016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14"/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1" table:visibility="collapse" table:number-rows-repeated="104849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v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0" form:id="control20" form:label="Ke Masukan Data" form:tab-stop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  <form:button form:name="Push Button 2" form:control-implementation="ooo:com.sun.star.form.component.CommandButton" xml:id="control21" form:id="control21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75mm" svg:height="14.41mm" svg:x="0mm" svg:y="0.8mm" draw:control="control20"/>
          <draw:control draw:z-index="1" draw:text-style-name="P13" svg:width="27.09mm" svg:height="10.84mm" svg:x="0mm" svg:y="18.43mm" draw:control="control21"/>
        </table:shapes>
        <table:table-column table:style-name="co1" table:number-columns-repeated="2" table:default-cell-style-name="ce145"/>
        <table:table-column table:style-name="co91" table:default-cell-style-name="ce149"/>
        <table:table-column table:style-name="co92" table:default-cell-style-name="ce110"/>
        <table:table-column table:style-name="co93" table:default-cell-style-name="ce110"/>
        <table:table-column table:style-name="co94" table:default-cell-style-name="ce110"/>
        <table:table-column table:style-name="co27" table:default-cell-style-name="ce110"/>
        <table:table-column table:style-name="co95" table:default-cell-style-name="ce110"/>
        <table:table-column table:style-name="co96" table:default-cell-style-name="ce110"/>
        <table:table-column table:style-name="co1" table:visibility="collapse" table:number-columns-repeated="1015" table:default-cell-style-name="ce153"/>
        <table:table-row table:style-name="ro8">
          <table:table-cell table:number-columns-repeated="2"/>
          <table:table-cell table:style-name="ce146" office:value-type="string" calcext:value-type="string">
            <text:p>TANGGAL</text:p>
          </table:table-cell>
          <table:table-cell table:style-name="ce150" office:value-type="string" calcext:value-type="string">
            <text:p>PRODUK</text:p>
          </table:table-cell>
          <table:table-cell table:style-name="ce152" office:value-type="string" calcext:value-type="string">
            <text:p>JENIS</text:p>
          </table:table-cell>
          <table:table-cell table:style-name="ce152" office:value-type="string" calcext:value-type="string">
            <text:p>NOMOR SERI</text:p>
          </table:table-cell>
          <table:table-cell table:style-name="ce152" office:value-type="string" calcext:value-type="string">
            <text:p>HARGA JUAL</text:p>
          </table:table-cell>
          <table:table-cell table:style-name="ce152" office:value-type="string" calcext:value-type="string">
            <text:p>HARGA BELI</text:p>
          </table:table-cell>
          <table:table-cell table:style-name="ce152" office:value-type="string" calcext:value-type="string">
            <text:p>KEUNTUNGA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10-05" calcext:value-type="date">
            <text:p>05 Oktober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SF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3500" calcext:value-type="float">
            <text:p>3500</text:p>
          </table:table-cell>
          <table:table-cell table:style-name="ce152" office:value-type="float" office:value="6500" calcext:value-type="float">
            <text:p>65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string" calcext:value-type="string">
            <text:p>TIDAK ADA DATA</text:p>
          </table:table-cell>
          <table:table-cell table:style-name="ce152"/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5" table:style-name="ce15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SF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string" calcext:value-type="string">
            <text:p>TES T</text:p>
          </table:table-cell>
          <table:table-cell table:style-name="ce15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string" calcext:value-type="string">
            <text:p>TES T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0" office:value-type="string" calcext:value-type="string">
            <text:p>100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SIMPATI</text:p>
          </table:table-cell>
          <table:table-cell table:style-name="ce151" office:value-type="string" calcext:value-type="string">
            <text:p>KARTU PERDANA</text:p>
          </table:table-cell>
          <table:table-cell table:style-name="ce151" office:value-type="float" office:value="123445" calcext:value-type="float">
            <text:p>123445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 table:formula="of:=[.G18]-[.H18]" office:value-type="float" office:value="5000" calcext:value-type="float">
            <text:p>5000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THREE AON</text:p>
          </table:table-cell>
          <table:table-cell table:style-name="ce151" office:value-type="string" calcext:value-type="string">
            <text:p>VOUCHER FISIK</text:p>
          </table:table-cell>
          <table:table-cell table:style-name="ce151" office:value-type="float" office:value="456789" calcext:value-type="float">
            <text:p>456789</text:p>
          </table:table-cell>
          <table:table-cell table:style-name="ce151" office:value-type="float" office:value="12000" calcext:value-type="float">
            <text:p>12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table:formula="of:=[.G19]-[.H19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7"/>
          <table:table-cell table:style-name="ce151" table:number-columns-repeated="6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148"/>
          <table:table-cell table:style-name="ce109" table:number-columns-repeated="6"/>
          <table:table-cell table:number-columns-repeated="1015"/>
        </table:table-row>
        <table:table-row table:style-name="ro1" table:visibility="collapse" table:number-rows-repeated="16">
          <table:table-cell table:number-columns-repeated="2"/>
          <table:table-cell table:style-name="ce148"/>
          <table:table-cell table:style-name="ce109" table:number-columns-repeated="6"/>
          <table:table-cell table:number-columns-repeated="1015"/>
        </table:table-row>
        <table:table-row table:style-name="ro1" table:visibility="collapse" table:number-rows-repeated="104853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Ke Masukan Dat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6.81mm" svg:height="14.07mm" svg:x="1.37mm" svg:y="0.8mm" draw:control="control22"/>
          <draw:control draw:z-index="1" draw:text-style-name="P13" svg:width="23.71mm" svg:height="9.93mm" svg:x="3.04mm" svg:y="15.92mm" draw:control="control23"/>
        </table:shapes>
        <table:table-column table:style-name="co1" table:number-columns-repeated="2" table:default-cell-style-name="ce119"/>
        <table:table-column table:style-name="co97" table:default-cell-style-name="ce123"/>
        <table:table-column table:style-name="co98" table:default-cell-style-name="ce132"/>
        <table:table-column table:style-name="co99" table:number-columns-repeated="2" table:default-cell-style-name="ce132"/>
        <table:table-column table:style-name="co100" table:default-cell-style-name="ce132"/>
        <table:table-column table:style-name="co101" table:default-cell-style-name="ce132"/>
        <table:table-column table:style-name="co102" table:number-columns-repeated="2" table:default-cell-style-name="ce132"/>
        <table:table-column table:style-name="co103" table:number-columns-repeated="3" table:default-cell-style-name="ce132"/>
        <table:table-column table:style-name="co104" table:default-cell-style-name="ce132"/>
        <table:table-column table:style-name="co1" table:visibility="collapse" table:number-columns-repeated="1010" table:default-cell-style-name="ce132"/>
        <table:table-row table:style-name="ro11">
          <table:table-cell table:style-name="ce154" table:number-columns-repeated="2"/>
          <table:table-cell table:style-name="ce155" office:value-type="string" calcext:value-type="string">
            <text:p>TANGGAL</text:p>
          </table:table-cell>
          <table:table-cell table:style-name="ce157" office:value-type="string" calcext:value-type="string">
            <text:p>PRODUK</text:p>
          </table:table-cell>
          <table:table-cell table:style-name="ce157" office:value-type="string" calcext:value-type="string">
            <text:p>KUANTITI</text:p>
          </table:table-cell>
          <table:table-cell table:style-name="ce157" office:value-type="string" calcext:value-type="string">
            <text:p>HARGA JUAL</text:p>
          </table:table-cell>
          <table:table-cell table:style-name="ce157" office:value-type="string" calcext:value-type="string">
            <text:p>TOTAL HARGA JUAL</text:p>
          </table:table-cell>
          <table:table-cell table:style-name="ce157" office:value-type="string" calcext:value-type="string">
            <text:p>HARGA BELI</text:p>
          </table:table-cell>
          <table:table-cell table:style-name="ce157" office:value-type="string" calcext:value-type="string">
            <text:p>TOTAL HARGA BELI</text:p>
          </table:table-cell>
          <table:table-cell table:style-name="ce157" office:value-type="string" calcext:value-type="string">
            <text:p>KEUNTUNGAN</text:p>
          </table:table-cell>
          <table:table-cell table:style-name="ce157" office:value-type="string" calcext:value-type="string">
            <text:p>STOK AWAL</text:p>
          </table:table-cell>
          <table:table-cell table:style-name="ce157" office:value-type="string" calcext:value-type="string">
            <text:p>STOK AKHIR</text:p>
          </table:table-cell>
          <table:table-cell table:style-name="ce157" office:value-type="string" calcext:value-type="string">
            <text:p>TAMBAH STOK</text:p>
          </table:table-cell>
          <table:table-cell table:style-name="ce159" office:value-type="string" calcext:value-type="string">
            <text:p>KETERANGAN</text:p>
          </table:table-cell>
          <table:table-cell table:style-name="ce160"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table:number-columns-repeated="6"/>
          <table:table-cell table:number-columns-repeated="2" table:style-name="ce157" office:value-type="float" office:value="30" calcext:value-type="float">
            <text:p>30</text:p>
          </table:table-cell>
          <table:table-cell table:style-name="ce158" office:value-type="string" calcext:value-type="string">
            <text:p>30</text:p>
          </table:table-cell>
          <table:table-cell table:style-name="ce159"/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37" calcext:value-type="float">
            <text:p>37</text:p>
          </table:table-cell>
          <table:table-cell table:style-name="ce157" office:value-type="float" office:value="3000" calcext:value-type="float">
            <text:p>3000</text:p>
          </table:table-cell>
          <table:table-cell table:style-name="ce157" office:value-type="float" office:value="111000" calcext:value-type="float">
            <text:p>111000</text:p>
          </table:table-cell>
          <table:table-cell table:style-name="ce157" office:value-type="float" office:value="2000" calcext:value-type="float">
            <text:p>2000</text:p>
          </table:table-cell>
          <table:table-cell table:style-name="ce157" office:value-type="float" office:value="74000" calcext:value-type="float">
            <text:p>74000</text:p>
          </table:table-cell>
          <table:table-cell table:style-name="ce157" office:value-type="float" office:value="37000" calcext:value-type="float">
            <text:p>3700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3000" calcext:value-type="float">
            <text:p>3000</text:p>
          </table:table-cell>
          <table:table-cell table:number-columns-repeated="2" table:style-name="ce157" office:value-type="float" office:value="2000" calcext:value-type="float">
            <text:p>2000</text:p>
          </table:table-cell>
          <table:table-cell table:style-name="ce157" office:value-type="float" office:value="1000" calcext:value-type="float">
            <text:p>1000</text:p>
          </table:table-cell>
          <table:table-cell table:number-columns-repeated="2" table:style-name="ce157" office:value-type="float" office:value="37" calcext:value-type="float">
            <text:p>37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3000" calcext:value-type="float">
            <text:p>3000</text:p>
          </table:table-cell>
          <table:table-cell table:number-columns-repeated="2" table:style-name="ce157" office:value-type="float" office:value="2000" calcext:value-type="float">
            <text:p>2000</text:p>
          </table:table-cell>
          <table:table-cell table:style-name="ce157" office:value-type="float" office:value="1000" calcext:value-type="float">
            <text:p>1000</text:p>
          </table:table-cell>
          <table:table-cell table:number-columns-repeated="2" table:style-name="ce157" office:value-type="float" office:value="18" calcext:value-type="float">
            <text:p>18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3000" calcext:value-type="float">
            <text:p>3000</text:p>
          </table:table-cell>
          <table:table-cell table:number-columns-repeated="2" table:style-name="ce157" office:value-type="float" office:value="2000" calcext:value-type="float">
            <text:p>2000</text:p>
          </table:table-cell>
          <table:table-cell table:style-name="ce157" office:value-type="float" office:value="1000" calcext:value-type="float">
            <text:p>1000</text:p>
          </table:table-cell>
          <table:table-cell table:number-columns-repeated="2" table:style-name="ce157" office:value-type="float" office:value="19" calcext:value-type="float">
            <text:p>19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" form:id="control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05mm" svg:height="15.28mm" svg:x="0.01mm" svg:y="0.01mm" draw:control="control24"/>
        </table:shapes>
        <table:table-column table:style-name="co1" table:number-columns-repeated="2" table:default-cell-style-name="ce114"/>
        <table:table-column table:style-name="co105" table:default-cell-style-name="ce9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" table:visibility="collapse" table:number-columns-repeated="1018" table:default-cell-style-name="Default"/>
        <table:table-row table:style-name="ro1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PENDAPATAN JASA</text:p>
          </table:table-cell>
          <table:table-cell table:style-name="ce151" office:value-type="string" calcext:value-type="string">
            <text:p>HARGA</text:p>
          </table:table-cell>
          <table:table-cell table:style-name="ce151" office:value-type="string" calcext:value-type="string">
            <text:p>KETERANGAN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47"/>
          <table:table-cell table:style-name="ce151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WARNET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hkh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JASA INSTALL</text:p>
          </table:table-cell>
          <table:table-cell table:style-name="ce151" office:value-type="float" office:value="400000" calcext:value-type="float">
            <text:p>400000</text:p>
          </table:table-cell>
          <table:table-cell table:style-name="ce151" office:value-type="string" calcext:value-type="string">
            <text:p>hkh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WARNET</text:p>
          </table:table-cell>
          <table:table-cell table:style-name="ce151" office:value-type="float" office:value="180000" calcext:value-type="float">
            <text:p>180000</text:p>
          </table:table-cell>
          <table:table-cell table:style-name="ce151"/>
          <table:table-cell table:number-columns-repeated="1018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JASA</text:p>
          </table:table-cell>
          <table:table-cell table:style-name="ce151" office:value-type="float" office:value="50000" calcext:value-type="float">
            <text:p>50000</text:p>
          </table:table-cell>
          <table:table-cell table:style-name="ce151"/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string" calcext:value-type="string">
            <text:p>TODAY()</text:p>
          </table:table-cell>
          <table:table-cell table:style-name="ce151" office:value-type="string" calcext:value-type="string">
            <text:p>LIST/OPTION</text:p>
          </table:table-cell>
          <table:table-cell table:style-name="ce151" office:value-type="string" calcext:value-type="string">
            <text:p>MANUAL</text:p>
          </table:table-cell>
          <table:table-cell table:style-name="ce151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47"/>
          <table:table-cell table:style-name="ce151" table:number-columns-repeated="3"/>
          <table:table-cell table:number-columns-repeated="1018"/>
        </table:table-row>
        <table:table-row table:style-name="ro1" table:visibility="collapse" table:number-rows-repeated="4">
          <table:table-cell table:number-columns-repeated="2"/>
          <table:table-cell table:style-name="ce70"/>
          <table:table-cell table:style-name="ce56" table:number-columns-repeated="3"/>
          <table:table-cell table:number-columns-repeated="1018"/>
        </table:table-row>
        <table:table-row table:style-name="ro1" table:visibility="collapse" table:number-rows-repeated="11">
          <table:table-cell table:number-columns-repeated="1024"/>
        </table:table-row>
        <table:table-row table:style-name="ro1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5" form:id="control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l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45mm" svg:height="12.84mm" svg:x="0.01mm" svg:y="0.01mm" draw:control="control25"/>
        </table:shapes>
        <table:table-column table:style-name="co1" table:number-columns-repeated="2" table:default-cell-style-name="ce114"/>
        <table:table-column table:style-name="co109" table:default-cell-style-name="ce93"/>
        <table:table-column table:style-name="co110" table:default-cell-style-name="Default"/>
        <table:table-column table:style-name="co3" table:default-cell-style-name="Default"/>
        <table:table-column table:style-name="co108" table:default-cell-style-name="Default"/>
        <table:table-column table:style-name="co1" table:visibility="collapse" table:number-columns-repeated="1017" table:default-cell-style-name="Default"/>
        <table:table-column table:style-name="co111" table:visibility="collapse" table:default-cell-style-name="Default"/>
        <table:table-row table:style-name="ro1">
          <table:table-cell table:style-name="ce161"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OMOR LAUNDRY</text:p>
          </table:table-cell>
          <table:table-cell table:style-name="ce151" office:value-type="string" calcext:value-type="string">
            <text:p>HARGA</text:p>
          </table:table-cell>
          <table:table-cell table:style-name="ce151" office:value-type="string" calcext:value-type="string">
            <text:p>KETERANGAN</text:p>
          </table:table-cell>
          <table:table-cell table:style-name="ce162"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kjhkjhjkh</text:p>
          </table:table-cell>
          <table:table-cell table:style-name="ce151" office:value-type="float" office:value="900000" calcext:value-type="float">
            <text:p>90000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kjhkjh</text:p>
          </table:table-cell>
          <table:table-cell table:style-name="ce151" office:value-type="float" office:value="30000" calcext:value-type="float">
            <text:p>30000</text:p>
          </table:table-cell>
          <table:table-cell table:style-name="ce151" office:value-type="string" calcext:value-type="string">
            <text:p>jgjh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float" office:value="534" calcext:value-type="float">
            <text:p>534</text:p>
          </table:table-cell>
          <table:table-cell table:style-name="ce151" office:value-type="float" office:value="200000" calcext:value-type="float">
            <text:p>200000</text:p>
          </table:table-cell>
          <table:table-cell table:style-name="ce151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147"/>
          <table:table-cell table:style-name="ce151" table:number-columns-repeated="3"/>
          <table:table-cell table:number-columns-repeated="1018"/>
        </table:table-row>
        <table:table-row table:style-name="ro1" table:visibility="collapse" table:number-rows-repeated="2">
          <table:table-cell table:number-columns-repeated="2"/>
          <table:table-cell table:style-name="ce70"/>
          <table:table-cell table:style-name="ce56" table:number-columns-repeated="3"/>
          <table:table-cell table:number-columns-repeated="1018"/>
        </table:table-row>
        <table:table-row table:style-name="ro1" table:visibility="collapse" table:number-rows-repeated="11">
          <table:table-cell table:number-columns-repeated="1024"/>
        </table:table-row>
        <table:table-row table:style-name="ro1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26" form:id="control26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1/12/2015"/>
              </form:properties>
            </form:formatted-text>
          </form:form>
        </office:forms>
        <table:shapes>
          <draw:control draw:z-index="0" draw:style-name="gr14" draw:text-style-name="P14" svg:width="41.68mm" svg:height="13.27mm" svg:x="7.82mm" svg:y="5.08mm" draw:control="control26"/>
        </table:shapes>
        <table:table-column table:style-name="co1" table:default-cell-style-name="Default"/>
        <table:table-row table:style-name="ro1">
          <table:table-cell/>
        </table:table-row>
      </table:table>
      <table:table table:name="rekap" table:style-name="ta1">
        <office:forms form:automatic-focus="tru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asukvn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7" form:id="control27" form:readonly="true" form:tab-stop="false" form:tab-index="1" form:convert-empty-to-null="true" form:linked-cell="db.P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8" form:id="control28" form:readonly="true" form:tab-stop="false" form:tab-index="2" form:convert-empty-to-null="true" form:linked-cell="db.O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Text Box 3" form:control-implementation="ooo:com.sun.star.form.component.ListBox" xml:id="control29" form:id="control29" form:dropdown="true" form:tab-index="3" form:bound-column="1" form:linked-cell="db.M4" form:list-linkage-type="selection" form:source-cell-range="aturdatavn.G4:aturdatavn.G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4" form:control-implementation="ooo:com.sun.star.form.component.TextField" xml:id="control30" form:id="control30" form:readonly="true" form:tab-stop="false" form:tab-index="4" form:convert-empty-to-null="true" form:linked-cell="db.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1" form:id="control31" form:readonly="true" form:tab-stop="false" form:tab-index="5" form:convert-empty-to-null="true" form:linked-cell="db.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2" form:id="control32" form:disabled="true" form:printable="false" form:readonly="true" form:tab-stop="false" form:tab-index="6" form:convert-empty-to-null="true" form:linked-cell="db.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7" form:control-implementation="ooo:com.sun.star.form.component.TextField" xml:id="control33" form:id="control33" form:disabled="true" form:printable="false" form:readonly="true" form:tab-stop="false" form:tab-index="7" form:convert-empty-to-null="true" form:linked-cell="db.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34" form:id="control34" form:readonly="true" form:tab-stop="false" form:tab-index="8" form:convert-empty-to-null="true" form:linked-cell="db.A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35" form:id="control35" form:label="PRODUK NOMINAL"/>
            <form:fixed-text form:name="Label Field 1" form:control-implementation="ooo:com.sun.star.form.component.FixedText" xml:id="control36" form:id="control36" form:label="PRODUK STOK"/>
            <form:fixed-text form:name="Label Field 1" form:control-implementation="ooo:com.sun.star.form.component.FixedText" xml:id="control37" form:id="control37" form:label="NOMINAL"/>
            <form:fixed-text form:name="Label Field 2" form:control-implementation="ooo:com.sun.star.form.component.FixedText" xml:id="control38" form:id="control38" form:label="Label Field 2"/>
            <form:fixed-text form:name="Label Field 1" form:control-implementation="ooo:com.sun.star.form.component.FixedText" xml:id="control39" form:id="control39" form:label="SALDO"/>
            <form:fixed-text form:name="Label Field 1" form:control-implementation="ooo:com.sun.star.form.component.FixedText" xml:id="control40" form:id="control40" form:label="HARGA JUAL"/>
            <form:fixed-text form:name="Label Field 1" form:control-implementation="ooo:com.sun.star.form.component.FixedText" xml:id="control41" form:id="control41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2" form:id="control42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3" form:id="control43" form:label="SALDO SISA"/>
            <form:text form:name="Text Box 9" form:control-implementation="ooo:com.sun.star.form.component.TextField" xml:id="control44" form:id="control44" form:tab-index="9" form:convert-empty-to-null="true" form:linked-cell="db.A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5" form:id="control45" form:label="KETERANGAN"/>
            <form:text form:name="Text Box 10" form:control-implementation="ooo:com.sun.star.form.component.TextField" xml:id="control46" form:id="control46" form:tab-stop="false" form:tab-index="13" form:convert-empty-to-null="true" form:linked-cell="db.O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7" form:id="control47" form:label="TAMBAH SALDO"/>
            <form:button form:name="Push Button 1" form:control-implementation="ooo:com.sun.star.form.component.CommandButton" xml:id="control48" form:id="control48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?language=Basic&amp;location=application" xlink:type="simple"/>
              </office:event-listeners>
            </form:button>
            <form:button form:name="Push Button 2" form:control-implementation="ooo:com.sun.star.form.component.CommandButton" xml:id="control49" form:id="control49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2?language=Basic&amp;location=application" xlink:type="simple"/>
              </office:event-listeners>
            </form:button>
            <form:listbox form:name="Text Box 10" form:control-implementation="ooo:com.sun.star.form.component.ListBox" xml:id="control50" form:id="control50" form:dropdown="true" form:tab-stop="false" form:tab-index="12" form:bound-column="1" form:linked-cell="db.M11" form:list-linkage-type="selection" form:source-cell-range="aturdatavn.F3:aturdatavn.F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51" form:id="control51" form:label="PRODUK"/>
            <form:text form:name="Text Box 11" form:control-implementation="ooo:com.sun.star.form.component.TextField" xml:id="control52" form:id="control52" form:readonly="true" form:tab-stop="false" form:tab-index="11" form:convert-empty-to-null="true" form:linked-cell="db.N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53" form:id="control53" form:readonly="true" form:tab-stop="false" form:tab-index="11" form:convert-empty-to-null="true" form:linked-cell="db.P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4" form:id="control54" form:label="SALDO AWAL"/>
            <form:fixed-text form:name="Label Field 1" form:control-implementation="ooo:com.sun.star.form.component.FixedText" xml:id="control55" form:id="control55" form:label="SALDO AKHIR"/>
            <form:button form:name="Push Button 3" form:control-implementation="ooo:com.sun.star.form.component.CommandButton" xml:id="control56" form:id="control56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vn?language=Basic&amp;location=application" xlink:type="simple"/>
              </office:event-listeners>
            </form:button>
            <form:button form:name="Push Button 4" form:control-implementation="ooo:com.sun.star.form.component.CommandButton" xml:id="control57" form:id="control57" form:label="Push Button 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3" form:control-implementation="ooo:com.sun.star.form.component.TextField" xml:id="control58" form:id="control58" form:readonly="true" form:tab-stop="false" form:tab-index="16" form:convert-empty-to-null="true" form:linked-cell="db.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9" form:id="control59" form:label="TANGGAL"/>
            <form:button form:name="Push Button 5" form:control-implementation="ooo:com.sun.star.form.component.CommandButton" xml:id="control60" form:id="control60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n?language=Basic&amp;location=application" xlink:type="simple"/>
              </office:event-listeners>
            </form:button>
            <form:text form:name="Text Box 1" form:control-implementation="ooo:com.sun.star.form.component.TextField" xml:id="control61" form:id="control61" form:tab-index="1" form:convert-empty-to-null="true" form:linked-cell="db.L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2" form:id="control62" form:label="MASUKAN NOMOR  HP"/>
            <form:listbox form:name="Text Box 1" form:control-implementation="ooo:com.sun.star.form.component.ListBox" xml:id="control63" form:id="control63" form:dropdown="true" form:tab-stop="true" form:size="3" form:tab-index="1" form:bound-column="1" form:linked-cell="db.N4" form:list-linkage-type="selection" form:source-cell-range="aturdatavn.H4:aturdatavn.H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64" form:id="control64" form:label="JENIS"/>
            <form:text form:name="Text Box 4" form:control-implementation="ooo:com.sun.star.form.component.TextField" xml:id="control65" form:id="control65" form:readonly="true" form:tab-stop="false" form:tab-index="4" form:convert-empty-to-null="true" form:linked-cell="db.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6" form:id="control66" form:label="STOK"/>
            <form:text form:name="Text Box 8" form:control-implementation="ooo:com.sun.star.form.component.TextField" xml:id="control67" form:id="control67" form:readonly="true" form:tab-stop="false" form:tab-index="8" form:convert-empty-to-null="true" form:linked-cell="db.A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8" form:id="control68" form:label="STOK SISA"/>
            <form:text form:name="Text Box 10" form:control-implementation="ooo:com.sun.star.form.component.TextField" xml:id="control69" form:id="control69" form:tab-stop="false" form:tab-index="13" form:convert-empty-to-null="true" form:linked-cell="db.S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0" form:id="control70" form:label="TAMBAH STOK"/>
            <form:button form:name="Push Button 2" form:control-implementation="ooo:com.sun.star.form.component.CommandButton" xml:id="control71" form:id="control71" form:label="Tambah Stok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3?language=Basic&amp;location=application" xlink:type="simple"/>
              </office:event-listeners>
            </form:button>
            <form:listbox form:name="Text Box 10" form:control-implementation="ooo:com.sun.star.form.component.ListBox" xml:id="control72" form:id="control72" form:dropdown="true" form:tab-stop="false" form:tab-index="12" form:bound-column="1" form:linked-cell="db.Q11" form:list-linkage-type="selection" form:source-cell-range="dinput.C1:dinput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73" form:id="control73" form:label="KODE PRODUK"/>
            <form:text form:name="Text Box 11" form:control-implementation="ooo:com.sun.star.form.component.TextField" xml:id="control74" form:id="control74" form:readonly="true" form:tab-stop="false" form:tab-index="11" form:convert-empty-to-null="true" form:linked-cell="db.R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75" form:id="control75" form:readonly="true" form:tab-stop="false" form:tab-index="11" form:convert-empty-to-null="true" form:linked-cell="db.T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6" form:id="control76" form:label="STOK AWAL"/>
            <form:fixed-text form:name="Label Field 1" form:control-implementation="ooo:com.sun.star.form.component.FixedText" xml:id="control77" form:id="control77" form:label="STOK AKHIR"/>
            <form:fixed-text form:name="Label Field 1" form:control-implementation="ooo:com.sun.star.form.component.FixedText" xml:id="control78" form:id="control78" form:label="UNTUK SISTEM NOMINAL"/>
            <form:fixed-text form:name="Label Field 1" form:control-implementation="ooo:com.sun.star.form.component.FixedText" xml:id="control79" form:id="control79" form:label="UNTUK SISTEM STOK"/>
            <form:formatted-text form:name="Text Box 8" form:control-implementation="ooo:com.sun.star.form.component.FormattedField" xml:id="control80" form:id="control80" form:tab-stop="false" form:tab-index="8" form:value="0" form:convert-empty-to-null="true" form:linked-cell="db.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"/>
              </form:properties>
            </form:formatted-text>
            <form:fixed-text form:name="Label Field 1" form:control-implementation="ooo:com.sun.star.form.component.FixedText" xml:id="control81" form:id="control81" form:label="KUANTITI"/>
            <form:button form:name="Push Button 1" form:control-implementation="ooo:com.sun.star.form.component.CommandButton" xml:id="control82" form:id="control8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5" draw:text-style-name="P14" svg:width="66.12mm" svg:height="9.03mm" svg:x="92.37mm" svg:y="67.83mm" draw:control="control27"/>
          <draw:control draw:z-index="1" draw:style-name="gr15" draw:text-style-name="P14" svg:width="66.12mm" svg:height="9.03mm" svg:x="92.6mm" svg:y="56.97mm" draw:control="control28"/>
          <draw:control draw:z-index="2" draw:text-style-name="P16" svg:width="66.12mm" svg:height="9.03mm" svg:x="92.43mm" svg:y="35.13mm" draw:control="control29"/>
          <draw:control draw:z-index="3" draw:style-name="gr15" draw:text-style-name="P14" svg:width="66.12mm" svg:height="9.03mm" svg:x="92.29mm" svg:y="78.25mm" draw:control="control30"/>
          <draw:control draw:z-index="4" draw:style-name="gr15" draw:text-style-name="P14" svg:width="66.12mm" svg:height="9.03mm" svg:x="92.28mm" svg:y="99.9mm" draw:control="control31"/>
          <draw:control draw:z-index="5" draw:style-name="gr15" draw:text-style-name="P14" svg:width="66.12mm" svg:height="9.03mm" svg:x="91.95mm" svg:y="109.66mm" draw:control="control32"/>
          <draw:control draw:z-index="6" draw:style-name="gr15" draw:text-style-name="P14" svg:width="66.12mm" svg:height="9.03mm" svg:x="92.09mm" svg:y="119.81mm" draw:control="control33"/>
          <draw:control draw:z-index="7" draw:style-name="gr15" draw:text-style-name="P14" svg:width="30.38mm" svg:height="9.03mm" svg:x="235.21mm" svg:y="35.09mm" draw:control="control34"/>
          <draw:control draw:z-index="8" draw:style-name="gr12" draw:text-style-name="P17" svg:width="31.55mm" svg:height="11.01mm" svg:x="48.34mm" svg:y="67.39mm" draw:control="control35"/>
          <draw:control draw:z-index="9" draw:style-name="gr12" draw:text-style-name="P17" svg:width="31.55mm" svg:height="11.01mm" svg:x="47.92mm" svg:y="56.2mm" draw:control="control36"/>
          <draw:control draw:z-index="10" draw:style-name="gr12" draw:text-style-name="P17" svg:width="31.55mm" svg:height="11.01mm" svg:x="49.03mm" svg:y="33.77mm" draw:control="control37"/>
          <draw:control draw:z-index="11" draw:style-name="gr12" draw:text-style-name="P17" svg:width="0.87mm" svg:height="1.41mm" svg:x="62.52mm" svg:y="37.65mm" draw:control="control38"/>
          <draw:control draw:z-index="12" draw:style-name="gr12" draw:text-style-name="P17" svg:width="31.55mm" svg:height="11.01mm" svg:x="48.09mm" svg:y="78.62mm" draw:control="control39"/>
          <draw:control draw:z-index="13" draw:style-name="gr12" draw:text-style-name="P17" svg:width="31.55mm" svg:height="11.01mm" svg:x="48.09mm" svg:y="100.63mm" draw:control="control40"/>
          <draw:control draw:z-index="14" draw:style-name="gr12" draw:text-style-name="P17" svg:width="31.55mm" svg:height="11.01mm" svg:x="47.66mm" svg:y="109.94mm" draw:control="control41"/>
          <draw:control draw:z-index="15" draw:style-name="gr12" draw:text-style-name="P17" svg:width="31.55mm" svg:height="11.01mm" svg:x="47.79mm" svg:y="119.83mm" draw:control="control42"/>
          <draw:control draw:z-index="16" draw:style-name="gr12" draw:text-style-name="P17" svg:width="31.55mm" svg:height="11.01mm" svg:x="205.66mm" svg:y="34.83mm" draw:control="control43"/>
          <draw:control draw:z-index="17" draw:text-style-name="P14" svg:width="66.22mm" svg:height="9.03mm" svg:x="92.64mm" svg:y="46mm" draw:control="control44"/>
          <draw:control draw:z-index="18" draw:style-name="gr12" draw:text-style-name="P17" svg:width="45.1mm" svg:height="11.01mm" svg:x="48.09mm" svg:y="45.26mm" draw:control="control45"/>
          <draw:control draw:z-index="19" draw:text-style-name="P14" svg:width="24.28mm" svg:height="9.03mm" svg:x="124.6mm" svg:y="181.18mm" draw:control="control46"/>
          <draw:control draw:z-index="20" draw:style-name="gr12" draw:text-style-name="P17" svg:width="31.55mm" svg:height="11.01mm" svg:x="92.37mm" svg:y="181.2mm" draw:control="control47"/>
          <draw:control draw:z-index="21" draw:text-style-name="P13" svg:width="26.74mm" svg:height="16.51mm" svg:x="163.79mm" svg:y="79.01mm" draw:control="control48"/>
          <draw:control draw:z-index="22" draw:text-style-name="P13" svg:width="29.7mm" svg:height="9.95mm" svg:x="124.21mm" svg:y="214.39mm" draw:control="control49"/>
          <draw:control draw:z-index="23" draw:text-style-name="P14" svg:width="33.62mm" svg:height="9.03mm" svg:x="124.66mm" svg:y="171.03mm" draw:control="control50"/>
          <draw:control draw:z-index="24" draw:style-name="gr12" draw:text-style-name="P17" svg:width="31.55mm" svg:height="11.01mm" svg:x="92.67mm" svg:y="170.17mm" draw:control="control51"/>
          <draw:control draw:z-index="25" draw:style-name="gr16" draw:text-style-name="P14" svg:width="24.28mm" svg:height="9.03mm" svg:x="124.7mm" svg:y="191.45mm" draw:control="control52"/>
          <draw:control draw:z-index="26" draw:style-name="gr16" draw:text-style-name="P14" svg:width="24.28mm" svg:height="9.03mm" svg:x="124.98mm" svg:y="201.31mm" draw:control="control53"/>
          <draw:control draw:z-index="27" draw:style-name="gr12" draw:text-style-name="P17" svg:width="31.55mm" svg:height="11.01mm" svg:x="92.67mm" svg:y="191.62mm" draw:control="control54"/>
          <draw:control draw:z-index="28" draw:style-name="gr12" draw:text-style-name="P17" svg:width="31.55mm" svg:height="11.01mm" svg:x="92.8mm" svg:y="201.47mm" draw:control="control55"/>
          <draw:control draw:z-index="29" draw:text-style-name="P13" svg:width="22.55mm" svg:height="9.79mm" svg:x="164.12mm" svg:y="68.01mm" draw:control="control56"/>
          <draw:control draw:z-index="30" draw:text-style-name="P13" svg:width="0.24mm" svg:height="3.26mm" svg:x="177.65mm" svg:y="6.77mm" draw:control="control57"/>
          <draw:control draw:z-index="31" draw:style-name="gr15" draw:text-style-name="P15" svg:width="41.44mm" svg:height="8.68mm" svg:x="205.44mm" svg:y="10.47mm" draw:control="control58"/>
          <draw:control draw:z-index="32" draw:style-name="gr12" draw:text-style-name="P17" svg:width="31.62mm" svg:height="11.01mm" svg:x="188.47mm" svg:y="9.22mm" draw:control="control59"/>
          <draw:control draw:z-index="33" draw:text-style-name="P13" svg:width="26.71mm" svg:height="9.29mm" svg:x="197.96mm" svg:y="78.89mm" draw:control="control60"/>
          <draw:control draw:z-index="34" draw:text-style-name="P16" svg:width="66.12mm" svg:height="9.03mm" svg:x="92.98mm" svg:y="24.01mm" draw:control="control61"/>
          <draw:control draw:z-index="35" draw:style-name="gr12" draw:text-style-name="P17" svg:width="41.64mm" svg:height="11.01mm" svg:x="48.4mm" svg:y="23.11mm" draw:control="control62"/>
          <draw:control draw:z-index="36" draw:text-style-name="P14" svg:width="54.85mm" svg:height="9.03mm" svg:x="211.22mm" svg:y="24mm" draw:control="control63"/>
          <draw:control draw:z-index="37" draw:style-name="gr12" draw:text-style-name="P17" svg:width="24.01mm" svg:height="11.01mm" svg:x="194.44mm" svg:y="23.1mm" draw:control="control64"/>
          <draw:control draw:z-index="38" draw:style-name="gr15" draw:text-style-name="P14" svg:width="66.12mm" svg:height="9.03mm" svg:x="91.94mm" svg:y="88.87mm" draw:control="control65"/>
          <draw:control draw:z-index="39" draw:style-name="gr12" draw:text-style-name="P17" svg:width="31.55mm" svg:height="11.01mm" svg:x="47.74mm" svg:y="89.24mm" draw:control="control66"/>
          <draw:control draw:z-index="40" draw:style-name="gr15" draw:text-style-name="P14" svg:width="30.38mm" svg:height="9.03mm" svg:x="235.22mm" svg:y="45.7mm" draw:control="control67"/>
          <draw:control draw:z-index="41" draw:style-name="gr12" draw:text-style-name="P17" svg:width="31.55mm" svg:height="11.01mm" svg:x="206.05mm" svg:y="44.91mm" draw:control="control68"/>
          <draw:control draw:z-index="42" draw:text-style-name="P14" svg:width="24.28mm" svg:height="9.03mm" svg:x="192.42mm" svg:y="180.21mm" draw:control="control69"/>
          <draw:control draw:z-index="43" draw:style-name="gr12" draw:text-style-name="P17" svg:width="31.55mm" svg:height="11.01mm" svg:x="159.81mm" svg:y="180.07mm" draw:control="control70"/>
          <draw:control draw:z-index="44" draw:text-style-name="P13" svg:width="29.7mm" svg:height="9.95mm" svg:x="191.65mm" svg:y="213.26mm" draw:control="control71"/>
          <draw:control draw:z-index="45" draw:text-style-name="P14" svg:width="59.36mm" svg:height="9.03mm" svg:x="192.1mm" svg:y="169.9mm" draw:control="control72"/>
          <draw:control draw:z-index="46" draw:style-name="gr12" draw:text-style-name="P17" svg:width="31.55mm" svg:height="11.01mm" svg:x="160.11mm" svg:y="169.04mm" draw:control="control73"/>
          <draw:control draw:z-index="47" draw:style-name="gr16" draw:text-style-name="P14" svg:width="24.28mm" svg:height="9.03mm" svg:x="192.52mm" svg:y="190.48mm" draw:control="control74"/>
          <draw:control draw:z-index="48" draw:style-name="gr16" draw:text-style-name="P14" svg:width="24.28mm" svg:height="9.03mm" svg:x="192.8mm" svg:y="200.34mm" draw:control="control75"/>
          <draw:control draw:z-index="49" draw:style-name="gr12" draw:text-style-name="P17" svg:width="31.55mm" svg:height="11.01mm" svg:x="160.11mm" svg:y="190.49mm" draw:control="control76"/>
          <draw:control draw:z-index="50" draw:style-name="gr12" draw:text-style-name="P17" svg:width="31.55mm" svg:height="11.01mm" svg:x="160.24mm" svg:y="200.34mm" draw:control="control77"/>
          <draw:control draw:z-index="51" draw:style-name="gr17" draw:text-style-name="P13" svg:width="42.68mm" svg:height="11.01mm" svg:x="116.47mm" svg:y="155.95mm" draw:control="control78"/>
          <draw:control draw:z-index="52" draw:style-name="gr17" draw:text-style-name="P13" svg:width="34.97mm" svg:height="11.01mm" svg:x="186.96mm" svg:y="155.82mm" draw:control="control79"/>
          <draw:control draw:z-index="53" draw:style-name="gr18" draw:text-style-name="P14" svg:width="17.82mm" svg:height="9.03mm" svg:x="179.88mm" svg:y="51.26mm" draw:control="control80"/>
          <draw:control draw:z-index="54" draw:style-name="gr12" draw:text-style-name="P17" svg:width="31.55mm" svg:height="11.01mm" svg:x="161.72mm" svg:y="51mm" draw:control="control81"/>
          <draw:control draw:z-index="55" draw:text-style-name="P13" svg:width="35.69mm" svg:height="12.8mm" svg:x="245.01mm" svg:y="78.27mm" draw:control="control82"/>
        </table:shapes>
        <table:table-column table:style-name="co1" table:default-cell-style-name="ce63"/>
        <table:table-column table:style-name="co112" table:default-cell-style-name="ce63"/>
        <table:table-column table:style-name="co1" table:number-columns-repeated="11" table:default-cell-style-name="Default"/>
        <table:table-column table:style-name="co1" table:visibility="collapse" table:number-columns-repeated="1011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3" office:value-type="string" calcext:value-type="string" table:number-columns-spanned="6" table:number-rows-spanned="2">
            <text:p>FORM DATA ISI ULANG ELEKTRIK STOK NOMINAL <text:s/>INTERNET</text:p>
          </table:table-cell>
          <table:covered-table-cell table:number-columns-repeated="5" table:style-name="ce164"/>
          <table:table-cell table:style-name="ce164" table:number-columns-repeated="5"/>
          <table:table-cell table:number-columns-repeated="1011"/>
        </table:table-row>
        <table:table-row table:style-name="ro1">
          <table:table-cell table:number-columns-repeated="2"/>
          <table:covered-table-cell table:number-columns-repeated="6" table:style-name="ce164"/>
          <table:table-cell table:style-name="ce164" table:number-columns-repeated="5"/>
          <table:table-cell table:number-columns-repeated="1011"/>
        </table:table-row>
        <table:table-row table:style-name="ro1" table:number-rows-repeated="53">
          <table:table-cell table:number-columns-repeated="2"/>
          <table:table-cell table:style-name="ce164" table:number-columns-repeated="11"/>
          <table:table-cell table:number-columns-repeated="1011"/>
        </table:table-row>
        <table:table-row table:style-name="ro1" table:visibility="collapse" table:number-rows-repeated="104851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k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83" form:id="control83" form:readonly="true" form:tab-stop="false" form:tab-index="1" form:convert-empty-to-null="true" form:linked-cell="db.AH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84" form:id="control84" form:label="TANGGAL"/>
            <form:listbox form:name="Text Box 1" form:control-implementation="ooo:com.sun.star.form.component.ListBox" xml:id="control85" form:id="control85" form:dropdown="true" form:tab-index="2" form:bound-column="1" form:linked-cell="db.AI4" form:list-linkage-type="selection" form:source-cell-range="aturdatavp.B3:aturdatavp.B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6" form:id="control86" form:label="PRODUK"/>
            <form:listbox form:name="Text Box 1" form:control-implementation="ooo:com.sun.star.form.component.ListBox" xml:id="control87" form:id="control87" form:dropdown="true" form:tab-index="3" form:bound-column="1" form:linked-cell="db.AJ4" form:list-linkage-type="selection" form:source-cell-range="aturdatavp.D3:aturdatavp.D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8" form:id="control88" form:label="JENIS"/>
            <form:listbox form:name="Text Box 1" form:control-implementation="ooo:com.sun.star.form.component.ListBox" xml:id="control89" form:id="control89" form:dropdown="true" form:tab-index="4" form:bound-column="1" form:linked-cell="db.AK4" form:list-linkage-type="selection" form:source-cell-range="aturdatavp.C3:aturdatavp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90" form:id="control90" form:label="NOMINAL"/>
            <form:text form:name="Text Box 1" form:control-implementation="ooo:com.sun.star.form.component.TextField" xml:id="control91" form:id="control91" form:readonly="true" form:tab-stop="false" form:tab-index="6" form:convert-empty-to-null="true" form:linked-cell="db.A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2" form:id="control92" form:label="HARGA JUAL"/>
            <form:text form:name="Text Box 1" form:control-implementation="ooo:com.sun.star.form.component.TextField" xml:id="control93" form:id="control93" form:disabled="true" form:printable="false" form:readonly="true" form:tab-stop="false" form:tab-index="7" form:convert-empty-to-null="true" form:linked-cell="db.A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94" form:id="control94" form:label="HARGA BELI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95" form:id="control95" form:disabled="true" form:printable="false" form:readonly="true" form:tab-stop="false" form:tab-index="8" form:convert-empty-to-null="true" form:linked-cell="db.AN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6" form:id="control96" form:label="KEUNTUNGAN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97" form:id="control97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4?language=Basic&amp;location=application" xlink:type="simple"/>
              </office:event-listeners>
            </form:button>
            <form:text form:name="Text Box 1" form:control-implementation="ooo:com.sun.star.form.component.TextField" xml:id="control98" form:id="control98" form:tab-index="5" form:convert-empty-to-null="true" form:linked-cell="db.AK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9" form:id="control99" form:label="NOMOR SERI"/>
            <form:button form:name="Push Button 2" form:control-implementation="ooo:com.sun.star.form.component.CommandButton" xml:id="control100" form:id="control100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atur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1" form:id="control101" form:label="Lihat Data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2" form:id="control10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3" form:control-implementation="ooo:com.sun.star.form.component.FixedText" xml:id="control103" form:id="control103"/>
            <form:fixed-text form:name="Label Field 3" form:control-implementation="ooo:com.sun.star.form.component.FixedText" xml:id="control104" form:id="control104"/>
          </form:form>
        </office:forms>
        <table:shapes>
          <draw:g draw:z-index="0">
            <draw:control draw:text-style-name="P14" svg:width="66.12mm" svg:height="9.03mm" svg:x="95.89mm" svg:y="24.87mm" draw:control="control83"/>
            <draw:control draw:style-name="gr12" draw:text-style-name="P17" svg:width="43.22mm" svg:height="12.26mm" svg:x="55.06mm" svg:y="23.64mm" draw:control="control84"/>
          </draw:g>
          <draw:g draw:z-index="1">
            <draw:control draw:text-style-name="P14" svg:width="66.12mm" svg:height="9.03mm" svg:x="96.13mm" svg:y="35.1mm" draw:control="control85"/>
            <draw:control draw:style-name="gr12" draw:text-style-name="P17" svg:width="43.22mm" svg:height="12.26mm" svg:x="55.3mm" svg:y="33.87mm" draw:control="control86"/>
          </draw:g>
          <draw:g draw:z-index="2">
            <draw:control draw:text-style-name="P14" svg:width="66.12mm" svg:height="9.03mm" svg:x="96.13mm" svg:y="45.13mm" draw:control="control87"/>
            <draw:control draw:style-name="gr12" draw:text-style-name="P17" svg:width="43.22mm" svg:height="12.26mm" svg:x="55.3mm" svg:y="43.9mm" draw:control="control88"/>
          </draw:g>
          <draw:g draw:z-index="3">
            <draw:control draw:text-style-name="P14" svg:width="66.12mm" svg:height="9.03mm" svg:x="95.87mm" svg:y="55.92mm" draw:control="control89"/>
            <draw:control draw:style-name="gr12" draw:text-style-name="P17" svg:width="43.22mm" svg:height="12.26mm" svg:x="55.04mm" svg:y="54.69mm" draw:control="control90"/>
          </draw:g>
          <draw:g draw:z-index="4">
            <draw:control draw:text-style-name="P14" svg:width="66.12mm" svg:height="9.03mm" svg:x="96.11mm" svg:y="76.7mm" draw:control="control91"/>
            <draw:control draw:style-name="gr12" draw:text-style-name="P17" svg:width="43.22mm" svg:height="12.26mm" svg:x="55.28mm" svg:y="75.47mm" draw:control="control92"/>
          </draw:g>
          <draw:g draw:z-index="5">
            <draw:control draw:text-style-name="P14" svg:width="66.12mm" svg:height="9.03mm" svg:x="95.88mm" svg:y="86.49mm" draw:control="control93"/>
            <draw:control draw:style-name="gr12" draw:text-style-name="P17" svg:width="43.22mm" svg:height="12.26mm" svg:x="55.05mm" svg:y="85.26mm" draw:control="control94"/>
          </draw:g>
          <draw:control draw:z-index="6" draw:text-style-name="P13" svg:width="30.34mm" svg:height="10.42mm" svg:x="167.04mm" svg:y="57.01mm" draw:control="control97"/>
          <draw:g draw:z-index="7">
            <draw:control draw:text-style-name="P14" svg:width="66.12mm" svg:height="9.03mm" svg:x="95.88mm" svg:y="97.03mm" draw:control="control95"/>
            <draw:control draw:style-name="gr12" draw:text-style-name="P17" svg:width="43.22mm" svg:height="12.26mm" svg:x="55.05mm" svg:y="95.8mm" draw:control="control96"/>
          </draw:g>
          <draw:g draw:z-index="8">
            <draw:control draw:text-style-name="P14" svg:width="66.12mm" svg:height="9.03mm" svg:x="95.69mm" svg:y="66.16mm" draw:control="control98"/>
            <draw:control draw:style-name="gr12" draw:text-style-name="P17" svg:width="43.22mm" svg:height="12.26mm" svg:x="54.86mm" svg:y="64.93mm" draw:control="control99"/>
          </draw:g>
          <draw:control draw:z-index="9" draw:text-style-name="P13" svg:width="24.81mm" svg:height="8.53mm" svg:x="167.98mm" svg:y="24.84mm" draw:control="control100"/>
          <draw:control draw:z-index="10" draw:text-style-name="P13" svg:width="25.81mm" svg:height="10.76mm" svg:x="200.18mm" svg:y="57.11mm" draw:control="control101"/>
          <draw:control draw:z-index="11" draw:text-style-name="P13" svg:width="35.69mm" svg:height="12.8mm" svg:x="199.24mm" svg:y="74.96mm" draw:control="control102"/>
          <draw:control draw:z-index="12" draw:style-name="gr19" draw:text-style-name="P17" svg:width="44.55mm" svg:height="138.18mm" svg:x="-0.01mm" svg:y="0mm" draw:control="control103"/>
          <draw:control draw:z-index="13" draw:style-name="gr19" draw:text-style-name="P17" svg:width="223.03mm" svg:height="35.35mm" svg:x="41.19mm" svg:y="-27.82mm" draw:control="control104"/>
        </table:shapes>
        <table:table-column table:style-name="co1" table:number-columns-repeated="2" table:default-cell-style-name="ce63"/>
        <table:table-column table:style-name="co1" table:number-columns-repeated="9" table:default-cell-style-name="ce164"/>
        <table:table-column table:style-name="co1" table:visibility="collapse" table:number-columns-repeated="1013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5" office:value-type="string" calcext:value-type="string" table:number-columns-spanned="9" table:number-rows-spanned="2">
            <text:p>FORM DATA VOUCHER FISIK DAN KARTU PERDANA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covered-table-cell table:number-columns-repeated="9"/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 table:visibility="collapse" table:number-rows-repeated="104855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bd" table:style-name="ta1" table:protected="true">
        <loext:table-protection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05" form:id="control105" form:readonly="true" form:tab-stop="false" form:tab-index="1" form:convert-empty-to-null="true" form:linked-cell="db.AQ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06" form:id="control106" form:label="TANGGAL"/>
            <form:listbox form:name="Text Box 1" form:control-implementation="ooo:com.sun.star.form.component.ListBox" xml:id="control107" form:id="control107" form:dropdown="true" form:tab-index="2" form:bound-column="1" form:linked-cell="db.AR4" form:list-linkage-type="selection" form:source-cell-range="dinput.S3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08" form:id="control108" form:label="PRODUK KANTIN"/>
            <form:formatted-text form:name="Text Box 1" form:control-implementation="ooo:com.sun.star.form.component.FormattedField" xml:id="control109" form:id="control109" form:tab-index="3" form:value="0" form:convert-empty-to-null="true" form:linked-cell="db.A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</form:properties>
            </form:formatted-text>
            <form:fixed-text form:name="Label Field 1" form:control-implementation="ooo:com.sun.star.form.component.FixedText" xml:id="control110" form:id="control110" form:label="KUANTITI"/>
            <form:text form:name="Text Box 1" form:control-implementation="ooo:com.sun.star.form.component.TextField" xml:id="control111" form:id="control111" form:readonly="true" form:tab-stop="false" form:tab-index="4" form:convert-empty-to-null="true" form:linked-cell="db.A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2" form:id="control112" form:label="HARGA JUAL"/>
            <form:text form:name="Text Box 1" form:control-implementation="ooo:com.sun.star.form.component.TextField" xml:id="control113" form:id="control113" form:readonly="true" form:tab-stop="false" form:tab-index="5" form:convert-empty-to-null="true" form:linked-cell="db.A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4" form:id="control114" form:label="TOTAL HARGA JUAL"/>
            <form:text form:name="Text Box 1" form:control-implementation="ooo:com.sun.star.form.component.TextField" xml:id="control115" form:id="control115" form:tab-index="6" form:convert-empty-to-null="true" form:linked-cell="db.AY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6" form:id="control116" form:label="KETERANGAN"/>
            <form:text form:name="Text Box 1" form:control-implementation="ooo:com.sun.star.form.component.TextField" xml:id="control117" form:id="control117" form:printable="false" form:readonly="true" form:tab-stop="false" form:tab-index="7" form:convert-empty-to-null="true" form:linked-cell="db.A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8" form:id="control118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119" form:id="control119" form:printable="false" form:readonly="true" form:tab-stop="false" form:tab-index="8" form:convert-empty-to-null="true" form:linked-cell="db.A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0" form:id="control120" form:label="TOTAL HARGA BELI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21" form:id="control121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0?language=Basic&amp;location=application" xlink:type="simple"/>
              </office:event-listeners>
            </form:button>
            <form:button form:name="Push Button 1" form:control-implementation="ooo:com.sun.star.form.component.CommandButton" xml:id="control122" form:id="control122" form:label="Lihat Data" form:tab-stop="false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b?language=Basic&amp;location=application" xlink:type="simple"/>
              </office:event-listeners>
            </form:button>
            <form:text form:name="Text Box 1" form:control-implementation="ooo:com.sun.star.form.component.TextField" xml:id="control123" form:id="control123" form:printable="false" form:readonly="true" form:tab-stop="false" form:tab-index="8" form:convert-empty-to-null="true" form:linked-cell="db.AX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4" form:id="control124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2" form:control-implementation="ooo:com.sun.star.form.component.CommandButton" xml:id="control125" form:id="control125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?language=Basic&amp;location=application" xlink:type="simple"/>
              </office:event-listeners>
            </form:button>
            <form:listbox form:name="Text Box 1" form:control-implementation="ooo:com.sun.star.form.component.ListBox" xml:id="control126" form:id="control126" form:dropdown="true" form:tab-stop="false" form:tab-index="8" form:bound-column="1" form:linked-cell="db.AR8" form:list-linkage-type="selection" form:source-cell-range="dinput.S2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27" form:id="control127" form:label="TOTAL HARGA BELI"/>
            <form:text form:name="Text Box 1" form:control-implementation="ooo:com.sun.star.form.component.TextField" xml:id="control128" form:id="control128" form:tab-stop="false" form:tab-index="8" form:convert-empty-to-null="true" form:linked-cell="db.AT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9" form:id="control129" form:label="TAMBAH STOK"/>
            <form:text form:name="Text Box 1" form:control-implementation="ooo:com.sun.star.form.component.TextField" xml:id="control130" form:id="control130" form:readonly="true" form:tab-stop="false" form:tab-index="8" form:convert-empty-to-null="true" form:linked-cell="db.AS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1" form:id="control131" form:label="STOK AWAL"/>
            <form:text form:name="Text Box 1" form:control-implementation="ooo:com.sun.star.form.component.TextField" xml:id="control132" form:id="control132" form:readonly="true" form:tab-stop="false" form:tab-index="8" form:convert-empty-to-null="true" form:linked-cell="db.AU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3" form:id="control133" form:label="STOK AKHIR"/>
            <form:text form:name="Text Box 1" form:control-implementation="ooo:com.sun.star.form.component.TextField" xml:id="control134" form:id="control134" form:readonly="true" form:tab-stop="false" form:tab-index="8" form:convert-empty-to-null="true" form:linked-cell="db.A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5" form:id="control135" form:label="STOK"/>
            <form:text form:name="Text Box 1" form:control-implementation="ooo:com.sun.star.form.component.TextField" xml:id="control136" form:id="control136" form:readonly="true" form:tab-stop="false" form:tab-index="8" form:convert-empty-to-null="true" form:linked-cell="db.B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7" form:id="control137" form:label="STOK AKHIR"/>
            <form:button form:name="Push Button 1" form:control-implementation="ooo:com.sun.star.form.component.CommandButton" xml:id="control138" form:id="control138" form:label="Tambah Stok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1?language=Basic&amp;location=application" xlink:type="simple"/>
              </office:event-listeners>
            </form:button>
            <form:button form:name="Push Button 1" form:control-implementation="ooo:com.sun.star.form.component.CommandButton" xml:id="control139" form:id="control13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5" draw:text-style-name="P14" svg:width="31.24mm" svg:height="9.03mm" svg:x="234.75mm" svg:y="14.03mm" draw:control="control105"/>
          <draw:control draw:z-index="1" draw:style-name="gr12" draw:text-style-name="P17" svg:width="38.55mm" svg:height="9.56mm" svg:x="210.46mm" svg:y="13.57mm" draw:control="control106"/>
          <draw:control draw:z-index="2" draw:text-style-name="P14" svg:width="66.12mm" svg:height="9.03mm" svg:x="95.15mm" svg:y="33.47mm" draw:control="control107"/>
          <draw:control draw:z-index="3" draw:style-name="gr12" draw:text-style-name="P17" svg:width="38.55mm" svg:height="9.56mm" svg:x="56.81mm" svg:y="33.3mm" draw:control="control108"/>
          <draw:control draw:z-index="4" draw:style-name="gr20" draw:text-style-name="P14" svg:width="66.12mm" svg:height="9.03mm" svg:x="95.06mm" svg:y="45.22mm" draw:control="control109"/>
          <draw:control draw:z-index="5" draw:style-name="gr12" draw:text-style-name="P17" svg:width="38.55mm" svg:height="9.56mm" svg:x="56.72mm" svg:y="45.05mm" draw:control="control110"/>
          <draw:control draw:z-index="6" draw:style-name="gr15" draw:text-style-name="P14" svg:width="66.12mm" svg:height="9.03mm" svg:x="94.78mm" svg:y="56.9mm" draw:control="control111"/>
          <draw:control draw:z-index="7" draw:style-name="gr12" draw:text-style-name="P17" svg:width="38.55mm" svg:height="9.56mm" svg:x="56.44mm" svg:y="56.73mm" draw:control="control112"/>
          <draw:control draw:z-index="8" draw:style-name="gr15" draw:text-style-name="P14" svg:width="66.12mm" svg:height="9.03mm" svg:x="94.5mm" svg:y="68.06mm" draw:control="control113"/>
          <draw:control draw:z-index="9" draw:style-name="gr12" draw:text-style-name="P17" svg:width="38.55mm" svg:height="9.56mm" svg:x="56.16mm" svg:y="67.89mm" draw:control="control114"/>
          <draw:control draw:z-index="10" draw:text-style-name="P14" svg:width="66.12mm" svg:height="9.03mm" svg:x="94.23mm" svg:y="79.48mm" draw:control="control115"/>
          <draw:control draw:z-index="11" draw:style-name="gr12" draw:text-style-name="P17" svg:width="38.55mm" svg:height="9.56mm" svg:x="55.89mm" svg:y="79.31mm" draw:control="control116"/>
          <draw:control draw:z-index="12" draw:style-name="gr15" draw:text-style-name="P14" svg:width="66.12mm" svg:height="9.03mm" svg:x="93.96mm" svg:y="90.37mm" draw:control="control117"/>
          <draw:control draw:z-index="13" draw:style-name="gr12" draw:text-style-name="P17" svg:width="38.55mm" svg:height="9.56mm" svg:x="55.62mm" svg:y="90.2mm" draw:control="control118"/>
          <draw:control draw:z-index="14" draw:style-name="gr15" draw:text-style-name="P14" svg:width="66.12mm" svg:height="9.03mm" svg:x="93.69mm" svg:y="100.46mm" draw:control="control119"/>
          <draw:control draw:z-index="15" draw:style-name="gr12" draw:text-style-name="P17" svg:width="38.55mm" svg:height="9.56mm" svg:x="55.07mm" svg:y="100.29mm" draw:control="control120"/>
          <draw:control draw:z-index="16" draw:text-style-name="P13" svg:width="28.78mm" svg:height="10.36mm" svg:x="163.13mm" svg:y="79.33mm" draw:control="control121"/>
          <draw:control draw:z-index="17" draw:text-style-name="P13" svg:width="26.03mm" svg:height="10.36mm" svg:x="195.59mm" svg:y="79.67mm" draw:control="control122"/>
          <draw:control draw:z-index="18" draw:style-name="gr15" draw:text-style-name="P14" svg:width="66.12mm" svg:height="9.03mm" svg:x="93.41mm" svg:y="111.23mm" draw:control="control123"/>
          <draw:control draw:z-index="19" draw:style-name="gr12" draw:text-style-name="P17" svg:width="38.55mm" svg:height="9.56mm" svg:x="54.79mm" svg:y="111.06mm" draw:control="control124"/>
          <draw:control draw:z-index="20" draw:text-style-name="P13" svg:width="23.1mm" svg:height="8.3mm" svg:x="163.3mm" svg:y="57.11mm" draw:control="control125"/>
          <draw:control draw:z-index="21" draw:text-style-name="P14" svg:width="74.3mm" svg:height="9.03mm" svg:x="195.26mm" svg:y="98.86mm" draw:control="control126"/>
          <draw:control draw:z-index="22" draw:style-name="gr12" draw:text-style-name="P17" svg:width="30.36mm" svg:height="9.56mm" svg:x="164.85mm" svg:y="98.69mm" draw:control="control127"/>
          <draw:control draw:z-index="23" draw:text-style-name="P14" svg:width="52.07mm" svg:height="9.03mm" svg:x="195.58mm" svg:y="109.62mm" draw:control="control128"/>
          <draw:control draw:z-index="24" draw:style-name="gr12" draw:text-style-name="P17" svg:width="30.36mm" svg:height="9.56mm" svg:x="165.17mm" svg:y="109.45mm" draw:control="control129"/>
          <draw:control draw:z-index="25" draw:style-name="gr15" draw:text-style-name="P14" svg:width="52.07mm" svg:height="9.03mm" svg:x="195.58mm" svg:y="119.85mm" draw:control="control130"/>
          <draw:control draw:z-index="26" draw:style-name="gr12" draw:text-style-name="P17" svg:width="30.36mm" svg:height="9.56mm" svg:x="165.17mm" svg:y="119.68mm" draw:control="control131"/>
          <draw:control draw:z-index="27" draw:style-name="gr15" draw:text-style-name="P14" svg:width="52.07mm" svg:height="9.03mm" svg:x="195.19mm" svg:y="130.74mm" draw:control="control132"/>
          <draw:control draw:z-index="28" draw:style-name="gr12" draw:text-style-name="P17" svg:width="30.36mm" svg:height="9.56mm" svg:x="164.78mm" svg:y="130.57mm" draw:control="control133"/>
          <draw:control draw:z-index="29" draw:style-name="gr15" draw:text-style-name="P14" svg:width="52.07mm" svg:height="9.03mm" svg:x="197.54mm" svg:y="34.43mm" draw:control="control134"/>
          <draw:control draw:z-index="30" draw:style-name="gr12" draw:text-style-name="P17" svg:width="30.36mm" svg:height="9.56mm" svg:x="167.13mm" svg:y="34.26mm" draw:control="control135"/>
          <draw:control draw:z-index="31" draw:style-name="gr15" draw:text-style-name="P14" svg:width="52.07mm" svg:height="9.03mm" svg:x="197.26mm" svg:y="45.85mm" draw:control="control136"/>
          <draw:control draw:z-index="32" draw:style-name="gr12" draw:text-style-name="P17" svg:width="30.36mm" svg:height="9.56mm" svg:x="166.85mm" svg:y="45.68mm" draw:control="control137"/>
          <draw:control draw:z-index="33" draw:text-style-name="P13" svg:width="28.88mm" svg:height="10.36mm" svg:x="218.93mm" svg:y="142.37mm" draw:control="control138"/>
          <draw:control draw:z-index="34" draw:text-style-name="P13" svg:width="35.69mm" svg:height="12.8mm" svg:x="224.69mm" svg:y="77.75mm" draw:control="control139"/>
        </table:shapes>
        <table:table-column table:style-name="co1" table:number-columns-repeated="2" table:default-cell-style-name="ce63"/>
        <table:table-column table:style-name="co1" table:number-columns-repeated="10" table:default-cell-style-name="Default"/>
        <table:table-column table:style-name="co1" table:visibility="collapse" table:number-columns-repeated="1012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6" office:value-type="string" calcext:value-type="string" table:number-columns-spanned="10" table:number-rows-spanned="2">
            <text:p>FORM DATA BARANG</text:p>
          </table:table-cell>
          <table:covered-table-cell table:number-columns-repeated="9" table:style-name="ce167"/>
          <table:table-cell table:number-columns-repeated="1012"/>
        </table:table-row>
        <table:table-row table:style-name="ro1">
          <table:table-cell table:number-columns-repeated="2"/>
          <table:covered-table-cell table:style-name="ce167"/>
          <table:covered-table-cell table:number-columns-repeated="5" table:style-name="ce168"/>
          <table:covered-table-cell table:number-columns-repeated="4" table:style-name="ce167"/>
          <table:table-cell table:number-columns-repeated="1012"/>
        </table:table-row>
        <table:table-row table:style-name="ro1" table:number-rows-repeated="33">
          <table:table-cell table:number-columns-repeated="2"/>
          <table:table-cell table:style-name="ce167" table:number-columns-repeated="10"/>
          <table:table-cell table:number-columns-repeated="1012"/>
        </table:table-row>
        <table:table-row table:style-name="ro1" table:visibility="collapse" table:number-rows-repeated="104853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jw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40" form:id="control140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41" form:id="control141" form:dropdown="true" form:tab-index="2" form:bound-column="1" form:linked-cell="db.BE4" form:list-linkage-type="selection" form:source-cell-range="aturdataw.C3:aturdataw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Text Box 3" form:control-implementation="ooo:com.sun.star.form.component.FormattedField" xml:id="control142" form:id="control142" form:tab-index="3" form:value="0" form:convert-empty-to-null="true" form:linked-cell="db.BF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43" form:id="control143" form:tab-index="4" form:convert-empty-to-null="true" form:linked-cell="db.BG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5" form:control-implementation="ooo:com.sun.star.form.component.FixedText" xml:id="control144" form:id="control144" form:label="JUMLAH PENDAPATAN"/>
            <form:fixed-text form:name="Label Field 6" form:control-implementation="ooo:com.sun.star.form.component.FixedText" xml:id="control145" form:id="control145" form:label="KETERANGAN"/>
            <form:fixed-text form:name="Label Field 3" form:control-implementation="ooo:com.sun.star.form.component.FixedText" xml:id="control146" form:id="control146" form:label="JENIS PENDAPATAN JASA"/>
            <form:fixed-text form:name="Label Field 4" form:control-implementation="ooo:com.sun.star.form.component.FixedText" xml:id="control147" form:id="control147" form:label="TANGGAL"/>
            <form:button form:name="Push Button 1" form:control-implementation="ooo:com.sun.star.form.component.CommandButton" xml:id="control148" form:id="control148" form:label="Masukan Data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5?language=Basic&amp;location=application" xlink:type="simple"/>
              </office:event-listeners>
            </form:button>
            <form:button form:name="Push Button 1" form:control-implementation="ooo:com.sun.star.form.component.CommandButton" xml:id="control149" form:id="control149" form:label="Lihat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0" form:id="control150" form:label="Atur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1" form:id="control151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g draw:z-index="0">
            <draw:control draw:style-name="gr21" draw:text-style-name="P14" svg:width="66.12mm" svg:height="9.03mm" svg:x="115.31mm" svg:y="50.6mm" draw:control="control142"/>
            <draw:control draw:style-name="gr12" draw:text-style-name="P17" svg:width="37.49mm" svg:height="8.03mm" svg:x="71.93mm" svg:y="51.68mm" draw:control="control144"/>
          </draw:g>
          <draw:g draw:z-index="1">
            <draw:control draw:text-style-name="P14" svg:width="66.12mm" svg:height="9.03mm" svg:x="115mm" svg:y="61.16mm" draw:control="control143"/>
            <draw:control draw:style-name="gr12" draw:text-style-name="P17" svg:width="28.29mm" svg:height="8.03mm" svg:x="72.46mm" svg:y="61.97mm" draw:control="control145"/>
          </draw:g>
          <draw:g draw:z-index="2">
            <draw:control draw:text-style-name="P14" svg:width="66.12mm" svg:height="9.03mm" svg:x="115.54mm" svg:y="40.39mm" draw:control="control141"/>
            <draw:control draw:style-name="gr12" draw:text-style-name="P17" svg:width="44.66mm" svg:height="8.03mm" svg:x="71.7mm" svg:y="41.65mm" draw:control="control146"/>
          </draw:g>
          <draw:g draw:z-index="3">
            <draw:control draw:style-name="gr22" draw:text-style-name="P15" svg:width="28.52mm" svg:height="9.03mm" svg:x="186.19mm" svg:y="11.18mm" draw:control="control140"/>
            <draw:control draw:style-name="gr12" draw:text-style-name="P17" svg:width="28.29mm" svg:height="8.03mm" svg:x="159.65mm" svg:y="11.82mm" draw:control="control147"/>
          </draw:g>
          <draw:control draw:z-index="4" draw:text-style-name="P13" svg:width="31.14mm" svg:height="8.28mm" svg:x="115.62mm" svg:y="74.51mm" draw:control="control148"/>
          <draw:control draw:z-index="5" draw:text-style-name="P13" svg:width="26.8mm" svg:height="8.28mm" svg:x="148.13mm" svg:y="74.26mm" draw:control="control149"/>
          <draw:control draw:z-index="6" draw:text-style-name="P13" svg:width="26.8mm" svg:height="8.28mm" svg:x="186.08mm" svg:y="40.15mm" draw:control="control150"/>
          <draw:control draw:z-index="7" draw:text-style-name="P13" svg:width="35.69mm" svg:height="12.8mm" svg:x="187.34mm" svg:y="74.36mm" draw:control="control151"/>
        </table:shapes>
        <table:table-column table:style-name="co1" table:number-columns-repeated="2" table:default-cell-style-name="ce6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9" office:value-type="string" calcext:value-type="string" table:number-columns-spanned="5" table:number-rows-spanned="3">
            <text:p>FORM DATA WARNET DAN JASANYA</text:p>
          </table:table-cell>
          <table:covered-table-cell table:number-columns-repeated="4" table:style-name="ce170"/>
          <table:table-cell table:style-name="ce170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0"/>
          <table:table-cell table:style-name="ce170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0"/>
          <table:table-cell table:style-name="ce170" table:number-columns-repeated="3"/>
          <table:table-cell table:number-columns-repeated="1014"/>
        </table:table-row>
        <table:table-row table:style-name="ro1" table:number-rows-repeated="15">
          <table:table-cell table:number-columns-repeated="2"/>
          <table:table-cell table:style-name="ce170" table:number-columns-repeated="8"/>
          <table:table-cell table:number-columns-repeated="1014"/>
        </table:table-row>
        <table:table-row table:style-name="ro1" table:visibility="collapse" table:number-rows-repeated="104855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j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52" form:id="control152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text form:name="Text Box 2" form:control-implementation="ooo:com.sun.star.form.component.TextField" xml:id="control153" form:id="control153" form:tab-index="2" form:convert-empty-to-null="true" form:linked-cell="db.B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Text Box 3" form:control-implementation="ooo:com.sun.star.form.component.FormattedField" xml:id="control154" form:id="control154" form:tab-index="3" form:value="0" form:convert-empty-to-null="true" form:linked-cell="db.B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55" form:id="control155" form:tab-index="4" form:convert-empty-to-null="true" form:linked-cell="db.B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156" form:id="control156" form:label="TANGGAL"/>
            <form:fixed-text form:name="Label Field 1" form:control-implementation="ooo:com.sun.star.form.component.FixedText" xml:id="control157" form:id="control157" form:label="KETERANGAN"/>
            <form:fixed-text form:name="Label Field 1" form:control-implementation="ooo:com.sun.star.form.component.FixedText" xml:id="control158" form:id="control158" form:label="NOMOR LAUNDRY"/>
            <form:fixed-text form:name="Label Field 1" form:control-implementation="ooo:com.sun.star.form.component.FixedText" xml:id="control159" form:id="control159" form:label="BIAYA JASA"/>
            <form:button form:name="Push Button 1" form:control-implementation="ooo:com.sun.star.form.component.CommandButton" xml:id="control160" form:id="control160" form:label="Masukan Data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6?language=Basic&amp;location=application" xlink:type="simple"/>
              </office:event-listeners>
            </form:button>
            <form:button form:name="Push Button 1" form:control-implementation="ooo:com.sun.star.form.component.CommandButton" xml:id="control161" form:id="control161" form:label="Lihat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?language=Basic&amp;location=application" xlink:type="simple"/>
              </office:event-listeners>
            </form:button>
            <form:button form:name="Push Button 1" form:control-implementation="ooo:com.sun.star.form.component.CommandButton" xml:id="control162" form:id="control16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4" svg:width="66.12mm" svg:height="9.03mm" svg:x="83.65mm" svg:y="34.08mm" draw:control="control153"/>
          <draw:control draw:z-index="1" draw:style-name="gr20" draw:text-style-name="P14" svg:width="66.12mm" svg:height="9.03mm" svg:x="83.82mm" svg:y="45.58mm" draw:control="control154"/>
          <draw:control draw:z-index="2" draw:text-style-name="P14" svg:width="66.12mm" svg:height="9.03mm" svg:x="84.05mm" svg:y="57.42mm" draw:control="control155"/>
          <draw:g draw:z-index="3">
            <draw:control draw:style-name="gr23" draw:text-style-name="P15" svg:width="34.41mm" svg:height="9.03mm" svg:x="188.61mm" svg:y="10.67mm" draw:control="control152"/>
            <draw:control draw:style-name="gr12" draw:text-style-name="P17" svg:width="19.2mm" svg:height="9.03mm" svg:x="163.87mm" svg:y="10.63mm" draw:control="control156"/>
          </draw:g>
          <draw:control draw:z-index="4" draw:style-name="gr12" draw:text-style-name="P17" svg:width="30.01mm" svg:height="9.03mm" svg:x="51.8mm" svg:y="57.32mm" draw:control="control157"/>
          <draw:control draw:z-index="5" draw:style-name="gr12" draw:text-style-name="P17" svg:width="30.01mm" svg:height="9.03mm" svg:x="51.77mm" svg:y="32.94mm" draw:control="control158"/>
          <draw:control draw:z-index="6" draw:style-name="gr12" draw:text-style-name="P17" svg:width="30.01mm" svg:height="9.03mm" svg:x="52.15mm" svg:y="44.72mm" draw:control="control159"/>
          <draw:control draw:z-index="7" draw:text-style-name="P13" svg:width="31.77mm" svg:height="8.28mm" svg:x="85.22mm" svg:y="70.56mm" draw:control="control160"/>
          <draw:control draw:z-index="8" draw:text-style-name="P13" svg:width="26.8mm" svg:height="8.28mm" svg:x="123.73mm" svg:y="70.31mm" draw:control="control161"/>
          <draw:control draw:z-index="9" draw:text-style-name="P13" svg:width="35.69mm" svg:height="12.8mm" svg:x="184.9mm" svg:y="70.75mm" draw:control="control162"/>
        </table:shapes>
        <table:table-column table:style-name="co1" table:number-columns-repeated="2" table:default-cell-style-name="ce63"/>
        <table:table-column table:style-name="co1" table:number-columns-repeated="8" table:default-cell-style-name="ce172"/>
        <table:table-column table:style-name="co1" table:visibility="collapse" table:number-columns-repeated="1014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5" table:number-rows-spanned="3">
            <text:p>FORM DATA LAUNDRY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kmk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63" form:id="control163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  <form:button form:name="Push Button 2" form:control-implementation="ooo:com.sun.star.form.component.CommandButton" xml:id="control164" form:id="control164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2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5.97mm" svg:height="13.89mm" svg:x="0mm" svg:y="0mm" draw:control="control163"/>
          <draw:control draw:z-index="1" draw:text-style-name="P13" svg:width="23.71mm" svg:height="9.93mm" svg:x="-0.06mm" svg:y="18.82mm" draw:control="control164"/>
        </table:shapes>
        <table:table-column table:style-name="co1" table:default-cell-style-name="ce114"/>
        <table:table-column table:style-name="co113" table:default-cell-style-name="ce114"/>
        <table:table-column table:style-name="co114" table:default-cell-style-name="ce149"/>
        <table:table-column table:style-name="co111" table:default-cell-style-name="ce110"/>
        <table:table-column table:style-name="co115" table:default-cell-style-name="ce175"/>
        <table:table-column table:style-name="co116" table:default-cell-style-name="ce175"/>
        <table:table-column table:style-name="co114" table:default-cell-style-name="ce110"/>
        <table:table-column table:style-name="co1" table:visibility="collapse" table:number-columns-repeated="1017" table:default-cell-style-name="Default"/>
        <table:table-row table:style-name="ro1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JENIS</text:p>
          </table:table-cell>
          <table:table-cell table:style-name="ce174" office:value-type="string" calcext:value-type="string">
            <text:p>PENAMBAHAN</text:p>
          </table:table-cell>
          <table:table-cell table:style-name="ce174" office:value-type="string" calcext:value-type="string">
            <text:p>PENGURANGAN</text:p>
          </table:table-cell>
          <table:table-cell table:style-name="ce151" office:value-type="string" calcext:value-type="string">
            <text:p>KETERANGA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TAMBAH KAS (+)</text:p>
          </table:table-cell>
          <table:table-cell table:style-name="ce174" office:value-type="float" office:value="30000" calcext:value-type="float">
            <text:p>30000</text:p>
          </table:table-cell>
          <table:table-cell table:style-name="ce174"/>
          <table:table-cell table:style-name="ce15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BAYAR SALES (-)</text:p>
          </table:table-cell>
          <table:table-cell table:style-name="ce174"/>
          <table:table-cell table:style-name="ce174" office:value-type="float" office:value="20000" calcext:value-type="float">
            <text:p>2000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73"/>
          <table:table-cell table:style-name="ce174" table:number-columns-repeated="2"/>
          <table:table-cell table:style-name="ce151"/>
          <table:table-cell table:number-columns-repeated="1017"/>
        </table:table-row>
        <table:table-row table:style-name="ro1" table:number-rows-repeated="9">
          <table:table-cell table:number-columns-repeated="2"/>
          <table:table-cell table:style-name="ce147"/>
          <table:table-cell table:style-name="ce151"/>
          <table:table-cell table:style-name="ce174" table:number-columns-repeated="2"/>
          <table:table-cell table:style-name="ce151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ukkmk" table:style-name="ta1" table:protected="true">
        <loext:table-protection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65" form:id="control165" form:readonly="true" form:tab-stop="false" form:tab-index="1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11/12/15"/>
              </form:properties>
            </form:formatted-text>
            <form:listbox form:name="Text Box 2" form:control-implementation="ooo:com.sun.star.form.component.ListBox" xml:id="control166" form:id="control166" form:dropdown="true" form:tab-index="2" form:bound-column="1" form:linked-cell="db.BQ4" form:list-linkage-type="selection" form:source-cell-range="aturdatakmk.C3:aturdatakmk.C4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3" form:control-implementation="ooo:com.sun.star.form.component.TextField" xml:id="control167" form:id="control167" form:tab-index="3" form:convert-empty-to-null="true" form:linked-cell="db.BR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68" form:id="control168" form:tab-index="4" form:convert-empty-to-null="true" form:linked-cell="db.B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69" form:id="control169" form:tab-index="5" form:convert-empty-to-null="true" form:linked-cell="db.B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70" form:id="control170" form:label="TANGGAL"/>
            <form:fixed-text form:name="Label Field 1" form:control-implementation="ooo:com.sun.star.form.component.FixedText" xml:id="control171" form:id="control171" form:label="JENIS"/>
            <form:fixed-text form:name="Label Field 1" form:control-implementation="ooo:com.sun.star.form.component.FixedText" xml:id="control172" form:id="control172" form:label="PENAMBAHAN"/>
            <form:fixed-text form:name="Label Field 1" form:control-implementation="ooo:com.sun.star.form.component.FixedText" xml:id="control173" form:id="control173" form:label="PENGURANGAN"/>
            <form:fixed-text form:name="Label Field 1" form:control-implementation="ooo:com.sun.star.form.component.FixedText" xml:id="control174" form:id="control174" form:label="KETERANGAN"/>
            <form:button form:name="Push Button 1" form:control-implementation="ooo:com.sun.star.form.component.CommandButton" xml:id="control175" form:id="control175" form:label="Masukan Data" form:tab-index="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7?language=Basic&amp;location=application" xlink:type="simple"/>
              </office:event-listeners>
            </form:button>
            <form:button form:name="Push Button 1" form:control-implementation="ooo:com.sun.star.form.component.CommandButton" xml:id="control176" form:id="control176" form:label="Lihat Data" form:tab-stop="false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7" form:id="control177" form:label="Atur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8" form:id="control178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24" draw:text-style-name="P15" svg:width="30.43mm" svg:height="9.03mm" svg:x="193.42mm" svg:y="11.02mm" draw:control="control165"/>
          <draw:control draw:z-index="1" draw:text-style-name="P14" svg:width="66.12mm" svg:height="9.03mm" svg:x="90.68mm" svg:y="33.11mm" draw:control="control166"/>
          <draw:control draw:z-index="2" draw:text-style-name="P14" svg:width="66.12mm" svg:height="9.03mm" svg:x="90.68mm" svg:y="44.08mm" draw:control="control167"/>
          <draw:control draw:z-index="3" draw:text-style-name="P14" svg:width="66.12mm" svg:height="9.03mm" svg:x="90.37mm" svg:y="54.39mm" draw:control="control168"/>
          <draw:control draw:z-index="4" draw:text-style-name="P14" svg:width="66.12mm" svg:height="9.03mm" svg:x="90.36mm" svg:y="65.04mm" draw:control="control169"/>
          <draw:control draw:z-index="5" draw:style-name="gr12" draw:text-style-name="P17" svg:width="31.11mm" svg:height="9.57mm" svg:x="170.31mm" svg:y="10.62mm" draw:control="control170"/>
          <draw:control draw:z-index="6" draw:style-name="gr12" draw:text-style-name="P17" svg:width="31.11mm" svg:height="9.57mm" svg:x="57.08mm" svg:y="34.48mm" draw:control="control171"/>
          <draw:control draw:z-index="7" draw:style-name="gr12" draw:text-style-name="P17" svg:width="31.11mm" svg:height="9.57mm" svg:x="55.63mm" svg:y="44.44mm" draw:control="control172"/>
          <draw:control draw:z-index="8" draw:style-name="gr12" draw:text-style-name="P17" svg:width="31.11mm" svg:height="9.57mm" svg:x="55.63mm" svg:y="54.12mm" draw:control="control173"/>
          <draw:control draw:z-index="9" draw:style-name="gr12" draw:text-style-name="P17" svg:width="31.11mm" svg:height="9.57mm" svg:x="56.46mm" svg:y="64.43mm" draw:control="control174"/>
          <draw:control draw:z-index="10" draw:text-style-name="P13" svg:width="29.76mm" svg:height="8.28mm" svg:x="91mm" svg:y="77.92mm" draw:control="control175"/>
          <draw:control draw:z-index="11" draw:text-style-name="P13" svg:width="26.8mm" svg:height="8.28mm" svg:x="125.19mm" svg:y="77.67mm" draw:control="control176"/>
          <draw:control draw:z-index="12" draw:text-style-name="P13" svg:width="26.8mm" svg:height="8.28mm" svg:x="160.94mm" svg:y="33.46mm" draw:control="control177"/>
          <draw:control draw:z-index="13" draw:text-style-name="P13" svg:width="35.69mm" svg:height="12.8mm" svg:x="189.78mm" svg:y="81.88mm" draw:control="control178"/>
        </table:shapes>
        <table:table-column table:style-name="co1" table:number-columns-repeated="2" table:default-cell-style-name="ce6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1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63" table:number-columns-repeated="3"/>
          <table:table-cell table:style-name="ce178"/>
          <table:table-cell table:style-name="ce63" table:number-columns-repeated="1018"/>
        </table:table-row>
        <table:table-row table:style-name="ro1">
          <table:table-cell table:number-columns-repeated="2"/>
          <table:table-cell table:style-name="ce176" office:value-type="string" calcext:value-type="string" table:number-columns-spanned="5" table:number-rows-spanned="3">
            <text:p>FORM DATA KAS MASUK KELUAR</text:p>
          </table:table-cell>
          <table:covered-table-cell table:number-columns-repeated="4" table:style-name="ce177"/>
          <table:table-cell table:style-name="ce177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7"/>
          <table:table-cell table:style-name="ce177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7"/>
          <table:table-cell table:style-name="ce177" table:number-columns-repeated="3"/>
          <table:table-cell table:number-columns-repeated="1014"/>
        </table:table-row>
        <table:table-row table:style-name="ro1" table:number-rows-repeated="16">
          <table:table-cell table:number-columns-repeated="2"/>
          <table:table-cell table:style-name="ce177" table:number-columns-repeated="8"/>
          <table:table-cell table:number-columns-repeated="1014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tur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9" form:id="control17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40.26mm" svg:height="9.83mm" svg:x="0.12mm" svg:y="0mm" draw:control="control179"/>
        </table:shapes>
        <table:table-column table:style-name="co1" table:number-columns-repeated="2" table:default-cell-style-name="ce114"/>
        <table:table-column table:style-name="co117" table:default-cell-style-name="ce30"/>
        <table:table-column table:style-name="co1" table:visibility="collapse" table:number-columns-repeated="1021" table:default-cell-style-name="Default"/>
        <table:table-row table:style-name="ro1" table:number-rows-repeated="2">
          <table:table-cell table:number-columns-repeated="2"/>
          <table:table-cell table:style-name="ce32"/>
          <table:table-cell table:style-name="ce114" table:number-columns-repeated="1020"/>
          <table:table-cell/>
        </table:table-row>
        <table:table-row table:style-name="ro1">
          <table:table-cell table:number-columns-repeated="2"/>
          <table:table-cell table:style-name="ce179" office:value-type="string" calcext:value-type="string">
            <text:p>JENI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0" office:value-type="string" calcext:value-type="string">
            <text:p>BAYAR SALES (-)</text:p>
          </table:table-cell>
          <table:table-cell table:formula="of:=CONCATENATE([.C4];&quot; &quot;;)" office:value-type="string" office:string-value="BAYAR SALES (-) " calcext:value-type="string">
            <text:p>BAYAR SALES (-)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80" office:value-type="string" calcext:value-type="string">
            <text:p>DISIMPAN (-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0" office:value-type="string" calcext:value-type="string">
            <text:p>TAMBAH KAS (+)</text:p>
          </table:table-cell>
          <table:table-cell table:number-columns-repeated="1021"/>
        </table:table-row>
        <table:table-row table:style-name="ro1" table:number-rows-repeated="34">
          <table:table-cell table:number-columns-repeated="2"/>
          <table:table-cell table:style-name="ce180"/>
          <table:table-cell table:number-columns-repeated="1021"/>
        </table:table-row>
        <table:table-row table:style-name="ro1" table:visibility="collapse">
          <table:table-cell table:number-columns-repeated="2"/>
          <table:table-cell table:style-name="ce180"/>
          <table:table-cell table:number-columns-repeated="1021"/>
        </table:table-row>
        <table:table-row table:style-name="ro1" table:visibility="collapse">
          <table:table-cell table:number-columns-repeated="2"/>
          <table:table-cell table:style-name="ce29"/>
          <table:table-cell table:number-columns-repeated="1021"/>
        </table:table-row>
        <table:table-row table:style-name="ro1" table:visibility="collapse" table:number-rows-repeated="104853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tur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0" form:id="control18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01mm" svg:height="9.83mm" svg:x="45.75mm" svg:y="9.03mm" draw:control="control180"/>
        </table:shapes>
        <table:table-column table:style-name="co1" table:default-cell-style-name="ce114"/>
        <table:table-column table:style-name="co118" table:default-cell-style-name="ce114"/>
        <table:table-column table:style-name="co118" table:default-cell-style-name="ce183"/>
        <table:table-column table:style-name="co1" table:visibility="collapse" table:number-columns-repeated="1021" table:default-cell-style-name="Default"/>
        <table:table-row table:style-name="ro1" table:number-rows-repeated="2">
          <table:table-cell table:number-columns-repeated="2"/>
          <table:table-cell table:style-name="ce114" table:number-columns-repeated="1022"/>
        </table:table-row>
        <table:table-row table:style-name="ro1">
          <table:table-cell table:number-columns-repeated="2"/>
          <table:table-cell table:style-name="ce181" office:value-type="string" calcext:value-type="string">
            <text:p>NAMA JAS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WA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PRIN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JASA INSTAL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JASA KETI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DLL</text:p>
          </table:table-cell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182"/>
          <table:table-cell table:number-columns-repeated="1021"/>
        </table:table-row>
        <table:table-row table:style-name="ro1" table:visibility="collapse" table:number-rows-repeated="104855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turdatav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1" form:id="control18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0.4mm" svg:height="9.79mm" svg:x="138.22mm" svg:y="8.53mm" draw:control="control181"/>
        </table:shapes>
        <table:table-column table:style-name="co1" table:default-cell-style-name="ce102"/>
        <table:table-column table:style-name="co119" table:default-cell-style-name="ce188"/>
        <table:table-column table:style-name="co67" table:default-cell-style-name="ce192"/>
        <table:table-column table:style-name="co120" table:default-cell-style-name="ce192"/>
        <table:table-column table:style-name="co67" table:default-cell-style-name="ce102"/>
        <table:table-column table:style-name="co1" table:default-cell-style-name="ce102"/>
        <table:table-column table:style-name="co1" table:visibility="collapse" table:number-columns-repeated="1018" table:default-cell-style-name="Default"/>
        <table:table-row table:style-name="ro1" table:number-rows-repeated="2">
          <table:table-cell/>
          <table:table-cell table:style-name="ce184"/>
          <table:table-cell table:style-name="ce189" table:number-columns-repeated="2"/>
          <table:table-cell table:number-columns-repeated="2"/>
          <table:table-cell table:style-name="ce102" table:number-columns-repeated="1018"/>
        </table:table-row>
        <table:table-row table:style-name="ro1">
          <table:table-cell/>
          <table:table-cell table:style-name="ce80" office:value-type="string" calcext:value-type="string">
            <text:p>ATUR PRODUK</text:p>
          </table:table-cell>
          <table:table-cell table:style-name="ce80" office:value-type="string" calcext:value-type="string">
            <text:p>ATUR NOMINAL</text:p>
          </table:table-cell>
          <table:table-cell table:style-name="ce80" office:value-type="string" calcext:value-type="string">
            <text:p>JENIS</text:p>
          </table:table-cell>
          <table:table-cell table:number-columns-repeated="1020"/>
        </table:table-row>
        <table:table-row table:style-name="ro1">
          <table:table-cell/>
          <table:table-cell table:style-name="ce185" office:value-type="float" office:value="3" calcext:value-type="float">
            <text:p>3</text:p>
          </table:table-cell>
          <table:table-cell table:style-name="ce190" office:value-type="float" office:value="1000" calcext:value-type="float">
            <text:p>1000</text:p>
          </table:table-cell>
          <table:table-cell table:style-name="ce190" office:value-type="string" calcext:value-type="string">
            <text:p>VOUCHER FISIK</text:p>
          </table:table-cell>
          <table:table-cell table:number-columns-repeated="1020"/>
        </table:table-row>
        <table:table-row table:style-name="ro1">
          <table:table-cell/>
          <table:table-cell table:style-name="ce186" office:value-type="string" calcext:value-type="string">
            <text:p>I</text:p>
          </table:table-cell>
          <table:table-cell table:style-name="ce190" office:value-type="float" office:value="3000" calcext:value-type="float">
            <text:p>3000</text:p>
          </table:table-cell>
          <table:table-cell table:style-name="ce190" office:value-type="string" calcext:value-type="string">
            <text:p>KARTU PERDANA</text:p>
          </table:table-cell>
          <table:table-cell table:number-columns-repeated="1020"/>
        </table:table-row>
        <table:table-row table:style-name="ro1">
          <table:table-cell/>
          <table:table-cell table:style-name="ce186" office:value-type="string" calcext:value-type="string">
            <text:p>SF</text:p>
          </table:table-cell>
          <table:table-cell table:style-name="ce190" office:value-type="float" office:value="5000" calcext:value-type="float">
            <text:p>5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6" office:value-type="string" calcext:value-type="string">
            <text:p>AON</text:p>
          </table:table-cell>
          <table:table-cell table:style-name="ce190" office:value-type="float" office:value="10000" calcext:value-type="float">
            <text:p>1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15000" calcext:value-type="float">
            <text:p>15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20000" calcext:value-type="float">
            <text:p>2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25000" calcext:value-type="float">
            <text:p>25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50000" calcext:value-type="float">
            <text:p>5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60000" calcext:value-type="float">
            <text:p>6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100000" calcext:value-type="float">
            <text:p>100000</text:p>
          </table:table-cell>
          <table:table-cell table:style-name="ce190"/>
          <table:table-cell table:number-columns-repeated="1020"/>
        </table:table-row>
        <table:table-row table:style-name="ro1" table:number-rows-repeated="44">
          <table:table-cell/>
          <table:table-cell table:style-name="ce187"/>
          <table:table-cell table:style-name="ce191" table:number-columns-repeated="2"/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urdata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2" form:id="control182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07mm" svg:height="9.53mm" svg:x="-0.28mm" svg:y="10.62mm" draw:control="control182"/>
        </table:shapes>
        <table:table-column table:style-name="co1" table:default-cell-style-name="ce102"/>
        <table:table-column table:style-name="co121" table:default-cell-style-name="ce102"/>
        <table:table-column table:style-name="co33" table:default-cell-style-name="ce95"/>
        <table:table-column table:style-name="co122" table:default-cell-style-name="Default"/>
        <table:table-column table:style-name="co123" table:default-cell-style-name="ce102"/>
        <table:table-column table:style-name="co122" table:default-cell-style-name="ce192"/>
        <table:table-column table:style-name="co124" table:default-cell-style-name="ce204"/>
        <table:table-column table:style-name="co125" table:default-cell-style-name="ce192"/>
        <table:table-column table:style-name="co1" table:number-columns-repeated="4" table:default-cell-style-name="ce102"/>
        <table:table-column table:style-name="co1" table:visibility="collapse" table:number-columns-repeated="1012" table:default-cell-style-name="Default"/>
        <table:table-row table:style-name="ro1" table:number-rows-repeated="2">
          <table:table-cell table:style-name="ce193" table:number-columns-repeated="2"/>
          <table:table-cell table:style-name="ce194"/>
          <table:table-cell table:style-name="ce193" table:number-columns-repeated="2"/>
          <table:table-cell table:style-name="ce198"/>
          <table:table-cell table:style-name="ce199"/>
          <table:table-cell table:style-name="ce198"/>
          <table:table-cell table:style-name="ce193" table:number-columns-repeated="1016"/>
        </table:table-row>
        <table:table-row table:style-name="ro1">
          <table:table-cell table:number-columns-repeated="2"/>
          <table:table-cell table:style-name="ce81" office:value-type="string" calcext:value-type="string">
            <text:p>NOMOR HP</text:p>
          </table:table-cell>
          <table:table-cell table:style-name="ce75" office:value-type="string" calcext:value-type="string">
            <text:p>JENIS HP</text:p>
          </table:table-cell>
          <table:table-cell table:style-name="ce195"/>
          <table:table-cell table:style-name="ce80" office:value-type="string" calcext:value-type="string">
            <text:p>PROVIDER</text:p>
          </table:table-cell>
          <table:table-cell table:style-name="ce200" office:value-type="string" calcext:value-type="string">
            <text:p>NOMINAL</text:p>
          </table:table-cell>
          <table:table-cell table:style-name="ce80" office:value-type="string" calcext:value-type="string">
            <text:p>JENI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88</text:p>
          </table:table-cell>
          <table:table-cell table:style-name="ce71" office:value-type="string" calcext:value-type="string">
            <text:p>SMARTFREN</text:p>
          </table:table-cell>
          <table:table-cell table:style-name="ce196"/>
          <table:table-cell table:style-name="ce13" office:value-type="string" calcext:value-type="string">
            <text:p>INDOSAT</text:p>
          </table:table-cell>
          <table:table-cell table:style-name="ce201" office:value-type="float" office:value="1" calcext:value-type="float">
            <text:p>1</text:p>
          </table:table-cell>
          <table:table-cell table:style-name="ce205" office:value-type="string" calcext:value-type="string">
            <text:p>3 SAKTI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217</text:p>
          </table:table-cell>
          <table:table-cell table:style-name="ce71" office:value-type="string" calcext:value-type="string">
            <text:p>ESIA</text:p>
          </table:table-cell>
          <table:table-cell table:style-name="ce197"/>
          <table:table-cell table:style-name="ce12" office:value-type="string" calcext:value-type="string">
            <text:p>3 SAKTI</text:p>
          </table:table-cell>
          <table:table-cell table:style-name="ce201" office:value-type="float" office:value="2" calcext:value-type="float">
            <text:p>2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218</text:p>
          </table:table-cell>
          <table:table-cell table:style-name="ce71" office:value-type="string" calcext:value-type="string">
            <text:p>ESIA</text:p>
          </table:table-cell>
          <table:table-cell table:style-name="ce197"/>
          <table:table-cell table:style-name="ce12" office:value-type="string" calcext:value-type="string">
            <text:p>THREE</text:p>
          </table:table-cell>
          <table:table-cell table:style-name="ce201" office:value-type="float" office:value="5" calcext:value-type="float">
            <text:p>5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2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13" office:value-type="string" calcext:value-type="string">
            <text:p>XL</text:p>
          </table:table-cell>
          <table:table-cell table:style-name="ce201" office:value-type="float" office:value="10" calcext:value-type="float">
            <text:p>1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3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13" office:value-type="string" calcext:value-type="string">
            <text:p>TELKOMSEL</text:p>
          </table:table-cell>
          <table:table-cell table:style-name="ce201" office:value-type="float" office:value="12" calcext:value-type="float">
            <text:p>12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5</text:p>
          </table:table-cell>
          <table:table-cell table:style-name="ce71" office:value-type="string" calcext:value-type="string">
            <text:p>INDOSAT</text:p>
          </table:table-cell>
          <table:table-cell table:style-name="ce197"/>
          <table:table-cell table:style-name="ce13" office:value-type="string" calcext:value-type="string">
            <text:p>ESIA</text:p>
          </table:table-cell>
          <table:table-cell table:style-name="ce201" office:value-type="float" office:value="20" calcext:value-type="float">
            <text:p>2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7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3" office:value-type="string" calcext:value-type="string">
            <text:p>FREN</text:p>
          </table:table-cell>
          <table:table-cell table:style-name="ce201" office:value-type="float" office:value="25" calcext:value-type="float">
            <text:p>25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9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2"/>
          <table:table-cell table:style-name="ce202" office:value-type="float" office:value="30" calcext:value-type="float">
            <text:p>3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9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2"/>
          <table:table-cell table:style-name="ce201" office:value-type="float" office:value="50" calcext:value-type="float">
            <text:p>5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38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2"/>
          <table:table-cell table:style-name="ce202" office:value-type="float" office:value="60" calcext:value-type="float">
            <text:p>6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2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2" office:value-type="float" office:value="75" calcext:value-type="float">
            <text:p>75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3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12"/>
          <table:table-cell table:style-name="ce201" office:value-type="float" office:value="100" calcext:value-type="float">
            <text:p>10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6</text:p>
          </table:table-cell>
          <table:table-cell table:style-name="ce71" office:value-type="string" calcext:value-type="string">
            <text:p>INDOSAT</text:p>
          </table:table-cell>
          <table:table-cell table:style-name="ce197"/>
          <table:table-cell table:style-name="ce13"/>
          <table:table-cell table:style-name="ce202" office:value-type="float" office:value="120" calcext:value-type="float">
            <text:p>12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7</text:p>
          </table:table-cell>
          <table:table-cell table:style-name="ce71" office:value-type="string" calcext:value-type="string">
            <text:p>INDOSAT</text:p>
          </table:table-cell>
          <table:table-cell table:style-name="ce196"/>
          <table:table-cell table:style-name="ce13"/>
          <table:table-cell table:style-name="ce202" office:value-type="string" calcext:value-type="string">
            <text:p>100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7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13"/>
          <table:table-cell table:style-name="ce202" office:value-type="string" calcext:value-type="string">
            <text:p>10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8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13"/>
          <table:table-cell table:style-name="ce202" office:value-type="string" calcext:value-type="string">
            <text:p>120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9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12"/>
          <table:table-cell table:style-name="ce202" office:value-type="string" calcext:value-type="string">
            <text:p>25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30899</text:p>
          </table:table-cell>
          <table:table-cell table:style-name="ce71" office:value-type="string" calcext:value-type="string">
            <text:p>3 SAKTI</text:p>
          </table:table-cell>
          <table:table-cell table:style-name="ce197"/>
          <table:table-cell table:style-name="ce71"/>
          <table:table-cell table:style-name="ce202" office:value-type="string" calcext:value-type="string">
            <text:p>30I</text:p>
          </table:table-cell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6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71"/>
          <table:table-cell table:style-name="ce202" office:value-type="string" calcext:value-type="string">
            <text:p>50I</text:p>
          </table:table-cell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22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2" office:value-type="string" calcext:value-type="string">
            <text:p>60I</text:p>
          </table:table-cell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23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8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78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77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8</text:p>
          </table:table-cell>
          <table:table-cell table:style-name="ce71" office:value-type="string" calcext:value-type="string">
            <text:p>INDOSAT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21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 table:number-rows-repeated="133">
          <table:table-cell table:number-columns-repeated="2"/>
          <table:table-cell table:style-name="ce73"/>
          <table:table-cell table:style-name="ce71"/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73"/>
          <table:table-cell table:style-name="ce71"/>
          <table:table-cell table:style-name="ce197"/>
          <table:table-cell/>
          <table:table-cell table:style-name="ce203"/>
          <table:table-cell table:style-name="ce191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73"/>
          <table:table-cell table:style-name="ce71"/>
          <table:table-cell table:style-name="ce197"/>
          <table:table-cell table:number-columns-repeated="2"/>
          <table:table-cell table:style-name="ce191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197"/>
          <table:table-cell table:number-columns-repeated="2"/>
          <table:table-cell table:style-name="ce191"/>
          <table:table-cell table:number-columns-repeated="1016"/>
        </table:table-row>
        <table:table-row table:style-name="ro1" table:number-rows-repeated="40">
          <table:table-cell table:number-columns-repeated="7"/>
          <table:table-cell table:style-name="ce191"/>
          <table:table-cell table:number-columns-repeated="1016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uk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83" form:id="control183" form:readonly="true" form:tab-stop="false" form:convert-empty-to-null="true" form:linked-cell="db.C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4" form:id="control184" form:label="SALDO"/>
            <form:listbox form:name="Text Box 1" form:control-implementation="ooo:com.sun.star.form.component.ListBox" xml:id="control185" form:id="control185" form:dropdown="true" form:bound-column="1" form:linked-cell="db.BY4" form:list-linkage-type="selection" form:source-cell-range="dinputob.C3:dinputob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86" form:id="control186" form:label="JENIS PPOB"/>
            <form:text form:name="Text Box 1" form:control-implementation="ooo:com.sun.star.form.component.TextField" xml:id="control187" form:id="control187" form:convert-empty-to-null="true" form:linked-cell="db.B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8" form:id="control188" form:label="JUMLAH REK"/>
            <form:text form:name="Text Box 1" form:control-implementation="ooo:com.sun.star.form.component.TextField" xml:id="control189" form:id="control189" form:convert-empty-to-null="true" form:linked-cell="db.C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0" form:id="control190" form:label="JUMLAH RUPIAH"/>
            <form:text form:name="Text Box 1" form:control-implementation="ooo:com.sun.star.form.component.TextField" xml:id="control191" form:id="control191" form:readonly="true" form:tab-stop="false" form:convert-empty-to-null="true" form:linked-cell="db.C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2" form:id="control192" form:label="PENGAMBILAN KEUNTUNGAN KEUNTUNGAN" form:multi-line="true"/>
            <form:text form:name="Text Box 1" form:control-implementation="ooo:com.sun.star.form.component.TextField" xml:id="control193" form:id="control193" form:printable="false" form:readonly="true" form:tab-stop="false" form:convert-empty-to-null="true" form:linked-cell="db.C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4" form:id="control194" form:label="JUMLAH KEUNTUNGAN" form:printable="false" form:multi-line="tru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95" form:id="control195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ob?language=Basic&amp;location=application" xlink:type="simple"/>
              </office:event-listeners>
            </form:button>
            <form:button form:name="Push Button 2" form:control-implementation="ooo:com.sun.star.form.component.CommandButton" xml:id="control196" form:id="control196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9?language=Basic&amp;location=application" xlink:type="simple"/>
              </office:event-listeners>
            </form:button>
            <form:button form:name="Push Button 2" form:control-implementation="ooo:com.sun.star.form.component.CommandButton" xml:id="control197" form:id="control197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ob?language=Basic&amp;location=application" xlink:type="simple"/>
              </office:event-listeners>
            </form:button>
            <form:formatted-text form:name="Text Box 1" form:control-implementation="ooo:com.sun.star.form.component.FormattedField" xml:id="control198" form:id="control198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fixed-text form:name="Label Field 1" form:control-implementation="ooo:com.sun.star.form.component.FixedText" xml:id="control199" form:id="control199" form:label="TANGGAL"/>
            <form:text form:name="Text Box 1" form:control-implementation="ooo:com.sun.star.form.component.TextField" xml:id="control200" form:id="control200" form:readonly="true" form:tab-stop="false" form:convert-empty-to-null="true" form:linked-cell="db.CE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1" form:id="control201" form:label="SALDO AKHIR"/>
            <form:text form:name="Text Box 10" form:control-implementation="ooo:com.sun.star.form.component.TextField" xml:id="control202" form:id="control202" form:tab-stop="false" form:tab-index="13" form:convert-empty-to-null="true" form:linked-cell="db.CA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3" form:id="control203" form:label="TAMBAH SALDO"/>
            <form:button form:name="Push Button 2" form:control-implementation="ooo:com.sun.star.form.component.CommandButton" xml:id="control204" form:id="control204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3?language=Basic&amp;location=application" xlink:type="simple"/>
              </office:event-listeners>
            </form:button>
            <form:text form:name="Text Box 11" form:control-implementation="ooo:com.sun.star.form.component.TextField" xml:id="control205" form:id="control205" form:readonly="true" form:tab-stop="false" form:tab-index="11" form:convert-empty-to-null="true" form:linked-cell="db.BZ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206" form:id="control206" form:readonly="true" form:tab-stop="false" form:tab-index="11" form:convert-empty-to-null="true" form:linked-cell="db.CB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7" form:id="control207" form:label="SALDO AWAL"/>
            <form:fixed-text form:name="Label Field 1" form:control-implementation="ooo:com.sun.star.form.component.FixedText" xml:id="control208" form:id="control208" form:label="SALDO AKHIR"/>
            <form:fixed-text form:name="Label Field 1" form:control-implementation="ooo:com.sun.star.form.component.FixedText" xml:id="control209" form:id="control209" form:label="UNTUK SISTEM NOMINAL"/>
            <form:button form:name="Push Button 1" form:control-implementation="ooo:com.sun.star.form.component.CommandButton" xml:id="control210" form:id="control210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5" draw:text-style-name="P14" svg:width="39.42mm" svg:height="9.03mm" svg:x="182.1mm" svg:y="45.53mm" draw:control="control183"/>
          <draw:control draw:z-index="1" draw:style-name="gr12" draw:text-style-name="P17" svg:width="26.8mm" svg:height="8.78mm" svg:x="157.36mm" svg:y="46.48mm" draw:control="control184"/>
          <draw:control draw:z-index="2" draw:text-style-name="P14" svg:width="56.32mm" svg:height="9.03mm" svg:x="63mm" svg:y="32.63mm" draw:control="control185"/>
          <draw:control draw:z-index="3" draw:style-name="gr12" draw:text-style-name="P17" svg:width="26.8mm" svg:height="8.78mm" svg:x="28.51mm" svg:y="33.13mm" draw:control="control186"/>
          <draw:control draw:z-index="4" draw:text-style-name="P14" svg:width="56.32mm" svg:height="9.03mm" svg:x="62.75mm" svg:y="43.16mm" draw:control="control187"/>
          <draw:control draw:z-index="5" draw:style-name="gr12" draw:text-style-name="P17" svg:width="26.8mm" svg:height="8.78mm" svg:x="28.26mm" svg:y="43.66mm" draw:control="control188"/>
          <draw:control draw:z-index="6" draw:text-style-name="P14" svg:width="56.32mm" svg:height="9.03mm" svg:x="62.51mm" svg:y="53.7mm" draw:control="control189"/>
          <draw:control draw:z-index="7" draw:style-name="gr12" draw:text-style-name="P17" svg:width="26.8mm" svg:height="8.78mm" svg:x="28.02mm" svg:y="54.2mm" draw:control="control190"/>
          <draw:control draw:z-index="8" draw:style-name="gr15" draw:text-style-name="P14" svg:width="56.32mm" svg:height="9.03mm" svg:x="62.26mm" svg:y="63.73mm" draw:control="control191"/>
          <draw:control draw:z-index="9" draw:style-name="gr12" draw:text-style-name="P17" svg:width="26.8mm" svg:height="8.78mm" svg:x="27.77mm" svg:y="64.23mm" draw:control="control192"/>
          <draw:control draw:z-index="10" draw:style-name="gr15" draw:text-style-name="P14" svg:width="56.32mm" svg:height="9.03mm" svg:x="62.01mm" svg:y="73.77mm" draw:control="control193"/>
          <draw:control draw:z-index="11" draw:style-name="gr12" draw:text-style-name="P17" svg:width="26.8mm" svg:height="8.78mm" svg:x="27.52mm" svg:y="74.27mm" draw:control="control194"/>
          <draw:control draw:z-index="12" draw:text-style-name="P13" svg:width="21.84mm" svg:height="8.03mm" svg:x="122.19mm" svg:y="44.24mm" draw:control="control195"/>
          <draw:control draw:z-index="13" draw:text-style-name="P13" svg:width="31.82mm" svg:height="10.03mm" svg:x="120.07mm" svg:y="77.24mm" draw:control="control196"/>
          <draw:control draw:z-index="14" draw:text-style-name="P13" svg:width="22.81mm" svg:height="10.03mm" svg:x="154.07mm" svg:y="76.99mm" draw:control="control197"/>
          <draw:control draw:z-index="15" draw:style-name="gr24" draw:text-style-name="P15" svg:width="39.18mm" svg:height="9.03mm" svg:x="182.35mm" svg:y="31.25mm" draw:control="control198"/>
          <draw:control draw:z-index="16" draw:style-name="gr12" draw:text-style-name="P17" svg:width="26.8mm" svg:height="8.78mm" svg:x="158.06mm" svg:y="32mm" draw:control="control199"/>
          <draw:control draw:z-index="17" draw:style-name="gr15" draw:text-style-name="P14" svg:width="39.42mm" svg:height="9.03mm" svg:x="182.29mm" svg:y="56.21mm" draw:control="control200"/>
          <draw:control draw:z-index="18" draw:style-name="gr12" draw:text-style-name="P17" svg:width="26.8mm" svg:height="8.78mm" svg:x="156.55mm" svg:y="57.16mm" draw:control="control201"/>
          <draw:control draw:z-index="19" draw:text-style-name="P14" svg:width="24.28mm" svg:height="9.03mm" svg:x="83.34mm" svg:y="98.03mm" draw:control="control202"/>
          <draw:control draw:z-index="20" draw:style-name="gr12" draw:text-style-name="P17" svg:width="31.55mm" svg:height="11.01mm" svg:x="51.11mm" svg:y="98.05mm" draw:control="control203"/>
          <draw:control draw:z-index="21" draw:text-style-name="P13" svg:width="29.7mm" svg:height="9.95mm" svg:x="113.96mm" svg:y="109.11mm" draw:control="control204"/>
          <draw:control draw:z-index="22" draw:style-name="gr16" draw:text-style-name="P14" svg:width="24.28mm" svg:height="9.03mm" svg:x="83.44mm" svg:y="108.3mm" draw:control="control205"/>
          <draw:control draw:z-index="23" draw:style-name="gr16" draw:text-style-name="P14" svg:width="24.28mm" svg:height="9.03mm" svg:x="83.72mm" svg:y="118.16mm" draw:control="control206"/>
          <draw:control draw:z-index="24" draw:style-name="gr12" draw:text-style-name="P17" svg:width="31.55mm" svg:height="11.01mm" svg:x="51.41mm" svg:y="108.47mm" draw:control="control207"/>
          <draw:control draw:z-index="25" draw:style-name="gr12" draw:text-style-name="P17" svg:width="31.55mm" svg:height="11.01mm" svg:x="51.54mm" svg:y="118.32mm" draw:control="control208"/>
          <draw:control draw:z-index="26" draw:style-name="gr17" draw:text-style-name="P13" svg:width="42.68mm" svg:height="11.01mm" svg:x="75.21mm" svg:y="85.8mm" draw:control="control209"/>
          <draw:control draw:z-index="27" draw:text-style-name="P13" svg:width="35.69mm" svg:height="12.8mm" svg:x="189.31mm" svg:y="76.26mm" draw:control="control210"/>
        </table:shapes>
        <table:table-column table:style-name="co1" table:default-cell-style-name="ce114"/>
        <table:table-column table:style-name="co1" table:number-columns-repeated="9" table:default-cell-style-name="ce207"/>
        <table:table-column table:style-name="co1" table:number-columns-repeated="4" table:default-cell-style-name="ce114"/>
        <table:table-row table:style-name="ro1" table:number-rows-repeated="3">
          <table:table-cell/>
          <table:table-cell table:style-name="ce114" table:number-columns-repeated="9"/>
          <table:table-cell table:number-columns-repeated="4"/>
        </table:table-row>
        <table:table-row table:style-name="ro1">
          <table:table-cell/>
          <table:table-cell table:style-name="ce206" office:value-type="string" calcext:value-type="string" table:number-columns-spanned="6" table:number-rows-spanned="3">
            <text:p>FORM DATA PPOB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 table:number-rows-repeated="27">
          <table:table-cell table:number-columns-repeated="14"/>
        </table:table-row>
        <table:table-row table:style-name="ro1" table:number-rows-repeated="8">
          <table:table-cell/>
          <table:table-cell table:style-name="ce114" table:number-columns-repeated="9"/>
          <table:table-cell table:number-columns-repeated="4"/>
        </table:table-row>
        <table:table-row table:style-name="ro1">
          <table:table-cell/>
          <table:table-cell table:style-name="ce114" table:number-columns-repeated="9"/>
          <table:table-cell table:number-columns-repeated="4"/>
        </table:table-row>
      </table:table>
      <table:table table:name="masuk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11" form:id="control211" form:dropdown="true" form:bound-column="1" form:linked-cell="db.CJ4" form:list-linkage-type="selection" form:source-cell-range="dinputindo.C3:dinputindo.C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12" form:id="control212" form:label="JENIS INDOMOG"/>
            <form:formatted-text form:name="Text Box 1" form:control-implementation="ooo:com.sun.star.form.component.FormattedField" xml:id="control213" form:id="control213" form:value="0" form:convert-empty-to-null="true" form:linked-cell="db.C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4" form:id="control214" form:label="TOTAL PENDAPATAN" form:multi-line="true"/>
            <form:formatted-text form:name="Text Box 1" form:control-implementation="ooo:com.sun.star.form.component.FormattedField" xml:id="control215" form:id="control215" form:value="0" form:convert-empty-to-null="true" form:linked-cell="db.C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6" form:id="control216" form:label="SALDO AKHIR"/>
            <form:formatted-text form:name="Text Box 1" form:control-implementation="ooo:com.sun.star.form.component.FormattedField" xml:id="control217" form:id="control217" form:tab-stop="true" form:value="0" form:convert-empty-to-null="true" form:linked-cell="db.C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8" form:id="control218" form:label="TOTAL UNTUNG" form:multi-line="true"/>
            <form:button form:name="Push Button 1" form:control-implementation="ooo:com.sun.star.form.component.CommandButton" xml:id="control219" form:id="control219" form:label="Atur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indo?language=Basic&amp;location=application" xlink:type="simple"/>
              </office:event-listeners>
            </form:button>
            <form:button form:name="Push Button 2" form:control-implementation="ooo:com.sun.star.form.component.CommandButton" xml:id="control220" form:id="control220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8?language=Basic&amp;location=application" xlink:type="simple"/>
              </office:event-listeners>
            </form:button>
            <form:button form:name="Push Button 2" form:control-implementation="ooo:com.sun.star.form.component.CommandButton" xml:id="control221" form:id="control221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indo?language=Basic&amp;location=application" xlink:type="simple"/>
              </office:event-listeners>
            </form:button>
            <form:formatted-text form:name="Text Box 1" form:control-implementation="ooo:com.sun.star.form.component.FormattedField" xml:id="control222" form:id="control222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1" form:control-implementation="ooo:com.sun.star.form.component.CommandButton" xml:id="control223" form:id="control223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1" form:control-implementation="ooo:com.sun.star.form.component.FixedText" xml:id="control224" form:id="control224" form:label="TANGGAL"/>
          </form:form>
        </office:forms>
        <table:shapes>
          <draw:control draw:z-index="0" draw:text-style-name="P14" svg:width="56.32mm" svg:height="9.03mm" svg:x="77.77mm" svg:y="33.22mm" draw:control="control211"/>
          <draw:control draw:z-index="1" draw:style-name="gr12" draw:text-style-name="P17" svg:width="26.8mm" svg:height="8.78mm" svg:x="28.77mm" svg:y="34.22mm" draw:control="control212"/>
          <draw:control draw:z-index="2" draw:style-name="gr20" draw:text-style-name="P14" svg:width="56.32mm" svg:height="9.03mm" svg:x="78.01mm" svg:y="44.25mm" draw:control="control213"/>
          <draw:control draw:z-index="3" draw:style-name="gr12" draw:text-style-name="P17" svg:width="43.18mm" svg:height="8.78mm" svg:x="28.52mm" svg:y="44.75mm" draw:control="control214"/>
          <draw:control draw:z-index="4" draw:style-name="gr20" draw:text-style-name="P14" svg:width="56.32mm" svg:height="9.03mm" svg:x="78.03mm" svg:y="54.79mm" draw:control="control215"/>
          <draw:control draw:z-index="5" draw:style-name="gr12" draw:text-style-name="P17" svg:width="34.57mm" svg:height="8.78mm" svg:x="28.28mm" svg:y="55.29mm" draw:control="control216"/>
          <draw:control draw:z-index="6" draw:style-name="gr20" draw:text-style-name="P14" svg:width="56.32mm" svg:height="9.03mm" svg:x="77.78mm" svg:y="64.82mm" draw:control="control217"/>
          <draw:control draw:z-index="7" draw:style-name="gr12" draw:text-style-name="P17" svg:width="40.75mm" svg:height="8.78mm" svg:x="27.29mm" svg:y="65.32mm" draw:control="control218"/>
          <draw:control draw:z-index="8" draw:text-style-name="P13" svg:width="23.31mm" svg:height="8.03mm" svg:x="139.79mm" svg:y="45.73mm" draw:control="control219"/>
          <draw:control draw:z-index="9" draw:text-style-name="P13" svg:width="29.64mm" svg:height="10.03mm" svg:x="121.56mm" svg:y="77.34mm" draw:control="control220"/>
          <draw:control draw:z-index="10" draw:text-style-name="P13" svg:width="22.81mm" svg:height="10.03mm" svg:x="153.28mm" svg:y="77.09mm" draw:control="control221"/>
          <draw:control draw:z-index="11" draw:style-name="gr24" draw:text-style-name="P15" svg:width="39.18mm" svg:height="9.03mm" svg:x="180.88mm" svg:y="31.35mm" draw:control="control222"/>
          <draw:control draw:z-index="12" draw:text-style-name="P13" svg:width="35.69mm" svg:height="12.8mm" svg:x="187.84mm" svg:y="75.59mm" draw:control="control223"/>
          <draw:control draw:z-index="13" draw:style-name="gr12" draw:text-style-name="P17" svg:width="26.8mm" svg:height="8.78mm" svg:x="157.05mm" svg:y="32.14mm" draw:control="control224"/>
        </table:shapes>
        <table:table-column table:style-name="co1" table:number-columns-repeated="14" table:default-cell-style-name="Default"/>
        <table:table-column table:style-name="co1" table:visibility="collapse" table:number-columns-repeated="1010" table:default-cell-style-name="Default"/>
        <table:table-row table:style-name="ro1" table:number-rows-repeated="3">
          <table:table-cell table:style-name="ce63" table:number-columns-repeated="14"/>
          <table:table-cell table:number-columns-repeated="1010"/>
        </table:table-row>
        <table:table-row table:style-name="ro1">
          <table:table-cell table:style-name="ce63"/>
          <table:table-cell table:style-name="ce208" office:value-type="string" calcext:value-type="string" table:number-columns-spanned="6" table:number-rows-spanned="3">
            <text:p>FORM DATA MASUKAN INDOMOG</text:p>
          </table:table-cell>
          <table:covered-table-cell table:number-columns-repeated="5" table:style-name="ce209"/>
          <table:table-cell table:style-name="ce209" table:number-columns-repeated="3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63"/>
          <table:covered-table-cell table:number-columns-repeated="6" table:style-name="ce209"/>
          <table:table-cell table:style-name="ce209" table:number-columns-repeated="3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63"/>
          <table:covered-table-cell table:number-columns-repeated="6" table:style-name="ce209"/>
          <table:table-cell table:style-name="ce209" table:number-columns-repeated="3"/>
          <table:table-cell table:style-name="ce63" table:number-columns-repeated="4"/>
          <table:table-cell table:number-columns-repeated="1010"/>
        </table:table-row>
        <table:table-row table:style-name="ro1" table:number-rows-repeated="20">
          <table:table-cell table:style-name="ce63"/>
          <table:table-cell table:style-name="ce209" table:number-columns-repeated="9"/>
          <table:table-cell table:style-name="ce63" table:number-columns-repeated="4"/>
          <table:table-cell table:number-columns-repeated="1010"/>
        </table:table-row>
        <table:table-row table:style-name="ro1" table:number-rows-repeated="7">
          <table:table-cell table:style-name="ce63" table:number-columns-repeated="14"/>
          <table:table-cell table:number-columns-repeated="1010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5" form:id="control2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5.31mm" svg:height="13.2mm" svg:x="0mm" svg:y="0mm" draw:control="control225"/>
        </table:shapes>
        <table:table-column table:style-name="co3" table:default-cell-style-name="Default"/>
        <table:table-column table:style-name="co126" table:default-cell-style-name="Default"/>
        <table:table-column table:style-name="co127" table:default-cell-style-name="ce93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number-columns-repeated="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">
          <table:table-cell/>
          <table:table-cell table:style-name="ce56" office:value-type="string" calcext:value-type="string">
            <text:p>KODE</text:p>
          </table:table-cell>
          <table:table-cell table:style-name="ce70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400000" calcext:value-type="float">
            <text:p>400000</text:p>
          </table:table-cell>
          <table:table-cell table:style-name="ce56"/>
          <table:table-cell table:style-name="ce61" office:value-type="string" calcext:value-type="string">
            <text:p>10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01-12" calcext:value-type="date">
            <text:p>12 Januari 2015</text:p>
          </table:table-cell>
          <table:table-cell table:style-name="ce56" office:value-type="string" calcext:value-type="string">
            <text:p>TELKOM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50000" calcext:value-type="float">
            <text:p>250000</text:p>
          </table:table-cell>
          <table:table-cell table:style-name="ce56" office:value-type="float" office:value="30000" calcext:value-type="float">
            <text:p>3000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500" calcext:value-type="float">
            <text:p>2500</text:p>
          </table:table-cell>
          <table:table-cell table:style-name="ce5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01-12" calcext:value-type="date">
            <text:p>12 Januari 2015</text:p>
          </table:table-cell>
          <table:table-cell table:style-name="ce56" office:value-type="string" calcext:value-type="string">
            <text:p>TELKOMSEL</text:p>
          </table:table-cell>
          <table:table-cell table:style-name="ce61" office:value-type="string" calcext:value-type="string">
            <text:p>20</text:p>
          </table:table-cell>
          <table:table-cell table:style-name="ce56" office:value-type="float" office:value="280000" calcext:value-type="float">
            <text:p>280000</text:p>
          </table:table-cell>
          <table:table-cell table:style-name="ce61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00" calcext:value-type="float">
            <text:p>1500</text:p>
          </table:table-cell>
          <table:table-cell table:style-name="ce5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table:formula="of:=TODAY()" office:value-type="date" office:date-value="2015-12-11" calcext:value-type="date">
            <text:p>11 Desember 2015</text:p>
          </table:table-cell>
          <table:table-cell table:style-name="ce56" office:value-type="string" calcext:value-type="string">
            <text:p>INDOVISION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 table:number-columns-repeated="2"/>
          <table:table-cell table:style-name="ce56" office:value-type="float" office:value="1500" calcext:value-type="float">
            <text:p>1500</text:p>
          </table:table-cell>
          <table:table-cell table:style-name="ce56" table:formula="of:=[.I19]*[.E19]"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table:style-name="ce56"/>
          <table:table-cell table:style-name="ce70"/>
          <table:table-cell table:style-name="ce56" table:number-columns-repeated="2"/>
          <table:table-cell table:number-columns-repeated="2" table:style-name="ce56" office:value-type="float" office:value="30000" calcext:value-type="float">
            <text:p>30000</text:p>
          </table:table-cell>
          <table:table-cell table:style-name="ce56" table:number-columns-repeated="3"/>
          <table:table-cell/>
        </table:table-row>
        <table:table-row table:style-name="ro1" table:number-rows-repeated="11">
          <table:table-cell/>
          <table:table-cell table:style-name="ce56"/>
          <table:table-cell table:style-name="ce70"/>
          <table:table-cell table:style-name="ce56" table:number-columns-repeated="7"/>
          <table:table-cell/>
        </table:table-row>
        <table:table-row table:style-name="ro1">
          <table:table-cell/>
          <table:table-cell table:style-name="ce56"/>
          <table:table-cell table:style-name="ce70"/>
          <table:table-cell table:style-name="ce56" table:number-columns-repeated="3"/>
          <table:table-cell table:style-name="ce56" office:value-type="float" office:value="80000" calcext:value-type="float">
            <text:p>80000</text:p>
          </table:table-cell>
          <table:table-cell table:style-name="ce56" table:number-columns-repeated="3"/>
          <table:table-cell/>
        </table:table-row>
        <table:table-row table:style-name="ro1" table:number-rows-repeated="4">
          <table:table-cell/>
          <table:table-cell table:style-name="ce56"/>
          <table:table-cell table:style-name="ce70"/>
          <table:table-cell table:style-name="ce56" table:number-columns-repeated="7"/>
          <table:table-cell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6" form:id="control226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31.49mm" svg:height="12.95mm" svg:x="0mm" svg:y="0.25mm" draw:control="control226"/>
        </table:shapes>
        <table:table-column table:style-name="co135" table:default-cell-style-name="Default"/>
        <table:table-column table:style-name="co7" table:default-cell-style-name="ce211"/>
        <table:table-column table:style-name="co136" table:default-cell-style-name="ce213"/>
        <table:table-column table:style-name="co137" table:default-cell-style-name="ce213"/>
        <table:table-column table:style-name="co7" table:default-cell-style-name="ce213"/>
        <table:table-column table:style-name="co138" table:default-cell-style-name="ce213"/>
        <table:table-row table:style-name="ro1">
          <table:table-cell/>
          <table:table-cell table:style-name="ce210" office:value-type="string" calcext:value-type="string">
            <text:p>TANGGAL</text:p>
          </table:table-cell>
          <table:table-cell table:style-name="ce212" office:value-type="string" calcext:value-type="string">
            <text:p>JENIS DATA INDOMOG</text:p>
          </table:table-cell>
          <table:table-cell table:style-name="ce212" office:value-type="string" calcext:value-type="string">
            <text:p>SALDO AKHIR</text:p>
          </table:table-cell>
          <table:table-cell table:style-name="ce212" office:value-type="string" calcext:value-type="string">
            <text:p>TOTAL PENDAPATAN</text:p>
          </table:table-cell>
          <table:table-cell table:style-name="ce212" office:value-type="string" calcext:value-type="string">
            <text:p>KEUNTUNGAN</text:p>
          </table:table-cell>
        </table:table-row>
        <table:table-row table:style-name="ro1">
          <table:table-cell/>
          <table:table-cell table:style-name="ce210" office:value-type="date" office:date-value="2015-10-03" calcext:value-type="date">
            <text:p>03 Oktober 2015</text:p>
          </table:table-cell>
          <table:table-cell table:style-name="ce212" office:value-type="string" calcext:value-type="string">
            <text:p>INDOMOG</text:p>
          </table:table-cell>
          <table:table-cell table:style-name="ce212" office:value-type="float" office:value="6000" calcext:value-type="float">
            <text:p>6000</text:p>
          </table:table-cell>
          <table:table-cell table:number-columns-repeated="2" table:style-name="ce212" office:value-type="float" office:value="8000" calcext:value-type="float">
            <text:p>8000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2" office:value-type="float" office:value="80000" calcext:value-type="float">
            <text:p>80000</text:p>
          </table:table-cell>
          <table:table-cell table:style-name="ce212" office:value-type="float" office:value="8888" calcext:value-type="float">
            <text:p>8888</text:p>
          </table:table-cell>
          <table:table-cell table:style-name="ce212" office:value-type="float" office:value="900000" calcext:value-type="float">
            <text:p>900000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2" office:value-type="float" office:value="70000" calcext:value-type="float">
            <text:p>70000</text:p>
          </table:table-cell>
          <table:table-cell table:number-columns-repeated="2" table:style-name="ce212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4" office:value-type="string" calcext:value-type="string">
            <text:p>43242</text:p>
          </table:table-cell>
          <table:table-cell table:style-name="ce214" office:value-type="string" calcext:value-type="string">
            <text:p>2423542352</text:p>
          </table:table-cell>
          <table:table-cell table:style-name="ce214" office:value-type="string" calcext:value-type="string">
            <text:p>534634534534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4" office:value-type="string" calcext:value-type="string">
            <text:p>43242</text:p>
          </table:table-cell>
          <table:table-cell table:style-name="ce214" office:value-type="string" calcext:value-type="string">
            <text:p>2423542352</text:p>
          </table:table-cell>
          <table:table-cell table:style-name="ce214" office:value-type="string" calcext:value-type="string">
            <text:p>534634534534</text:p>
          </table:table-cell>
        </table:table-row>
        <table:table-row table:style-name="ro1" table:number-rows-repeated="18">
          <table:table-cell/>
          <table:table-cell table:style-name="ce210"/>
          <table:table-cell table:style-name="ce212"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nput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7" form:id="control227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5mm" svg:height="14.96mm" svg:x="0mm" svg:y="1mm" draw:control="control227"/>
        </table:shapes>
        <table:table-column table:style-name="co1" table:number-columns-repeated="2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>
            <text:p>JENIS</text:p>
          </table:table-cell>
          <table:table-cell table:style-name="ce56" office:value-type="string" calcext:value-type="string">
            <text:p>PENGAMBILAN KEUNTUNGAN</text:p>
          </table:table-cell>
          <table:table-cell table:style-name="ce55" table:number-columns-repeated="3"/>
          <table:table-cell table:style-name="ce56" office:value-type="string" calcext:value-type="string">
            <text:p>KO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PLN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PREPAID</text:p>
          </table:table-cell>
          <table:table-cell table:style-name="ce56" office:value-type="float" office:value="2000" calcext:value-type="float">
            <text:p>2000</text:p>
          </table:table-cell>
          <table:table-cell table:style-name="ce55" table:number-columns-repeated="3"/>
          <table:table-cell table:style-name="ce56" table:formula="of:=IF(ISBLANK([.C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TELKOMSEL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TELKOM</text:p>
          </table:table-cell>
          <table:table-cell table:style-name="ce56" office:value-type="float" office:value="2500" calcext:value-type="float">
            <text:p>2500</text:p>
          </table:table-cell>
          <table:table-cell table:style-name="ce55" table:number-columns-repeated="3"/>
          <table:table-cell table:style-name="ce56" table:formula="of:=IF(ISBLANK([.C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PDAM</text:p>
          </table:table-cell>
          <table:table-cell table:style-name="ce56" office:value-type="float" office:value="2000" calcext:value-type="float">
            <text:p>2000</text:p>
          </table:table-cell>
          <table:table-cell table:style-name="ce55" table:number-columns-repeated="3"/>
          <table:table-cell table:style-name="ce56" table:formula="of:=IF(ISBLANK([.C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INDOVISION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AURATV</text:p>
          </table:table-cell>
          <table:table-cell table:style-name="ce56" office:value-type="float" office:value="2500" calcext:value-type="float">
            <text:p>2500</text:p>
          </table:table-cell>
          <table:table-cell table:style-name="ce55" table:number-columns-repeated="3"/>
          <table:table-cell table:style-name="ce56" table:formula="of:=IF(ISBLANK([.C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ORANGETV</text:p>
          </table:table-cell>
          <table:table-cell table:style-name="ce56" office:value-type="float" office:value="2000" calcext:value-type="float">
            <text:p>2000</text:p>
          </table:table-cell>
          <table:table-cell table:style-name="ce55" table:number-columns-repeated="3"/>
          <table:table-cell table:style-name="ce56" table:formula="of:=IF(ISBLANK([.C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TOPAS TV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FINANCE</text:p>
          </table:table-cell>
          <table:table-cell table:style-name="ce56" office:value-type="float" office:value="2500" calcext:value-type="float">
            <text:p>2500</text:p>
          </table:table-cell>
          <table:table-cell table:style-name="ce55" table:number-columns-repeated="3"/>
          <table:table-cell table:style-name="ce56" table:formula="of:=IF(ISBLANK([.C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 table:number-rows-repeated="104854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input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8" form:id="control22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0.34mm" svg:height="12.3mm" svg:x="101.53mm" svg:y="9.53mm" draw:control="control228"/>
        </table:shapes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15" table:default-cell-style-name="Default"/>
        <table:table-row table:style-name="ro1" table:number-rows-repeated="2">
          <table:table-cell table:style-name="ce63" table:number-columns-repeated="10"/>
          <table:table-cell table:number-columns-repeated="1014"/>
        </table:table-row>
        <table:table-row table:style-name="ro1">
          <table:table-cell table:style-name="ce63" table:number-columns-repeated="2"/>
          <table:table-cell table:style-name="ce78" office:value-type="string" calcext:value-type="string">
            <text:p>JENIS DATA INDOMOG</text:p>
          </table:table-cell>
          <table:table-cell table:style-name="ce63" table:number-columns-repeated="6"/>
          <table:table-cell table:number-columns-repeated="1015"/>
        </table:table-row>
        <table:table-row table:style-name="ro1">
          <table:table-cell table:style-name="ce63" table:number-columns-repeated="2"/>
          <table:table-cell table:style-name="ce56" office:value-type="string" calcext:value-type="string">
            <text:p>INDOMOG</text:p>
          </table:table-cell>
          <table:table-cell table:style-name="ce63" table:number-columns-repeated="6"/>
          <table:table-cell table:number-columns-repeated="1015"/>
        </table:table-row>
        <table:table-row table:style-name="ro1" table:number-rows-repeated="14">
          <table:table-cell table:style-name="ce63" table:number-columns-repeated="2"/>
          <table:table-cell table:style-name="ce56"/>
          <table:table-cell table:style-name="ce63" table:number-columns-repeated="6"/>
          <table:table-cell table:number-columns-repeated="1015"/>
        </table:table-row>
        <table:table-row table:style-name="ro1" table:visibility="collapse" table:number-rows-repeated="18">
          <table:table-cell table:style-name="ce63" table:number-columns-repeated="9"/>
          <table:table-cell table:number-columns-repeated="1015"/>
        </table:table-row>
        <table:table-row table:style-name="ro1" table:visibility="collapse" table:number-rows-repeated="104853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a" table:style-name="ta1" table:protected="true">
        <loext:table-protection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9" form:id="control22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30" form:id="control230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1" form:id="control231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ixed-text form:name="Label Field 1" form:control-implementation="ooo:com.sun.star.form.component.FixedText" xml:id="control232" form:id="control232" form:label="TANGGAL AWAL"/>
            <form:fixed-text form:name="Label Field 1" form:control-implementation="ooo:com.sun.star.form.component.FixedText" xml:id="control233" form:id="control233" form:label="TANGGAL AKHIR"/>
          </form:form>
        </office:forms>
        <table:shapes>
          <draw:control draw:z-index="0" draw:text-style-name="P13" svg:width="35.69mm" svg:height="12.8mm" svg:x="22.87mm" svg:y="25.47mm" draw:control="control229"/>
          <draw:control draw:z-index="1" draw:style-name="gr25" draw:text-style-name="P13" svg:width="31.07mm" svg:height="9.33mm" svg:x="133.08mm" svg:y="26.77mm" draw:control="control230"/>
          <draw:control draw:z-index="2" draw:style-name="gr25" draw:text-style-name="P13" svg:width="30.7mm" svg:height="9.33mm" svg:x="133.37mm" svg:y="38.42mm" draw:control="control231"/>
          <draw:control draw:z-index="3" draw:style-name="gr12" draw:text-style-name="P17" svg:width="39.14mm" svg:height="7.47mm" svg:x="88.81mm" svg:y="28.49mm" draw:control="control232"/>
          <draw:control draw:z-index="4" draw:style-name="gr12" draw:text-style-name="P17" svg:width="39.14mm" svg:height="7.47mm" svg:x="87.42mm" svg:y="39.98mm" draw:control="control233"/>
        </table:shapes>
        <table:table-column table:style-name="co1" table:default-cell-style-name="ce217"/>
        <table:table-column table:style-name="co141" table:default-cell-style-name="ce217"/>
        <table:table-column table:style-name="co142" table:default-cell-style-name="ce217"/>
        <table:table-column table:style-name="co143" table:default-cell-style-name="ce217"/>
        <table:table-column table:style-name="co144" table:default-cell-style-name="ce217"/>
        <table:table-column table:style-name="co143" table:default-cell-style-name="ce217"/>
        <table:table-column table:style-name="co145" table:default-cell-style-name="ce217"/>
        <table:table-column table:style-name="co143" table:number-columns-repeated="3" table:default-cell-style-name="ce217"/>
        <table:table-column table:style-name="co1" table:visibility="collapse" table:number-columns-repeated="7" table:default-cell-style-name="ce217"/>
        <table:table-column table:style-name="co1" table:visibility="collapse" table:number-columns-repeated="1007" table:default-cell-style-name="ce228"/>
        <table:table-row table:style-name="ro5">
          <table:table-cell table:style-name="ce215" table:number-columns-repeated="2"/>
          <table:table-cell table:style-name="ce223" office:value-type="string" calcext:value-type="string" table:number-columns-spanned="1" table:number-rows-spanned="2">
            <text:p>TANGGAL</text:p>
          </table:table-cell>
          <table:table-cell table:style-name="ce226" table:formula="of:=[db2.B23]" office:value-type="date" office:date-value="2015-10-01" calcext:value-type="date">
            <text:p>01/10/15</text:p>
          </table:table-cell>
          <table:table-cell table:style-name="ce223" office:value-type="string" calcext:value-type="string" table:number-columns-spanned="1" table:number-rows-spanned="2">
            <text:p>SD TANGGAL</text:p>
          </table:table-cell>
          <table:table-cell table:style-name="ce226" table:formula="of:=[db2.B24]" office:value-type="date" office:date-value="2015-10-08" calcext:value-type="date">
            <text:p>08/10/15</text:p>
          </table:table-cell>
          <table:table-cell table:style-name="ce215" table:number-columns-repeated="11"/>
          <table:table-cell table:style-name="ce227" table:number-columns-repeated="1006"/>
          <table:table-cell table:style-name="ce7"/>
        </table:table-row>
        <table:table-row table:style-name="ro1">
          <table:table-cell table:style-name="ce216" table:number-columns-repeated="2"/>
          <table:covered-table-cell table:style-name="ce224"/>
          <table:table-cell table:style-name="ce224"/>
          <table:covered-table-cell table:style-name="ce224"/>
          <table:table-cell table:style-name="ce224"/>
          <table:table-cell table:style-name="ce216" table:number-columns-repeated="11"/>
          <table:table-cell table:style-name="ce144" table:number-columns-repeated="1006"/>
          <table:table-cell/>
        </table:table-row>
        <table:table-row table:style-name="ro1" table:number-rows-repeated="3">
          <table:table-cell table:style-name="ce216" table:number-columns-repeated="17"/>
          <table:table-cell table:style-name="ce144" table:number-columns-repeated="1006"/>
          <table:table-cell/>
        </table:table-row>
        <table:table-row table:style-name="ro1">
          <table:table-cell table:style-name="ce216"/>
          <table:table-cell table:style-name="ce218" table:number-columns-spanned="9" table:number-rows-spanned="6"/>
          <table:covered-table-cell table:number-columns-repeated="8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3">
          <table:table-cell table:style-name="ce216"/>
          <table:table-cell table:style-name="ce219" office:value-type="string" calcext:value-type="string" table:number-columns-spanned="2" table:number-rows-spanned="1">
            <text:p>PENDAPATAN USAHA</text:p>
          </table:table-cell>
          <table:covered-table-cell table:style-name="ce219"/>
          <table:table-cell table:style-name="ce219" table:number-columns-repeated="7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table-cell table:style-name="ce86" office:value-type="string" calcext:value-type="string">
            <text:p>KAS MASUK KELUAR</text:p>
          </table:table-cell>
          <table:table-cell table:style-name="ce86" office:value-type="string" calcext:value-type="string">
            <text:p>KEUNTUNGAN KANTIN</text:p>
          </table:table-cell>
          <table:table-cell table:style-name="ce86" table:number-columns-spanned="1" table:number-rows-spanned="2"/>
          <table:table-cell table:style-name="ce86" office:value-type="string" calcext:value-type="string">
            <text:p>PENDAPATAN KANTIN</text:p>
          </table:table-cell>
          <table:table-cell table:style-name="ce86" table:number-columns-spanned="1" table:number-rows-spanned="2"/>
          <table:table-cell table:style-name="ce86" office:value-type="string" calcext:value-type="string">
            <text:p>TOTAL UNTUNG BERSIH</text:p>
          </table:table-cell>
          <table:table-cell table:style-name="ce86" table:number-columns-spanned="3" table:number-rows-spanned="2"/>
          <table:covered-table-cell table:number-columns-repeated="2" table:style-name="ce86"/>
          <table:table-cell table:style-name="ce216" table:number-columns-repeated="7"/>
          <table:table-cell table:style-name="ce144" table:number-columns-repeated="1007"/>
        </table:table-row>
        <table:table-row table:style-name="ro1">
          <table:table-cell/>
          <table:table-cell table:style-name="ce220" table:formula="of:=SUMIFS([$datakmk.$E$1:.$E$48];[datakmk.$C$1:.$C$48];&quot;&gt;=&quot;&amp;[$db2.B$23];[datakmk.$C$1:.$C$48];&quot;&lt;=&quot;&amp;[$db2.B$24])-SUMIFS([datakmk.$F$1:.$F$48];[datakmk.$C$1:.$C$48];&quot;&gt;=&quot;&amp;[$db2.B$23];[datakmk.$C$1:.$C$48];&quot;&lt;=&quot;&amp;[$db2.B$24])" office:value-type="float" office:value="0" calcext:value-type="float">
            <text:p>0</text:p>
          </table:table-cell>
          <table:table-cell table:style-name="ce225" table:formula="of:=SUMIFS([datab.$J$1:.$J$27];[datab.$C$1:.$C$27];&quot;&gt;=&quot;&amp;[$db2.B$23];[datab.$C$1:.$C$27];&quot;&lt;=&quot;&amp;[$db2.B$24])" office:value-type="float" office:value="0" calcext:value-type="float">
            <text:p>0</text:p>
          </table:table-cell>
          <table:covered-table-cell table:style-name="ce225"/>
          <table:table-cell table:style-name="ce225" table:formula="of:=SUMIFS([datab.$I$1:.$I$27];[datab.$C$1:.$C$27];&quot;&gt;=&quot;&amp;[$db2.B$23];[datab.$C$1:.$C$27];&quot;&lt;=&quot;&amp;[$db2.B$24])" office:value-type="float" office:value="0" calcext:value-type="float">
            <text:p>0</text:p>
          </table:table-cell>
          <table:covered-table-cell table:style-name="ce225"/>
          <table:table-cell table:style-name="ce225" table:formula="of:=[.C14]-[.B14]" office:value-type="float" office:value="0" calcext:value-type="float">
            <text:p>0</text:p>
          </table:table-cell>
          <table:covered-table-cell table:number-columns-repeated="3" table:style-name="ce225"/>
          <table:table-cell table:number-columns-repeated="1014"/>
        </table:table-row>
        <table:table-row table:style-name="ro1" table:number-rows-repeated="2">
          <table:table-cell/>
          <table:table-cell table:style-name="ce221" table:number-columns-repeated="9"/>
          <table:table-cell table:number-columns-repeated="1014"/>
        </table:table-row>
        <table:table-row table:style-name="ro1" table:number-rows-repeated="8">
          <table:table-cell/>
          <table:table-cell table:style-name="ce222" table:number-columns-repeated="3"/>
          <table:table-cell table:number-columns-repeated="1020"/>
        </table:table-row>
        <table:table-row table:style-name="ro1" table:number-rows-repeated="25">
          <table:table-cell table:number-columns-repeated="1024"/>
        </table:table-row>
        <table:table-row table:style-name="ro1" table:visibility="collapse" table:number-rows-repeated="104852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u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34" form:id="control234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button form:name="Push Button 1" form:control-implementation="ooo:com.sun.star.form.component.CommandButton" xml:id="control235" form:id="control235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36" form:id="control236" form:convert-empty-to-null="true" form:linked-cell="laporana.D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7" form:id="control237" form:convert-empty-to-null="true" form:linked-cell="laporana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ormatted-text form:name="Date Field 1" form:control-implementation="ooo:com.sun.star.form.component.FormattedField" xml:id="control238" form:id="control238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9" form:id="control239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40" form:id="control240" form:label="Gaji Peker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ga?language=Basic&amp;location=application" xlink:type="simple"/>
              </office:event-listeners>
            </form:button>
            <form:button form:name="Push Button 2" form:control-implementation="ooo:com.sun.star.form.component.CommandButton" xml:id="control241" form:id="control241" form:label="Biaya Biay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pl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35.69mm" svg:height="12.8mm" svg:x="22.57mm" svg:y="22.57mm" draw:control="control234"/>
          <draw:control draw:z-index="1" draw:text-style-name="P13" svg:width="1914.29mm" svg:height="12.8mm" svg:x="1226.66mm" svg:y="25.47mm" draw:control="control235"/>
          <draw:control draw:z-index="2" draw:style-name="gr25" draw:text-style-name="P13" svg:width="1666.48mm" svg:height="9.33mm" svg:x="6137.08mm" svg:y="26.39mm" draw:control="control236"/>
          <draw:control draw:z-index="3" draw:style-name="gr25" draw:text-style-name="P13" svg:width="1646.64mm" svg:height="9.33mm" svg:x="9409.43mm" svg:y="26.46mm" draw:control="control237"/>
          <draw:control draw:z-index="4" draw:style-name="gr25" draw:text-style-name="P13" svg:width="31.07mm" svg:height="9.33mm" svg:x="112.55mm" svg:y="26.18mm" draw:control="control238"/>
          <draw:control draw:z-index="5" draw:style-name="gr25" draw:text-style-name="P13" svg:width="30.7mm" svg:height="9.33mm" svg:x="173.56mm" svg:y="26.25mm" draw:control="control239"/>
          <draw:control draw:z-index="6" draw:text-style-name="P13" svg:width="32.17mm" svg:height="8.35mm" svg:x="22.44mm" svg:y="39.71mm" draw:control="control240"/>
          <draw:control draw:z-index="7" draw:text-style-name="P13" svg:width="32.17mm" svg:height="8.35mm" svg:x="60.2mm" svg:y="40.1mm" draw:control="control241"/>
        </table:shapes>
        <table:table-column table:style-name="co1" table:default-cell-style-name="ce63"/>
        <table:table-column table:style-name="co143" table:number-columns-repeated="9" table:default-cell-style-name="Default"/>
        <table:table-column table:style-name="co1" table:number-columns-repeated="4" table:default-cell-style-name="ce63"/>
        <table:table-column table:style-name="co1" table:visibility="collapse" table:number-columns-repeated="3" table:default-cell-style-name="ce63"/>
        <table:table-column table:style-name="co1" table:visibility="collapse" table:number-columns-repeated="1007" table:default-cell-style-name="Default"/>
        <table:table-row table:style-name="ro5">
          <table:table-cell table:style-name="ce229" table:number-columns-repeated="2"/>
          <table:table-cell table:style-name="ce240" office:value-type="string" calcext:value-type="string" table:number-columns-spanned="1" table:number-rows-spanned="2">
            <text:p>TANGGAL</text:p>
          </table:table-cell>
          <table:table-cell table:style-name="ce242" table:formula="of:=[db2.B23]" office:value-type="date" office:date-value="2015-10-01" calcext:value-type="date">
            <text:p>01/10/15</text:p>
          </table:table-cell>
          <table:table-cell table:style-name="ce240" office:value-type="string" calcext:value-type="string" table:number-columns-spanned="1" table:number-rows-spanned="2">
            <text:p>SD TANGGAL</text:p>
          </table:table-cell>
          <table:table-cell table:style-name="ce242" table:formula="of:=[db2.B24]" office:value-type="date" office:date-value="2015-10-08" calcext:value-type="date">
            <text:p>08/10/15</text:p>
          </table:table-cell>
          <table:table-cell table:style-name="ce229" table:number-columns-repeated="11"/>
          <table:table-cell table:style-name="ce10" table:number-columns-repeated="1006"/>
          <table:table-cell/>
        </table:table-row>
        <table:table-row table:style-name="ro1">
          <table:table-cell table:style-name="ce229" table:number-columns-repeated="2"/>
          <table:covered-table-cell table:style-name="ce240"/>
          <table:table-cell table:style-name="ce240"/>
          <table:covered-table-cell table:style-name="ce240"/>
          <table:table-cell table:style-name="ce240"/>
          <table:table-cell table:style-name="ce229" table:number-columns-repeated="11"/>
          <table:table-cell table:style-name="ce10" table:number-columns-repeated="1006"/>
          <table:table-cell/>
        </table:table-row>
        <table:table-row table:style-name="ro1" table:number-rows-repeated="3">
          <table:table-cell table:style-name="ce229" table:number-columns-repeated="17"/>
          <table:table-cell table:style-name="ce10" table:number-columns-repeated="1006"/>
          <table:table-cell/>
        </table:table-row>
        <table:table-row table:style-name="ro1">
          <table:table-cell table:style-name="ce229"/>
          <table:table-cell table:style-name="ce230" table:number-columns-repeated="9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">
          <table:table-cell table:style-name="ce229"/>
          <table:table-cell table:style-name="ce230" table:number-columns-repeated="2"/>
          <table:table-cell table:style-name="ce243" office:value-type="string" calcext:value-type="string" table:number-columns-spanned="1" table:number-rows-spanned="2">
            <text:p>TANGGAL</text:p>
          </table:table-cell>
          <table:table-cell table:style-name="ce230"/>
          <table:table-cell table:style-name="ce243" office:value-type="string" calcext:value-type="string" table:number-columns-spanned="1" table:number-rows-spanned="2">
            <text:p>SD TANGGAL</text:p>
          </table:table-cell>
          <table:table-cell table:style-name="ce230" table:number-columns-repeated="4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">
          <table:table-cell table:style-name="ce229"/>
          <table:table-cell table:style-name="ce230" table:number-columns-repeated="2"/>
          <table:covered-table-cell table:style-name="ce230"/>
          <table:table-cell table:style-name="ce230"/>
          <table:covered-table-cell table:style-name="ce230"/>
          <table:table-cell table:style-name="ce230" table:number-columns-repeated="4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" table:number-rows-repeated="3">
          <table:table-cell table:style-name="ce229"/>
          <table:table-cell table:style-name="ce230" table:number-columns-repeated="9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5">
          <table:table-cell table:style-name="ce229"/>
          <table:table-cell table:style-name="ce231" office:value-type="string" calcext:value-type="string" table:number-columns-spanned="2" table:number-rows-spanned="1">
            <text:p>PENDAPATAN USAHA</text:p>
          </table:table-cell>
          <table:covered-table-cell table:style-name="ce231"/>
          <table:table-cell table:style-name="ce231" table:number-columns-repeated="7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4">
          <table:table-cell table:style-name="ce229"/>
          <table:table-cell table:style-name="ce232" office:value-type="string" calcext:value-type="string">
            <text:p>KAS MASUK KELUAR</text:p>
          </table:table-cell>
          <table:table-cell table:style-name="ce232" office:value-type="string" calcext:value-type="string">
            <text:p>PENDAPATAN PULSA</text:p>
          </table:table-cell>
          <table:table-cell table:style-name="ce232" office:value-type="string" calcext:value-type="string">
            <text:p>PENDAPATAN VOUCHER &amp; PERDANA</text:p>
          </table:table-cell>
          <table:table-cell table:style-name="ce232" office:value-type="string" calcext:value-type="string">
            <text:p>PENDAPATAN KANTIN</text:p>
          </table:table-cell>
          <table:table-cell table:style-name="ce232" office:value-type="string" calcext:value-type="string">
            <text:p>PENDAPATAN WARNET</text:p>
          </table:table-cell>
          <table:table-cell table:style-name="ce232" office:value-type="string" calcext:value-type="string">
            <text:p>PENDAPATAN LAUNDRY</text:p>
          </table:table-cell>
          <table:table-cell table:style-name="ce232" office:value-type="string" calcext:value-type="string">
            <text:p>PENDAPATAN INDOMOG</text:p>
          </table:table-cell>
          <table:table-cell table:style-name="ce232" office:value-type="string" calcext:value-type="string">
            <text:p>PENDAPATAN PPOB</text:p>
          </table:table-cell>
          <table:table-cell table:style-name="ce232" office:value-type="string" calcext:value-type="string">
            <text:p>TOTAL</text:p>
          </table:table-cell>
          <table:table-cell table:style-name="ce229" table:number-columns-repeated="7"/>
          <table:table-cell table:style-name="ce10" table:number-columns-repeated="1007"/>
        </table:table-row>
        <table:table-row table:style-name="ro1">
          <table:table-cell/>
          <table:table-cell table:style-name="ce233" table:formula="of:=SUMIFS([$datakmk.$E$1:.$E$48];[datakmk.$C$1:.$C$48];&quot;&gt;=&quot;&amp;[.$D$1];[datakmk.$C$1:.$C$48];&quot;&lt;=&quot;&amp;[.$F$1])-SUMIFS([datakmk.$F$1:.$F$48];[datakmk.$C$1:.$C$48];&quot;&gt;=&quot;&amp;[.$B$23];[datakmk.$C$1:.$C$48];&quot;&lt;=&quot;&amp;[.$B$24])" office:value-type="float" office:value="0" calcext:value-type="float">
            <text:p>0</text:p>
          </table:table-cell>
          <table:table-cell table:style-name="ce233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33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33" table:formula="of:=SUMIFS([datab.$I$1:.$I$27];[datab.$C$1:.$C$27];&quot;&gt;=&quot;&amp;[.$D$1];[datab.$C$1:.$C$27];&quot;&lt;=&quot;&amp;[.$F$1])" office:value-type="float" office:value="0" calcext:value-type="float">
            <text:p>0</text:p>
          </table:table-cell>
          <table:table-cell table:style-name="ce233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33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33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33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33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style-name="ce234" table:number-columns-repeated="9"/>
          <table:table-cell table:number-columns-repeated="1014"/>
        </table:table-row>
        <table:table-row table:style-name="ro1">
          <table:table-cell/>
          <table:table-cell table:style-name="ce235" office:value-type="string" calcext:value-type="string" table:number-columns-spanned="2" table:number-rows-spanned="1">
            <text:p>KEUNTUNGAN USAHA DARI SELISIH HARGA JUAL DAN HARGA BELI</text:p>
          </table:table-cell>
          <table:covered-table-cell table:style-name="ce231"/>
          <table:table-cell table:style-name="ce231" table:number-columns-repeated="7"/>
          <table:table-cell table:number-columns-repeated="1014"/>
        </table:table-row>
        <table:table-row table:style-name="ro15">
          <table:table-cell/>
          <table:table-cell table:style-name="ce232" office:value-type="string" calcext:value-type="string">
            <text:p>KEUNTUNGAN PULSA NOMINAL</text:p>
          </table:table-cell>
          <table:table-cell table:style-name="ce232"/>
          <table:table-cell table:style-name="ce232" office:value-type="string" calcext:value-type="string">
            <text:p>KEUNTUNGAN VOUCHER &amp; PERDANA</text:p>
          </table:table-cell>
          <table:table-cell table:style-name="ce232" office:value-type="string" calcext:value-type="string">
            <text:p>KEUNTUNGAN KANTIN</text:p>
          </table:table-cell>
          <table:table-cell table:style-name="ce232" table:number-columns-repeated="2"/>
          <table:table-cell table:style-name="ce232" office:value-type="string" calcext:value-type="string">
            <text:p>KEUNTUNGAN INDOMOG</text:p>
          </table:table-cell>
          <table:table-cell table:style-name="ce232" office:value-type="string" calcext:value-type="string">
            <text:p>KEUNTUNGAN PPOB</text:p>
          </table:table-cell>
          <table:table-cell table:style-name="ce23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/>
          <table:table-cell table:style-name="ce233" table:formula="of:=SUMIFS([$datan.$P$1:.$P$50];[datan.$C$1:.$C$50];&quot;&gt;=&quot;&amp;[.$D$1];[datan.$C$1:.$C$50];&quot;&lt;=&quot;&amp;[.$F$1])" office:value-type="float" office:value="0" calcext:value-type="float">
            <text:p>0</text:p>
          </table:table-cell>
          <table:table-cell table:style-name="ce233"/>
          <table:table-cell table:style-name="ce233" table:formula="of:=SUMIFS([$datavp.$I$1:.$I$43];[datavp.$C$1:.$C$43];&quot;&gt;=&quot;&amp;[.$D$1];[datavp.$C$1:.$C$43];&quot;&lt;=&quot;&amp;[.$F$1])" office:value-type="float" office:value="1000" calcext:value-type="float">
            <text:p>1000</text:p>
          </table:table-cell>
          <table:table-cell table:style-name="ce233" table:formula="of:=SUMIFS([datab.$J$1:.$J$27];[datab.$C$1:.$C$27];&quot;&gt;=&quot;&amp;[.$D$1];[datab.$C$1:.$C$27];&quot;&lt;=&quot;&amp;[.$F$1])" office:value-type="float" office:value="0" calcext:value-type="float">
            <text:p>0</text:p>
          </table:table-cell>
          <table:table-cell table:style-name="ce233" table:number-columns-repeated="2"/>
          <table:table-cell table:style-name="ce233" table:formula="of:=SUMIFS([$dataindo.$F$1:.$F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33" table:formula="of:=SUMIFS([$dataob.$J$1:.$J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33" table:formula="of:=SUM([.B18:.I18])" office:value-type="float" office:value="9000" calcext:value-type="float">
            <text:p>9000</text:p>
          </table:table-cell>
          <table:table-cell table:number-columns-repeated="1014"/>
        </table:table-row>
        <table:table-row table:style-name="ro1">
          <table:table-cell/>
          <table:table-cell table:style-name="ce234" table:number-columns-repeated="9"/>
          <table:table-cell table:number-columns-repeated="1014"/>
        </table:table-row>
        <table:table-row table:style-name="ro1">
          <table:table-cell/>
          <table:table-cell table:style-name="ce236" office:value-type="string" calcext:value-type="string">
            <text:p>LAPORAN BIAYA BIAYA</text:p>
          </table:table-cell>
          <table:table-cell table:style-name="ce231" table:number-columns-repeated="8"/>
          <table:table-cell table:number-columns-repeated="1014"/>
        </table:table-row>
        <table:table-row table:style-name="ro16">
          <table:table-cell/>
          <table:table-cell table:style-name="ce237" office:value-type="string" calcext:value-type="string">
            <text:p>GAJI PEKERJA TOTAL</text:p>
          </table:table-cell>
          <table:table-cell table:style-name="ce237" office:value-type="string" calcext:value-type="string">
            <text:p>LAPORAN BIAYA TOTAL</text:p>
          </table:table-cell>
          <table:table-cell table:style-name="ce234" table:number-columns-repeated="2"/>
          <table:table-cell table:style-name="ce232" office:value-type="string" calcext:value-type="string">
            <text:p>KEUNTUNGAN USAHA BERSIH</text:p>
          </table:table-cell>
          <table:table-cell table:style-name="ce234" table:number-columns-repeated="4"/>
          <table:table-cell table:number-columns-repeated="1014"/>
        </table:table-row>
        <table:table-row table:style-name="ro1">
          <table:table-cell/>
          <table:table-cell table:style-name="ce238"/>
          <table:table-cell table:style-name="ce241" table:formula="of:=['Laporan Biaya-Biaya'.C14]" office:value-type="float" office:value="420000" calcext:value-type="float">
            <text:p>420000</text:p>
          </table:table-cell>
          <table:table-cell table:style-name="ce234" table:number-columns-repeated="2"/>
          <table:table-cell table:style-name="ce238" table:formula="of:=[.J18]-[.B22]-[.C22]" office:value-type="float" office:value="-411000" calcext:value-type="float">
            <text:p>-411000</text:p>
          </table:table-cell>
          <table:table-cell table:style-name="ce234" table:number-columns-repeated="4"/>
          <table:table-cell table:number-columns-repeated="1014"/>
        </table:table-row>
        <table:table-row table:style-name="ro1" table:number-rows-repeated="3">
          <table:table-cell/>
          <table:table-cell table:style-name="ce63" table:number-columns-repeated="9"/>
          <table:table-cell table:number-columns-repeated="1014"/>
        </table:table-row>
        <table:table-row table:style-name="ro1">
          <table:table-cell/>
          <table:table-cell table:style-name="ce239" table:number-columns-spanned="2" table:number-rows-spanned="2"/>
          <table:covered-table-cell table:style-name="ce239"/>
          <table:table-cell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>
          <table:table-cell/>
          <table:covered-table-cell table:number-columns-repeated="2" table:style-name="ce239"/>
          <table:table-cell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>
          <table:table-cell/>
          <table:table-cell table:style-name="ce239" table:number-columns-spanned="3" table:number-rows-spanned="2"/>
          <table:covered-table-cell table:number-columns-repeated="2"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 table:visibility="collapse">
          <table:table-cell/>
          <table:covered-table-cell table:number-columns-repeated="3"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 table:visibility="collapse" table:number-rows-repeated="10">
          <table:table-cell/>
          <table:table-cell table:style-name="ce63" table:number-columns-repeated="9"/>
          <table:table-cell table:number-columns-repeated="4"/>
          <table:table-cell table:style-name="ce102" table:number-columns-repeated="1010"/>
        </table:table-row>
        <table:table-row table:style-name="ro1" table:visibility="collapse" table:number-rows-repeated="104853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asswordad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2" form:id="control24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 form:name="Text Box 1" form:control-implementation="ooo:com.sun.star.form.component.TextField" xml:id="control243" form:id="control243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44" form:id="control244" form:label="USERNAME"/>
            <form:password form:name="Text Box 1" form:control-implementation="ooo:com.sun.star.form.component.TextField" xml:id="control245" form:id="control245" form:convert-empty-to-null="true" form:linked-cell="passwordad.AC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password>
            <form:fixed-text form:name="Label Field 1" form:control-implementation="ooo:com.sun.star.form.component.FixedText" xml:id="control246" form:id="control246" form:label="PASSWORD"/>
            <form:button form:name="Push Button 2" form:control-implementation="ooo:com.sun.star.form.component.CommandButton" xml:id="control247" form:id="control247" form:label="Ubah Sandi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ubahsandi?language=Basic&amp;location=application" xlink:type="simple"/>
              </office:event-listeners>
            </form:button>
            <form:button form:name="Push Button 2" form:control-implementation="ooo:com.sun.star.form.component.CommandButton" xml:id="control248" form:id="control248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in?language=Basic&amp;location=application" xlink:type="simple"/>
              </office:event-listeners>
            </form:button>
            <form:button form:name="Push Button 2" form:control-implementation="ooo:com.sun.star.form.component.CommandButton" xml:id="control249" form:id="control249" form:label="Logo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out?language=Basic&amp;location=application" xlink:type="simple"/>
              </office:event-listeners>
            </form:button>
            <form:password form:name="Text Box 1" form:control-implementation="ooo:com.sun.star.form.component.TextField" xml:id="control250" form:id="control250" form:tab-stop="false" form:convert-empty-to-null="true" form:linked-cell="passwordad.AD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password form:name="Text Box 1" form:control-implementation="ooo:com.sun.star.form.component.TextField" xml:id="control251" form:id="control251" form:tab-stop="false" form:convert-empty-to-null="true" form:linked-cell="passwordad.AE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fixed-text form:name="Label Field 1" form:control-implementation="ooo:com.sun.star.form.component.FixedText" xml:id="control252" form:id="control252" form:label="UBAH KATA SANDI"/>
            <form:fixed-text form:name="Label Field 1" form:control-implementation="ooo:com.sun.star.form.component.FixedText" xml:id="control253" form:id="control253" form:label="ULANGI KATA SANDI"/>
            <form:text form:name="Text Box 1" form:control-implementation="ooo:com.sun.star.form.component.TextField" xml:id="control254" form:id="control254" form:tab-stop="false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55" form:id="control255" form:label="UBAH NAMA AKUN"/>
          </form:form>
        </office:forms>
        <table:shapes>
          <draw:control draw:z-index="0" draw:text-style-name="P13" svg:width="35.69mm" svg:height="12.8mm" svg:x="160.19mm" svg:y="93.02mm" draw:control="control242"/>
          <draw:control draw:z-index="1" draw:text-style-name="P14" svg:width="76.27mm" svg:height="10.84mm" svg:x="70.92mm" svg:y="41.07mm" draw:control="control243"/>
          <draw:control draw:z-index="2" draw:style-name="gr12" draw:text-style-name="P17" svg:width="37.22mm" svg:height="10.84mm" svg:x="29.43mm" svg:y="42.08mm" draw:control="control244"/>
          <draw:control draw:z-index="3" draw:text-style-name="P14" svg:width="76.27mm" svg:height="10.84mm" svg:x="70.6mm" svg:y="53.73mm" draw:control="control245"/>
          <draw:control draw:z-index="4" draw:style-name="gr12" draw:text-style-name="P17" svg:width="37.22mm" svg:height="10.84mm" svg:x="29.11mm" svg:y="54.74mm" draw:control="control246"/>
          <draw:control draw:z-index="5" draw:text-style-name="P13" svg:width="28.37mm" svg:height="14.75mm" svg:x="260.37mm" svg:y="78.49mm" draw:control="control247"/>
          <draw:control draw:z-index="6" draw:text-style-name="P13" svg:width="28.37mm" svg:height="14.75mm" svg:x="68.64mm" svg:y="75.28mm" draw:control="control248"/>
          <draw:control draw:z-index="7" draw:text-style-name="P13" svg:width="28.37mm" svg:height="14.75mm" svg:x="101.89mm" svg:y="74.98mm" draw:control="control249"/>
          <draw:control draw:z-index="8" draw:text-style-name="P14" svg:width="76.27mm" svg:height="10.84mm" svg:x="211.8mm" svg:y="52.97mm" draw:control="control250"/>
          <draw:control draw:z-index="9" draw:text-style-name="P14" svg:width="76.27mm" svg:height="10.84mm" svg:x="211.48mm" svg:y="65.63mm" draw:control="control251"/>
          <draw:control draw:z-index="10" draw:style-name="gr12" draw:text-style-name="P17" svg:width="37.22mm" svg:height="10.84mm" svg:x="170.96mm" svg:y="53.85mm" draw:control="control252"/>
          <draw:control draw:z-index="11" draw:style-name="gr12" draw:text-style-name="P17" svg:width="37.22mm" svg:height="10.84mm" svg:x="170.64mm" svg:y="65.51mm" draw:control="control253"/>
          <draw:control draw:z-index="12" draw:text-style-name="P14" svg:width="76.27mm" svg:height="10.84mm" svg:x="211.37mm" svg:y="40.46mm" draw:control="control254"/>
          <draw:control draw:z-index="13" draw:style-name="gr12" draw:text-style-name="P17" svg:width="37.22mm" svg:height="10.84mm" svg:x="171.8mm" svg:y="40.55mm" draw:control="control255"/>
        </table:shapes>
        <table:table-column table:style-name="co146" table:default-cell-style-name="Default"/>
        <table:table-column table:style-name="co1" table:number-columns-repeated="14" table:default-cell-style-name="Default"/>
        <table:table-column table:style-name="co147" table:number-columns-repeated="4" table:default-cell-style-name="Default"/>
        <table:table-column table:style-name="co147" table:visibility="collapse" table:number-columns-repeated="9" table:default-cell-style-name="Default"/>
        <table:table-column table:style-name="co148" table:visibility="collapse" table:default-cell-style-name="Default"/>
        <table:table-column table:style-name="co149" table:visibility="collapse" table:default-cell-style-name="Default"/>
        <table:table-column table:style-name="co150" table:visibility="collapse" table:default-cell-style-name="Default"/>
        <table:table-column table:style-name="co151" table:visibility="collapse" table:default-cell-style-name="Default"/>
        <table:table-column table:style-name="co1" table:visibility="collapse" table:default-cell-style-name="Default"/>
        <table:table-column table:style-name="co152" table:visibility="collapse" table:default-cell-style-name="Default"/>
        <table:table-column table:style-name="co153" table:visibility="collapse" table:default-cell-style-name="Default"/>
        <table:table-column table:style-name="co1" table:visibility="collapse" table:number-columns-repeated="989" table:default-cell-style-name="Default"/>
        <table:table-row table:style-name="ro1">
          <table:table-cell table:style-name="ce114" table:number-columns-repeated="27"/>
          <table:table-cell table:style-name="ce247" office:value-type="string" calcext:value-type="string">
            <text:p>NAMA AKUN</text:p>
          </table:table-cell>
          <table:table-cell table:style-name="ce247" office:value-type="string" calcext:value-type="string">
            <text:p>KATA SANDI</text:p>
          </table:table-cell>
          <table:table-cell table:style-name="ce247" office:value-type="string" calcext:value-type="string">
            <text:p>KATA SANDI UBAH</text:p>
          </table:table-cell>
          <table:table-cell table:style-name="ce56" office:value-type="string" calcext:value-type="string">
            <text:p>PENCOCOKAN KATA SANDI</text:p>
          </table:table-cell>
          <table:table-cell table:style-name="ce55"/>
          <table:table-cell/>
          <table:table-cell table:style-name="ce56" office:value-type="string" calcext:value-type="string">
            <text:p>USERNAME</text:p>
          </table:table-cell>
          <table:table-cell table:style-name="ce56" office:value-type="string" calcext:value-type="string">
            <text:p>KATA SANDI</text:p>
          </table:table-cell>
          <table:table-cell/>
          <table:table-cell table:style-name="ce71" office:value-type="string" calcext:value-type="string">
            <text:p>Status Login</text:p>
          </table:table-cell>
          <table:table-cell table:style-name="ce71" office:value-type="string" calcext:value-type="string">
            <text:p>Akun</text:p>
          </table:table-cell>
          <table:table-cell table:number-columns-repeated="986"/>
        </table:table-row>
        <table:table-row table:style-name="ro1">
          <table:table-cell table:style-name="ce114" table:number-columns-repeated="27"/>
          <table:table-cell table:style-name="ce247"/>
          <table:table-cell table:style-name="ce248"/>
          <table:table-cell table:style-name="ce249" office:value-type="string" calcext:value-type="string">
            <text:p>g</text:p>
          </table:table-cell>
          <table:table-cell table:style-name="ce73" office:value-type="string" calcext:value-type="string">
            <text:p>g</text:p>
          </table:table-cell>
          <table:table-cell table:number-columns-repeated="2"/>
          <table:table-cell table:style-name="ce56" table:formula="of:=INDIRECT([.AH3])" office:value-type="string" office:string-value="admin" calcext:value-type="string">
            <text:p>admin</text:p>
          </table:table-cell>
          <table:table-cell table:style-name="ce56" table:formula="of:=INDIRECT([.AI3])" office:value-type="string" office:string-value="admin" calcext:value-type="string">
            <text:p>admin</text:p>
          </table:table-cell>
          <table:table-cell/>
          <table:table-cell table:style-name="ce71" table:formula="of:=IF([.AL2]=[.AH2];&quot;aktif&quot;;&quot;&quot;)" office:value-type="string" office:string-value="aktif" calcext:value-type="string">
            <text:p>aktif</text:p>
          </table:table-cell>
          <table:table-cell table:style-name="ce71" office:value-type="string" calcext:value-type="string">
            <text:p>admin</text:p>
          </table:table-cell>
          <table:table-cell table:number-columns-repeated="986"/>
        </table:table-row>
        <table:table-row table:style-name="ro1">
          <table:table-cell table:style-name="ce114" table:number-columns-repeated="27"/>
          <table:table-cell table:style-name="ce114" table:formula="of:=IF(AND([.$AB$2]=[.$AH$2];[.$AC$2]=[.$AI$2]);1;0)" office:value-type="float" office:value="0" calcext:value-type="float">
            <text:p>0</text:p>
          </table:table-cell>
          <table:table-cell table:style-name="ce114" table:formula="of:=IF(AND([.$AB$2]=[.$AH$2];[.$AC$2]=[.$AI$2]);1;0)" office:value-type="float" office:value="0" calcext:value-type="float">
            <text:p>0</text:p>
          </table:table-cell>
          <table:table-cell table:style-name="ce114" table:formula="of:=IF(AND([.$AB$2]=[.$AH$2];[.$AC$2]=[.$AI$2]);1;0)" office:value-type="float" office:value="0" calcext:value-type="float">
            <text:p>0</text:p>
          </table:table-cell>
          <table:table-cell table:formula="of:=IF(AND([.AD2]=&quot;&quot;;[.AE2]=&quot;&quot;);0;IF([.AD2]=[.AE2];1;0))" office:value-type="float" office:value="1" calcext:value-type="float">
            <text:p>1</text:p>
          </table:table-cell>
          <table:table-cell table:number-columns-repeated="2"/>
          <table:table-cell table:style-name="ce56" office:value-type="string" calcext:value-type="string">
            <text:p>AB6</text:p>
          </table:table-cell>
          <table:table-cell table:style-name="ce56" office:value-type="string" calcext:value-type="string">
            <text:p>AC6</text:p>
          </table:table-cell>
          <table:table-cell/>
          <table:table-cell table:style-name="ce71"/>
          <table:table-cell table:style-name="ce250" table:formula="of:=IF([.AL2]=&quot;&quot;;1;0)" office:value-type="boolean" office:boolean-value="false" calcext:value-type="boolean">
            <text:p>FALSE</text:p>
          </table:table-cell>
          <table:table-cell table:number-columns-repeated="986"/>
        </table:table-row>
        <table:table-row table:style-name="ro1">
          <table:table-cell table:style-name="ce114"/>
          <table:table-cell table:style-name="ce244" office:value-type="string" calcext:value-type="string" table:number-columns-spanned="12" table:number-rows-spanned="4">
            <text:p>MENU AKUN ADMIN</text:p>
          </table:table-cell>
          <table:covered-table-cell table:number-columns-repeated="11" table:style-name="ce245"/>
          <table:table-cell table:style-name="ce245"/>
          <table:table-cell table:style-name="ce114" table:number-columns-repeated="16"/>
          <table:table-cell table:number-columns-repeated="3"/>
          <table:table-cell table:style-name="ce67" table:formula="of:=NOT(ISBLANK([.AH2]))" office:value-type="boolean" office:boolean-value="true" calcext:value-type="boolean">
            <text:p>TRUE</text:p>
          </table:table-cell>
          <table:table-cell table:style-name="ce67" table:formula="of:=NOT(ISBLANK([.AI2]))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1">
          <table:table-cell table:style-name="ce114"/>
          <table:covered-table-cell table:number-columns-repeated="12" table:style-name="ce245"/>
          <table:table-cell table:style-name="ce245"/>
          <table:table-cell table:style-name="ce114" table:number-columns-repeated="13"/>
          <table:table-cell table:style-name="ce247" office:value-type="string" calcext:value-type="string">
            <text:p>NAMA AKUN</text:p>
          </table:table-cell>
          <table:table-cell table:style-name="ce247" office:value-type="string" calcext:value-type="string">
            <text:p>KATA SANDI</text:p>
          </table:table-cell>
          <table:table-cell table:style-name="ce247" office:value-type="string" calcext:value-type="string">
            <text:p>KATA SANDI UBAH</text:p>
          </table:table-cell>
          <table:table-cell table:style-name="ce56" office:value-type="string" calcext:value-type="string">
            <text:p>PENCOCOKAN KATA SANDI</text:p>
          </table:table-cell>
          <table:table-cell table:style-name="ce55"/>
          <table:table-cell table:number-columns-repeated="992"/>
        </table:table-row>
        <table:table-row table:style-name="ro1">
          <table:table-cell table:style-name="ce114"/>
          <table:covered-table-cell table:number-columns-repeated="12" table:style-name="ce245"/>
          <table:table-cell table:style-name="ce245"/>
          <table:table-cell table:style-name="ce114" table:number-columns-repeated="13"/>
          <table:table-cell table:style-name="ce247" office:value-type="string" calcext:value-type="string">
            <text:p>admin</text:p>
          </table:table-cell>
          <table:table-cell table:style-name="ce248" office:value-type="string" calcext:value-type="string">
            <text:p>admin</text:p>
          </table:table-cell>
          <table:table-cell table:style-name="ce247"/>
          <table:table-cell table:style-name="ce56"/>
          <table:table-cell table:style-name="ce55"/>
          <table:table-cell table:number-columns-repeated="992"/>
        </table:table-row>
        <table:table-row table:style-name="ro1">
          <table:table-cell table:style-name="ce114"/>
          <table:covered-table-cell table:number-columns-repeated="12" table:style-name="ce245"/>
          <table:table-cell table:style-name="ce245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sub pass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formula="of:=IF([.AL2]=&quot;&quot;;&quot;Logout&quot;;CONCATENATE(&quot;Selamat Datang, &quot;;[.AL2];&quot;. Anda sudah login&quot;))" office:value-type="string" office:string-value="Selamat Datang, admin. Anda sudah login" calcext:value-type="string">
            <text:p>Selamat Datang, admin. Anda sudah login</text:p>
          </table:table-cell>
          <table:table-cell table:style-name="ce245" table:number-columns-repeated="12"/>
          <table:table-cell table:style-name="ce114" table:number-columns-repeated="13"/>
          <table:table-cell table:style-name="ce247" office:value-type="string" calcext:value-type="string">
            <text:p>h</text:p>
          </table:table-cell>
          <table:table-cell table:style-name="ce247" table:number-columns-repeated="2"/>
          <table:table-cell table:style-name="ce56"/>
          <table:table-cell table:style-name="ce55"/>
          <table:table-cell table:number-columns-repeated="992"/>
        </table:table-row>
        <table:table-row table:style-name="ro1">
          <table:table-cell table:style-name="ce114"/>
          <table:table-cell table:style-name="ce245" table:number-columns-repeated="2"/>
          <table:table-cell table:style-name="ce246" table:number-columns-repeated="3"/>
          <table:table-cell table:style-name="ce245" table:number-columns-repeated="8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ak= doc.sheets(1).getcellrangebyname(“O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ks=doc.sheets(1).getcellrangebyname(“P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ak1=doc.sheets(1).getcellrangebyname(“U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ks1=doc.sheets(1).getcellrangebyname(“V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pe=doc.sheets(1).getcellrangebyname(“R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pe1=doc.sheets(1).getcellrangebyname(“R3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table:number-columns-repeated="992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if (ak = 1 and ks = 1 ) then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/>
          <table:table-cell office:value-type="string" calcext:value-type="string">
            <text:p>IF (PE=1) THEN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/>
          <table:table-cell office:value-type="string" calcext:value-type="string">
            <text:p>COPY PASTE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3"/>
          <table:table-cell office:value-type="string" calcext:value-type="string">
            <text:p>ELSE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3"/>
          <table:table-cell office:value-type="string" calcext:value-type="string">
            <text:p>PRINTF “KATASANDI SALAH”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3"/>
          <table:table-cell office:value-type="string" calcext:value-type="string">
            <text:p>END IF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2"/>
          <table:table-cell office:value-type="string" calcext:value-type="string">
            <text:p>else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2"/>
          <table:table-cell office:value-type="string" calcext:value-type="string">
            <text:p>printf “anda salah memasukan nama akun atau kata sandi “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994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2"/>
          <table:table-cell office:value-type="string" calcext:value-type="string">
            <text:p>end if</text:p>
          </table:table-cell>
          <table:table-cell table:number-columns-repeated="991"/>
        </table:table-row>
        <table:table-row table:style-name="ro1" table:number-rows-repeated="7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994"/>
        </table:table-row>
        <table:table-row table:style-name="ro1" table:visibility="collapse" table:number-rows-repeated="7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994"/>
        </table:table-row>
        <table:table-row table:style-name="ro1" table:visibility="collapse" table:number-rows-repeated="16">
          <table:table-cell table:style-name="ce114" table:number-columns-repeated="30"/>
          <table:table-cell table:number-columns-repeated="994"/>
        </table:table-row>
        <table:table-row table:style-name="ro1" table:visibility="collapse" table:number-rows-repeated="104852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56" form:id="control256" form:dropdown="true" form:tab-index="2" form:bound-column="1" form:linked-cell="db2.B2" form:list-linkage-type="selection" form:source-cell-range="dinput2.B4:dinput2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57" form:id="control257" form:label="Nama Pekerja"/>
            <form:listbox form:name="Text Box 6" form:control-implementation="ooo:com.sun.star.form.component.ListBox" xml:id="control258" form:id="control258" form:dropdown="true" form:size="2" form:tab-index="4" form:bound-column="1" form:linked-cell="db2.C2" form:list-linkage-type="selection" form:source-cell-range="dinput2.H5:dinput2.H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6" form:control-implementation="ooo:com.sun.star.form.component.FixedText" xml:id="control259" form:id="control259" form:label="Shift"/>
            <form:formatted-text form:name="Text Box 5" form:control-implementation="ooo:com.sun.star.form.component.FormattedField" xml:id="control260" form:id="control260" form:tab-index="6" form:value="0" form:convert-empty-to-null="true" form:linked-cell="db2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5" form:control-implementation="ooo:com.sun.star.form.component.FixedText" xml:id="control261" form:id="control261" form:label="Lembur"/>
            <form:formatted-text form:name="Text Box 4" form:control-implementation="ooo:com.sun.star.form.component.FormattedField" xml:id="control262" form:id="control262" form:tab-index="8" form:value="0" form:convert-empty-to-null="true" form:linked-cell="db2.E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4" form:control-implementation="ooo:com.sun.star.form.component.FixedText" xml:id="control263" form:id="control263" form:label="Potongan"/>
            <form:formatted-text form:name="Text Box 3" form:control-implementation="ooo:com.sun.star.form.component.FormattedField" xml:id="control264" form:id="control264" form:tab-index="10" form:value="0" form:convert-empty-to-null="true" form:linked-cell="db2.F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65" form:id="control265" form:label="Point"/>
            <form:text form:name="Text Box 2" form:control-implementation="ooo:com.sun.star.form.component.TextField" xml:id="control266" form:id="control266" form:readonly="true" form:tab-stop="false" form:tab-index="1" form:convert-empty-to-null="true" form:linked-cell="db2.G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7" form:id="control267" form:label="Gaji Pokok"/>
            <form:text form:name="Text Box 2" form:control-implementation="ooo:com.sun.star.form.component.TextField" xml:id="control268" form:id="control268" form:readonly="true" form:tab-stop="false" form:tab-index="3" form:convert-empty-to-null="true" form:linked-cell="db2.H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9" form:id="control269" form:label="Tunjangan"/>
            <form:text form:name="Text Box 2" form:control-implementation="ooo:com.sun.star.form.component.TextField" xml:id="control270" form:id="control270" form:readonly="true" form:tab-stop="false" form:tab-index="5" form:convert-empty-to-null="true" form:linked-cell="db2.I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1" form:id="control271" form:label="TKK"/>
            <form:text form:name="Text Box 2" form:control-implementation="ooo:com.sun.star.form.component.TextField" xml:id="control272" form:id="control272" form:readonly="true" form:tab-stop="false" form:tab-index="7" form:convert-empty-to-null="true" form:linked-cell="db2.J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3" form:id="control273" form:label="Lembur"/>
            <form:text form:name="Text Box 3" form:control-implementation="ooo:com.sun.star.form.component.TextField" xml:id="control274" form:id="control274" form:tab-index="12" form:convert-empty-to-null="true" form:linked-cell="db2.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75" form:id="control275" form:label="Keterangan Tambahan" form:multi-line="true"/>
            <form:formatted-text form:name="Text Box 3" form:control-implementation="ooo:com.sun.star.form.component.FormattedField" xml:id="control276" form:id="control276" form:tab-index="13" form:value="0" form:convert-empty-to-null="true" form:linked-cell="db2.M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77" form:id="control277" form:label="Tambahan"/>
            <form:text form:name="Text Box 4" form:control-implementation="ooo:com.sun.star.form.component.TextField" xml:id="control278" form:id="control278" form:readonly="true" form:tab-stop="false" form:tab-index="9" form:convert-empty-to-null="true" form:linked-cell="db2.N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4" form:control-implementation="ooo:com.sun.star.form.component.FixedText" xml:id="control279" form:id="control279" form:label="Potongan"/>
            <form:text form:name="Text Box 3" form:control-implementation="ooo:com.sun.star.form.component.TextField" xml:id="control280" form:id="control280" form:readonly="true" form:tab-stop="false" form:tab-index="11" form:convert-empty-to-null="true" form:linked-cell="db2.K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81" form:id="control281" form:label="Point"/>
            <form:button form:name="Push Button 1" form:control-implementation="ooo:com.sun.star.form.component.CommandButton" xml:id="control282" form:id="control282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2?language=Basic&amp;location=application" xlink:type="simple"/>
              </office:event-listeners>
            </form:button>
            <form:button form:name="Push Button 1" form:control-implementation="ooo:com.sun.star.form.component.CommandButton" xml:id="control283" form:id="control283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2?language=Basic&amp;location=application" xlink:type="simple"/>
              </office:event-listeners>
            </form:button>
            <form:button form:name="Push Button 1" form:control-implementation="ooo:com.sun.star.form.component.CommandButton" xml:id="control284" form:id="control284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ga?language=Basic&amp;location=application" xlink:type="simple"/>
              </office:event-listeners>
            </form:button>
            <form:fixed-text form:name="Label Field 1" form:control-implementation="ooo:com.sun.star.form.component.FixedText" xml:id="control285" form:id="control285" form:label="TANGGAL"/>
            <form:formatted-text form:name="Text Box 1" form:control-implementation="ooo:com.sun.star.form.component.FormattedField" xml:id="control286" form:id="control286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2" form:control-implementation="ooo:com.sun.star.form.component.CommandButton" xml:id="control287" form:id="control287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4" svg:width="50.65mm" svg:height="7.83mm" svg:x="87.32mm" svg:y="26.32mm" draw:control="control256"/>
          <draw:control draw:z-index="1" draw:style-name="gr12" draw:text-style-name="P17" svg:width="29.59mm" svg:height="6.32mm" svg:x="53.61mm" svg:y="27.32mm" draw:control="control257"/>
          <draw:control draw:z-index="2" draw:text-style-name="P14" svg:width="50.65mm" svg:height="7.83mm" svg:x="87.01mm" svg:y="35.96mm" draw:control="control258"/>
          <draw:control draw:z-index="3" draw:style-name="gr12" draw:text-style-name="P17" svg:width="29.59mm" svg:height="6.32mm" svg:x="53.3mm" svg:y="36.96mm" draw:control="control259"/>
          <draw:control draw:z-index="4" draw:style-name="gr20" draw:text-style-name="P14" svg:width="50.65mm" svg:height="7.83mm" svg:x="87.02mm" svg:y="45.5mm" draw:control="control260"/>
          <draw:control draw:z-index="5" draw:style-name="gr12" draw:text-style-name="P17" svg:width="29.59mm" svg:height="6.32mm" svg:x="53.31mm" svg:y="46.5mm" draw:control="control261"/>
          <draw:control draw:z-index="6" draw:style-name="gr20" draw:text-style-name="P14" svg:width="50.65mm" svg:height="7.83mm" svg:x="86.8mm" svg:y="54.93mm" draw:control="control262"/>
          <draw:control draw:z-index="7" draw:style-name="gr12" draw:text-style-name="P17" svg:width="29.59mm" svg:height="6.32mm" svg:x="53.09mm" svg:y="55.93mm" draw:control="control263"/>
          <draw:control draw:z-index="8" draw:style-name="gr20" draw:text-style-name="P14" svg:width="50.65mm" svg:height="7.83mm" svg:x="86.49mm" svg:y="63.96mm" draw:control="control264"/>
          <draw:control draw:z-index="9" draw:style-name="gr12" draw:text-style-name="P17" svg:width="29.59mm" svg:height="6.32mm" svg:x="52.78mm" svg:y="64.96mm" draw:control="control265"/>
          <draw:control draw:z-index="10" draw:style-name="gr16" draw:text-style-name="P14" svg:width="50.65mm" svg:height="7.83mm" svg:x="179.03mm" svg:y="26.02mm" draw:control="control266"/>
          <draw:control draw:z-index="11" draw:style-name="gr12" draw:text-style-name="P17" svg:width="29.59mm" svg:height="6.32mm" svg:x="145.32mm" svg:y="27.02mm" draw:control="control267"/>
          <draw:control draw:z-index="12" draw:style-name="gr16" draw:text-style-name="P14" svg:width="50.65mm" svg:height="7.83mm" svg:x="178.8mm" svg:y="35.06mm" draw:control="control268"/>
          <draw:control draw:z-index="13" draw:style-name="gr12" draw:text-style-name="P17" svg:width="29.59mm" svg:height="6.32mm" svg:x="145.09mm" svg:y="36.06mm" draw:control="control269"/>
          <draw:control draw:z-index="14" draw:style-name="gr16" draw:text-style-name="P14" svg:width="50.65mm" svg:height="7.83mm" svg:x="178.8mm" svg:y="44.39mm" draw:control="control270"/>
          <draw:control draw:z-index="15" draw:style-name="gr12" draw:text-style-name="P17" svg:width="29.59mm" svg:height="6.32mm" svg:x="145.09mm" svg:y="45.39mm" draw:control="control271"/>
          <draw:control draw:z-index="16" draw:style-name="gr16" draw:text-style-name="P14" svg:width="50.65mm" svg:height="7.83mm" svg:x="178.8mm" svg:y="53.11mm" draw:control="control272"/>
          <draw:control draw:z-index="17" draw:style-name="gr12" draw:text-style-name="P17" svg:width="29.59mm" svg:height="6.32mm" svg:x="145.09mm" svg:y="54.11mm" draw:control="control273"/>
          <draw:control draw:z-index="18" draw:text-style-name="P14" svg:width="50.65mm" svg:height="7.83mm" svg:x="86.65mm" svg:y="72.99mm" draw:control="control274"/>
          <draw:control draw:z-index="19" draw:style-name="gr12" draw:text-style-name="P17" svg:width="29.59mm" svg:height="9.53mm" svg:x="52.94mm" svg:y="73.99mm" draw:control="control275"/>
          <draw:control draw:z-index="20" draw:style-name="gr20" draw:text-style-name="P14" svg:width="50.65mm" svg:height="7.83mm" svg:x="86.35mm" svg:y="84.03mm" draw:control="control276"/>
          <draw:control draw:z-index="21" draw:style-name="gr12" draw:text-style-name="P17" svg:width="29.59mm" svg:height="6.32mm" svg:x="52.64mm" svg:y="85.03mm" draw:control="control277"/>
          <draw:control draw:z-index="22" draw:style-name="gr16" draw:text-style-name="P14" svg:width="50.65mm" svg:height="7.83mm" svg:x="178.49mm" svg:y="62.44mm" draw:control="control278"/>
          <draw:control draw:z-index="23" draw:style-name="gr12" draw:text-style-name="P17" svg:width="29.59mm" svg:height="6.32mm" svg:x="144.78mm" svg:y="63.44mm" draw:control="control279"/>
          <draw:control draw:z-index="24" draw:style-name="gr16" draw:text-style-name="P14" svg:width="50.65mm" svg:height="7.83mm" svg:x="178.18mm" svg:y="71.47mm" draw:control="control280"/>
          <draw:control draw:z-index="25" draw:style-name="gr12" draw:text-style-name="P17" svg:width="29.59mm" svg:height="6.32mm" svg:x="144.47mm" svg:y="72.47mm" draw:control="control281"/>
          <draw:control draw:z-index="26" draw:text-style-name="P13" svg:width="31.11mm" svg:height="9.03mm" svg:x="87.56mm" svg:y="103.25mm" draw:control="control282"/>
          <draw:control draw:z-index="27" draw:text-style-name="P13" svg:width="31.11mm" svg:height="9.03mm" svg:x="158.96mm" svg:y="102.98mm" draw:control="control283"/>
          <draw:control draw:z-index="28" draw:text-style-name="P13" svg:width="31.11mm" svg:height="9.03mm" svg:x="123.26mm" svg:y="103.28mm" draw:control="control284"/>
          <draw:control draw:z-index="29" draw:style-name="gr12" draw:text-style-name="P17" svg:width="31.62mm" svg:height="11.01mm" svg:x="192.51mm" svg:y="13.56mm" draw:control="control285"/>
          <draw:control draw:z-index="30" draw:style-name="gr24" draw:text-style-name="P15" svg:width="39.18mm" svg:height="9.03mm" svg:x="214.77mm" svg:y="14.16mm" draw:control="control286"/>
          <draw:control draw:z-index="31" draw:text-style-name="P13" svg:width="35.09mm" svg:height="13.85mm" svg:x="221.44mm" svg:y="103.86mm" draw:control="control287"/>
        </table:shapes>
        <table:table-column table:style-name="co1" table:number-columns-repeated="3" table:default-cell-style-name="Default"/>
        <table:table-column table:style-name="co60" table:default-cell-style-name="Default"/>
        <table:table-column table:style-name="co154" table:default-cell-style-name="Default"/>
        <table:table-column table:style-name="co1" table:number-columns-repeated="3" table:default-cell-style-name="Default"/>
        <table:table-column table:style-name="co134" table:default-cell-style-name="Default"/>
        <table:table-column table:style-name="co95" table:default-cell-style-name="Default"/>
        <table:table-column table:style-name="co1" table:number-columns-repeated="3" table:default-cell-style-name="Default"/>
        <table:table-column table:style-name="co155" table:visibility="collapse" table:default-cell-style-name="Default"/>
        <table:table-column table:style-name="co1" table:visibility="collapse" table:number-columns-repeated="1010" table:default-cell-style-name="Default"/>
        <table:table-row table:style-name="ro1" table:number-rows-repeated="3">
          <table:table-cell table:style-name="ce102" table:number-columns-repeated="17"/>
          <table:table-cell table:number-columns-repeated="1007"/>
        </table:table-row>
        <table:table-row table:style-name="ro1">
          <table:table-cell table:style-name="ce102" table:number-columns-repeated="2"/>
          <table:table-cell table:style-name="ce251" office:value-type="string" calcext:value-type="string" table:number-columns-spanned="5" table:number-rows-spanned="2">
            <text:p>FORM DATA GAJI PEKERJA</text:p>
          </table:table-cell>
          <table:covered-table-cell table:number-columns-repeated="4" table:style-name="ce252"/>
          <table:table-cell table:style-name="ce253" table:number-columns-repeated="3"/>
          <table:table-cell table:style-name="ce102" table:number-columns-repeated="7"/>
          <table:table-cell table:number-columns-repeated="1007"/>
        </table:table-row>
        <table:table-row table:style-name="ro1">
          <table:table-cell table:style-name="ce102" table:number-columns-repeated="2"/>
          <table:covered-table-cell table:number-columns-repeated="5" table:style-name="ce252"/>
          <table:table-cell table:style-name="ce253" table:number-columns-repeated="3"/>
          <table:table-cell table:style-name="ce102" table:number-columns-repeated="7"/>
          <table:table-cell table:number-columns-repeated="1007"/>
        </table:table-row>
        <table:table-row table:style-name="ro1" table:number-rows-repeated="23">
          <table:table-cell table:style-name="ce102" table:number-columns-repeated="2"/>
          <table:table-cell table:style-name="ce253" table:number-columns-repeated="8"/>
          <table:table-cell table:style-name="ce102" table:number-columns-repeated="7"/>
          <table:table-cell table:number-columns-repeated="1007"/>
        </table:table-row>
        <table:table-row table:style-name="ro1" table:number-rows-repeated="16">
          <table:table-cell table:style-name="ce102" table:number-columns-repeated="17"/>
          <table:table-cell table:number-columns-repeated="1007"/>
        </table:table-row>
        <table:table-row table:style-name="ro1" table:visibility="collapse" table:number-rows-repeated="12">
          <table:table-cell table:style-name="ce102" table:number-columns-repeated="17"/>
          <table:table-cell table:number-columns-repeated="1007"/>
        </table:table-row>
        <table:table-row table:style-name="ro1" table:visibility="collapse" table:number-rows-repeated="2">
          <table:table-cell table:style-name="ce102" table:number-columns-repeated="2"/>
          <table:table-cell table:number-columns-repeated="1022"/>
        </table:table-row>
        <table:table-row table:style-name="ro1" table:visibility="collapse" table:number-rows-repeated="104851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ga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88" form:id="control28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  <form:button form:name="Push Button 2" form:control-implementation="ooo:com.sun.star.form.component.CommandButton" xml:id="control289" form:id="control28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4.99mm" svg:height="16.26mm" svg:x="0.01mm" svg:y="0mm" draw:control="control288"/>
          <draw:control draw:z-index="1" draw:text-style-name="P13" svg:width="35.09mm" svg:height="13.85mm" svg:x="0mm" svg:y="19.28mm" draw:control="control289"/>
        </table:shapes>
        <table:table-column table:style-name="co1" table:number-columns-repeated="2" table:default-cell-style-name="Default"/>
        <table:table-column table:style-name="co126" table:default-cell-style-name="ce93"/>
        <table:table-column table:style-name="co32" table:default-cell-style-name="Default"/>
        <table:table-column table:style-name="co1" table:number-columns-repeated="4" table:default-cell-style-name="Default"/>
        <table:table-column table:style-name="co15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71" table:default-cell-style-name="Default"/>
        <table:table-column table:style-name="co157" table:default-cell-style-name="Default"/>
        <table:table-column table:style-name="co1" table:number-columns-repeated="1009" table:default-cell-style-name="Default"/>
        <table:table-row table:style-name="ro1">
          <table:table-cell table:style-name="ce254"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AMA PEKERJA</text:p>
          </table:table-cell>
          <table:table-cell table:style-name="ce151" office:value-type="string" calcext:value-type="string">
            <text:p>SHIFT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TONGAN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GAJI POKOK</text:p>
          </table:table-cell>
          <table:table-cell table:style-name="ce151" office:value-type="string" calcext:value-type="string">
            <text:p>TUNJANGAN</text:p>
          </table:table-cell>
          <table:table-cell table:style-name="ce151" office:value-type="string" calcext:value-type="string">
            <text:p>TKK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KETERANGAN TAMBAHAN</text:p>
          </table:table-cell>
          <table:table-cell table:style-name="ce151" office:value-type="string" calcext:value-type="string">
            <text:p>TAMBAHAN</text:p>
          </table:table-cell>
          <table:table-cell table:style-name="ce151" office:value-type="string" calcext:value-type="string">
            <text:p>POTONGAN</text:p>
          </table:table-cell>
          <table:table-cell table:style-name="ce254"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10-05" calcext:value-type="date">
            <text:p>05 Oktober 2015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/>
          <table:table-cell table:style-name="ce151" office:value-type="float" office:value="1300" calcext:value-type="float">
            <text:p>130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300" calcext:value-type="float">
            <text:p>13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number-columns-repeated="2" table:style-name="ce151" office:value-type="string" calcext:value-type="string">
            <text:p>#N/A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/>
          <table:table-cell table:number-columns-repeated="3" table:style-name="ce151" office:value-type="float" office:value="0" calcext:value-type="float">
            <text:p>0</text:p>
          </table:table-cell>
          <table:table-cell table:style-name="ce151"/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 office:value-type="float" office:value="4500" calcext:value-type="float">
            <text:p>4500</text:p>
          </table:table-cell>
          <table:table-cell table:style-name="ce151" office:value-type="float" office:value="1300" calcext:value-type="float">
            <text:p>130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2600" calcext:value-type="float">
            <text:p>26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/>
          <table:table-cell table:style-name="ce151" office:value-type="float" office:value="2600" calcext:value-type="float">
            <text:p>260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0" calcext:value-type="float">
            <text:p>0</text:p>
          </table:table-cell>
          <table:table-cell table:style-name="ce151"/>
          <table:table-cell table:style-name="ce151" office:value-type="float" office:value="2600" calcext:value-type="float">
            <text:p>260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500" calcext:value-type="float">
            <text:p>1500</text:p>
          </table:table-cell>
          <table:table-cell table:style-name="ce151" office:value-type="float" office:value="2600" calcext:value-type="float">
            <text:p>260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2600" calcext:value-type="float">
            <text:p>26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1899-12-30" calcext:value-type="date">
            <text:p>30 Desember 1899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#N/A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0000" calcext:value-type="float">
            <text:p>10000</text:p>
          </table:table-cell>
          <table:table-cell table:style-name="ce151"/>
          <table:table-cell table:style-name="ce151" office:value-type="float" office:value="3000" calcext:value-type="float">
            <text:p>3000</text:p>
          </table:table-cell>
          <table:table-cell table:style-name="ce151" office:value-type="float" office:value="1300" calcext:value-type="float">
            <text:p>1300</text:p>
          </table:table-cell>
          <table:table-cell table:style-name="ce151"/>
          <table:table-cell table:style-name="ce151" office:value-type="string" calcext:value-type="string">
            <text:p>#N/A</text:p>
          </table:table-cell>
          <table:table-cell table:style-name="ce151"/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1899-12-30" calcext:value-type="date">
            <text:p>30 Desember 1899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#N/A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0000" calcext:value-type="float">
            <text:p>10000</text:p>
          </table:table-cell>
          <table:table-cell table:style-name="ce151"/>
          <table:table-cell table:style-name="ce151" office:value-type="float" office:value="3000" calcext:value-type="float">
            <text:p>3000</text:p>
          </table:table-cell>
          <table:table-cell table:style-name="ce151" office:value-type="float" office:value="1300" calcext:value-type="float">
            <text:p>1300</text:p>
          </table:table-cell>
          <table:table-cell table:style-name="ce151"/>
          <table:table-cell table:style-name="ce151" office:value-type="string" calcext:value-type="string">
            <text:p>#N/A</text:p>
          </table:table-cell>
          <table:table-cell table:style-name="ce151"/>
          <table:table-cell table:number-columns-repeated="1008"/>
        </table:table-row>
        <table:table-row table:style-name="ro1">
          <table:table-cell table:number-columns-repeated="2"/>
          <table:table-cell table:style-name="ce255"/>
          <table:table-cell table:style-name="ce56" table:number-columns-repeated="13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70"/>
          <table:table-cell table:style-name="ce56" table:number-columns-repeated="13"/>
          <table:table-cell table:number-columns-repeated="100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put2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0" form:id="control29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4.99mm" svg:height="16.26mm" svg:x="0.61mm" svg:y="0.9mm" draw:control="control290"/>
        </table:shapes>
        <table:table-column table:style-name="co158" table:default-cell-style-name="ce102"/>
        <table:table-column table:style-name="co159" table:default-cell-style-name="Default"/>
        <table:table-column table:style-name="co1" table:number-columns-repeated="4" table:default-cell-style-name="Default"/>
        <table:table-column table:style-name="co1" table:default-cell-style-name="ce102"/>
        <table:table-column table:style-name="co1" table:default-cell-style-name="Default"/>
        <table:table-column table:style-name="co1" table:number-columns-repeated="2" table:default-cell-style-name="ce102"/>
        <table:table-column table:style-name="co1" table:visibility="collapse" table:number-columns-repeated="10" table:default-cell-style-name="ce102"/>
        <table:table-column table:style-name="co1" table:visibility="collapse" table:number-columns-repeated="1004" table:default-cell-style-name="Default"/>
        <table:table-row table:style-name="ro1" table:number-rows-repeated="3">
          <table:table-cell/>
          <table:table-cell table:style-name="ce102" table:number-columns-repeated="5"/>
          <table:table-cell/>
          <table:table-cell table:style-name="ce102"/>
          <table:table-cell table:number-columns-repeated="12"/>
          <table:table-cell table:style-name="ce102" table:number-columns-repeated="1004"/>
        </table:table-row>
        <table:table-row table:style-name="ro1">
          <table:table-cell/>
          <table:table-cell table:style-name="ce56" office:value-type="string" calcext:value-type="string">
            <text:p>Nama Pekerja</text:p>
          </table:table-cell>
          <table:table-cell table:style-name="ce56" office:value-type="string" calcext:value-type="string">
            <text:p>Gaji Pokok</text:p>
          </table:table-cell>
          <table:table-cell table:style-name="ce56" office:value-type="string" calcext:value-type="string">
            <text:p>Tunjangan</text:p>
          </table:table-cell>
          <table:table-cell table:style-name="ce56" office:value-type="string" calcext:value-type="string">
            <text:p>TKK</text:p>
          </table:table-cell>
          <table:table-cell table:style-name="ce56" office:value-type="string" calcext:value-type="string">
            <text:p>LEMBUR</text:p>
          </table:table-cell>
          <table:table-cell/>
          <table:table-cell table:style-name="ce56" office:value-type="string" calcext:value-type="string">
            <text:p>Shift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A</text:p>
          </table:table-cell>
          <table:table-cell table:style-name="ce56" office:value-type="float" office:value="20000" calcext:value-type="float">
            <text:p>2000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1500" calcext:value-type="float">
            <text:p>1500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B</text:p>
          </table:table-cell>
          <table:table-cell table:style-name="ce56" office:value-type="float" office:value="20000" calcext:value-type="float">
            <text:p>2000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1500" calcext:value-type="float">
            <text:p>1500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C</text:p>
          </table:table-cell>
          <table:table-cell table:style-name="ce56" office:value-type="float" office:value="20000" calcext:value-type="float">
            <text:p>2000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1500" calcext:value-type="float">
            <text:p>1500</text:p>
          </table:table-cell>
          <table:table-cell/>
          <table:table-cell table:style-name="ce56"/>
          <table:table-cell table:number-columns-repeated="1016"/>
        </table:table-row>
        <table:table-row table:style-name="ro1" table:number-rows-repeated="14">
          <table:table-cell/>
          <table:table-cell table:style-name="ce56" table:number-columns-repeated="5"/>
          <table:table-cell/>
          <table:table-cell table:style-name="ce56"/>
          <table:table-cell table:number-columns-repeated="1016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b2" table:style-name="ta1">
        <table:table-column table:style-name="co160" table:default-cell-style-name="Default"/>
        <table:table-column table:style-name="co161" table:default-cell-style-name="Default"/>
        <table:table-column table:style-name="co1" table:number-columns-repeated="2" table:default-cell-style-name="Default"/>
        <table:table-column table:style-name="co162" table:default-cell-style-name="Default"/>
        <table:table-column table:style-name="co1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" table:number-columns-repeated="3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3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" table:default-cell-style-name="Default"/>
        <table:table-column table:style-name="co1" table:number-columns-repeated="2" table:default-cell-style-name="ce102"/>
        <table:table-column table:style-name="co176" table:default-cell-style-name="Default"/>
        <table:table-column table:style-name="co1" table:number-columns-repeated="5" table:default-cell-style-name="Default"/>
        <table:table-column table:style-name="co1" table:default-cell-style-name="ce102"/>
        <table:table-column table:style-name="co1" table:default-cell-style-name="Default"/>
        <table:table-column table:style-name="co177" table:default-cell-style-name="Default"/>
        <table:table-column table:style-name="co153" table:default-cell-style-name="Default"/>
        <table:table-column table:style-name="co178" table:default-cell-style-name="Default"/>
        <table:table-column table:style-name="co179" table:default-cell-style-name="Default"/>
        <table:table-row table:style-name="ro1"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AMA PEKERJA</text:p>
          </table:table-cell>
          <table:table-cell table:style-name="ce151" office:value-type="string" calcext:value-type="string">
            <text:p>SHIFT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TONGAN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GAJI POKOK</text:p>
          </table:table-cell>
          <table:table-cell table:style-name="ce151" office:value-type="string" calcext:value-type="string">
            <text:p>TUNJANGAN</text:p>
          </table:table-cell>
          <table:table-cell table:style-name="ce151" office:value-type="string" calcext:value-type="string">
            <text:p>TKK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KETERANGAN TAMBAHAN</text:p>
          </table:table-cell>
          <table:table-cell table:style-name="ce151" office:value-type="string" calcext:value-type="string">
            <text:p>TAMBAHAN</text:p>
          </table:table-cell>
          <table:table-cell table:style-name="ce151" office:value-type="string" calcext:value-type="string">
            <text:p>POTONGAN</text:p>
          </table:table-cell>
          <table:table-cell table:number-columns-repeated="5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1">
          <table:table-cell table:style-name="ce255" table:formula="of:=[db.A14]" office:value-type="date" office:date-value="2015-12-11" calcext:value-type="date">
            <text:p>12/11/15</text:p>
          </table:table-cell>
          <table:table-cell table:style-name="ce56" office:value-type="string" calcext:value-type="string">
            <text:p>A</text:p>
          </table:table-cell>
          <table:table-cell table:style-name="ce61"/>
          <table:table-cell table:style-name="ce56"/>
          <table:table-cell table:style-name="ce61"/>
          <table:table-cell table:style-name="ce56"/>
          <table:table-cell table:style-name="ce56" table:formula="of:=IFERROR(IF(NOT(ISBLANK([.$C$2]));VLOOKUP([.$B$2];[dinput2.$B$4:.$E$50];2;0);&quot;&quot;);&quot;&quot;)">
            <text:p/>
          </table:table-cell>
          <table:table-cell table:style-name="ce56" table:formula="of:=IFERROR(IF(NOT(ISBLANK([.$C$2]));VLOOKUP([.$B$2];[dinput2.$B$4:.$E$50];3;0);&quot;&quot;);&quot;&quot;)">
            <text:p/>
          </table:table-cell>
          <table:table-cell table:style-name="ce56" table:formula="of:=IFERROR(IF(NOT(ISBLANK([.$C$2]));VLOOKUP([.$B$2];[dinput2.$B$4:.$E$50];4;0);&quot;&quot;);&quot;&quot;)">
            <text:p/>
          </table:table-cell>
          <table:table-cell table:style-name="ce56" table:formula="of:=IFERROR(f(NOT(ISBLANK([.D2]));[.D2]*VLOOKUP([.$B$2];[dinput2.$B$4:.$F$50];5;0);&quot;&quot;);&quot;&quot;)">
            <text:p/>
          </table:table-cell>
          <table:table-cell table:style-name="ce56" table:formula="of:=IFERROR([.F2]*((0.05*[.$G$2])+(0.03*[.$H$2]));&quot;&quot;)">
            <text:p/>
          </table:table-cell>
          <table:table-cell table:style-name="ce56" table:number-columns-repeated="2"/>
          <table:table-cell table:style-name="ce56" table:formula="of:=IFERROR([.E2]*((0.05*[.$G$2])+(0.03*[.$H$2]));&quot;&quot;)">
            <text:p/>
          </table:table-cell>
          <table:table-cell table:number-columns-repeated="5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REKENING LISTRIK WARNET</text:p>
          </table:table-cell>
          <table:table-cell table:style-name="ce56" office:value-type="string" calcext:value-type="string">
            <text:p>REKENING LISTRIK LAIN LAIN</text:p>
          </table:table-cell>
          <table:table-cell table:style-name="ce56" office:value-type="string" calcext:value-type="string">
            <text:p>REKENING <text:s/>WARNET</text:p>
          </table:table-cell>
          <table:table-cell table:style-name="ce56" office:value-type="string" calcext:value-type="string">
            <text:p>REKENING TELP</text:p>
          </table:table-cell>
          <table:table-cell table:style-name="ce56" office:value-type="string" calcext:value-type="string">
            <text:p>BIAYA SEWA COUNTER</text:p>
          </table:table-cell>
          <table:table-cell table:style-name="ce56" office:value-type="string" calcext:value-type="string">
            <text:p>BIAYA BULANAN </text:p>
          </table:table-cell>
          <table:table-cell table:style-name="ce56" office:value-type="string" calcext:value-type="string">
            <text:p>DLL</text:p>
          </table:table-cell>
          <table:table-cell table:style-name="ce56" office:value-type="string" calcext:value-type="string">
            <text:p>KETERANGAN</text:p>
          </table:table-cell>
          <table:table-cell table:number-columns-repeated="3"/>
          <table:table-cell table:style-name="ce56" office:value-type="string" calcext:value-type="string">
            <text:p>NAMA PEKERJA</text:p>
          </table:table-cell>
          <table:table-cell table:number-columns-repeated="6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HASIL PERHITUNGAN</text:p>
          </table:table-cell>
          <table:table-cell table:style-name="ce56" office:value-type="string" calcext:value-type="string">
            <text:p>HASIL NYATA</text:p>
          </table:table-cell>
          <table:table-cell table:style-name="ce56" office:value-type="string" calcext:value-type="string">
            <text:p>SELISIH</text:p>
          </table:table-cell>
          <table:table-cell table:style-name="ce56" office:value-type="string" calcext:value-type="string">
            <text:p>KETERANGAN</text:p>
          </table:table-cell>
        </table:table-row>
        <table:table-row table:style-name="ro1">
          <table:table-cell table:number-columns-repeated="19"/>
          <table:table-cell table:style-name="ce90" table:formula="of:=[db.A14]" office:value-type="date" office:date-value="2015-12-11" calcext:value-type="date">
            <text:p>12/11/15</text:p>
          </table:table-cell>
          <table:table-cell table:style-name="ce56" table:number-columns-repeated="8"/>
          <table:table-cell table:number-columns-repeated="3"/>
          <table:table-cell table:style-name="ce56" office:value-type="string" calcext:value-type="string">
            <text:p>C</text:p>
          </table:table-cell>
          <table:table-cell table:number-columns-repeated="6"/>
          <table:table-cell table:style-name="ce90" table:formula="of:=[db.A14]" office:value-type="date" office:date-value="2015-12-11" calcext:value-type="date">
            <text:p>12/11/15</text:p>
          </table:table-cell>
          <table:table-cell table:style-name="ce56" table:formula="of:=laporana.J#REF!" office:value-type="string" office:string-value="" calcext:value-type="error">
            <text:p>#NAME?</text:p>
          </table:table-cell>
          <table:table-cell table:style-name="ce61"/>
          <table:table-cell table:style-name="ce56" table:formula="of:=[.AO3]-[.AN3]" office:value-type="string" office:string-value="" calcext:value-type="error">
            <text:p>#NAME?</text:p>
          </table:table-cell>
          <table:table-cell table:style-name="ce56"/>
        </table:table-row>
        <table:table-row table:style-name="ro1">
          <table:table-cell table:style-name="ce67" table:formula="of:=AND([.B4]=1;[.C4]=1)" office:value-type="boolean" office:boolean-value="false" calcext:value-type="boolean">
            <text:p>FALSE</text:p>
          </table:table-cell>
          <table:table-cell table:style-name="ce67" table:formula="of:=NOT(ISBLANK([.B2]))" office:value-type="boolean" office:boolean-value="true" calcext:value-type="boolean">
            <text:p>TRUE</text:p>
          </table:table-cell>
          <table:table-cell table:style-name="ce67" table:formula="of:=NOT(ISBLANK([.C2]))" office:value-type="boolean" office:boolean-value="false" calcext:value-type="boolean">
            <text:p>FALSE</text:p>
          </table:table-cell>
          <table:table-cell table:number-columns-repeated="16"/>
          <table:table-cell table:style-name="ce67" table:formula="of:=IF(OR([.U4]=1;[.V4]=1;[.W4]=1;[.X4]=1;[.Y4]=1;[.Z4]=1;[.AA4]=1;[.AB4]))" office:value-type="boolean" office:boolean-value="false" calcext:value-type="boolean">
            <text:p>FALSE</text:p>
          </table:table-cell>
          <table:table-cell table:style-name="ce67" table:formula="of:=NOT(AND(ISBLANK([.U3])))" office:value-type="boolean" office:boolean-value="false" calcext:value-type="boolean">
            <text:p>FALSE</text:p>
          </table:table-cell>
          <table:table-cell table:style-name="ce67" table:formula="of:=NOT(AND(ISBLANK([.V3])))" office:value-type="boolean" office:boolean-value="false" calcext:value-type="boolean">
            <text:p>FALSE</text:p>
          </table:table-cell>
          <table:table-cell table:style-name="ce67" table:formula="of:=NOT(AND(ISBLANK([.W3])))" office:value-type="boolean" office:boolean-value="false" calcext:value-type="boolean">
            <text:p>FALSE</text:p>
          </table:table-cell>
          <table:table-cell table:style-name="ce67" table:formula="of:=NOT(AND(ISBLANK([.X3])))" office:value-type="boolean" office:boolean-value="false" calcext:value-type="boolean">
            <text:p>FALSE</text:p>
          </table:table-cell>
          <table:table-cell table:style-name="ce67" table:formula="of:=NOT(AND(ISBLANK([.Y3])))" office:value-type="boolean" office:boolean-value="false" calcext:value-type="boolean">
            <text:p>FALSE</text:p>
          </table:table-cell>
          <table:table-cell table:style-name="ce67" table:formula="of:=NOT(AND(ISBLANK([.Z3])))" office:value-type="boolean" office:boolean-value="false" calcext:value-type="boolean">
            <text:p>FALSE</text:p>
          </table:table-cell>
          <table:table-cell table:style-name="ce67" table:formula="of:=NOT(AND(ISBLANK([.AA3])))" office:value-type="boolean" office:boolean-value="false" calcext:value-type="boolean">
            <text:p>FALSE</text:p>
          </table:table-cell>
          <table:table-cell table:style-name="ce67" table:formula="of:=NOT(AND(ISBLANK([.AB3])))" office:value-type="boolean" office:boolean-value="false" calcext:value-type="boolean">
            <text:p>FALSE</text:p>
          </table:table-cell>
          <table:table-cell table:number-columns-repeated="10"/>
          <table:table-cell table:formula="of:=IF(AND([.AN4]=1;[.AO4]=1);1;0)" office:value-type="float" office:value="0" calcext:value-type="float">
            <text:p>0</text:p>
          </table:table-cell>
          <table:table-cell table:style-name="ce67" table:formula="of:=NOT(ISBLANK([.AN3]))" office:value-type="boolean" office:boolean-value="true" calcext:value-type="boolean">
            <text:p>TRUE</text:p>
          </table:table-cell>
          <table:table-cell table:style-name="ce67" table:formula="of:=NOT(ISBLANK([.AO3]))" office:value-type="boolean" office:boolean-value="false" calcext:value-type="boolean">
            <text:p>FALSE</text:p>
          </table:table-cell>
          <table:table-cell table:style-name="ce67" table:number-columns-repeated="2"/>
        </table:table-row>
        <table:table-row table:style-name="ro1" table:number-rows-repeated="7">
          <table:table-cell table:number-columns-repeated="43"/>
        </table:table-row>
        <table:table-row table:style-name="ro1">
          <table:table-cell table:number-columns-repeated="38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HASIL PERHITUNGAN</text:p>
          </table:table-cell>
          <table:table-cell table:style-name="ce56" office:value-type="string" calcext:value-type="string">
            <text:p>HASIL NYATA</text:p>
          </table:table-cell>
          <table:table-cell table:style-name="ce56" office:value-type="string" calcext:value-type="string">
            <text:p>SELISIH</text:p>
          </table:table-cell>
          <table:table-cell table:style-name="ce56" office:value-type="string" calcext:value-type="string">
            <text:p>KETERANGAN</text:p>
          </table:table-cell>
        </table:table-row>
        <table:table-row table:style-name="ro1">
          <table:table-cell table:number-columns-repeated="38"/>
          <table:table-cell table:style-name="ce90" table:formula="of:=[.AM3]" office:value-type="date" office:date-value="2015-12-11" calcext:value-type="date">
            <text:p>12/11/15</text:p>
          </table:table-cell>
          <table:table-cell table:style-name="ce56" table:formula="of:=[.AN3]" office:value-type="string" office:string-value="" calcext:value-type="error">
            <text:p>#NAME?</text:p>
          </table:table-cell>
          <table:table-cell table:style-name="ce56" table:formula="of:=[.AO3]" office:value-type="float" office:value="0" calcext:value-type="float">
            <text:p>0</text:p>
          </table:table-cell>
          <table:table-cell table:style-name="ce56" table:formula="of:=[.AP3]" office:value-type="string" office:string-value="" calcext:value-type="error">
            <text:p>#NAME?</text:p>
          </table:table-cell>
          <table:table-cell table:style-name="ce56" table:formula="of:=[.AQ3]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19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1"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AMA PEKERJA</text:p>
          </table:table-cell>
          <table:table-cell table:style-name="ce151" office:value-type="string" calcext:value-type="string">
            <text:p>SHIFT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TONGAN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GAJI POKOK</text:p>
          </table:table-cell>
          <table:table-cell table:style-name="ce151" office:value-type="string" calcext:value-type="string">
            <text:p>TUNJANGAN</text:p>
          </table:table-cell>
          <table:table-cell table:style-name="ce151" office:value-type="string" calcext:value-type="string">
            <text:p>TKK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KETERANGAN TAMBAHAN</text:p>
          </table:table-cell>
          <table:table-cell table:style-name="ce151" office:value-type="string" calcext:value-type="string">
            <text:p>TAMBAHAN</text:p>
          </table:table-cell>
          <table:table-cell table:style-name="ce151" office:value-type="string" calcext:value-type="string">
            <text:p>POTONGAN</text:p>
          </table:table-cell>
          <table:table-cell table:number-columns-repeated="5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REKENING LISTRIK WARNET</text:p>
          </table:table-cell>
          <table:table-cell table:style-name="ce56" office:value-type="string" calcext:value-type="string">
            <text:p>REKENING LISTRIK LAIN LAIN</text:p>
          </table:table-cell>
          <table:table-cell table:style-name="ce56" office:value-type="string" calcext:value-type="string">
            <text:p>REKENING <text:s/>WARNET</text:p>
          </table:table-cell>
          <table:table-cell table:style-name="ce56" office:value-type="string" calcext:value-type="string">
            <text:p>REKENING TELP</text:p>
          </table:table-cell>
          <table:table-cell table:style-name="ce56" office:value-type="string" calcext:value-type="string">
            <text:p>BIAYA SEWA COUNTER</text:p>
          </table:table-cell>
          <table:table-cell table:style-name="ce56" office:value-type="string" calcext:value-type="string">
            <text:p>BIAYA BULANAN </text:p>
          </table:table-cell>
          <table:table-cell table:style-name="ce56" office:value-type="string" calcext:value-type="string">
            <text:p>DLL</text:p>
          </table:table-cell>
          <table:table-cell table:style-name="ce56" office:value-type="string" calcext:value-type="string">
            <text:p>KETERANGAN</text:p>
          </table:table-cell>
          <table:table-cell table:number-columns-repeated="15"/>
        </table:table-row>
        <table:table-row table:style-name="ro1">
          <table:table-cell table:style-name="ce255" table:formula="of:=[.A2]" office:value-type="date" office:date-value="2015-12-11" calcext:value-type="date">
            <text:p>12/11/15</text:p>
          </table:table-cell>
          <table:table-cell table:style-name="ce56" table:formula="of:=[.B2]" office:value-type="string" office:string-value="A" calcext:value-type="string">
            <text:p>A</text:p>
          </table:table-cell>
          <table:table-cell table:style-name="ce56" table:formula="of:=[.C2]" office:value-type="float" office:value="0" calcext:value-type="float">
            <text:p>0</text:p>
          </table:table-cell>
          <table:table-cell table:style-name="ce56" table:formula="of:=[.D2]" office:value-type="float" office:value="0" calcext:value-type="float">
            <text:p>0</text:p>
          </table:table-cell>
          <table:table-cell table:style-name="ce56" table:formula="of:=[.E2]" office:value-type="float" office:value="0" calcext:value-type="float">
            <text:p>0</text:p>
          </table:table-cell>
          <table:table-cell table:style-name="ce56" table:formula="of:=[.F2]" office:value-type="float" office:value="0" calcext:value-type="float">
            <text:p>0</text:p>
          </table:table-cell>
          <table:table-cell table:style-name="ce56" table:formula="of:=[.G2]">
            <text:p/>
          </table:table-cell>
          <table:table-cell table:style-name="ce56" table:formula="of:=[.H2]">
            <text:p/>
          </table:table-cell>
          <table:table-cell table:style-name="ce56" table:formula="of:=[.I2]">
            <text:p/>
          </table:table-cell>
          <table:table-cell table:style-name="ce56" table:formula="of:=[.J2]">
            <text:p/>
          </table:table-cell>
          <table:table-cell table:style-name="ce56" table:formula="of:=[.K2]">
            <text:p/>
          </table:table-cell>
          <table:table-cell table:style-name="ce56" table:formula="of:=[.L2]" office:value-type="float" office:value="0" calcext:value-type="float">
            <text:p>0</text:p>
          </table:table-cell>
          <table:table-cell table:style-name="ce56" table:formula="of:=[.M2]" office:value-type="float" office:value="0" calcext:value-type="float">
            <text:p>0</text:p>
          </table:table-cell>
          <table:table-cell table:style-name="ce56" table:formula="of:=[.N2]">
            <text:p/>
          </table:table-cell>
          <table:table-cell table:number-columns-repeated="5"/>
          <table:table-cell table:style-name="ce90" table:formula="of:=[.T3]" office:value-type="date" office:date-value="2015-12-11" calcext:value-type="date">
            <text:p>12/11/15</text:p>
          </table:table-cell>
          <table:table-cell table:style-name="ce56" table:formula="of:=[.U3]" office:value-type="float" office:value="0" calcext:value-type="float">
            <text:p>0</text:p>
          </table:table-cell>
          <table:table-cell table:style-name="ce56" table:formula="of:=[.V3]" office:value-type="float" office:value="0" calcext:value-type="float">
            <text:p>0</text:p>
          </table:table-cell>
          <table:table-cell table:style-name="ce56" table:formula="of:=[.W3]" office:value-type="float" office:value="0" calcext:value-type="float">
            <text:p>0</text:p>
          </table:table-cell>
          <table:table-cell table:style-name="ce56" table:formula="of:=[.X3]" office:value-type="float" office:value="0" calcext:value-type="float">
            <text:p>0</text:p>
          </table:table-cell>
          <table:table-cell table:style-name="ce56" table:formula="of:=[.Y3]" office:value-type="float" office:value="0" calcext:value-type="float">
            <text:p>0</text:p>
          </table:table-cell>
          <table:table-cell table:style-name="ce56" table:formula="of:=[.Z3]" office:value-type="float" office:value="0" calcext:value-type="float">
            <text:p>0</text:p>
          </table:table-cell>
          <table:table-cell table:style-name="ce56" table:formula="of:=[.AA3]" office:value-type="float" office:value="0" calcext:value-type="float">
            <text:p>0</text:p>
          </table:table-cell>
          <table:table-cell table:style-name="ce56" table:formula="of:=[.AB3]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4">
          <table:table-cell table:number-columns-repeated="43"/>
        </table:table-row>
        <table:table-row table:style-name="ro1">
          <table:table-cell/>
          <table:table-cell table:style-name="ce93"/>
          <table:table-cell table:number-columns-repeated="41"/>
        </table:table-row>
        <table:table-row table:style-name="ro1">
          <table:table-cell office:value-type="string" calcext:value-type="string">
            <text:p>TANGGAL AWAL</text:p>
          </table:table-cell>
          <table:table-cell table:style-name="ce93" office:value-type="date" office:date-value="2015-10-01" calcext:value-type="date">
            <text:p>01 Oktober 20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NGGAL AKHIR</text:p>
          </table:table-cell>
          <table:table-cell table:style-name="ce93" office:value-type="date" office:date-value="2015-10-08" calcext:value-type="date">
            <text:p>08 Oktober 2015</text:p>
          </table:table-cell>
          <table:table-cell table:number-columns-repeated="41"/>
        </table:table-row>
        <table:table-row table:style-name="ro1">
          <table:table-cell/>
          <table:table-cell table:style-name="ce93"/>
          <table:table-cell table:number-columns-repeated="41"/>
        </table:table-row>
        <table:table-row table:style-name="ro1" table:number-rows-repeated="104855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laporanlr" table:style-name="ta1">
        <table:table-column table:style-name="co1" table:default-cell-style-name="Default"/>
        <table:table-row table:style-name="ro1">
          <table:table-cell/>
        </table:table-row>
      </table:table>
      <table:table table:name="masukp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91" form:id="control291" form:label="REKENING LISTRIK LAIN-LAIN"/>
            <form:formatted-text form:name="Text Box 1" form:control-implementation="ooo:com.sun.star.form.component.FormattedField" xml:id="control292" form:id="control292" form:tab-index="2" form:value="0" form:convert-empty-to-null="true" form:linked-cell="db2.V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3" form:id="control293" form:label="REKENING TELP &amp; INTERNET WARNET"/>
            <form:formatted-text form:name="Text Box 1" form:control-implementation="ooo:com.sun.star.form.component.FormattedField" xml:id="control294" form:id="control294" form:tab-index="3" form:value="0" form:convert-empty-to-null="true" form:linked-cell="db2.W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5" form:id="control295" form:label="REKENING TELP  INTERNET  TELEPON"/>
            <form:formatted-text form:name="Text Box 1" form:control-implementation="ooo:com.sun.star.form.component.FormattedField" xml:id="control296" form:id="control296" form:tab-index="4" form:value="0" form:convert-empty-to-null="true" form:linked-cell="db2.X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7" form:id="control297" form:label="BIAYA SEWA COUNTER"/>
            <form:formatted-text form:name="Text Box 1" form:control-implementation="ooo:com.sun.star.form.component.FormattedField" xml:id="control298" form:id="control298" form:tab-index="5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9" form:id="control299" form:label="BIAYA BULANAN"/>
            <form:formatted-text form:name="Text Box 1" form:control-implementation="ooo:com.sun.star.form.component.FormattedField" xml:id="control300" form:id="control300" form:tab-index="6" form:value="0" form:convert-empty-to-null="true" form:linked-cell="db2.Z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1" form:id="control301" form:label="DLL"/>
            <form:formatted-text form:name="Text Box 1" form:control-implementation="ooo:com.sun.star.form.component.FormattedField" xml:id="control302" form:id="control302" form:tab-index="7" form:value="0" form:convert-empty-to-null="true" form:linked-cell="db2.AA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3" form:id="control303" form:label="REKENING LISTRIK WARNET"/>
            <form:formatted-text form:name="Text Box 1" form:control-implementation="ooo:com.sun.star.form.component.FormattedField" xml:id="control304" form:id="control304" form:tab-index="1" form:value="0" form:convert-empty-to-null="true" form:linked-cell="db2.U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button form:name="Push Button 1" form:control-implementation="ooo:com.sun.star.form.component.CommandButton" xml:id="control305" form:id="control305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4?language=Basic&amp;location=application" xlink:type="simple"/>
              </office:event-listeners>
            </form:button>
            <form:button form:name="Push Button 1" form:control-implementation="ooo:com.sun.star.form.component.CommandButton" xml:id="control306" form:id="control306" form:label="Lihat Data" form:tab-stop="false" form:tab-index="1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pl?language=Basic&amp;location=application" xlink:type="simple"/>
              </office:event-listeners>
            </form:button>
            <form:fixed-text form:name="Label Field 1" form:control-implementation="ooo:com.sun.star.form.component.FixedText" xml:id="control307" form:id="control307" form:label="KETERANGAN"/>
            <form:text form:name="Text Box 1" form:control-implementation="ooo:com.sun.star.form.component.TextField" xml:id="control308" form:id="control308" form:tab-index="8" form:convert-empty-to-null="true" form:linked-cell="db2.A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09" form:id="control30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style-name="gr12" draw:text-style-name="P17" svg:width="57.28mm" svg:height="7.53mm" svg:x="52mm" svg:y="41.02mm" draw:control="control291"/>
          <draw:control draw:z-index="1" draw:style-name="gr20" draw:text-style-name="P14" svg:width="56.45mm" svg:height="8.13mm" svg:x="128.78mm" svg:y="40.42mm" draw:control="control292"/>
          <draw:control draw:z-index="2" draw:style-name="gr12" draw:text-style-name="P17" svg:width="69.56mm" svg:height="7.53mm" svg:x="51mm" svg:y="50.36mm" draw:control="control293"/>
          <draw:control draw:z-index="3" draw:style-name="gr20" draw:text-style-name="P14" svg:width="56.45mm" svg:height="8.13mm" svg:x="128.78mm" svg:y="49.76mm" draw:control="control294"/>
          <draw:control draw:z-index="4" draw:style-name="gr12" draw:text-style-name="P17" svg:width="69.86mm" svg:height="7.53mm" svg:x="51mm" svg:y="59.4mm" draw:control="control295"/>
          <draw:control draw:z-index="5" draw:style-name="gr20" draw:text-style-name="P14" svg:width="56.45mm" svg:height="8.13mm" svg:x="128.78mm" svg:y="58.8mm" draw:control="control296"/>
          <draw:control draw:z-index="6" draw:style-name="gr12" draw:text-style-name="P17" svg:width="35.09mm" svg:height="7.53mm" svg:x="51mm" svg:y="69.03mm" draw:control="control297"/>
          <draw:control draw:z-index="7" draw:style-name="gr20" draw:text-style-name="P14" svg:width="56.45mm" svg:height="8.13mm" svg:x="128.78mm" svg:y="68.43mm" draw:control="control298"/>
          <draw:control draw:z-index="8" draw:style-name="gr12" draw:text-style-name="P17" svg:width="35.09mm" svg:height="7.53mm" svg:x="50.39mm" svg:y="78.06mm" draw:control="control299"/>
          <draw:control draw:z-index="9" draw:style-name="gr20" draw:text-style-name="P14" svg:width="56.45mm" svg:height="8.13mm" svg:x="129.17mm" svg:y="77.46mm" draw:control="control300"/>
          <draw:control draw:z-index="10" draw:style-name="gr12" draw:text-style-name="P17" svg:width="35.09mm" svg:height="7.53mm" svg:x="50.69mm" svg:y="87.39mm" draw:control="control301"/>
          <draw:control draw:z-index="11" draw:style-name="gr20" draw:text-style-name="P14" svg:width="56.45mm" svg:height="8.13mm" svg:x="128.47mm" svg:y="86.79mm" draw:control="control302"/>
          <draw:control draw:z-index="12" draw:style-name="gr12" draw:text-style-name="P17" svg:width="58.58mm" svg:height="7.53mm" svg:x="52.3mm" svg:y="31.7mm" draw:control="control303"/>
          <draw:control draw:z-index="13" draw:style-name="gr20" draw:text-style-name="P14" svg:width="56.45mm" svg:height="8.13mm" svg:x="129.08mm" svg:y="31.1mm" draw:control="control304"/>
          <draw:control draw:z-index="14" draw:text-style-name="P13" svg:width="36.31mm" svg:height="8.73mm" svg:x="65.47mm" svg:y="111.37mm" draw:control="control305"/>
          <draw:control draw:z-index="15" draw:text-style-name="P13" svg:width="36.31mm" svg:height="8.73mm" svg:x="106.5mm" svg:y="111.69mm" draw:control="control306"/>
          <draw:control draw:z-index="16" draw:style-name="gr12" draw:text-style-name="P17" svg:width="35.09mm" svg:height="7.53mm" svg:x="50.87mm" svg:y="96.68mm" draw:control="control307"/>
          <draw:control draw:z-index="17" draw:text-style-name="P14" svg:width="56.45mm" svg:height="8.13mm" svg:x="128.65mm" svg:y="96.08mm" draw:control="control308"/>
          <draw:control draw:z-index="18" draw:text-style-name="P13" svg:width="35.09mm" svg:height="13.85mm" svg:x="219.09mm" svg:y="107.18mm" draw:control="control309"/>
        </table:shapes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67" table:default-cell-style-name="Default"/>
        <table:table-column table:style-name="co1" table:number-columns-repeated="6" table:default-cell-style-name="Default"/>
        <table:table-column table:style-name="co1" table:number-columns-repeated="21" table:default-cell-style-name="ce114"/>
        <table:table-column table:style-name="co1" table:number-columns-repeated="992" table:default-cell-style-name="Default"/>
        <table:table-row table:style-name="ro1" table:number-rows-repeated="3">
          <table:table-cell table:number-columns-repeated="2"/>
          <table:table-cell table:style-name="ce114" table:number-columns-repeated="9"/>
          <table:table-cell table:number-columns-repeated="21"/>
          <table:table-cell table:style-name="ce114" table:number-columns-repeated="992"/>
        </table:table-row>
        <table:table-row table:style-name="ro1">
          <table:table-cell table:number-columns-repeated="2"/>
          <table:table-cell table:style-name="ce257" office:value-type="string" calcext:value-type="string" table:number-columns-spanned="6" table:number-rows-spanned="3">
            <text:p>FORM ITEM BIAYA BULANAN</text:p>
          </table:table-cell>
          <table:covered-table-cell table:number-columns-repeated="5" table:style-name="ce177"/>
          <table:table-cell table:style-name="ce177" table:number-columns-repeated="3"/>
          <table:table-cell table:number-columns-repeated="1013"/>
        </table:table-row>
        <table:table-row table:style-name="ro1">
          <table:table-cell table:number-columns-repeated="2"/>
          <table:covered-table-cell table:number-columns-repeated="6" table:style-name="ce177"/>
          <table:table-cell table:style-name="ce177" table:number-columns-repeated="3"/>
          <table:table-cell table:number-columns-repeated="1013"/>
        </table:table-row>
        <table:table-row table:style-name="ro1">
          <table:table-cell table:number-columns-repeated="2"/>
          <table:covered-table-cell table:number-columns-repeated="6" table:style-name="ce177"/>
          <table:table-cell table:style-name="ce177" table:number-columns-repeated="3"/>
          <table:table-cell table:number-columns-repeated="1013"/>
        </table:table-row>
        <table:table-row table:style-name="ro1" table:number-rows-repeated="18">
          <table:table-cell table:number-columns-repeated="2"/>
          <table:table-cell table:style-name="ce177" table:number-columns-repeated="9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177" table:number-columns-repeated="9"/>
          <table:table-cell table:number-columns-repeated="21"/>
          <table:table-cell table:style-name="ce114" table:number-columns-repeated="992"/>
        </table:table-row>
        <table:table-row table:style-name="ro1" table:number-rows-repeated="36">
          <table:table-cell table:number-columns-repeated="2"/>
          <table:table-cell table:style-name="ce114" table:number-columns-repeated="9"/>
          <table:table-cell table:number-columns-repeated="21"/>
          <table:table-cell table:style-name="ce114" table:number-columns-repeated="99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p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10" form:id="control31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  <form:button form:name="Push Button 2" form:control-implementation="ooo:com.sun.star.form.component.CommandButton" xml:id="control311" form:id="control311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74mm" svg:height="12.34mm" svg:x="0mm" svg:y="0.31mm" draw:control="control310"/>
          <draw:control draw:z-index="1" draw:text-style-name="P13" svg:width="35.09mm" svg:height="13.85mm" svg:x="0mm" svg:y="18.98mm" draw:control="control311"/>
        </table:shapes>
        <table:table-column table:style-name="co1" table:number-columns-repeated="2" table:default-cell-style-name="Default"/>
        <table:table-column table:style-name="co180" table:default-cell-style-name="ce93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81" table:default-cell-style-name="Default"/>
        <table:table-column table:style-name="co182" table:default-cell-style-name="Default"/>
        <table:table-row table:style-name="ro1">
          <table:table-cell table:number-columns-repeated="2"/>
          <table:table-cell table:style-name="ce70" office:value-type="string" calcext:value-type="string">
            <text:p>TANGGAL</text:p>
          </table:table-cell>
          <table:table-cell table:style-name="ce56" office:value-type="string" calcext:value-type="string">
            <text:p>REKENING LISTRIK WARNET</text:p>
          </table:table-cell>
          <table:table-cell table:style-name="ce56" office:value-type="string" calcext:value-type="string">
            <text:p>REKENING LISTRIK LAIN LAIN</text:p>
          </table:table-cell>
          <table:table-cell table:style-name="ce56" office:value-type="string" calcext:value-type="string">
            <text:p>REKENING <text:s/>WARNET</text:p>
          </table:table-cell>
          <table:table-cell table:style-name="ce56" office:value-type="string" calcext:value-type="string">
            <text:p>REKENING TELP</text:p>
          </table:table-cell>
          <table:table-cell table:style-name="ce56" office:value-type="string" calcext:value-type="string">
            <text:p>BIAYA SEWA COUNTER</text:p>
          </table:table-cell>
          <table:table-cell table:style-name="ce56" office:value-type="string" calcext:value-type="string">
            <text:p>BIAYA BULANAN </text:p>
          </table:table-cell>
          <table:table-cell table:style-name="ce56" office:value-type="string" calcext:value-type="string">
            <text:p>DLL</text:p>
          </table:table-cell>
          <table:table-cell table:style-name="ce56" office:value-type="string" calcext:value-type="string">
            <text:p>KETERANGAN</text:p>
          </table:table-cell>
        </table:table-row>
        <table:table-row table:style-name="ro1">
          <table:table-cell table:number-columns-repeated="2"/>
          <table:table-cell table:style-name="ce70" office:value-type="date" office:date-value="2015-10-05" calcext:value-type="date">
            <text:p>05 Oktober 2015</text:p>
          </table:table-cell>
          <table:table-cell table:style-name="ce56" office:value-type="float" office:value="200000" calcext:value-type="float">
            <text:p>200000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6" table:style-name="ce5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0" office:value-type="date" office:date-value="2015-10-05" calcext:value-type="date">
            <text:p>05 Oktober 2015</text:p>
          </table:table-cell>
          <table:table-cell table:style-name="ce56" office:value-type="float" office:value="200000" calcext:value-type="float">
            <text:p>200000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6" table:style-name="ce56"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2"/>
          <table:table-cell table:style-name="ce70"/>
          <table:table-cell table:style-name="ce56" table:number-columns-repeated="8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nput3" table:style-name="ta1">
        <table:table-column table:style-name="co1" table:default-cell-style-name="Default"/>
        <table:table-row table:style-name="ro1">
          <table:table-cell/>
        </table:table-row>
      </table:table>
      <table:table table:name="laporan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12" form:id="control312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ormatted-text form:name="Text Box 1" form:control-implementation="ooo:com.sun.star.form.component.FormattedField" xml:id="control313" form:id="control313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listbox form:name="List Box 1" form:control-implementation="ooo:com.sun.star.form.component.ListBox" xml:id="control314" form:id="control314" form:dropdown="true" form:size="20" form:bound-column="1" form:linked-cell="db2.AF3" form:list-linkage-type="selection" form:source-cell-range="dinput2.B4:dinput2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315" form:id="control315" form:label="NAMA PEKERJA"/>
            <form:fixed-text form:name="Label Field 1" form:control-implementation="ooo:com.sun.star.form.component.FixedText" xml:id="control316" form:id="control316" form:label="TANGGAL"/>
            <form:fixed-text form:name="Label Field 1" form:control-implementation="ooo:com.sun.star.form.component.FixedText" xml:id="control317" form:id="control317" form:label="SD"/>
            <form:button form:name="Push Button 2" form:control-implementation="ooo:com.sun.star.form.component.CommandButton" xml:id="control318" form:id="control318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19" form:id="control31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style-name="gr26" draw:text-style-name="P14" svg:width="50.05mm" svg:height="11.13mm" svg:x="146.66mm" svg:y="23.35mm" draw:control="control312"/>
          <draw:control draw:z-index="1" draw:style-name="gr26" draw:text-style-name="P14" svg:width="50.05mm" svg:height="11.68mm" svg:x="216.63mm" svg:y="23.18mm" draw:control="control313"/>
          <draw:control draw:z-index="2" draw:text-style-name="P17" svg:width="49.74mm" svg:height="9.63mm" svg:x="63.37mm" svg:y="24.39mm" draw:control="control314"/>
          <draw:control draw:z-index="3" draw:style-name="gr12" draw:text-style-name="P17" svg:width="39.67mm" svg:height="9.94mm" svg:x="22.67mm" svg:y="24.18mm" draw:control="control315"/>
          <draw:control draw:z-index="4" draw:style-name="gr12" draw:text-style-name="P17" svg:width="39.67mm" svg:height="9.94mm" svg:x="124.32mm" svg:y="24.08mm" draw:control="control316"/>
          <draw:control draw:z-index="5" draw:style-name="gr12" draw:text-style-name="P17" svg:width="10.67mm" svg:height="9.33mm" svg:x="202.46mm" svg:y="25.25mm" draw:control="control317"/>
          <draw:control draw:z-index="6" draw:text-style-name="P13" svg:width="35.09mm" svg:height="11.94mm" svg:x="231.36mm" svg:y="37.35mm" draw:control="control318"/>
          <draw:control draw:z-index="7" draw:text-style-name="P13" svg:width="24.99mm" svg:height="11.12mm" svg:x="192.91mm" svg:y="37.56mm" draw:control="control319"/>
        </table:shapes>
        <table:table-column table:style-name="co1" table:default-cell-style-name="ce229"/>
        <table:table-column table:style-name="co183" table:default-cell-style-name="ce10"/>
        <table:table-column table:style-name="co181" table:default-cell-style-name="ce10"/>
        <table:table-column table:style-name="co184" table:default-cell-style-name="ce10"/>
        <table:table-column table:style-name="co185" table:default-cell-style-name="ce10"/>
        <table:table-column table:style-name="co1" table:default-cell-style-name="ce10"/>
        <table:table-column table:style-name="co95" table:default-cell-style-name="ce10"/>
        <table:table-column table:style-name="co186" table:default-cell-style-name="ce10"/>
        <table:table-column table:style-name="co1" table:default-cell-style-name="ce10"/>
        <table:table-column table:style-name="co1" table:number-columns-repeated="3" table:default-cell-style-name="ce229"/>
        <table:table-column table:style-name="co1" table:visibility="collapse" table:number-columns-repeated="3" table:default-cell-style-name="ce229"/>
        <table:table-column table:style-name="co1" table:visibility="collapse" table:number-columns-repeated="1009" table:default-cell-style-name="ce10"/>
        <table:table-row table:style-name="ro1" table:number-rows-repeated="2">
          <table:table-cell/>
          <table:table-cell table:style-name="ce229" table:number-columns-repeated="8"/>
          <table:table-cell table:number-columns-repeated="6"/>
          <table:table-cell table:style-name="ce229" table:number-columns-repeated="1009"/>
        </table:table-row>
        <table:table-row table:style-name="ro1" table:number-rows-repeated="2">
          <table:table-cell/>
          <table:table-cell table:style-name="ce229" table:number-columns-repeated="2"/>
          <table:table-cell table:style-name="ce266"/>
          <table:table-cell table:style-name="ce229" table:number-columns-repeated="5"/>
          <table:table-cell table:number-columns-repeated="6"/>
          <table:table-cell table:style-name="ce229" table:number-columns-repeated="1009"/>
        </table:table-row>
        <table:table-row table:style-name="ro1">
          <table:table-cell/>
          <table:table-cell table:style-name="ce229" table:number-columns-repeated="8"/>
          <table:table-cell table:number-columns-repeated="6"/>
          <table:table-cell table:style-name="ce229" table:number-columns-repeated="1009"/>
        </table:table-row>
        <table:table-row table:style-name="ro1" table:number-rows-repeated="3">
          <table:table-cell/>
          <table:table-cell table:style-name="ce260" table:number-columns-repeated="8"/>
          <table:table-cell table:number-columns-repeated="1015"/>
        </table:table-row>
        <table:table-row table:style-name="ro5">
          <table:table-cell table:style-name="ce258"/>
          <table:table-cell table:style-name="ce261" office:value-type="string" calcext:value-type="string">
            <text:p>SHIFT</text:p>
          </table:table-cell>
          <table:table-cell table:style-name="ce261" office:value-type="string" calcext:value-type="string">
            <text:p>LEMBUR</text:p>
          </table:table-cell>
          <table:table-cell table:style-name="ce261" office:value-type="string" calcext:value-type="string">
            <text:p>POTONGAN</text:p>
          </table:table-cell>
          <table:table-cell table:style-name="ce261" office:value-type="string" calcext:value-type="string">
            <text:p>POINT</text:p>
          </table:table-cell>
          <table:table-cell table:style-name="ce267" table:number-columns-repeated="4"/>
          <table:table-cell table:style-name="ce258" table:number-columns-repeated="6"/>
          <table:table-cell table:style-name="ce268" table:number-columns-repeated="1009"/>
        </table:table-row>
        <table:table-row table:style-name="ro5">
          <table:table-cell table:style-name="ce259"/>
          <table:table-cell table:style-name="ce262" table:formula="of:=COUNTIFS([$dataga.$C$1:.$C$13];&quot;&gt;=&quot;&amp;[$db2.$B$23];[$dataga.$C$1:.$C$13];&quot;&lt;=&quot;&amp;[$db2.$B$24];[$dataga.$D$1:.$D$13];[db2.AF3])" office:value-type="float" office:value="1" calcext:value-type="float">
            <text:p>1</text:p>
          </table:table-cell>
          <table:table-cell table:style-name="ce262" table:formula="of:=SUMIFS([$dataga.$F$1:.$F$13];[$dataga.$C$1:.$C$13];&quot;&gt;=&quot;&amp;[$db2.$B$23];[$dataga.$C$1:.$C$13];&quot;&lt;=&quot;&amp;[$db2.$B$24];[$dataga.$D$1:.$D$13];[db2.$AF$3])" office:value-type="float" office:value="2" calcext:value-type="float">
            <text:p>2</text:p>
          </table:table-cell>
          <table:table-cell table:style-name="ce262" table:formula="of:=SUMIFS([$dataga.$G$1:.$G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62" table:formula="of:=SUMIFS([$dataga.$H$1:.$H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63" table:number-columns-repeated="4"/>
          <table:table-cell table:style-name="ce259" table:number-columns-repeated="6"/>
          <table:table-cell table:style-name="ce269" table:number-columns-repeated="1009"/>
        </table:table-row>
        <table:table-row table:style-name="ro1">
          <table:table-cell table:style-name="ce259"/>
          <table:table-cell table:style-name="ce263" table:number-columns-repeated="8"/>
          <table:table-cell table:style-name="ce259" table:number-columns-repeated="6"/>
          <table:table-cell table:style-name="ce269" table:number-columns-repeated="1009"/>
        </table:table-row>
        <table:table-row table:style-name="ro10">
          <table:table-cell table:style-name="ce258"/>
          <table:table-cell table:style-name="ce261" office:value-type="string" calcext:value-type="string">
            <text:p>GAJI POKOK</text:p>
          </table:table-cell>
          <table:table-cell table:style-name="ce261" office:value-type="string" calcext:value-type="string">
            <text:p>TUNJANGAN</text:p>
          </table:table-cell>
          <table:table-cell table:style-name="ce261" office:value-type="string" calcext:value-type="string">
            <text:p>TKK</text:p>
          </table:table-cell>
          <table:table-cell table:style-name="ce261" office:value-type="string" calcext:value-type="string">
            <text:p>LEMBUR</text:p>
          </table:table-cell>
          <table:table-cell table:style-name="ce261" office:value-type="string" calcext:value-type="string">
            <text:p>POINT</text:p>
          </table:table-cell>
          <table:table-cell table:style-name="ce261" office:value-type="string" calcext:value-type="string">
            <text:p>KETERANGAN TAMBAHAN</text:p>
          </table:table-cell>
          <table:table-cell table:style-name="ce261" office:value-type="string" calcext:value-type="string">
            <text:p>TAMBAHAN</text:p>
          </table:table-cell>
          <table:table-cell table:style-name="ce261" office:value-type="string" calcext:value-type="string">
            <text:p>POTONGAN</text:p>
          </table:table-cell>
          <table:table-cell table:style-name="ce258" table:number-columns-repeated="6"/>
          <table:table-cell table:style-name="ce268" table:number-columns-repeated="1009"/>
        </table:table-row>
        <table:table-row table:style-name="ro5">
          <table:table-cell table:style-name="ce259"/>
          <table:table-cell table:style-name="ce262" table:formula="of:=SUMIFS([$dataga.$I$1:.$I$13];[$dataga.$C$1:.$C$13];&quot;&gt;=&quot;&amp;[$db2.$B$23];[$dataga.$C$1:.$C$13];&quot;&lt;=&quot;&amp;[$db2.$B$24];[$dataga.$D$1:.$D$13];[db2.$AF$3])" office:value-type="float" office:value="20000" calcext:value-type="float">
            <text:p>20000</text:p>
          </table:table-cell>
          <table:table-cell table:style-name="ce262" table:formula="of:=SUMIFS([$dataga.$J$1:.$J$13];[$dataga.$C$1:.$C$13];&quot;&gt;=&quot;&amp;[$db2.$B$23];[$dataga.$C$1:.$C$13];&quot;&lt;=&quot;&amp;[$db2.$B$24];[$dataga.$D$1:.$D$13];[db2.$AF$3])" office:value-type="float" office:value="10000" calcext:value-type="float">
            <text:p>10000</text:p>
          </table:table-cell>
          <table:table-cell table:style-name="ce262" table:formula="of:=SUMIFS([$dataga.$K$1:.$K$13];[$dataga.$C$1:.$C$13];&quot;&gt;=&quot;&amp;[$db2.$B$23];[$dataga.$C$1:.$C$13];&quot;&lt;=&quot;&amp;[$db2.$B$24];[$dataga.$D$1:.$D$13];[db2.$AF$3])" office:value-type="float" office:value="5000" calcext:value-type="float">
            <text:p>5000</text:p>
          </table:table-cell>
          <table:table-cell table:style-name="ce262" table:formula="of:=SUMIFS([$dataga.$L$1:.$L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62" table:formula="of:=SUMIFS([$dataga.$M$1:.$M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62"/>
          <table:table-cell table:style-name="ce262" table:formula="of:=SUMIFS([$dataga.$O$1:.$O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62" table:formula="of:=SUMIFS([$dataga.$P$1:.$P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59" table:number-columns-repeated="6"/>
          <table:table-cell table:style-name="ce269" table:number-columns-repeated="1009"/>
        </table:table-row>
        <table:table-row table:style-name="ro1">
          <table:table-cell table:style-name="ce259"/>
          <table:table-cell table:style-name="ce263" table:number-columns-repeated="8"/>
          <table:table-cell table:style-name="ce259" table:number-columns-repeated="6"/>
          <table:table-cell table:style-name="ce269" table:number-columns-repeated="1009"/>
        </table:table-row>
        <table:table-row table:style-name="ro10">
          <table:table-cell table:style-name="ce259"/>
          <table:table-cell table:style-name="ce264" office:value-type="string" calcext:value-type="string">
            <text:p>TOTAL GAJI YANG DITERIMA\</text:p>
          </table:table-cell>
          <table:table-cell table:style-name="ce263" table:number-columns-repeated="7"/>
          <table:table-cell table:style-name="ce259" table:number-columns-repeated="6"/>
          <table:table-cell table:style-name="ce269" table:number-columns-repeated="1009"/>
        </table:table-row>
        <table:table-row table:style-name="ro5">
          <table:table-cell table:style-name="ce259"/>
          <table:table-cell table:style-name="ce262" table:formula="of:=[.B13]+[.C13]+[.D13]+[.E13]+[.F13]+[.H13]-[.I13]" office:value-type="float" office:value="35000" calcext:value-type="float">
            <text:p>35000</text:p>
          </table:table-cell>
          <table:table-cell table:style-name="ce263" table:number-columns-repeated="7"/>
          <table:table-cell table:style-name="ce259" table:number-columns-repeated="6"/>
          <table:table-cell table:style-name="ce269" table:number-columns-repeated="1009"/>
        </table:table-row>
        <table:table-row table:style-name="ro1">
          <table:table-cell table:style-name="ce259"/>
          <table:table-cell table:style-name="ce263" table:number-columns-repeated="8"/>
          <table:table-cell table:style-name="ce259" table:number-columns-repeated="6"/>
          <table:table-cell table:style-name="ce269" table:number-columns-repeated="1009"/>
        </table:table-row>
        <table:table-row table:style-name="ro1" table:number-rows-repeated="6">
          <table:table-cell/>
          <table:table-cell table:style-name="ce265" table:number-columns-repeated="8"/>
          <table:table-cell table:number-columns-repeated="1015"/>
        </table:table-row>
        <table:table-row table:style-name="ro1" table:visibility="collapse" table:number-rows-repeated="3">
          <table:table-cell/>
          <table:table-cell table:style-name="ce265" table:number-columns-repeated="8"/>
          <table:table-cell table:number-columns-repeated="1015"/>
        </table:table-row>
        <table:table-row table:style-name="ro1" table:visibility="collapse" table:number-rows-repeated="11">
          <table:table-cell/>
          <table:table-cell table:style-name="ce229" table:number-columns-repeated="8"/>
          <table:table-cell table:number-columns-repeated="6"/>
          <table:table-cell table:style-name="ce229" table:number-columns-repeated="1009"/>
        </table:table-row>
        <table:table-row table:style-name="ro1" table:visibility="collapse" table:number-rows-repeated="104853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 Biaya-Biay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20" form:id="control32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formatted-text form:name="Text Box 1" form:control-implementation="ooo:com.sun.star.form.component.FormattedField" xml:id="control321" form:id="control321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ixed-text form:name="Label Field 1" form:control-implementation="ooo:com.sun.star.form.component.FixedText" xml:id="control322" form:id="control322" form:label="TANGGAL"/>
            <form:fixed-text form:name="Label Field 1" form:control-implementation="ooo:com.sun.star.form.component.FixedText" xml:id="control323" form:id="control323" form:label="SD"/>
            <form:button form:name="Push Button 2" form:control-implementation="ooo:com.sun.star.form.component.CommandButton" xml:id="control324" form:id="control324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25" form:id="control3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</form:form>
        </office:forms>
        <table:shapes>
          <draw:control draw:z-index="0" draw:style-name="gr26" draw:text-style-name="P14" svg:width="50.05mm" svg:height="11.42mm" svg:x="174.05mm" svg:y="23.49mm" draw:control="control320"/>
          <draw:control draw:z-index="1" draw:style-name="gr26" draw:text-style-name="P14" svg:width="50.05mm" svg:height="11.73mm" svg:x="107.38mm" svg:y="23.78mm" draw:control="control321"/>
          <draw:control draw:z-index="2" draw:style-name="gr12" draw:text-style-name="P17" svg:width="39.67mm" svg:height="9.94mm" svg:x="88.57mm" svg:y="23.99mm" draw:control="control322"/>
          <draw:control draw:z-index="3" draw:style-name="gr12" draw:text-style-name="P17" svg:width="10.67mm" svg:height="9.33mm" svg:x="166.71mm" svg:y="25.16mm" draw:control="control323"/>
          <draw:control draw:z-index="4" draw:text-style-name="P13" svg:width="35.09mm" svg:height="13.85mm" svg:x="45.44mm" svg:y="24.08mm" draw:control="control324"/>
          <draw:control draw:z-index="5" draw:text-style-name="P13" svg:width="29.58mm" svg:height="12.34mm" svg:x="226.54mm" svg:y="24.68mm" draw:control="control325"/>
        </table:shapes>
        <table:table-column table:style-name="co1" table:number-columns-repeated="2" table:default-cell-style-name="ce63"/>
        <table:table-column table:style-name="co143" table:number-columns-repeated="7" table:default-cell-style-name="Default"/>
        <table:table-column table:style-name="co1" table:number-columns-repeated="3" table:default-cell-style-name="ce63"/>
        <table:table-column table:style-name="co1" table:visibility="collapse" table:number-columns-repeated="2" table:default-cell-style-name="ce63"/>
        <table:table-column table:style-name="co1" table:visibility="collapse" table:number-columns-repeated="1010" table:default-cell-style-name="Default"/>
        <table:table-row table:style-name="ro1" table:number-rows-repeated="5">
          <table:table-cell table:number-columns-repeated="2"/>
          <table:table-cell table:style-name="ce63" table:number-columns-repeated="7"/>
          <table:table-cell table:number-columns-repeated="5"/>
          <table:table-cell table:style-name="ce63" table:number-columns-repeated="1010"/>
        </table:table-row>
        <table:table-row table:style-name="ro1" table:number-rows-repeated="4">
          <table:table-cell table:number-columns-repeated="2"/>
          <table:table-cell table:style-name="ce270" table:number-columns-repeated="7"/>
          <table:table-cell table:number-columns-repeated="1015"/>
        </table:table-row>
        <table:table-row table:style-name="ro14">
          <table:table-cell table:style-name="ce258" table:number-columns-repeated="2"/>
          <table:table-cell table:style-name="ce271" office:value-type="string" calcext:value-type="string">
            <text:p>REKENING LISTRIK WARNET</text:p>
          </table:table-cell>
          <table:table-cell table:style-name="ce271" office:value-type="string" calcext:value-type="string">
            <text:p>REKENING LISTRIK LAIN LAIN</text:p>
          </table:table-cell>
          <table:table-cell table:style-name="ce271" office:value-type="string" calcext:value-type="string">
            <text:p>REKENING <text:s/>WARNET</text:p>
          </table:table-cell>
          <table:table-cell table:style-name="ce271" office:value-type="string" calcext:value-type="string">
            <text:p>REKENING TELP</text:p>
          </table:table-cell>
          <table:table-cell table:style-name="ce271" office:value-type="string" calcext:value-type="string">
            <text:p>BIAYA SEWA COUNTER</text:p>
          </table:table-cell>
          <table:table-cell table:style-name="ce271" office:value-type="string" calcext:value-type="string">
            <text:p>BIAYA BULANAN </text:p>
          </table:table-cell>
          <table:table-cell table:style-name="ce271" office:value-type="string" calcext:value-type="string">
            <text:p>DLL</text:p>
          </table:table-cell>
          <table:table-cell table:style-name="ce258" table:number-columns-repeated="5"/>
          <table:table-cell table:style-name="ce268" table:number-columns-repeated="1009"/>
          <table:table-cell/>
        </table:table-row>
        <table:table-row table:style-name="ro1">
          <table:table-cell table:number-columns-repeated="2"/>
          <table:table-cell table:style-name="ce272" table:formula="of:=SUMIFS([$datapl.$D$1:.$D$10];[$datapl.$C$1:.$C$10];&quot;&gt;=&quot;&amp;[$db2.$B$23];[$datapl.$C$1:.$C$10];&quot;&lt;=&quot;&amp;[$db2.$B$24])" office:value-type="float" office:value="400000" calcext:value-type="float">
            <text:p>400000</text:p>
          </table:table-cell>
          <table:table-cell table:style-name="ce272" table:formula="of:=SUMIFS([$datapl.E1:.E10];[$datapl.$C$1:.$C$10];&quot;&gt;=&quot;&amp;[$db2.$B$23];[$datapl.$C$1:.$C$10];&quot;&lt;=&quot;&amp;[$db2.$B$24])" office:value-type="float" office:value="20000" calcext:value-type="float">
            <text:p>20000</text:p>
          </table:table-cell>
          <table:table-cell table:style-name="ce272" table:formula="of:=SUMIFS([$datapl.F1:.F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G1:.G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H1:.H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I1:.I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J1:.J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7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273" office:value-type="string" calcext:value-type="string">
            <text:p>TOTAL</text:p>
          </table:table-cell>
          <table:table-cell table:style-name="ce167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72" table:formula="of:=SUM([.C11:.I11])" office:value-type="float" office:value="420000" calcext:value-type="float">
            <text:p>420000</text:p>
          </table:table-cell>
          <table:table-cell table:style-name="ce167" table:number-columns-repeated="6"/>
          <table:table-cell table:number-columns-repeated="1015"/>
        </table:table-row>
        <table:table-row table:style-name="ro1" table:number-rows-repeated="12">
          <table:table-cell table:number-columns-repeated="2"/>
          <table:table-cell table:style-name="ce167" table:number-columns-repeated="7"/>
          <table:table-cell table:number-columns-repeated="1015"/>
        </table:table-row>
        <table:table-row table:style-name="ro1" table:number-rows-repeated="6">
          <table:table-cell table:number-columns-repeated="2"/>
          <table:table-cell table:style-name="ce63" table:number-columns-repeated="7"/>
          <table:table-cell table:number-columns-repeated="1015"/>
        </table:table-row>
        <table:table-row table:style-name="ro1" table:visibility="collapse" table:number-rows-repeated="6">
          <table:table-cell table:number-columns-repeated="2"/>
          <table:table-cell table:style-name="ce63" table:number-columns-repeated="7"/>
          <table:table-cell table:number-columns-repeated="1015"/>
        </table:table-row>
        <table:table-row table:style-name="ro1" table:visibility="collapse" table:number-rows-repeated="104853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1" table:target-range-address="dinput.C1:dinput.I50">
          <table:sort>
            <table:sort-by table:field-number="2" table:data-type="automatic"/>
          </table:sort>
        </table:database-range>
        <table:database-range table:name="__Anonymous_Sheet_DB__6" table:target-range-address="datan.C1:datan.S14" table:orientation="column"/>
        <table:database-range table:name="__Anonymous_Sheet_DB__23" table:target-range-address="aturdatavn.C4:aturdatavn.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0104" number:language="id" number:country="ID">
      <number:number number:decimal-places="0" loext:min-decimal-places="0" number:min-integer-digits="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fo:page-width="70.01mm" fo:page-height="219.99mm" fo:margin-top="6.79mm" fo:margin-bottom="10mm" fo:margin-left="6.24mm" fo:margin-right="3.92mm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2:48:45.573815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31:41.206117655</meta:creation-date>
    <meta:editing-duration>P2DT5H46M39S</meta:editing-duration>
    <meta:editing-cycles>488</meta:editing-cycles>
    <meta:generator>LibreOffice/5.0.3.2$Linux_x86 LibreOffice_project/00m0$Build-2</meta:generator>
    <dc:date>2015-12-11T12:49:59.226869799</dc:date>
    <meta:print-date>2015-09-13T16:57:10.344038051</meta:print-date>
    <meta:document-statistic meta:table-count="43" meta:cell-count="2315" meta:object-count="313"/>
  </office:meta>
</office:document-meta>
</file>

<file path=Basic/Koding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/Module6.xml><?xml version="1.0" encoding="utf-8"?>
<!DOCTYPE module  PUBLIC '-//OpenOffice.org//DTD OfficeDocument 1.0//EN'  'module.dtd'>
<script:module xmlns:script="http://openoffice.org/2000/script" script:name="Module6" script:language="StarBasic">
</script:module>
</file>

<file path=Basic/Koding/script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Module1"/>
  <library:element library:name="Module6"/>
</library:library>
</file>

<file path=Basic/Koding2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2/script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

<file path=Dialogs/Koding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150" dlg:top="125" dlg:width="161" dlg:height="91" dlg:closeable="true" dlg:moveable="true" dlg:title="IDAMAN SIMPANG TIGA">
  <dlg:styles>
    <dlg:style dlg:style-id="0" dlg:background-color="0xccff"/>
  </dlg:styles>
  <dlg:bulletinboard>
    <dlg:button dlg:id="CommandButton1" dlg:tab-index="0" dlg:left="106" dlg:top="58" dlg:width="50" dlg:height="30" dlg:value="Keluar Dialog" dlg:button-type="cancel" dlg:multiline="true">
      <script:event script:event-name="on-performaction" script:macro-name="vnd.sun.star.script:Standard.Module6.closex?language=Basic&amp;location=document" script:language="Script"/>
    </dlg:button>
    <dlg:button dlg:id="CommandButton2" dlg:tab-index="1" dlg:left="55" dlg:top="58" dlg:width="50" dlg:height="30" dlg:value="Kembali">
      <script:event script:event-name="on-performaction" script:macro-name="vnd.sun.star.script:jkt1.Module1.tampilanu?language=Basic&amp;location=application" script:language="Script"/>
    </dlg:button>
    <dlg:button dlg:id="CommandButton3" dlg:tab-index="2" dlg:left="11" dlg:top="9" dlg:width="50" dlg:height="30" dlg:value="Kantin" dlg:multiline="true">
      <script:event script:event-name="on-performaction" script:macro-name="vnd.sun.star.script:jkt1.Module1.masukbd?language=Basic&amp;location=application" script:language="Script"/>
    </dlg:button>
    <dlg:button dlg:id="CommandButton9" dlg:tab-index="3" dlg:left="104" dlg:top="9" dlg:width="50" dlg:height="30" dlg:value="Kas Masuk Keluar" dlg:multiline="true">
      <script:event script:event-name="on-performaction" script:macro-name="vnd.sun.star.script:jkt1.Module1.masukkmk?language=Basic&amp;location=application" script:language="Script"/>
    </dlg:button>
  </dlg:bulletinboard>
</dlg:window>
</file>

<file path=Dialogs/Koding/dialog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Dialog1"/>
</library:library>
</file>

<file path=Dialogs/Koding2/Dialog2.xml><?xml version="1.0" encoding="utf-8"?>
<!DOCTYPE window  PUBLIC '-//OpenOffice.org//DTD OfficeDocument 1.0//EN'  'dialog.dtd'>
<dlg:window xmlns:dlg="http://openoffice.org/2000/dialog" xmlns:script="http://openoffice.org/2000/script" dlg:style-id="1" dlg:id="Dialog2" dlg:left="200" dlg:top="150" dlg:width="120" dlg:height="123" dlg:closeable="true" dlg:moveable="true">
  <dlg:styles>
    <dlg:style dlg:style-id="0" dlg:background-color="0x9999ff"/>
    <dlg:style dlg:style-id="1" dlg:background-color="0xff6600"/>
  </dlg:styles>
  <dlg:bulletinboard>
    <dlg:button dlg:style-id="0" dlg:id="CommandButton1" dlg:tab-index="0" dlg:left="8" dlg:top="8" dlg:width="50" dlg:height="30" dlg:value="Pengaturan" dlg:multiline="true">
      <script:event script:event-name="on-performaction" script:macro-name="vnd.sun.star.script:jkt1.Module1.dinput?language=Basic&amp;location=application" script:language="Script"/>
    </dlg:button>
    <dlg:button dlg:id="CommandButton2" dlg:tab-index="1" dlg:left="63" dlg:top="42" dlg:width="50" dlg:height="30" dlg:value="Laporan Owner">
      <script:event script:event-name="on-performaction" script:macro-name="vnd.sun.star.script:jkt1.Module1.datalaporanu?language=Basic&amp;location=application" script:language="Script"/>
    </dlg:button>
    <dlg:button dlg:id="CommandButton3" dlg:tab-index="2" dlg:left="62" dlg:top="8" dlg:width="50" dlg:height="30" dlg:value="Laporan">
      <script:event script:event-name="on-performaction" script:macro-name="vnd.sun.star.script:jkt1.Module1.datalaporana?language=Basic&amp;location=application" script:language="Script"/>
    </dlg:button>
    <dlg:button dlg:id="CommandButton4" dlg:tab-index="3" dlg:left="66" dlg:top="92" dlg:width="48" dlg:height="26" dlg:value="Keluar" dlg:button-type="cancel" dlg:multiline="true">
      <script:event script:event-name="on-performaction" script:macro-name="vnd.sun.star.script:Koding.Module6.closex2?language=Basic&amp;location=application" script:language="Script"/>
    </dlg:button>
    <dlg:button dlg:id="CommandButton5" dlg:tab-index="4" dlg:left="67" dlg:top="36" dlg:width="0" dlg:height="2" dlg:value="CommandButton5"/>
    <dlg:button dlg:id="CommandButton6" dlg:tab-index="5" dlg:left="8" dlg:top="92" dlg:width="48" dlg:height="26" dlg:value="Kembali">
      <script:event script:event-name="on-performaction" script:macro-name="vnd.sun.star.script:jkt1.Module1.tampilanu?language=Basic&amp;location=application" script:language="Script"/>
    </dlg:button>
    <dlg:button dlg:style-id="0" dlg:id="CommandButton7" dlg:tab-index="6" dlg:left="8" dlg:top="42" dlg:width="50" dlg:height="30" dlg:value="Pengaturan Admin" dlg:multiline="true">
      <script:event script:event-name="on-performaction" script:macro-name="vnd.sun.star.script:jkt1.Module1.aturdataad?language=Basic&amp;location=application" script:language="Script"/>
    </dlg:button>
  </dlg:bulletinboard>
</dlg:window>
</file>

<file path=Dialogs/Koding2/dialog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Dialog2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